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5.31pt"/>
    </style:style>
    <style:style style:name="co2" style:family="table-column">
      <style:table-column-properties fo:break-before="auto" style:column-width="87.9pt"/>
    </style:style>
    <style:style style:name="co3" style:family="table-column">
      <style:table-column-properties fo:break-before="auto" style:column-width="94.2pt"/>
    </style:style>
    <style:style style:name="co4" style:family="table-column">
      <style:table-column-properties fo:break-before="auto" style:column-width="84.8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80.05pt"/>
    </style:style>
    <style:style style:name="co7" style:family="table-column">
      <style:table-column-properties fo:break-before="auto" style:column-width="86.34pt"/>
    </style:style>
    <style:style style:name="co8" style:family="table-column">
      <style:table-column-properties fo:break-before="auto" style:column-width="58.14pt"/>
    </style:style>
    <style:style style:name="co9" style:family="table-column">
      <style:table-column-properties fo:break-before="auto" style:column-width="99.64pt"/>
    </style:style>
    <style:style style:name="co10" style:family="table-column">
      <style:table-column-properties fo:break-before="auto" style:column-width="61.26pt"/>
    </style:style>
    <style:style style:name="co11" style:family="table-column">
      <style:table-column-properties fo:break-before="auto" style:column-width="94.96pt"/>
    </style:style>
    <style:style style:name="co12" style:family="table-column">
      <style:table-column-properties fo:break-before="auto" style:column-width="83.99pt"/>
    </style:style>
    <style:style style:name="co13" style:family="table-column">
      <style:table-column-properties fo:break-before="auto" style:column-width="101.25pt"/>
    </style:style>
    <style:style style:name="co14" style:family="table-column">
      <style:table-column-properties fo:break-before="auto" style:column-width="152.16pt"/>
    </style:style>
    <style:style style:name="co15" style:family="table-column">
      <style:table-column-properties fo:break-before="auto" style:column-width="144.34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100.29pt"/>
    </style:style>
    <style:style style:name="co18" style:family="table-column">
      <style:table-column-properties fo:break-before="auto" style:column-width="81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_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</text:p>
          </table:table-cell>
          <table:table-cell office:value-type="string" calcext:value-type="string">
            <text:p>memusage_edge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</table:table-row>
        <table:table-row table:style-name="ro1">
          <table:table-cell office:value-type="string" calcext:value-type="string">
            <text:p>Sun Apr 23 22:21:00 CEST 2017</text:p>
          </table:table-cell>
          <table:table-cell office:value-type="float" office:value="629" calcext:value-type="float">
            <text:p>629</text:p>
          </table:table-cell>
          <table:table-cell office:value-type="float" office:value="1075429376" calcext:value-type="float">
            <text:p>1075429376</text:p>
          </table:table-cell>
          <table:table-cell office:value-type="float" office:value="48" calcext:value-type="float">
            <text:p>48</text:p>
          </table:table-cell>
          <table:table-cell office:value-type="float" office:value="28352512" calcext:value-type="float">
            <text:p>28352512</text:p>
          </table:table-cell>
          <table:table-cell office:value-type="float" office:value="225" calcext:value-type="float">
            <text:p>225</text:p>
          </table:table-cell>
          <table:table-cell office:value-type="float" office:value="1058144256" calcext:value-type="float">
            <text:p>1058144256</text:p>
          </table:table-cell>
          <table:table-cell office:value-type="float" office:value="0" calcext:value-type="float">
            <text:p>0</text:p>
          </table:table-cell>
          <table:table-cell office:value-type="float" office:value="0.305750012397766" calcext:value-type="float">
            <text:p>0.305750012397766</text:p>
          </table:table-cell>
          <table:table-cell office:value-type="float" office:value="0.158999994397163" calcext:value-type="float">
            <text:p>0.158999994397163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943939328193665" calcext:value-type="float">
            <text:p>0.943939328193665</text:p>
          </table:table-cell>
          <table:table-cell office:value-type="float" office:value="600" calcext:value-type="float">
            <text:p>600</text:p>
          </table:table-cell>
          <table:table-cell office:value-type="float" office:value="24070" calcext:value-type="float">
            <text:p>24070</text:p>
          </table:table-cell>
          <table:table-cell office:value-type="float" office:value="130" calcext:value-type="float">
            <text:p>130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23990" calcext:value-type="float">
            <text:p>23990</text:p>
          </table:table-cell>
          <table:table-cell office:value-type="float" office:value="98" calcext:value-type="float">
            <text:p>98</text:p>
          </table:table-cell>
          <table:table-cell office:value-type="float" office:value="634" calcext:value-type="float">
            <text:p>634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20:00 CEST 2017</text:p>
          </table:table-cell>
          <table:table-cell office:value-type="float" office:value="609" calcext:value-type="float">
            <text:p>609</text:p>
          </table:table-cell>
          <table:table-cell office:value-type="float" office:value="1018478592" calcext:value-type="float">
            <text:p>1018478592</text:p>
          </table:table-cell>
          <table:table-cell office:value-type="float" office:value="49" calcext:value-type="float">
            <text:p>49</text:p>
          </table:table-cell>
          <table:table-cell office:value-type="float" office:value="29298688" calcext:value-type="float">
            <text:p>29298688</text:p>
          </table:table-cell>
          <table:table-cell office:value-type="float" office:value="226" calcext:value-type="float">
            <text:p>226</text:p>
          </table:table-cell>
          <table:table-cell office:value-type="float" office:value="1054257152" calcext:value-type="float">
            <text:p>1054257152</text:p>
          </table:table-cell>
          <table:table-cell office:value-type="float" office:value="0" calcext:value-type="float">
            <text:p>0</text:p>
          </table:table-cell>
          <table:table-cell office:value-type="float" office:value="0.304749995470047" calcext:value-type="float">
            <text:p>0.304749995470047</text:p>
          </table:table-cell>
          <table:table-cell office:value-type="float" office:value="0.15174999833107" calcext:value-type="float">
            <text:p>0.15174999833107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943787634372711" calcext:value-type="float">
            <text:p>0.943787634372711</text:p>
          </table:table-cell>
          <table:table-cell office:value-type="float" office:value="600" calcext:value-type="float">
            <text:p>600</text:p>
          </table:table-cell>
          <table:table-cell office:value-type="float" office:value="23067" calcext:value-type="float">
            <text:p>23067</text:p>
          </table:table-cell>
          <table:table-cell office:value-type="float" office:value="124" calcext:value-type="float">
            <text:p>124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22987" calcext:value-type="float">
            <text:p>22987</text:p>
          </table:table-cell>
          <table:table-cell office:value-type="float" office:value="93" calcext:value-type="float">
            <text:p>93</text:p>
          </table:table-cell>
          <table:table-cell office:value-type="float" office:value="522" calcext:value-type="float">
            <text:p>52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9:00 CEST 2017</text:p>
          </table:table-cell>
          <table:table-cell office:value-type="float" office:value="628" calcext:value-type="float">
            <text:p>628</text:p>
          </table:table-cell>
          <table:table-cell office:value-type="float" office:value="929382400" calcext:value-type="float">
            <text:p>929382400</text:p>
          </table:table-cell>
          <table:table-cell office:value-type="float" office:value="50" calcext:value-type="float">
            <text:p>50</text:p>
          </table:table-cell>
          <table:table-cell office:value-type="float" office:value="27602944" calcext:value-type="float">
            <text:p>27602944</text:p>
          </table:table-cell>
          <table:table-cell office:value-type="float" office:value="229" calcext:value-type="float">
            <text:p>229</text:p>
          </table:table-cell>
          <table:table-cell office:value-type="float" office:value="1032343552" calcext:value-type="float">
            <text:p>1032343552</text:p>
          </table:table-cell>
          <table:table-cell office:value-type="float" office:value="0" calcext:value-type="float">
            <text:p>0</text:p>
          </table:table-cell>
          <table:table-cell office:value-type="float" office:value="0.313749998807907" calcext:value-type="float">
            <text:p>0.313749998807907</text:p>
          </table:table-cell>
          <table:table-cell office:value-type="float" office:value="0.159250006079674" calcext:value-type="float">
            <text:p>0.159250006079674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943261206150055" calcext:value-type="float">
            <text:p>0.943261206150055</text:p>
          </table:table-cell>
          <table:table-cell office:value-type="float" office:value="600" calcext:value-type="float">
            <text:p>600</text:p>
          </table:table-cell>
          <table:table-cell office:value-type="float" office:value="22065" calcext:value-type="float">
            <text:p>22065</text:p>
          </table:table-cell>
          <table:table-cell office:value-type="float" office:value="122" calcext:value-type="float">
            <text:p>122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21999" calcext:value-type="float">
            <text:p>21999</text:p>
          </table:table-cell>
          <table:table-cell office:value-type="float" office:value="87" calcext:value-type="float">
            <text:p>87</text:p>
          </table:table-cell>
          <table:table-cell office:value-type="float" office:value="417" calcext:value-type="float">
            <text:p>41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8:00 CEST 2017</text:p>
          </table:table-cell>
          <table:table-cell office:value-type="float" office:value="640" calcext:value-type="float">
            <text:p>640</text:p>
          </table:table-cell>
          <table:table-cell office:value-type="float" office:value="863301632" calcext:value-type="float">
            <text:p>863301632</text:p>
          </table:table-cell>
          <table:table-cell office:value-type="float" office:value="50" calcext:value-type="float">
            <text:p>50</text:p>
          </table:table-cell>
          <table:table-cell office:value-type="float" office:value="27521024" calcext:value-type="float">
            <text:p>27521024</text:p>
          </table:table-cell>
          <table:table-cell office:value-type="float" office:value="227" calcext:value-type="float">
            <text:p>227</text:p>
          </table:table-cell>
          <table:table-cell office:value-type="float" office:value="1021632512" calcext:value-type="float">
            <text:p>1021632512</text:p>
          </table:table-cell>
          <table:table-cell office:value-type="float" office:value="0" calcext:value-type="float">
            <text:p>0</text:p>
          </table:table-cell>
          <table:table-cell office:value-type="float" office:value="0.316000014543533" calcext:value-type="float">
            <text:p>0.316000014543533</text:p>
          </table:table-cell>
          <table:table-cell office:value-type="float" office:value="0.155499994754791" calcext:value-type="float">
            <text:p>0.155499994754791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942738175392151" calcext:value-type="float">
            <text:p>0.942738175392151</text:p>
          </table:table-cell>
          <table:table-cell office:value-type="float" office:value="500" calcext:value-type="float">
            <text:p>500</text:p>
          </table:table-cell>
          <table:table-cell office:value-type="float" office:value="21051" calcext:value-type="float">
            <text:p>21051</text:p>
          </table:table-cell>
          <table:table-cell office:value-type="float" office:value="119" calcext:value-type="float">
            <text:p>119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20986" calcext:value-type="float">
            <text:p>20986</text:p>
          </table:table-cell>
          <table:table-cell office:value-type="float" office:value="86" calcext:value-type="float">
            <text:p>86</text:p>
          </table:table-cell>
          <table:table-cell office:value-type="float" office:value="371" calcext:value-type="float">
            <text:p>37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7:00 CEST 2017</text:p>
          </table:table-cell>
          <table:table-cell office:value-type="float" office:value="641" calcext:value-type="float">
            <text:p>641</text:p>
          </table:table-cell>
          <table:table-cell office:value-type="float" office:value="759918592" calcext:value-type="float">
            <text:p>759918592</text:p>
          </table:table-cell>
          <table:table-cell office:value-type="float" office:value="50" calcext:value-type="float">
            <text:p>50</text:p>
          </table:table-cell>
          <table:table-cell office:value-type="float" office:value="28561408" calcext:value-type="float">
            <text:p>28561408</text:p>
          </table:table-cell>
          <table:table-cell office:value-type="float" office:value="232" calcext:value-type="float">
            <text:p>232</text:p>
          </table:table-cell>
          <table:table-cell office:value-type="float" office:value="1005232128" calcext:value-type="float">
            <text:p>1005232128</text:p>
          </table:table-cell>
          <table:table-cell office:value-type="float" office:value="0" calcext:value-type="float">
            <text:p>0</text:p>
          </table:table-cell>
          <table:table-cell office:value-type="float" office:value="0.306250005960464" calcext:value-type="float">
            <text:p>0.306250005960464</text:p>
          </table:table-cell>
          <table:table-cell office:value-type="float" office:value="0.153249993920326" calcext:value-type="float">
            <text:p>0.153249993920326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942405939102173" calcext:value-type="float">
            <text:p>0.942405939102173</text:p>
          </table:table-cell>
          <table:table-cell office:value-type="float" office:value="500" calcext:value-type="float">
            <text:p>500</text:p>
          </table:table-cell>
          <table:table-cell office:value-type="float" office:value="20046" calcext:value-type="float">
            <text:p>20046</text:p>
          </table:table-cell>
          <table:table-cell office:value-type="float" office:value="112" calcext:value-type="float">
            <text:p>112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0007" calcext:value-type="float">
            <text:p>20007</text:p>
          </table:table-cell>
          <table:table-cell office:value-type="float" office:value="82" calcext:value-type="float">
            <text:p>82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6:00 CEST 2017</text:p>
          </table:table-cell>
          <table:table-cell office:value-type="float" office:value="641" calcext:value-type="float">
            <text:p>641</text:p>
          </table:table-cell>
          <table:table-cell office:value-type="float" office:value="706326528" calcext:value-type="float">
            <text:p>706326528</text:p>
          </table:table-cell>
          <table:table-cell office:value-type="float" office:value="47" calcext:value-type="float">
            <text:p>47</text:p>
          </table:table-cell>
          <table:table-cell office:value-type="float" office:value="27496448" calcext:value-type="float">
            <text:p>27496448</text:p>
          </table:table-cell>
          <table:table-cell office:value-type="float" office:value="222" calcext:value-type="float">
            <text:p>222</text:p>
          </table:table-cell>
          <table:table-cell office:value-type="float" office:value="986804224" calcext:value-type="float">
            <text:p>986804224</text:p>
          </table:table-cell>
          <table:table-cell office:value-type="float" office:value="0" calcext:value-type="float">
            <text:p>0</text:p>
          </table:table-cell>
          <table:table-cell office:value-type="float" office:value="0.310750007629395" calcext:value-type="float">
            <text:p>0.310750007629395</text:p>
          </table:table-cell>
          <table:table-cell office:value-type="float" office:value="0.158500000834465" calcext:value-type="float">
            <text:p>0.158500000834465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94303172826767" calcext:value-type="float">
            <text:p>0.94303172826767</text:p>
          </table:table-cell>
          <table:table-cell office:value-type="float" office:value="500" calcext:value-type="float">
            <text:p>500</text:p>
          </table:table-cell>
          <table:table-cell office:value-type="float" office:value="19042" calcext:value-type="float">
            <text:p>19042</text:p>
          </table:table-cell>
          <table:table-cell office:value-type="float" office:value="112" calcext:value-type="float">
            <text:p>112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9005" calcext:value-type="float">
            <text:p>19005</text:p>
          </table:table-cell>
          <table:table-cell office:value-type="float" office:value="78" calcext:value-type="float">
            <text:p>78</text:p>
          </table:table-cell>
          <table:table-cell office:value-type="float" office:value="203" calcext:value-type="float">
            <text:p>20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5:00 CEST 2017</text:p>
          </table:table-cell>
          <table:table-cell office:value-type="float" office:value="623" calcext:value-type="float">
            <text:p>623</text:p>
          </table:table-cell>
          <table:table-cell office:value-type="float" office:value="703029248" calcext:value-type="float">
            <text:p>703029248</text:p>
          </table:table-cell>
          <table:table-cell office:value-type="float" office:value="49" calcext:value-type="float">
            <text:p>49</text:p>
          </table:table-cell>
          <table:table-cell office:value-type="float" office:value="27488256" calcext:value-type="float">
            <text:p>27488256</text:p>
          </table:table-cell>
          <table:table-cell office:value-type="float" office:value="224" calcext:value-type="float">
            <text:p>224</text:p>
          </table:table-cell>
          <table:table-cell office:value-type="float" office:value="958824448" calcext:value-type="float">
            <text:p>958824448</text:p>
          </table:table-cell>
          <table:table-cell office:value-type="float" office:value="0" calcext:value-type="float">
            <text:p>0</text:p>
          </table:table-cell>
          <table:table-cell office:value-type="float" office:value="0.311500012874603" calcext:value-type="float">
            <text:p>0.311500012874603</text:p>
          </table:table-cell>
          <table:table-cell office:value-type="float" office:value="0.148750007152557" calcext:value-type="float">
            <text:p>0.148750007152557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944794058799744" calcext:value-type="float">
            <text:p>0.944794058799744</text:p>
          </table:table-cell>
          <table:table-cell office:value-type="float" office:value="400" calcext:value-type="float">
            <text:p>400</text:p>
          </table:table-cell>
          <table:table-cell office:value-type="float" office:value="18038" calcext:value-type="float">
            <text:p>18038</text:p>
          </table:table-cell>
          <table:table-cell office:value-type="float" office:value="109" calcext:value-type="float">
            <text:p>109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8009" calcext:value-type="float">
            <text:p>18009</text:p>
          </table:table-cell>
          <table:table-cell office:value-type="float" office:value="74" calcext:value-type="float">
            <text:p>74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4:00 CEST 2017</text:p>
          </table:table-cell>
          <table:table-cell office:value-type="float" office:value="638" calcext:value-type="float">
            <text:p>638</text:p>
          </table:table-cell>
          <table:table-cell office:value-type="float" office:value="733208576" calcext:value-type="float">
            <text:p>733208576</text:p>
          </table:table-cell>
          <table:table-cell office:value-type="float" office:value="49" calcext:value-type="float">
            <text:p>49</text:p>
          </table:table-cell>
          <table:table-cell office:value-type="float" office:value="29249536" calcext:value-type="float">
            <text:p>29249536</text:p>
          </table:table-cell>
          <table:table-cell office:value-type="float" office:value="225" calcext:value-type="float">
            <text:p>225</text:p>
          </table:table-cell>
          <table:table-cell office:value-type="float" office:value="935858176" calcext:value-type="float">
            <text:p>935858176</text:p>
          </table:table-cell>
          <table:table-cell office:value-type="float" office:value="0" calcext:value-type="float">
            <text:p>0</text:p>
          </table:table-cell>
          <table:table-cell office:value-type="float" office:value="0.309249997138977" calcext:value-type="float">
            <text:p>0.309249997138977</text:p>
          </table:table-cell>
          <table:table-cell office:value-type="float" office:value="0.153750002384186" calcext:value-type="float">
            <text:p>0.153750002384186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0.944079756736755" calcext:value-type="float">
            <text:p>0.944079756736755</text:p>
          </table:table-cell>
          <table:table-cell office:value-type="float" office:value="400" calcext:value-type="float">
            <text:p>400</text:p>
          </table:table-cell>
          <table:table-cell office:value-type="float" office:value="17047" calcext:value-type="float">
            <text:p>17047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7016" calcext:value-type="float">
            <text:p>17016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3:00 CEST 2017</text:p>
          </table:table-cell>
          <table:table-cell office:value-type="float" office:value="639" calcext:value-type="float">
            <text:p>639</text:p>
          </table:table-cell>
          <table:table-cell office:value-type="float" office:value="736083968" calcext:value-type="float">
            <text:p>736083968</text:p>
          </table:table-cell>
          <table:table-cell office:value-type="float" office:value="49" calcext:value-type="float">
            <text:p>49</text:p>
          </table:table-cell>
          <table:table-cell office:value-type="float" office:value="28667904" calcext:value-type="float">
            <text:p>28667904</text:p>
          </table:table-cell>
          <table:table-cell office:value-type="float" office:value="221" calcext:value-type="float">
            <text:p>221</text:p>
          </table:table-cell>
          <table:table-cell office:value-type="float" office:value="916086784" calcext:value-type="float">
            <text:p>916086784</text:p>
          </table:table-cell>
          <table:table-cell office:value-type="float" office:value="0" calcext:value-type="float">
            <text:p>0</text:p>
          </table:table-cell>
          <table:table-cell office:value-type="float" office:value="0.312000006437302" calcext:value-type="float">
            <text:p>0.312000006437302</text:p>
          </table:table-cell>
          <table:table-cell office:value-type="float" office:value="0.159749999642372" calcext:value-type="float">
            <text:p>0.159749999642372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0.942753314971924" calcext:value-type="float">
            <text:p>0.942753314971924</text:p>
          </table:table-cell>
          <table:table-cell office:value-type="float" office:value="400" calcext:value-type="float">
            <text:p>400</text:p>
          </table:table-cell>
          <table:table-cell office:value-type="float" office:value="16044" calcext:value-type="float">
            <text:p>16044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6026" calcext:value-type="float">
            <text:p>16026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2:00 CEST 2017</text:p>
          </table:table-cell>
          <table:table-cell office:value-type="float" office:value="643" calcext:value-type="float">
            <text:p>643</text:p>
          </table:table-cell>
          <table:table-cell office:value-type="float" office:value="726056960" calcext:value-type="float">
            <text:p>726056960</text:p>
          </table:table-cell>
          <table:table-cell office:value-type="float" office:value="49" calcext:value-type="float">
            <text:p>49</text:p>
          </table:table-cell>
          <table:table-cell office:value-type="float" office:value="27615232" calcext:value-type="float">
            <text:p>27615232</text:p>
          </table:table-cell>
          <table:table-cell office:value-type="float" office:value="224" calcext:value-type="float">
            <text:p>224</text:p>
          </table:table-cell>
          <table:table-cell office:value-type="float" office:value="906244096" calcext:value-type="float">
            <text:p>906244096</text:p>
          </table:table-cell>
          <table:table-cell office:value-type="float" office:value="0" calcext:value-type="float">
            <text:p>0</text:p>
          </table:table-cell>
          <table:table-cell office:value-type="float" office:value="0.305750012397766" calcext:value-type="float">
            <text:p>0.305750012397766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941650986671448" calcext:value-type="float">
            <text:p>0.941650986671448</text:p>
          </table:table-cell>
          <table:table-cell office:value-type="float" office:value="350" calcext:value-type="float">
            <text:p>350</text:p>
          </table:table-cell>
          <table:table-cell office:value-type="float" office:value="15031" calcext:value-type="float">
            <text:p>15031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037" calcext:value-type="float">
            <text:p>1503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1:00 CEST 2017</text:p>
          </table:table-cell>
          <table:table-cell office:value-type="float" office:value="644" calcext:value-type="float">
            <text:p>644</text:p>
          </table:table-cell>
          <table:table-cell office:value-type="float" office:value="726970368" calcext:value-type="float">
            <text:p>726970368</text:p>
          </table:table-cell>
          <table:table-cell office:value-type="float" office:value="47" calcext:value-type="float">
            <text:p>47</text:p>
          </table:table-cell>
          <table:table-cell office:value-type="float" office:value="28680192" calcext:value-type="float">
            <text:p>28680192</text:p>
          </table:table-cell>
          <table:table-cell office:value-type="float" office:value="217" calcext:value-type="float">
            <text:p>217</text:p>
          </table:table-cell>
          <table:table-cell office:value-type="float" office:value="884178944" calcext:value-type="float">
            <text:p>884178944</text:p>
          </table:table-cell>
          <table:table-cell office:value-type="float" office:value="0" calcext:value-type="float">
            <text:p>0</text:p>
          </table:table-cell>
          <table:table-cell office:value-type="float" office:value="0.311749994754791" calcext:value-type="float">
            <text:p>0.311749994754791</text:p>
          </table:table-cell>
          <table:table-cell office:value-type="float" office:value="0.150999993085861" calcext:value-type="float">
            <text:p>0.150999993085861</text:p>
          </table:table-cell>
          <table:table-cell office:value-type="float" office:value="0.961000025272369" calcext:value-type="float">
            <text:p>0.961000025272369</text:p>
          </table:table-cell>
          <table:table-cell office:value-type="float" office:value="0.941839873790741" calcext:value-type="float">
            <text:p>0.941839873790741</text:p>
          </table:table-cell>
          <table:table-cell office:value-type="float" office:value="350" calcext:value-type="float">
            <text:p>350</text:p>
          </table:table-cell>
          <table:table-cell office:value-type="float" office:value="14035" calcext:value-type="float">
            <text:p>1403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41" calcext:value-type="float">
            <text:p>1404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0:00 CEST 2017</text:p>
          </table:table-cell>
          <table:table-cell office:value-type="float" office:value="617" calcext:value-type="float">
            <text:p>617</text:p>
          </table:table-cell>
          <table:table-cell office:value-type="float" office:value="771309568" calcext:value-type="float">
            <text:p>771309568</text:p>
          </table:table-cell>
          <table:table-cell office:value-type="float" office:value="48" calcext:value-type="float">
            <text:p>48</text:p>
          </table:table-cell>
          <table:table-cell office:value-type="float" office:value="28352512" calcext:value-type="float">
            <text:p>28352512</text:p>
          </table:table-cell>
          <table:table-cell office:value-type="float" office:value="221" calcext:value-type="float">
            <text:p>221</text:p>
          </table:table-cell>
          <table:table-cell office:value-type="float" office:value="862973952" calcext:value-type="float">
            <text:p>862973952</text:p>
          </table:table-cell>
          <table:table-cell office:value-type="float" office:value="0" calcext:value-type="float">
            <text:p>0</text:p>
          </table:table-cell>
          <table:table-cell office:value-type="float" office:value="0.305500000715256" calcext:value-type="float">
            <text:p>0.305500000715256</text:p>
          </table:table-cell>
          <table:table-cell office:value-type="float" office:value="0.154750004410744" calcext:value-type="float">
            <text:p>0.154750004410744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943418264389038" calcext:value-type="float">
            <text:p>0.943418264389038</text:p>
          </table:table-cell>
          <table:table-cell office:value-type="float" office:value="350" calcext:value-type="float">
            <text:p>350</text:p>
          </table:table-cell>
          <table:table-cell office:value-type="float" office:value="13035" calcext:value-type="float">
            <text:p>13035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32" calcext:value-type="float">
            <text:p>1303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9:00 CEST 2017</text:p>
          </table:table-cell>
          <table:table-cell office:value-type="float" office:value="619" calcext:value-type="float">
            <text:p>619</text:p>
          </table:table-cell>
          <table:table-cell office:value-type="float" office:value="778162176" calcext:value-type="float">
            <text:p>778162176</text:p>
          </table:table-cell>
          <table:table-cell office:value-type="float" office:value="49" calcext:value-type="float">
            <text:p>49</text:p>
          </table:table-cell>
          <table:table-cell office:value-type="float" office:value="28663808" calcext:value-type="float">
            <text:p>28663808</text:p>
          </table:table-cell>
          <table:table-cell office:value-type="float" office:value="229" calcext:value-type="float">
            <text:p>229</text:p>
          </table:table-cell>
          <table:table-cell office:value-type="float" office:value="824233984" calcext:value-type="float">
            <text:p>824233984</text:p>
          </table:table-cell>
          <table:table-cell office:value-type="float" office:value="0" calcext:value-type="float">
            <text:p>0</text:p>
          </table:table-cell>
          <table:table-cell office:value-type="float" office:value="0.30774998664856" calcext:value-type="float">
            <text:p>0.30774998664856</text:p>
          </table:table-cell>
          <table:table-cell office:value-type="float" office:value="0.156749993562698" calcext:value-type="float">
            <text:p>0.156749993562698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944765686988831" calcext:value-type="float">
            <text:p>0.944765686988831</text:p>
          </table:table-cell>
          <table:table-cell office:value-type="float" office:value="300" calcext:value-type="float">
            <text:p>300</text:p>
          </table:table-cell>
          <table:table-cell office:value-type="float" office:value="12035" calcext:value-type="float">
            <text:p>1203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46" calcext:value-type="float">
            <text:p>1204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8:00 CEST 2017</text:p>
          </table:table-cell>
          <table:table-cell office:value-type="float" office:value="634" calcext:value-type="float">
            <text:p>634</text:p>
          </table:table-cell>
          <table:table-cell office:value-type="float" office:value="823316480" calcext:value-type="float">
            <text:p>823316480</text:p>
          </table:table-cell>
          <table:table-cell office:value-type="float" office:value="48" calcext:value-type="float">
            <text:p>48</text:p>
          </table:table-cell>
          <table:table-cell office:value-type="float" office:value="26869760" calcext:value-type="float">
            <text:p>26869760</text:p>
          </table:table-cell>
          <table:table-cell office:value-type="float" office:value="232" calcext:value-type="float">
            <text:p>232</text:p>
          </table:table-cell>
          <table:table-cell office:value-type="float" office:value="800587776" calcext:value-type="float">
            <text:p>800587776</text:p>
          </table:table-cell>
          <table:table-cell office:value-type="float" office:value="0" calcext:value-type="float">
            <text:p>0</text:p>
          </table:table-cell>
          <table:table-cell office:value-type="float" office:value="0.30799999833107" calcext:value-type="float">
            <text:p>0.30799999833107</text:p>
          </table:table-cell>
          <table:table-cell office:value-type="float" office:value="0.15174999833107" calcext:value-type="float">
            <text:p>0.15174999833107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943192720413208" calcext:value-type="float">
            <text:p>0.943192720413208</text:p>
          </table:table-cell>
          <table:table-cell office:value-type="float" office:value="300" calcext:value-type="float">
            <text:p>300</text:p>
          </table:table-cell>
          <table:table-cell office:value-type="float" office:value="11024" calcext:value-type="float">
            <text:p>1102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63" calcext:value-type="float">
            <text:p>1106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7:00 CEST 2017</text:p>
          </table:table-cell>
          <table:table-cell office:value-type="float" office:value="624" calcext:value-type="float">
            <text:p>624</text:p>
          </table:table-cell>
          <table:table-cell office:value-type="float" office:value="866791424" calcext:value-type="float">
            <text:p>866791424</text:p>
          </table:table-cell>
          <table:table-cell office:value-type="float" office:value="48" calcext:value-type="float">
            <text:p>48</text:p>
          </table:table-cell>
          <table:table-cell office:value-type="float" office:value="27734016" calcext:value-type="float">
            <text:p>27734016</text:p>
          </table:table-cell>
          <table:table-cell office:value-type="float" office:value="228" calcext:value-type="float">
            <text:p>228</text:p>
          </table:table-cell>
          <table:table-cell office:value-type="float" office:value="765779968" calcext:value-type="float">
            <text:p>765779968</text:p>
          </table:table-cell>
          <table:table-cell office:value-type="float" office:value="0" calcext:value-type="float">
            <text:p>0</text:p>
          </table:table-cell>
          <table:table-cell office:value-type="float" office:value="0.302249997854233" calcext:value-type="float">
            <text:p>0.302249997854233</text:p>
          </table:table-cell>
          <table:table-cell office:value-type="float" office:value="0.150749996304512" calcext:value-type="float">
            <text:p>0.150749996304512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934444069862366" calcext:value-type="float">
            <text:p>0.934444069862366</text:p>
          </table:table-cell>
          <table:table-cell office:value-type="float" office:value="300" calcext:value-type="float">
            <text:p>300</text:p>
          </table:table-cell>
          <table:table-cell office:value-type="float" office:value="10013" calcext:value-type="float">
            <text:p>1001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58" calcext:value-type="float">
            <text:p>1005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6:00 CEST 2017</text:p>
          </table:table-cell>
          <table:table-cell office:value-type="float" office:value="613" calcext:value-type="float">
            <text:p>613</text:p>
          </table:table-cell>
          <table:table-cell office:value-type="float" office:value="878018560" calcext:value-type="float">
            <text:p>878018560</text:p>
          </table:table-cell>
          <table:table-cell office:value-type="float" office:value="46" calcext:value-type="float">
            <text:p>46</text:p>
          </table:table-cell>
          <table:table-cell office:value-type="float" office:value="27738112" calcext:value-type="float">
            <text:p>27738112</text:p>
          </table:table-cell>
          <table:table-cell office:value-type="float" office:value="225" calcext:value-type="float">
            <text:p>225</text:p>
          </table:table-cell>
          <table:table-cell office:value-type="float" office:value="748531712" calcext:value-type="float">
            <text:p>748531712</text:p>
          </table:table-cell>
          <table:table-cell office:value-type="float" office:value="0" calcext:value-type="float">
            <text:p>0</text:p>
          </table:table-cell>
          <table:table-cell office:value-type="float" office:value="0.295249998569488" calcext:value-type="float">
            <text:p>0.295249998569488</text:p>
          </table:table-cell>
          <table:table-cell office:value-type="float" office:value="0.160500004887581" calcext:value-type="float">
            <text:p>0.160500004887581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0.932354390621185" calcext:value-type="float">
            <text:p>0.932354390621185</text:p>
          </table:table-cell>
          <table:table-cell office:value-type="float" office:value="250" calcext:value-type="float">
            <text:p>250</text:p>
          </table:table-cell>
          <table:table-cell office:value-type="float" office:value="9020" calcext:value-type="float">
            <text:p>902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65" calcext:value-type="float">
            <text:p>906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5:00 CEST 2017</text:p>
          </table:table-cell>
          <table:table-cell office:value-type="float" office:value="609" calcext:value-type="float">
            <text:p>609</text:p>
          </table:table-cell>
          <table:table-cell office:value-type="float" office:value="865206272" calcext:value-type="float">
            <text:p>865206272</text:p>
          </table:table-cell>
          <table:table-cell office:value-type="float" office:value="40" calcext:value-type="float">
            <text:p>40</text:p>
          </table:table-cell>
          <table:table-cell office:value-type="float" office:value="28807168" calcext:value-type="float">
            <text:p>28807168</text:p>
          </table:table-cell>
          <table:table-cell office:value-type="float" office:value="205" calcext:value-type="float">
            <text:p>205</text:p>
          </table:table-cell>
          <table:table-cell office:value-type="float" office:value="718561280" calcext:value-type="float">
            <text:p>718561280</text:p>
          </table:table-cell>
          <table:table-cell office:value-type="float" office:value="0" calcext:value-type="float">
            <text:p>0</text:p>
          </table:table-cell>
          <table:table-cell office:value-type="float" office:value="0.279749989509583" calcext:value-type="float">
            <text:p>0.279749989509583</text:p>
          </table:table-cell>
          <table:table-cell office:value-type="float" office:value="0.142250001430512" calcext:value-type="float">
            <text:p>0.142250001430512</text:p>
          </table:table-cell>
          <table:table-cell office:value-type="float" office:value="0.962999999523163" calcext:value-type="float">
            <text:p>0.962999999523163</text:p>
          </table:table-cell>
          <table:table-cell office:value-type="float" office:value="0.928655982017517" calcext:value-type="float">
            <text:p>0.928655982017517</text:p>
          </table:table-cell>
          <table:table-cell office:value-type="float" office:value="250" calcext:value-type="float">
            <text:p>250</text:p>
          </table:table-cell>
          <table:table-cell office:value-type="float" office:value="8019" calcext:value-type="float">
            <text:p>801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8" calcext:value-type="float">
            <text:p>807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4:00 CEST 2017</text:p>
          </table:table-cell>
          <table:table-cell office:value-type="float" office:value="526" calcext:value-type="float">
            <text:p>526</text:p>
          </table:table-cell>
          <table:table-cell office:value-type="float" office:value="869797888" calcext:value-type="float">
            <text:p>869797888</text:p>
          </table:table-cell>
          <table:table-cell office:value-type="float" office:value="39" calcext:value-type="float">
            <text:p>39</text:p>
          </table:table-cell>
          <table:table-cell office:value-type="float" office:value="28803072" calcext:value-type="float">
            <text:p>28803072</text:p>
          </table:table-cell>
          <table:table-cell office:value-type="float" office:value="189" calcext:value-type="float">
            <text:p>189</text:p>
          </table:table-cell>
          <table:table-cell office:value-type="float" office:value="684924928" calcext:value-type="float">
            <text:p>684924928</text:p>
          </table:table-cell>
          <table:table-cell office:value-type="float" office:value="0" calcext:value-type="float">
            <text:p>0</text:p>
          </table:table-cell>
          <table:table-cell office:value-type="float" office:value="0.261500000953674" calcext:value-type="float">
            <text:p>0.261500000953674</text:p>
          </table:table-cell>
          <table:table-cell office:value-type="float" office:value="0.135749995708466" calcext:value-type="float">
            <text:p>0.135749995708466</text:p>
          </table:table-cell>
          <table:table-cell office:value-type="float" office:value="0.965250015258789" calcext:value-type="float">
            <text:p>0.965250015258789</text:p>
          </table:table-cell>
          <table:table-cell office:value-type="float" office:value="0.925985515117645" calcext:value-type="float">
            <text:p>0.925985515117645</text:p>
          </table:table-cell>
          <table:table-cell office:value-type="float" office:value="250" calcext:value-type="float">
            <text:p>250</text:p>
          </table:table-cell>
          <table:table-cell office:value-type="float" office:value="7038" calcext:value-type="float">
            <text:p>703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80" calcext:value-type="float">
            <text:p>708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3:00 CEST 2017</text:p>
          </table:table-cell>
          <table:table-cell office:value-type="float" office:value="503" calcext:value-type="float">
            <text:p>503</text:p>
          </table:table-cell>
          <table:table-cell office:value-type="float" office:value="833609728" calcext:value-type="float">
            <text:p>833609728</text:p>
          </table:table-cell>
          <table:table-cell office:value-type="float" office:value="35" calcext:value-type="float">
            <text:p>35</text:p>
          </table:table-cell>
          <table:table-cell office:value-type="float" office:value="28635136" calcext:value-type="float">
            <text:p>28635136</text:p>
          </table:table-cell>
          <table:table-cell office:value-type="float" office:value="184" calcext:value-type="float">
            <text:p>184</text:p>
          </table:table-cell>
          <table:table-cell office:value-type="float" office:value="670318592" calcext:value-type="float">
            <text:p>670318592</text:p>
          </table:table-cell>
          <table:table-cell office:value-type="float" office:value="0" calcext:value-type="float">
            <text:p>0</text:p>
          </table:table-cell>
          <table:table-cell office:value-type="float" office:value="0.244749993085861" calcext:value-type="float">
            <text:p>0.244749993085861</text:p>
          </table:table-cell>
          <table:table-cell office:value-type="float" office:value="0.133499994874001" calcext:value-type="float">
            <text:p>0.133499994874001</text:p>
          </table:table-cell>
          <table:table-cell office:value-type="float" office:value="0.966000020503998" calcext:value-type="float">
            <text:p>0.966000020503998</text:p>
          </table:table-cell>
          <table:table-cell office:value-type="float" office:value="0.922895312309265" calcext:value-type="float">
            <text:p>0.922895312309265</text:p>
          </table:table-cell>
          <table:table-cell office:value-type="float" office:value="200" calcext:value-type="float">
            <text:p>200</text:p>
          </table:table-cell>
          <table:table-cell office:value-type="float" office:value="6110" calcext:value-type="float">
            <text:p>611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34" calcext:value-type="float">
            <text:p>61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2:00 CEST 2017</text:p>
          </table:table-cell>
          <table:table-cell office:value-type="float" office:value="471" calcext:value-type="float">
            <text:p>471</text:p>
          </table:table-cell>
          <table:table-cell office:value-type="float" office:value="802185216" calcext:value-type="float">
            <text:p>802185216</text:p>
          </table:table-cell>
          <table:table-cell office:value-type="float" office:value="30" calcext:value-type="float">
            <text:p>30</text:p>
          </table:table-cell>
          <table:table-cell office:value-type="float" office:value="26877952" calcext:value-type="float">
            <text:p>26877952</text:p>
          </table:table-cell>
          <table:table-cell office:value-type="float" office:value="183" calcext:value-type="float">
            <text:p>183</text:p>
          </table:table-cell>
          <table:table-cell office:value-type="float" office:value="648720384" calcext:value-type="float">
            <text:p>648720384</text:p>
          </table:table-cell>
          <table:table-cell office:value-type="float" office:value="0" calcext:value-type="float">
            <text:p>0</text:p>
          </table:table-cell>
          <table:table-cell office:value-type="float" office:value="0.231499999761581" calcext:value-type="float">
            <text:p>0.231499999761581</text:p>
          </table:table-cell>
          <table:table-cell office:value-type="float" office:value="0.128499999642372" calcext:value-type="float">
            <text:p>0.128499999642372</text:p>
          </table:table-cell>
          <table:table-cell office:value-type="float" office:value="0.968999981880188" calcext:value-type="float">
            <text:p>0.968999981880188</text:p>
          </table:table-cell>
          <table:table-cell office:value-type="float" office:value="0.922635495662689" calcext:value-type="float">
            <text:p>0.922635495662689</text:p>
          </table:table-cell>
          <table:table-cell office:value-type="float" office:value="200" calcext:value-type="float">
            <text:p>200</text:p>
          </table:table-cell>
          <table:table-cell office:value-type="float" office:value="5321" calcext:value-type="float">
            <text:p>532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9" calcext:value-type="float">
            <text:p>534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1:00 CEST 2017</text:p>
          </table:table-cell>
          <table:table-cell office:value-type="float" office:value="421" calcext:value-type="float">
            <text:p>421</text:p>
          </table:table-cell>
          <table:table-cell office:value-type="float" office:value="776617984" calcext:value-type="float">
            <text:p>776617984</text:p>
          </table:table-cell>
          <table:table-cell office:value-type="float" office:value="27" calcext:value-type="float">
            <text:p>27</text:p>
          </table:table-cell>
          <table:table-cell office:value-type="float" office:value="26865664" calcext:value-type="float">
            <text:p>26865664</text:p>
          </table:table-cell>
          <table:table-cell office:value-type="float" office:value="158" calcext:value-type="float">
            <text:p>158</text:p>
          </table:table-cell>
          <table:table-cell office:value-type="float" office:value="629624832" calcext:value-type="float">
            <text:p>629624832</text:p>
          </table:table-cell>
          <table:table-cell office:value-type="float" office:value="0" calcext:value-type="float">
            <text:p>0</text:p>
          </table:table-cell>
          <table:table-cell office:value-type="float" office:value="0.212249994277954" calcext:value-type="float">
            <text:p>0.212249994277954</text:p>
          </table:table-cell>
          <table:table-cell office:value-type="float" office:value="0.113750003278255" calcext:value-type="float">
            <text:p>0.113750003278255</text:p>
          </table:table-cell>
          <table:table-cell office:value-type="float" office:value="0.972500026226044" calcext:value-type="float">
            <text:p>0.972500026226044</text:p>
          </table:table-cell>
          <table:table-cell office:value-type="float" office:value="0.917987406253815" calcext:value-type="float">
            <text:p>0.917987406253815</text:p>
          </table:table-cell>
          <table:table-cell office:value-type="float" office:value="200" calcext:value-type="float">
            <text:p>200</text:p>
          </table:table-cell>
          <table:table-cell office:value-type="float" office:value="4528" calcext:value-type="float">
            <text:p>452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4" calcext:value-type="float">
            <text:p>455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0:00 CEST 2017</text:p>
          </table:table-cell>
          <table:table-cell office:value-type="float" office:value="362" calcext:value-type="float">
            <text:p>362</text:p>
          </table:table-cell>
          <table:table-cell office:value-type="float" office:value="754634752" calcext:value-type="float">
            <text:p>754634752</text:p>
          </table:table-cell>
          <table:table-cell office:value-type="float" office:value="27" calcext:value-type="float">
            <text:p>27</text:p>
          </table:table-cell>
          <table:table-cell office:value-type="float" office:value="27967488" calcext:value-type="float">
            <text:p>27967488</text:p>
          </table:table-cell>
          <table:table-cell office:value-type="float" office:value="158" calcext:value-type="float">
            <text:p>158</text:p>
          </table:table-cell>
          <table:table-cell office:value-type="float" office:value="620744704" calcext:value-type="float">
            <text:p>620744704</text:p>
          </table:table-cell>
          <table:table-cell office:value-type="float" office:value="0" calcext:value-type="float">
            <text:p>0</text:p>
          </table:table-cell>
          <table:table-cell office:value-type="float" office:value="0.214750006794929" calcext:value-type="float">
            <text:p>0.214750006794929</text:p>
          </table:table-cell>
          <table:table-cell office:value-type="float" office:value="0.117250002920628" calcext:value-type="float">
            <text:p>0.117250002920628</text:p>
          </table:table-cell>
          <table:table-cell office:value-type="float" office:value="0.972500026226044" calcext:value-type="float">
            <text:p>0.972500026226044</text:p>
          </table:table-cell>
          <table:table-cell office:value-type="float" office:value="0.917035758495331" calcext:value-type="float">
            <text:p>0.917035758495331</text:p>
          </table:table-cell>
          <table:table-cell office:value-type="float" office:value="150" calcext:value-type="float">
            <text:p>150</text:p>
          </table:table-cell>
          <table:table-cell office:value-type="float" office:value="3796" calcext:value-type="float">
            <text:p>379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9:00 CEST 2017</text:p>
          </table:table-cell>
          <table:table-cell office:value-type="float" office:value="373" calcext:value-type="float">
            <text:p>373</text:p>
          </table:table-cell>
          <table:table-cell office:value-type="float" office:value="735240192" calcext:value-type="float">
            <text:p>735240192</text:p>
          </table:table-cell>
          <table:table-cell office:value-type="float" office:value="21" calcext:value-type="float">
            <text:p>21</text:p>
          </table:table-cell>
          <table:table-cell office:value-type="float" office:value="27717632" calcext:value-type="float">
            <text:p>27717632</text:p>
          </table:table-cell>
          <table:table-cell office:value-type="float" office:value="165" calcext:value-type="float">
            <text:p>165</text:p>
          </table:table-cell>
          <table:table-cell office:value-type="float" office:value="617189376" calcext:value-type="float">
            <text:p>617189376</text:p>
          </table:table-cell>
          <table:table-cell office:value-type="float" office:value="0" calcext:value-type="float">
            <text:p>0</text:p>
          </table:table-cell>
          <table:table-cell office:value-type="float" office:value="0.185000002384186" calcext:value-type="float">
            <text:p>0.185000002384186</text:p>
          </table:table-cell>
          <table:table-cell office:value-type="float" office:value="0.10700000077486" calcext:value-type="float">
            <text:p>0.10700000077486</text:p>
          </table:table-cell>
          <table:table-cell office:value-type="float" office:value="0.974749982357025" calcext:value-type="float">
            <text:p>0.974749982357025</text:p>
          </table:table-cell>
          <table:table-cell office:value-type="float" office:value="0.916553378105164" calcext:value-type="float">
            <text:p>0.916553378105164</text:p>
          </table:table-cell>
          <table:table-cell office:value-type="float" office:value="150" calcext:value-type="float">
            <text:p>150</text:p>
          </table:table-cell>
          <table:table-cell office:value-type="float" office:value="3205" calcext:value-type="float">
            <text:p>320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6" calcext:value-type="float">
            <text:p>320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8:00 CEST 2017</text:p>
          </table:table-cell>
          <table:table-cell office:value-type="float" office:value="320" calcext:value-type="float">
            <text:p>320</text:p>
          </table:table-cell>
          <table:table-cell office:value-type="float" office:value="710696960" calcext:value-type="float">
            <text:p>710696960</text:p>
          </table:table-cell>
          <table:table-cell office:value-type="float" office:value="18" calcext:value-type="float">
            <text:p>18</text:p>
          </table:table-cell>
          <table:table-cell office:value-type="float" office:value="26882048" calcext:value-type="float">
            <text:p>26882048</text:p>
          </table:table-cell>
          <table:table-cell office:value-type="float" office:value="146" calcext:value-type="float">
            <text:p>146</text:p>
          </table:table-cell>
          <table:table-cell office:value-type="float" office:value="603045888" calcext:value-type="float">
            <text:p>603045888</text:p>
          </table:table-cell>
          <table:table-cell office:value-type="string" calcext:value-type="string">
            <text:p>null</text:p>
          </table:table-cell>
          <table:table-cell office:value-type="float" office:value="0.172499999403954" calcext:value-type="float">
            <text:p>0.172499999403954</text:p>
          </table:table-cell>
          <table:table-cell office:value-type="float" office:value="0.090499997138977" calcext:value-type="float">
            <text:p>0.090499997138977</text:p>
          </table:table-cell>
          <table:table-cell office:value-type="float" office:value="0.977500021457672" calcext:value-type="float">
            <text:p>0.977500021457672</text:p>
          </table:table-cell>
          <table:table-cell office:value-type="float" office:value="0.91494607925415" calcext:value-type="float">
            <text:p>0.91494607925415</text:p>
          </table:table-cell>
          <table:table-cell office:value-type="float" office:value="150" calcext:value-type="float">
            <text:p>150</text:p>
          </table:table-cell>
          <table:table-cell office:value-type="float" office:value="2603" calcext:value-type="float">
            <text:p>260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8" calcext:value-type="float">
            <text:p>260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7:00 CEST 2017</text:p>
          </table:table-cell>
          <table:table-cell office:value-type="float" office:value="292" calcext:value-type="float">
            <text:p>292</text:p>
          </table:table-cell>
          <table:table-cell office:value-type="float" office:value="694300672" calcext:value-type="float">
            <text:p>694300672</text:p>
          </table:table-cell>
          <table:table-cell office:value-type="float" office:value="18" calcext:value-type="float">
            <text:p>18</text:p>
          </table:table-cell>
          <table:table-cell office:value-type="float" office:value="26873856" calcext:value-type="float">
            <text:p>26873856</text:p>
          </table:table-cell>
          <table:table-cell office:value-type="float" office:value="134" calcext:value-type="float">
            <text:p>134</text:p>
          </table:table-cell>
          <table:table-cell office:value-type="float" office:value="602976256" calcext:value-type="float">
            <text:p>602976256</text:p>
          </table:table-cell>
          <table:table-cell office:value-type="string" calcext:value-type="string">
            <text:p>null</text:p>
          </table:table-cell>
          <table:table-cell office:value-type="float" office:value="0.179250001907349" calcext:value-type="float">
            <text:p>0.179250001907349</text:p>
          </table:table-cell>
          <table:table-cell office:value-type="float" office:value="0.092749997973442" calcext:value-type="float">
            <text:p>0.092749997973442</text:p>
          </table:table-cell>
          <table:table-cell office:value-type="float" office:value="0.978250026702881" calcext:value-type="float">
            <text:p>0.978250026702881</text:p>
          </table:table-cell>
          <table:table-cell office:value-type="float" office:value="0.916497111320496" calcext:value-type="float">
            <text:p>0.916497111320496</text:p>
          </table:table-cell>
          <table:table-cell office:value-type="float" office:value="100" calcext:value-type="float">
            <text:p>100</text:p>
          </table:table-cell>
          <table:table-cell office:value-type="float" office:value="2069" calcext:value-type="float">
            <text:p>206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6:00 CEST 2017</text:p>
          </table:table-cell>
          <table:table-cell office:value-type="float" office:value="300" calcext:value-type="float">
            <text:p>300</text:p>
          </table:table-cell>
          <table:table-cell office:value-type="float" office:value="680333312" calcext:value-type="float">
            <text:p>680333312</text:p>
          </table:table-cell>
          <table:table-cell office:value-type="float" office:value="13" calcext:value-type="float">
            <text:p>13</text:p>
          </table:table-cell>
          <table:table-cell office:value-type="float" office:value="27262976" calcext:value-type="float">
            <text:p>27262976</text:p>
          </table:table-cell>
          <table:table-cell office:value-type="float" office:value="121" calcext:value-type="float">
            <text:p>121</text:p>
          </table:table-cell>
          <table:table-cell office:value-type="float" office:value="605945856" calcext:value-type="float">
            <text:p>605945856</text:p>
          </table:table-cell>
          <table:table-cell office:value-type="string" calcext:value-type="string">
            <text:p>null</text:p>
          </table:table-cell>
          <table:table-cell office:value-type="float" office:value="0.144999995827675" calcext:value-type="float">
            <text:p>0.144999995827675</text:p>
          </table:table-cell>
          <table:table-cell office:value-type="float" office:value="0.095749996602535" calcext:value-type="float">
            <text:p>0.095749996602535</text:p>
          </table:table-cell>
          <table:table-cell office:value-type="float" office:value="0.980250000953674" calcext:value-type="float">
            <text:p>0.980250000953674</text:p>
          </table:table-cell>
          <table:table-cell office:value-type="float" office:value="0.915283679962158" calcext:value-type="float">
            <text:p>0.915283679962158</text:p>
          </table:table-cell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6" calcext:value-type="float">
            <text:p>167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5:00 CEST 2017</text:p>
          </table:table-cell>
          <table:table-cell office:value-type="float" office:value="204" calcext:value-type="float">
            <text:p>204</text:p>
          </table:table-cell>
          <table:table-cell office:value-type="float" office:value="678531072" calcext:value-type="float">
            <text:p>678531072</text:p>
          </table:table-cell>
          <table:table-cell office:value-type="float" office:value="9" calcext:value-type="float">
            <text:p>9</text:p>
          </table:table-cell>
          <table:table-cell office:value-type="float" office:value="26185728" calcext:value-type="float">
            <text:p>26185728</text:p>
          </table:table-cell>
          <table:table-cell office:value-type="float" office:value="91" calcext:value-type="float">
            <text:p>91</text:p>
          </table:table-cell>
          <table:table-cell office:value-type="float" office:value="598233088" calcext:value-type="float">
            <text:p>598233088</text:p>
          </table:table-cell>
          <table:table-cell office:value-type="string" calcext:value-type="string">
            <text:p>null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068000003695488" calcext:value-type="float">
            <text:p>0.068000003695488</text:p>
          </table:table-cell>
          <table:table-cell office:value-type="float" office:value="0.9825000166893" calcext:value-type="float">
            <text:p>0.9825000166893</text:p>
          </table:table-cell>
          <table:table-cell office:value-type="float" office:value="0.914158403873444" calcext:value-type="float">
            <text:p>0.914158403873444</text:p>
          </table:table-cell>
          <table:table-cell office:value-type="float" office:value="100" calcext:value-type="float">
            <text:p>100</text:p>
          </table:table-cell>
          <table:table-cell office:value-type="float" office:value="1273" calcext:value-type="float">
            <text:p>127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4:00 CEST 2017</text:p>
          </table:table-cell>
          <table:table-cell office:value-type="float" office:value="158" calcext:value-type="float">
            <text:p>158</text:p>
          </table:table-cell>
          <table:table-cell office:value-type="float" office:value="686485504" calcext:value-type="float">
            <text:p>686485504</text:p>
          </table:table-cell>
          <table:table-cell office:value-type="float" office:value="9" calcext:value-type="float">
            <text:p>9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83" calcext:value-type="float">
            <text:p>83</text:p>
          </table:table-cell>
          <table:table-cell office:value-type="float" office:value="596451328" calcext:value-type="float">
            <text:p>596451328</text:p>
          </table:table-cell>
          <table:table-cell office:value-type="string" calcext:value-type="string">
            <text:p>null</text:p>
          </table:table-cell>
          <table:table-cell office:value-type="float" office:value="0.125249996781349" calcext:value-type="float">
            <text:p>0.125249996781349</text:p>
          </table:table-cell>
          <table:table-cell office:value-type="float" office:value="0.077749997377396" calcext:value-type="float">
            <text:p>0.077749997377396</text:p>
          </table:table-cell>
          <table:table-cell office:value-type="float" office:value="0.983250021934509" calcext:value-type="float">
            <text:p>0.983250021934509</text:p>
          </table:table-cell>
          <table:table-cell office:value-type="float" office:value="0.9140864610672" calcext:value-type="float">
            <text:p>0.9140864610672</text:p>
          </table:table-cell>
          <table:table-cell office:value-type="float" office:value="50" calcext:value-type="float">
            <text:p>50</text:p>
          </table:table-cell>
          <table:table-cell office:value-type="float" office:value="942" calcext:value-type="float">
            <text:p>9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3:00 CEST 2017</text:p>
          </table:table-cell>
          <table:table-cell office:value-type="float" office:value="172" calcext:value-type="float">
            <text:p>172</text:p>
          </table:table-cell>
          <table:table-cell office:value-type="float" office:value="709095424" calcext:value-type="float">
            <text:p>709095424</text:p>
          </table:table-cell>
          <table:table-cell office:value-type="float" office:value="6" calcext:value-type="float">
            <text:p>6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78" calcext:value-type="float">
            <text:p>78</text:p>
          </table:table-cell>
          <table:table-cell office:value-type="float" office:value="594264064" calcext:value-type="float">
            <text:p>594264064</text:p>
          </table:table-cell>
          <table:table-cell office:value-type="string" calcext:value-type="string">
            <text:p>null</text:p>
          </table:table-cell>
          <table:table-cell office:value-type="float" office:value="0.108750000596046" calcext:value-type="float">
            <text:p>0.108750000596046</text:p>
          </table:table-cell>
          <table:table-cell office:value-type="float" office:value="0.067249998450279" calcext:value-type="float">
            <text:p>0.067249998450279</text:p>
          </table:table-cell>
          <table:table-cell office:value-type="float" office:value="0.984749972820282" calcext:value-type="float">
            <text:p>0.984749972820282</text:p>
          </table:table-cell>
          <table:table-cell office:value-type="float" office:value="0.913480758666992" calcext:value-type="float">
            <text:p>0.913480758666992</text:p>
          </table:table-cell>
          <table:table-cell office:value-type="float" office:value="50" calcext:value-type="float">
            <text:p>50</text:p>
          </table:table-cell>
          <table:table-cell office:value-type="float" office:value="748" calcext:value-type="float">
            <text:p>74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2:00 CEST 2017</text:p>
          </table:table-cell>
          <table:table-cell office:value-type="float" office:value="123" calcext:value-type="float">
            <text:p>123</text:p>
          </table:table-cell>
          <table:table-cell office:value-type="float" office:value="738844672" calcext:value-type="float">
            <text:p>738844672</text:p>
          </table:table-cell>
          <table:table-cell office:value-type="float" office:value="4" calcext:value-type="float">
            <text:p>4</text:p>
          </table:table-cell>
          <table:table-cell office:value-type="float" office:value="26562560" calcext:value-type="float">
            <text:p>26562560</text:p>
          </table:table-cell>
          <table:table-cell office:value-type="float" office:value="39" calcext:value-type="float">
            <text:p>39</text:p>
          </table:table-cell>
          <table:table-cell office:value-type="float" office:value="584302592" calcext:value-type="float">
            <text:p>584302592</text:p>
          </table:table-cell>
          <table:table-cell office:value-type="string" calcext:value-type="string">
            <text:p>null</text:p>
          </table:table-cell>
          <table:table-cell office:value-type="float" office:value="0.091250002384186" calcext:value-type="float">
            <text:p>0.091250002384186</text:p>
          </table:table-cell>
          <table:table-cell office:value-type="float" office:value="0.060499999672175" calcext:value-type="float">
            <text:p>0.060499999672175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912549674510956" calcext:value-type="float">
            <text:p>0.912549674510956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1:00 CEST 2017</text:p>
          </table:table-cell>
          <table:table-cell office:value-type="float" office:value="78" calcext:value-type="float">
            <text:p>78</text:p>
          </table:table-cell>
          <table:table-cell office:value-type="float" office:value="741535744" calcext:value-type="float">
            <text:p>741535744</text:p>
          </table:table-cell>
          <table:table-cell office:value-type="float" office:value="3" calcext:value-type="float">
            <text:p>3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42" calcext:value-type="float">
            <text:p>42</text:p>
          </table:table-cell>
          <table:table-cell office:value-type="float" office:value="578285568" calcext:value-type="float">
            <text:p>578285568</text:p>
          </table:table-cell>
          <table:table-cell office:value-type="string" calcext:value-type="string">
            <text:p>null</text:p>
          </table:table-cell>
          <table:table-cell office:value-type="float" office:value="0.095499999821186" calcext:value-type="float">
            <text:p>0.095499999821186</text:p>
          </table:table-cell>
          <table:table-cell office:value-type="float" office:value="0.052749998867512" calcext:value-type="float">
            <text:p>0.052749998867512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0.911921918392181" calcext:value-type="float">
            <text:p>0.911921918392181</text:p>
          </table:table-cell>
          <table:table-cell office:value-type="float" office:value="20" calcext:value-type="float">
            <text:p>20</text:p>
          </table:table-cell>
          <table:table-cell office:value-type="float" office:value="384" calcext:value-type="float">
            <text:p>38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0:00 CEST 2017</text:p>
          </table:table-cell>
          <table:table-cell office:value-type="float" office:value="84" calcext:value-type="float">
            <text:p>84</text:p>
          </table:table-cell>
          <table:table-cell office:value-type="float" office:value="741179392" calcext:value-type="float">
            <text:p>741179392</text:p>
          </table:table-cell>
          <table:table-cell office:value-type="float" office:value="2" calcext:value-type="float">
            <text:p>2</text:p>
          </table:table-cell>
          <table:table-cell office:value-type="float" office:value="26562560" calcext:value-type="float">
            <text:p>26562560</text:p>
          </table:table-cell>
          <table:table-cell office:value-type="float" office:value="35" calcext:value-type="float">
            <text:p>35</text:p>
          </table:table-cell>
          <table:table-cell office:value-type="float" office:value="571273216" calcext:value-type="float">
            <text:p>571273216</text:p>
          </table:table-cell>
          <table:table-cell office:value-type="string" calcext:value-type="string">
            <text:p>null</text:p>
          </table:table-cell>
          <table:table-cell office:value-type="float" office:value="0.082000002264977" calcext:value-type="float">
            <text:p>0.082000002264977</text:p>
          </table:table-cell>
          <table:table-cell office:value-type="float" office:value="0.059000000357628" calcext:value-type="float">
            <text:p>0.059000000357628</text:p>
          </table:table-cell>
          <table:table-cell office:value-type="float" office:value="0.986999988555908" calcext:value-type="float">
            <text:p>0.986999988555908</text:p>
          </table:table-cell>
          <table:table-cell office:value-type="float" office:value="0.910331308841705" calcext:value-type="float">
            <text:p>0.910331308841705</text:p>
          </table:table-cell>
          <table:table-cell office:value-type="float" office:value="20" calcext:value-type="float">
            <text:p>20</text:p>
          </table:table-cell>
          <table:table-cell office:value-type="float" office:value="304" calcext:value-type="float">
            <text:p>30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9:00 CEST 2017</text:p>
          </table:table-cell>
          <table:table-cell office:value-type="float" office:value="68" calcext:value-type="float">
            <text:p>68</text:p>
          </table:table-cell>
          <table:table-cell office:value-type="float" office:value="702754816" calcext:value-type="float">
            <text:p>702754816</text:p>
          </table:table-cell>
          <table:table-cell office:value-type="float" office:value="2" calcext:value-type="float">
            <text:p>2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22" calcext:value-type="float">
            <text:p>22</text:p>
          </table:table-cell>
          <table:table-cell office:value-type="float" office:value="559828992" calcext:value-type="float">
            <text:p>559828992</text:p>
          </table:table-cell>
          <table:table-cell office:value-type="string" calcext:value-type="string">
            <text:p>null</text:p>
          </table:table-cell>
          <table:table-cell office:value-type="float" office:value="0.084499999880791" calcext:value-type="float">
            <text:p>0.084499999880791</text:p>
          </table:table-cell>
          <table:table-cell office:value-type="float" office:value="0.056499999016523" calcext:value-type="float">
            <text:p>0.056499999016523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908942759037018" calcext:value-type="float">
            <text:p>0.908942759037018</text:p>
          </table:table-cell>
          <table:table-cell office:value-type="float" office:value="20" calcext:value-type="float">
            <text:p>20</text:p>
          </table:table-cell>
          <table:table-cell office:value-type="float" office:value="227" calcext:value-type="float">
            <text:p>22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8:00 CEST 2017</text:p>
          </table:table-cell>
          <table:table-cell office:value-type="float" office:value="57" calcext:value-type="float">
            <text:p>57</text:p>
          </table:table-cell>
          <table:table-cell office:value-type="float" office:value="700399616" calcext:value-type="float">
            <text:p>700399616</text:p>
          </table:table-cell>
          <table:table-cell office:value-type="float" office:value="2" calcext:value-type="float">
            <text:p>2</text:p>
          </table:table-cell>
          <table:table-cell office:value-type="float" office:value="26562560" calcext:value-type="float">
            <text:p>26562560</text:p>
          </table:table-cell>
          <table:table-cell office:value-type="float" office:value="27" calcext:value-type="float">
            <text:p>27</text:p>
          </table:table-cell>
          <table:table-cell office:value-type="float" office:value="557871104" calcext:value-type="float">
            <text:p>557871104</text:p>
          </table:table-cell>
          <table:table-cell office:value-type="string" calcext:value-type="string">
            <text:p>null</text:p>
          </table:table-cell>
          <table:table-cell office:value-type="float" office:value="0.082000002264977" calcext:value-type="float">
            <text:p>0.082000002264977</text:p>
          </table:table-cell>
          <table:table-cell office:value-type="float" office:value="0.054999999701977" calcext:value-type="float">
            <text:p>0.054999999701977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908824324607849" calcext:value-type="float">
            <text:p>0.908824324607849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7:00 CEST 2017</text:p>
          </table:table-cell>
          <table:table-cell office:value-type="float" office:value="56" calcext:value-type="float">
            <text:p>56</text:p>
          </table:table-cell>
          <table:table-cell office:value-type="float" office:value="694161408" calcext:value-type="float">
            <text:p>694161408</text:p>
          </table:table-cell>
          <table:table-cell office:value-type="float" office:value="1" calcext:value-type="float">
            <text:p>1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28" calcext:value-type="float">
            <text:p>28</text:p>
          </table:table-cell>
          <table:table-cell office:value-type="float" office:value="545259520" calcext:value-type="float">
            <text:p>545259520</text:p>
          </table:table-cell>
          <table:table-cell office:value-type="string" calcext:value-type="string">
            <text:p>null</text:p>
          </table:table-cell>
          <table:table-cell office:value-type="float" office:value="0.079499997198582" calcext:value-type="float">
            <text:p>0.079499997198582</text:p>
          </table:table-cell>
          <table:table-cell office:value-type="float" office:value="0.057750001549721" calcext:value-type="float">
            <text:p>0.057750001549721</text:p>
          </table:table-cell>
          <table:table-cell office:value-type="float" office:value="0.987999975681305" calcext:value-type="float">
            <text:p>0.987999975681305</text:p>
          </table:table-cell>
          <table:table-cell office:value-type="float" office:value="0.906043350696564" calcext:value-type="float">
            <text:p>0.906043350696564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6:00 CEST 2017</text:p>
          </table:table-cell>
          <table:table-cell office:value-type="float" office:value="53" calcext:value-type="float">
            <text:p>53</text:p>
          </table:table-cell>
          <table:table-cell office:value-type="float" office:value="684826624" calcext:value-type="float">
            <text:p>684826624</text:p>
          </table:table-cell>
          <table:table-cell office:value-type="float" office:value="0" calcext:value-type="float">
            <text:p>0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18" calcext:value-type="float">
            <text:p>18</text:p>
          </table:table-cell>
          <table:table-cell office:value-type="float" office:value="526622720" calcext:value-type="float">
            <text:p>526622720</text:p>
          </table:table-cell>
          <table:table-cell office:value-type="string" calcext:value-type="string">
            <text:p>null</text:p>
          </table:table-cell>
          <table:table-cell office:value-type="float" office:value="0.069250002503395" calcext:value-type="float">
            <text:p>0.069250002503395</text:p>
          </table:table-cell>
          <table:table-cell office:value-type="float" office:value="0.052999999374151" calcext:value-type="float">
            <text:p>0.052999999374151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0.905845642089844" calcext:value-type="float">
            <text:p>0.905845642089844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5:00 CEST 2017</text:p>
          </table:table-cell>
          <table:table-cell office:value-type="float" office:value="41" calcext:value-type="float">
            <text:p>41</text:p>
          </table:table-cell>
          <table:table-cell office:value-type="float" office:value="618622976" calcext:value-type="float">
            <text:p>618622976</text:p>
          </table:table-cell>
          <table:table-cell office:value-type="float" office:value="0" calcext:value-type="float">
            <text:p>0</text:p>
          </table:table-cell>
          <table:table-cell office:value-type="float" office:value="26562560" calcext:value-type="float">
            <text:p>26562560</text:p>
          </table:table-cell>
          <table:table-cell office:value-type="float" office:value="16" calcext:value-type="float">
            <text:p>16</text:p>
          </table:table-cell>
          <table:table-cell office:value-type="float" office:value="525291520" calcext:value-type="float">
            <text:p>525291520</text:p>
          </table:table-cell>
          <table:table-cell office:value-type="string" calcext:value-type="string">
            <text:p>null</text:p>
          </table:table-cell>
          <table:table-cell office:value-type="float" office:value="0.080750003457069" calcext:value-type="float">
            <text:p>0.080750003457069</text:p>
          </table:table-cell>
          <table:table-cell office:value-type="float" office:value="0.046750001609326" calcext:value-type="float">
            <text:p>0.046750001609326</text:p>
          </table:table-cell>
          <table:table-cell office:value-type="float" office:value="0.988499999046326" calcext:value-type="float">
            <text:p>0.988499999046326</text:p>
          </table:table-cell>
          <table:table-cell office:value-type="float" office:value="0.906826674938202" calcext:value-type="float">
            <text:p>0.90682667493820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4:00 CEST 2017</text:p>
          </table:table-cell>
          <table:table-cell office:value-type="float" office:value="76" calcext:value-type="float">
            <text:p>76</text:p>
          </table:table-cell>
          <table:table-cell office:value-type="float" office:value="563376128" calcext:value-type="float">
            <text:p>563376128</text:p>
          </table:table-cell>
          <table:table-cell office:value-type="float" office:value="0" calcext:value-type="float">
            <text:p>0</text:p>
          </table:table-cell>
          <table:table-cell office:value-type="float" office:value="26562560" calcext:value-type="float">
            <text:p>26562560</text:p>
          </table:table-cell>
          <table:table-cell office:value-type="float" office:value="10" calcext:value-type="float">
            <text:p>10</text:p>
          </table:table-cell>
          <table:table-cell office:value-type="float" office:value="490594304" calcext:value-type="float">
            <text:p>490594304</text:p>
          </table:table-cell>
          <table:table-cell office:value-type="string" calcext:value-type="string">
            <text:p>null</text:p>
          </table:table-cell>
          <table:table-cell office:value-type="float" office:value="0.109250001609325" calcext:value-type="float">
            <text:p>0.109250001609325</text:p>
          </table:table-cell>
          <table:table-cell office:value-type="float" office:value="0.051249999552965" calcext:value-type="float">
            <text:p>0.051249999552965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0.902681052684784" calcext:value-type="float">
            <text:p>0.90268105268478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875.93pt" svg:y="12.44pt">
            <loext:p draw:notify-on-update-of-ranges="Sheet2.A1:Sheet2.A1 Sheet2.A2:Sheet2.A39 Sheet2.B1:Sheet2.B1 Sheet2.B2:Sheet2.B39 Sheet2.A1:Sheet2.A1 Sheet2.A2:Sheet2.A39 Sheet2.C1:Sheet2.C1 Sheet2.C2:Sheet2.C39 Sheet2.A1:Sheet2.A1 Sheet2.A2:Sheet2.A39 Sheet2.D1:Sheet2.D1 Sheet2.D2:Sheet2.D39 Sheet2.A1:Sheet2.A1 Sheet2.A2:Sheet2.A39 Sheet2.F1:Sheet2.F1 Sheet2.F2:Sheet2.F39 Sheet2.A1:Sheet2.A1 Sheet2.A2:Sheet2.A39 Sheet2.G1:Sheet2.G1 Sheet2.G2:Sheet2.G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72.79pt" svg:y="274.03pt">
            <loext:p draw:notify-on-update-of-ranges="Sheet2.J1:Sheet2.J1 Sheet2.J2:Sheet2.J39 Sheet2.K1:Sheet2.K1 Sheet2.K2:Sheet2.K3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882.26pt" svg:y="552.44pt">
            <loext:p draw:notify-on-update-of-ranges="Sheet2.I1:Sheet2.I1 Sheet2.I2:Sheet2.I39 Sheet2.J1:Sheet2.J1 Sheet2.J2:Sheet2.J39 Sheet2.K1:Sheet2.K1 Sheet2.K2:Sheet2.K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453.51pt" svg:height="255.09pt" svg:x="410.57pt" svg:y="571.66pt">
            <loext:p draw:notify-on-update-of-ranges="Sheet2.A1:Sheet2.A1 Sheet2.A2:Sheet2.A39 Sheet2.H1:Sheet2.H1 Sheet2.H2:Sheet2.H3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6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</text:p>
          </table:table-cell>
          <table:table-cell office:value-type="string" calcext:value-type="string">
            <text:p>cpu_server</text:p>
          </table:table-cell>
          <table:table-cell office:value-type="string" calcext:value-type="string">
            <text:p>cpu_edge</text:p>
          </table:table-cell>
          <table:table-cell office:value-type="string" calcext:value-type="string">
            <text:p>mem_edge</text:p>
          </table:table-cell>
          <table:table-cell office:value-type="string" calcext:value-type="string">
            <text:p>cpu_node</text:p>
          </table:table-cell>
          <table:table-cell office:value-type="string" calcext:value-type="string">
            <text:p>mem_node</text:p>
          </table:table-cell>
          <table:table-cell office:value-type="string" calcext:value-type="string">
            <text:p>locust_users</text:p>
          </table:table-cell>
          <table:table-cell office:value-type="string" calcext:value-type="string">
            <text:p>successful_reqs</text:p>
          </table:table-cell>
          <table:table-cell office:value-type="string" calcext:value-type="string">
            <text:p>0_reqs</text:p>
          </table:table-cell>
          <table:table-cell office:value-type="string" calcext:value-type="string">
            <text:p>500_req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eventlog_17.B2]/1000" office:value-type="float" office:value="0.629" calcext:value-type="float">
            <text:p>0.629</text:p>
          </table:table-cell>
          <table:table-cell table:formula="of:=[eventlog_17.D2]/1000" office:value-type="float" office:value="0.048" calcext:value-type="float">
            <text:p>0.048</text:p>
          </table:table-cell>
          <table:table-cell table:formula="of:=[eventlog_17.F2]/1000" office:value-type="float" office:value="0.225" calcext:value-type="float">
            <text:p>0.225</text:p>
          </table:table-cell>
          <table:table-cell table:formula="of:=[eventlog_17.G2]" office:value-type="float" office:value="1058144256" calcext:value-type="float">
            <text:p>1058144256</text:p>
          </table:table-cell>
          <table:table-cell table:formula="of:=[eventlog_17.K2]" office:value-type="float" office:value="0.959249973297119" calcext:value-type="float">
            <text:p>0.959249973297119</text:p>
          </table:table-cell>
          <table:table-cell table:formula="of:=[eventlog_17.L2]" office:value-type="float" office:value="0.943939328193665" calcext:value-type="float">
            <text:p>0.943939328193665</text:p>
          </table:table-cell>
          <table:table-cell table:formula="of:=[eventlog_17.M2]" office:value-type="float" office:value="600" calcext:value-type="float">
            <text:p>600</text:p>
          </table:table-cell>
          <table:table-cell table:formula="of:=[eventlog_17.N2]+[eventlog_17.R2]" office:value-type="float" office:value="48060" calcext:value-type="float">
            <text:p>48060</text:p>
          </table:table-cell>
          <table:table-cell table:formula="of:=[eventlog_17.P2]+[eventlog_17.T2]" office:value-type="float" office:value="1241" calcext:value-type="float">
            <text:p>1241</text:p>
          </table:table-cell>
          <table:table-cell table:formula="of:=[eventlog_17.O2]+[eventlog_17.S2]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eventlog_17.B3]/1000" office:value-type="float" office:value="0.609" calcext:value-type="float">
            <text:p>0.609</text:p>
          </table:table-cell>
          <table:table-cell table:formula="of:=[eventlog_17.D3]/1000" office:value-type="float" office:value="0.049" calcext:value-type="float">
            <text:p>0.049</text:p>
          </table:table-cell>
          <table:table-cell table:formula="of:=[eventlog_17.F3]/1000" office:value-type="float" office:value="0.226" calcext:value-type="float">
            <text:p>0.226</text:p>
          </table:table-cell>
          <table:table-cell table:formula="of:=[eventlog_17.G3]" office:value-type="float" office:value="1054257152" calcext:value-type="float">
            <text:p>1054257152</text:p>
          </table:table-cell>
          <table:table-cell table:formula="of:=[eventlog_17.K3]" office:value-type="float" office:value="0.959249973297119" calcext:value-type="float">
            <text:p>0.959249973297119</text:p>
          </table:table-cell>
          <table:table-cell table:formula="of:=[eventlog_17.L3]" office:value-type="float" office:value="0.943787634372711" calcext:value-type="float">
            <text:p>0.943787634372711</text:p>
          </table:table-cell>
          <table:table-cell table:formula="of:=[eventlog_17.M3]" office:value-type="float" office:value="600" calcext:value-type="float">
            <text:p>600</text:p>
          </table:table-cell>
          <table:table-cell table:formula="of:=[eventlog_17.N3]+[eventlog_17.R3]" office:value-type="float" office:value="46054" calcext:value-type="float">
            <text:p>46054</text:p>
          </table:table-cell>
          <table:table-cell table:formula="of:=[eventlog_17.P3]+[eventlog_17.T3]" office:value-type="float" office:value="1024" calcext:value-type="float">
            <text:p>1024</text:p>
          </table:table-cell>
          <table:table-cell table:formula="of:=[eventlog_17.O3]+[eventlog_17.S3]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eventlog_17.B4]/1000" office:value-type="float" office:value="0.628" calcext:value-type="float">
            <text:p>0.628</text:p>
          </table:table-cell>
          <table:table-cell table:formula="of:=[eventlog_17.D4]/1000" office:value-type="float" office:value="0.05" calcext:value-type="float">
            <text:p>0.05</text:p>
          </table:table-cell>
          <table:table-cell table:formula="of:=[eventlog_17.F4]/1000" office:value-type="float" office:value="0.229" calcext:value-type="float">
            <text:p>0.229</text:p>
          </table:table-cell>
          <table:table-cell table:formula="of:=[eventlog_17.G4]" office:value-type="float" office:value="1032343552" calcext:value-type="float">
            <text:p>1032343552</text:p>
          </table:table-cell>
          <table:table-cell table:formula="of:=[eventlog_17.K4]" office:value-type="float" office:value="0.959249973297119" calcext:value-type="float">
            <text:p>0.959249973297119</text:p>
          </table:table-cell>
          <table:table-cell table:formula="of:=[eventlog_17.L4]" office:value-type="float" office:value="0.943261206150055" calcext:value-type="float">
            <text:p>0.943261206150055</text:p>
          </table:table-cell>
          <table:table-cell table:formula="of:=[eventlog_17.M4]" office:value-type="float" office:value="600" calcext:value-type="float">
            <text:p>600</text:p>
          </table:table-cell>
          <table:table-cell table:formula="of:=[eventlog_17.N4]+[eventlog_17.R4]" office:value-type="float" office:value="44064" calcext:value-type="float">
            <text:p>44064</text:p>
          </table:table-cell>
          <table:table-cell table:formula="of:=[eventlog_17.P4]+[eventlog_17.T4]" office:value-type="float" office:value="812" calcext:value-type="float">
            <text:p>812</text:p>
          </table:table-cell>
          <table:table-cell table:formula="of:=[eventlog_17.O4]+[eventlog_17.S4]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eventlog_17.B5]/1000" office:value-type="float" office:value="0.64" calcext:value-type="float">
            <text:p>0.64</text:p>
          </table:table-cell>
          <table:table-cell table:formula="of:=[eventlog_17.D5]/1000" office:value-type="float" office:value="0.05" calcext:value-type="float">
            <text:p>0.05</text:p>
          </table:table-cell>
          <table:table-cell table:formula="of:=[eventlog_17.F5]/1000" office:value-type="float" office:value="0.227" calcext:value-type="float">
            <text:p>0.227</text:p>
          </table:table-cell>
          <table:table-cell table:formula="of:=[eventlog_17.G5]" office:value-type="float" office:value="1021632512" calcext:value-type="float">
            <text:p>1021632512</text:p>
          </table:table-cell>
          <table:table-cell table:formula="of:=[eventlog_17.K5]" office:value-type="float" office:value="0.958249986171722" calcext:value-type="float">
            <text:p>0.958249986171722</text:p>
          </table:table-cell>
          <table:table-cell table:formula="of:=[eventlog_17.L5]" office:value-type="float" office:value="0.942738175392151" calcext:value-type="float">
            <text:p>0.942738175392151</text:p>
          </table:table-cell>
          <table:table-cell table:formula="of:=[eventlog_17.M5]" office:value-type="float" office:value="500" calcext:value-type="float">
            <text:p>500</text:p>
          </table:table-cell>
          <table:table-cell table:formula="of:=[eventlog_17.N5]+[eventlog_17.R5]" office:value-type="float" office:value="42037" calcext:value-type="float">
            <text:p>42037</text:p>
          </table:table-cell>
          <table:table-cell table:formula="of:=[eventlog_17.P5]+[eventlog_17.T5]" office:value-type="float" office:value="707" calcext:value-type="float">
            <text:p>707</text:p>
          </table:table-cell>
          <table:table-cell table:formula="of:=[eventlog_17.O5]+[eventlog_17.S5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eventlog_17.B6]/1000" office:value-type="float" office:value="0.641" calcext:value-type="float">
            <text:p>0.641</text:p>
          </table:table-cell>
          <table:table-cell table:formula="of:=[eventlog_17.D6]/1000" office:value-type="float" office:value="0.05" calcext:value-type="float">
            <text:p>0.05</text:p>
          </table:table-cell>
          <table:table-cell table:formula="of:=[eventlog_17.F6]/1000" office:value-type="float" office:value="0.232" calcext:value-type="float">
            <text:p>0.232</text:p>
          </table:table-cell>
          <table:table-cell table:formula="of:=[eventlog_17.G6]" office:value-type="float" office:value="1005232128" calcext:value-type="float">
            <text:p>1005232128</text:p>
          </table:table-cell>
          <table:table-cell table:formula="of:=[eventlog_17.K6]" office:value-type="float" office:value="0.958249986171722" calcext:value-type="float">
            <text:p>0.958249986171722</text:p>
          </table:table-cell>
          <table:table-cell table:formula="of:=[eventlog_17.L6]" office:value-type="float" office:value="0.942405939102173" calcext:value-type="float">
            <text:p>0.942405939102173</text:p>
          </table:table-cell>
          <table:table-cell table:formula="of:=[eventlog_17.M6]" office:value-type="float" office:value="500" calcext:value-type="float">
            <text:p>500</text:p>
          </table:table-cell>
          <table:table-cell table:formula="of:=[eventlog_17.N6]+[eventlog_17.R6]" office:value-type="float" office:value="40053" calcext:value-type="float">
            <text:p>40053</text:p>
          </table:table-cell>
          <table:table-cell table:formula="of:=[eventlog_17.P6]+[eventlog_17.T6]" office:value-type="float" office:value="493" calcext:value-type="float">
            <text:p>493</text:p>
          </table:table-cell>
          <table:table-cell table:formula="of:=[eventlog_17.O6]+[eventlog_17.S6]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eventlog_17.B7]/1000" office:value-type="float" office:value="0.641" calcext:value-type="float">
            <text:p>0.641</text:p>
          </table:table-cell>
          <table:table-cell table:formula="of:=[eventlog_17.D7]/1000" office:value-type="float" office:value="0.047" calcext:value-type="float">
            <text:p>0.047</text:p>
          </table:table-cell>
          <table:table-cell table:formula="of:=[eventlog_17.F7]/1000" office:value-type="float" office:value="0.222" calcext:value-type="float">
            <text:p>0.222</text:p>
          </table:table-cell>
          <table:table-cell table:formula="of:=[eventlog_17.G7]" office:value-type="float" office:value="986804224" calcext:value-type="float">
            <text:p>986804224</text:p>
          </table:table-cell>
          <table:table-cell table:formula="of:=[eventlog_17.K7]" office:value-type="float" office:value="0.96025002002716" calcext:value-type="float">
            <text:p>0.96025002002716</text:p>
          </table:table-cell>
          <table:table-cell table:formula="of:=[eventlog_17.L7]" office:value-type="float" office:value="0.94303172826767" calcext:value-type="float">
            <text:p>0.94303172826767</text:p>
          </table:table-cell>
          <table:table-cell table:formula="of:=[eventlog_17.M7]" office:value-type="float" office:value="500" calcext:value-type="float">
            <text:p>500</text:p>
          </table:table-cell>
          <table:table-cell table:formula="of:=[eventlog_17.N7]+[eventlog_17.R7]" office:value-type="float" office:value="38047" calcext:value-type="float">
            <text:p>38047</text:p>
          </table:table-cell>
          <table:table-cell table:formula="of:=[eventlog_17.P7]+[eventlog_17.T7]" office:value-type="float" office:value="387" calcext:value-type="float">
            <text:p>387</text:p>
          </table:table-cell>
          <table:table-cell table:formula="of:=[eventlog_17.O7]+[eventlog_17.S7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eventlog_17.B8]/1000" office:value-type="float" office:value="0.623" calcext:value-type="float">
            <text:p>0.623</text:p>
          </table:table-cell>
          <table:table-cell table:formula="of:=[eventlog_17.D8]/1000" office:value-type="float" office:value="0.049" calcext:value-type="float">
            <text:p>0.049</text:p>
          </table:table-cell>
          <table:table-cell table:formula="of:=[eventlog_17.F8]/1000" office:value-type="float" office:value="0.224" calcext:value-type="float">
            <text:p>0.224</text:p>
          </table:table-cell>
          <table:table-cell table:formula="of:=[eventlog_17.G8]" office:value-type="float" office:value="958824448" calcext:value-type="float">
            <text:p>958824448</text:p>
          </table:table-cell>
          <table:table-cell table:formula="of:=[eventlog_17.K8]" office:value-type="float" office:value="0.96025002002716" calcext:value-type="float">
            <text:p>0.96025002002716</text:p>
          </table:table-cell>
          <table:table-cell table:formula="of:=[eventlog_17.L8]" office:value-type="float" office:value="0.944794058799744" calcext:value-type="float">
            <text:p>0.944794058799744</text:p>
          </table:table-cell>
          <table:table-cell table:formula="of:=[eventlog_17.M8]" office:value-type="float" office:value="400" calcext:value-type="float">
            <text:p>400</text:p>
          </table:table-cell>
          <table:table-cell table:formula="of:=[eventlog_17.N8]+[eventlog_17.R8]" office:value-type="float" office:value="36047" calcext:value-type="float">
            <text:p>36047</text:p>
          </table:table-cell>
          <table:table-cell table:formula="of:=[eventlog_17.P8]+[eventlog_17.T8]" office:value-type="float" office:value="287" calcext:value-type="float">
            <text:p>287</text:p>
          </table:table-cell>
          <table:table-cell table:formula="of:=[eventlog_17.O8]+[eventlog_17.S8]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eventlog_17.B9]/1000" office:value-type="float" office:value="0.638" calcext:value-type="float">
            <text:p>0.638</text:p>
          </table:table-cell>
          <table:table-cell table:formula="of:=[eventlog_17.D9]/1000" office:value-type="float" office:value="0.049" calcext:value-type="float">
            <text:p>0.049</text:p>
          </table:table-cell>
          <table:table-cell table:formula="of:=[eventlog_17.F9]/1000" office:value-type="float" office:value="0.225" calcext:value-type="float">
            <text:p>0.225</text:p>
          </table:table-cell>
          <table:table-cell table:formula="of:=[eventlog_17.G9]" office:value-type="float" office:value="935858176" calcext:value-type="float">
            <text:p>935858176</text:p>
          </table:table-cell>
          <table:table-cell table:formula="of:=[eventlog_17.K9]" office:value-type="float" office:value="0.960500001907349" calcext:value-type="float">
            <text:p>0.960500001907349</text:p>
          </table:table-cell>
          <table:table-cell table:formula="of:=[eventlog_17.L9]" office:value-type="float" office:value="0.944079756736755" calcext:value-type="float">
            <text:p>0.944079756736755</text:p>
          </table:table-cell>
          <table:table-cell table:formula="of:=[eventlog_17.M9]" office:value-type="float" office:value="400" calcext:value-type="float">
            <text:p>400</text:p>
          </table:table-cell>
          <table:table-cell table:formula="of:=[eventlog_17.N9]+[eventlog_17.R9]" office:value-type="float" office:value="34063" calcext:value-type="float">
            <text:p>34063</text:p>
          </table:table-cell>
          <table:table-cell table:formula="of:=[eventlog_17.P9]+[eventlog_17.T9]" office:value-type="float" office:value="172" calcext:value-type="float">
            <text:p>172</text:p>
          </table:table-cell>
          <table:table-cell table:formula="of:=[eventlog_17.O9]+[eventlog_17.S9]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eventlog_17.B10]/1000" office:value-type="float" office:value="0.639" calcext:value-type="float">
            <text:p>0.639</text:p>
          </table:table-cell>
          <table:table-cell table:formula="of:=[eventlog_17.D10]/1000" office:value-type="float" office:value="0.049" calcext:value-type="float">
            <text:p>0.049</text:p>
          </table:table-cell>
          <table:table-cell table:formula="of:=[eventlog_17.F10]/1000" office:value-type="float" office:value="0.221" calcext:value-type="float">
            <text:p>0.221</text:p>
          </table:table-cell>
          <table:table-cell table:formula="of:=[eventlog_17.G10]" office:value-type="float" office:value="916086784" calcext:value-type="float">
            <text:p>916086784</text:p>
          </table:table-cell>
          <table:table-cell table:formula="of:=[eventlog_17.K10]" office:value-type="float" office:value="0.960500001907349" calcext:value-type="float">
            <text:p>0.960500001907349</text:p>
          </table:table-cell>
          <table:table-cell table:formula="of:=[eventlog_17.L10]" office:value-type="float" office:value="0.942753314971924" calcext:value-type="float">
            <text:p>0.942753314971924</text:p>
          </table:table-cell>
          <table:table-cell table:formula="of:=[eventlog_17.M10]" office:value-type="float" office:value="400" calcext:value-type="float">
            <text:p>400</text:p>
          </table:table-cell>
          <table:table-cell table:formula="of:=[eventlog_17.N10]+[eventlog_17.R10]" office:value-type="float" office:value="32070" calcext:value-type="float">
            <text:p>32070</text:p>
          </table:table-cell>
          <table:table-cell table:formula="of:=[eventlog_17.P10]+[eventlog_17.T10]" office:value-type="float" office:value="111" calcext:value-type="float">
            <text:p>111</text:p>
          </table:table-cell>
          <table:table-cell table:formula="of:=[eventlog_17.O10]+[eventlog_17.S10]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eventlog_17.B11]/1000" office:value-type="float" office:value="0.643" calcext:value-type="float">
            <text:p>0.643</text:p>
          </table:table-cell>
          <table:table-cell table:formula="of:=[eventlog_17.D11]/1000" office:value-type="float" office:value="0.049" calcext:value-type="float">
            <text:p>0.049</text:p>
          </table:table-cell>
          <table:table-cell table:formula="of:=[eventlog_17.F11]/1000" office:value-type="float" office:value="0.224" calcext:value-type="float">
            <text:p>0.224</text:p>
          </table:table-cell>
          <table:table-cell table:formula="of:=[eventlog_17.G11]" office:value-type="float" office:value="906244096" calcext:value-type="float">
            <text:p>906244096</text:p>
          </table:table-cell>
          <table:table-cell table:formula="of:=[eventlog_17.K11]" office:value-type="float" office:value="0.96025002002716" calcext:value-type="float">
            <text:p>0.96025002002716</text:p>
          </table:table-cell>
          <table:table-cell table:formula="of:=[eventlog_17.L11]" office:value-type="float" office:value="0.941650986671448" calcext:value-type="float">
            <text:p>0.941650986671448</text:p>
          </table:table-cell>
          <table:table-cell table:formula="of:=[eventlog_17.M11]" office:value-type="float" office:value="350" calcext:value-type="float">
            <text:p>350</text:p>
          </table:table-cell>
          <table:table-cell table:formula="of:=[eventlog_17.N11]+[eventlog_17.R11]" office:value-type="float" office:value="30068" calcext:value-type="float">
            <text:p>30068</text:p>
          </table:table-cell>
          <table:table-cell table:formula="of:=[eventlog_17.P11]+[eventlog_17.T11]" office:value-type="float" office:value="53" calcext:value-type="float">
            <text:p>53</text:p>
          </table:table-cell>
          <table:table-cell table:formula="of:=[eventlog_17.O11]+[eventlog_17.S11]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eventlog_17.B12]/1000" office:value-type="float" office:value="0.644" calcext:value-type="float">
            <text:p>0.644</text:p>
          </table:table-cell>
          <table:table-cell table:formula="of:=[eventlog_17.D12]/1000" office:value-type="float" office:value="0.047" calcext:value-type="float">
            <text:p>0.047</text:p>
          </table:table-cell>
          <table:table-cell table:formula="of:=[eventlog_17.F12]/1000" office:value-type="float" office:value="0.217" calcext:value-type="float">
            <text:p>0.217</text:p>
          </table:table-cell>
          <table:table-cell table:formula="of:=[eventlog_17.G12]" office:value-type="float" office:value="884178944" calcext:value-type="float">
            <text:p>884178944</text:p>
          </table:table-cell>
          <table:table-cell table:formula="of:=[eventlog_17.K12]" office:value-type="float" office:value="0.961000025272369" calcext:value-type="float">
            <text:p>0.961000025272369</text:p>
          </table:table-cell>
          <table:table-cell table:formula="of:=[eventlog_17.L12]" office:value-type="float" office:value="0.941839873790741" calcext:value-type="float">
            <text:p>0.941839873790741</text:p>
          </table:table-cell>
          <table:table-cell table:formula="of:=[eventlog_17.M12]" office:value-type="float" office:value="350" calcext:value-type="float">
            <text:p>350</text:p>
          </table:table-cell>
          <table:table-cell table:formula="of:=[eventlog_17.N12]+[eventlog_17.R12]" office:value-type="float" office:value="28076" calcext:value-type="float">
            <text:p>28076</text:p>
          </table:table-cell>
          <table:table-cell table:formula="of:=[eventlog_17.P12]+[eventlog_17.T12]" office:value-type="float" office:value="4" calcext:value-type="float">
            <text:p>4</text:p>
          </table:table-cell>
          <table:table-cell table:formula="of:=[eventlog_17.O12]+[eventlog_17.S12]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eventlog_17.B13]/1000" office:value-type="float" office:value="0.617" calcext:value-type="float">
            <text:p>0.617</text:p>
          </table:table-cell>
          <table:table-cell table:formula="of:=[eventlog_17.D13]/1000" office:value-type="float" office:value="0.048" calcext:value-type="float">
            <text:p>0.048</text:p>
          </table:table-cell>
          <table:table-cell table:formula="of:=[eventlog_17.F13]/1000" office:value-type="float" office:value="0.221" calcext:value-type="float">
            <text:p>0.221</text:p>
          </table:table-cell>
          <table:table-cell table:formula="of:=[eventlog_17.G13]" office:value-type="float" office:value="862973952" calcext:value-type="float">
            <text:p>862973952</text:p>
          </table:table-cell>
          <table:table-cell table:formula="of:=[eventlog_17.K13]" office:value-type="float" office:value="0.960749983787537" calcext:value-type="float">
            <text:p>0.960749983787537</text:p>
          </table:table-cell>
          <table:table-cell table:formula="of:=[eventlog_17.L13]" office:value-type="float" office:value="0.943418264389038" calcext:value-type="float">
            <text:p>0.943418264389038</text:p>
          </table:table-cell>
          <table:table-cell table:formula="of:=[eventlog_17.M13]" office:value-type="float" office:value="350" calcext:value-type="float">
            <text:p>350</text:p>
          </table:table-cell>
          <table:table-cell table:formula="of:=[eventlog_17.N13]+[eventlog_17.R13]" office:value-type="float" office:value="26067" calcext:value-type="float">
            <text:p>26067</text:p>
          </table:table-cell>
          <table:table-cell table:formula="of:=[eventlog_17.P13]+[eventlog_17.T13]" office:value-type="float" office:value="3" calcext:value-type="float">
            <text:p>3</text:p>
          </table:table-cell>
          <table:table-cell table:formula="of:=[eventlog_17.O13]+[eventlog_17.S13]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eventlog_17.B14]/1000" office:value-type="float" office:value="0.619" calcext:value-type="float">
            <text:p>0.619</text:p>
          </table:table-cell>
          <table:table-cell table:formula="of:=[eventlog_17.D14]/1000" office:value-type="float" office:value="0.049" calcext:value-type="float">
            <text:p>0.049</text:p>
          </table:table-cell>
          <table:table-cell table:formula="of:=[eventlog_17.F14]/1000" office:value-type="float" office:value="0.229" calcext:value-type="float">
            <text:p>0.229</text:p>
          </table:table-cell>
          <table:table-cell table:formula="of:=[eventlog_17.G14]" office:value-type="float" office:value="824233984" calcext:value-type="float">
            <text:p>824233984</text:p>
          </table:table-cell>
          <table:table-cell table:formula="of:=[eventlog_17.K14]" office:value-type="float" office:value="0.960749983787537" calcext:value-type="float">
            <text:p>0.960749983787537</text:p>
          </table:table-cell>
          <table:table-cell table:formula="of:=[eventlog_17.L14]" office:value-type="float" office:value="0.944765686988831" calcext:value-type="float">
            <text:p>0.944765686988831</text:p>
          </table:table-cell>
          <table:table-cell table:formula="of:=[eventlog_17.M14]" office:value-type="float" office:value="300" calcext:value-type="float">
            <text:p>300</text:p>
          </table:table-cell>
          <table:table-cell table:formula="of:=[eventlog_17.N14]+[eventlog_17.R14]" office:value-type="float" office:value="24081" calcext:value-type="float">
            <text:p>24081</text:p>
          </table:table-cell>
          <table:table-cell table:formula="of:=[eventlog_17.P14]+[eventlog_17.T14]" office:value-type="float" office:value="2" calcext:value-type="float">
            <text:p>2</text:p>
          </table:table-cell>
          <table:table-cell table:formula="of:=[eventlog_17.O14]+[eventlog_17.S14]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eventlog_17.B15]/1000" office:value-type="float" office:value="0.634" calcext:value-type="float">
            <text:p>0.634</text:p>
          </table:table-cell>
          <table:table-cell table:formula="of:=[eventlog_17.D15]/1000" office:value-type="float" office:value="0.048" calcext:value-type="float">
            <text:p>0.048</text:p>
          </table:table-cell>
          <table:table-cell table:formula="of:=[eventlog_17.F15]/1000" office:value-type="float" office:value="0.232" calcext:value-type="float">
            <text:p>0.232</text:p>
          </table:table-cell>
          <table:table-cell table:formula="of:=[eventlog_17.G15]" office:value-type="float" office:value="800587776" calcext:value-type="float">
            <text:p>800587776</text:p>
          </table:table-cell>
          <table:table-cell table:formula="of:=[eventlog_17.K15]" office:value-type="float" office:value="0.959500014781952" calcext:value-type="float">
            <text:p>0.959500014781952</text:p>
          </table:table-cell>
          <table:table-cell table:formula="of:=[eventlog_17.L15]" office:value-type="float" office:value="0.943192720413208" calcext:value-type="float">
            <text:p>0.943192720413208</text:p>
          </table:table-cell>
          <table:table-cell table:formula="of:=[eventlog_17.M15]" office:value-type="float" office:value="300" calcext:value-type="float">
            <text:p>300</text:p>
          </table:table-cell>
          <table:table-cell table:formula="of:=[eventlog_17.N15]+[eventlog_17.R15]" office:value-type="float" office:value="22087" calcext:value-type="float">
            <text:p>22087</text:p>
          </table:table-cell>
          <table:table-cell table:formula="of:=[eventlog_17.P15]+[eventlog_17.T15]" office:value-type="float" office:value="1" calcext:value-type="float">
            <text:p>1</text:p>
          </table:table-cell>
          <table:table-cell table:formula="of:=[eventlog_17.O15]+[eventlog_17.S15]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eventlog_17.B16]/1000" office:value-type="float" office:value="0.624" calcext:value-type="float">
            <text:p>0.624</text:p>
          </table:table-cell>
          <table:table-cell table:formula="of:=[eventlog_17.D16]/1000" office:value-type="float" office:value="0.048" calcext:value-type="float">
            <text:p>0.048</text:p>
          </table:table-cell>
          <table:table-cell table:formula="of:=[eventlog_17.F16]/1000" office:value-type="float" office:value="0.228" calcext:value-type="float">
            <text:p>0.228</text:p>
          </table:table-cell>
          <table:table-cell table:formula="of:=[eventlog_17.G16]" office:value-type="float" office:value="765779968" calcext:value-type="float">
            <text:p>765779968</text:p>
          </table:table-cell>
          <table:table-cell table:formula="of:=[eventlog_17.K16]" office:value-type="float" office:value="0.959999978542328" calcext:value-type="float">
            <text:p>0.959999978542328</text:p>
          </table:table-cell>
          <table:table-cell table:formula="of:=[eventlog_17.L16]" office:value-type="float" office:value="0.934444069862366" calcext:value-type="float">
            <text:p>0.934444069862366</text:p>
          </table:table-cell>
          <table:table-cell table:formula="of:=[eventlog_17.M16]" office:value-type="float" office:value="300" calcext:value-type="float">
            <text:p>300</text:p>
          </table:table-cell>
          <table:table-cell table:formula="of:=[eventlog_17.N16]+[eventlog_17.R16]" office:value-type="float" office:value="20071" calcext:value-type="float">
            <text:p>20071</text:p>
          </table:table-cell>
          <table:table-cell table:formula="of:=[eventlog_17.P16]+[eventlog_17.T16]" office:value-type="float" office:value="0" calcext:value-type="float">
            <text:p>0</text:p>
          </table:table-cell>
          <table:table-cell table:formula="of:=[eventlog_17.O16]+[eventlog_17.S16]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eventlog_17.B17]/1000" office:value-type="float" office:value="0.613" calcext:value-type="float">
            <text:p>0.613</text:p>
          </table:table-cell>
          <table:table-cell table:formula="of:=[eventlog_17.D17]/1000" office:value-type="float" office:value="0.046" calcext:value-type="float">
            <text:p>0.046</text:p>
          </table:table-cell>
          <table:table-cell table:formula="of:=[eventlog_17.F17]/1000" office:value-type="float" office:value="0.225" calcext:value-type="float">
            <text:p>0.225</text:p>
          </table:table-cell>
          <table:table-cell table:formula="of:=[eventlog_17.G17]" office:value-type="float" office:value="748531712" calcext:value-type="float">
            <text:p>748531712</text:p>
          </table:table-cell>
          <table:table-cell table:formula="of:=[eventlog_17.K17]" office:value-type="float" office:value="0.960500001907349" calcext:value-type="float">
            <text:p>0.960500001907349</text:p>
          </table:table-cell>
          <table:table-cell table:formula="of:=[eventlog_17.L17]" office:value-type="float" office:value="0.932354390621185" calcext:value-type="float">
            <text:p>0.932354390621185</text:p>
          </table:table-cell>
          <table:table-cell table:formula="of:=[eventlog_17.M17]" office:value-type="float" office:value="250" calcext:value-type="float">
            <text:p>250</text:p>
          </table:table-cell>
          <table:table-cell table:formula="of:=[eventlog_17.N17]+[eventlog_17.R17]" office:value-type="float" office:value="18085" calcext:value-type="float">
            <text:p>18085</text:p>
          </table:table-cell>
          <table:table-cell table:formula="of:=[eventlog_17.P17]+[eventlog_17.T17]" office:value-type="float" office:value="0" calcext:value-type="float">
            <text:p>0</text:p>
          </table:table-cell>
          <table:table-cell table:formula="of:=[eventlog_17.O17]+[eventlog_17.S17]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eventlog_17.B18]/1000" office:value-type="float" office:value="0.609" calcext:value-type="float">
            <text:p>0.609</text:p>
          </table:table-cell>
          <table:table-cell table:formula="of:=[eventlog_17.D18]/1000" office:value-type="float" office:value="0.04" calcext:value-type="float">
            <text:p>0.04</text:p>
          </table:table-cell>
          <table:table-cell table:formula="of:=[eventlog_17.F18]/1000" office:value-type="float" office:value="0.205" calcext:value-type="float">
            <text:p>0.205</text:p>
          </table:table-cell>
          <table:table-cell table:formula="of:=[eventlog_17.G18]" office:value-type="float" office:value="718561280" calcext:value-type="float">
            <text:p>718561280</text:p>
          </table:table-cell>
          <table:table-cell table:formula="of:=[eventlog_17.K18]" office:value-type="float" office:value="0.962999999523163" calcext:value-type="float">
            <text:p>0.962999999523163</text:p>
          </table:table-cell>
          <table:table-cell table:formula="of:=[eventlog_17.L18]" office:value-type="float" office:value="0.928655982017517" calcext:value-type="float">
            <text:p>0.928655982017517</text:p>
          </table:table-cell>
          <table:table-cell table:formula="of:=[eventlog_17.M18]" office:value-type="float" office:value="250" calcext:value-type="float">
            <text:p>250</text:p>
          </table:table-cell>
          <table:table-cell table:formula="of:=[eventlog_17.N18]+[eventlog_17.R18]" office:value-type="float" office:value="16097" calcext:value-type="float">
            <text:p>16097</text:p>
          </table:table-cell>
          <table:table-cell table:formula="of:=[eventlog_17.P18]+[eventlog_17.T18]" office:value-type="float" office:value="0" calcext:value-type="float">
            <text:p>0</text:p>
          </table:table-cell>
          <table:table-cell table:formula="of:=[eventlog_17.O18]+[eventlog_17.S18]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eventlog_17.B19]/1000" office:value-type="float" office:value="0.526" calcext:value-type="float">
            <text:p>0.526</text:p>
          </table:table-cell>
          <table:table-cell table:formula="of:=[eventlog_17.D19]/1000" office:value-type="float" office:value="0.039" calcext:value-type="float">
            <text:p>0.039</text:p>
          </table:table-cell>
          <table:table-cell table:formula="of:=[eventlog_17.F19]/1000" office:value-type="float" office:value="0.189" calcext:value-type="float">
            <text:p>0.189</text:p>
          </table:table-cell>
          <table:table-cell table:formula="of:=[eventlog_17.G19]" office:value-type="float" office:value="684924928" calcext:value-type="float">
            <text:p>684924928</text:p>
          </table:table-cell>
          <table:table-cell table:formula="of:=[eventlog_17.K19]" office:value-type="float" office:value="0.965250015258789" calcext:value-type="float">
            <text:p>0.965250015258789</text:p>
          </table:table-cell>
          <table:table-cell table:formula="of:=[eventlog_17.L19]" office:value-type="float" office:value="0.925985515117645" calcext:value-type="float">
            <text:p>0.925985515117645</text:p>
          </table:table-cell>
          <table:table-cell table:formula="of:=[eventlog_17.M19]" office:value-type="float" office:value="250" calcext:value-type="float">
            <text:p>250</text:p>
          </table:table-cell>
          <table:table-cell table:formula="of:=[eventlog_17.N19]+[eventlog_17.R19]" office:value-type="float" office:value="14118" calcext:value-type="float">
            <text:p>14118</text:p>
          </table:table-cell>
          <table:table-cell table:formula="of:=[eventlog_17.P19]+[eventlog_17.T19]" office:value-type="float" office:value="0" calcext:value-type="float">
            <text:p>0</text:p>
          </table:table-cell>
          <table:table-cell table:formula="of:=[eventlog_17.O19]+[eventlog_17.S19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eventlog_17.B20]/1000" office:value-type="float" office:value="0.503" calcext:value-type="float">
            <text:p>0.503</text:p>
          </table:table-cell>
          <table:table-cell table:formula="of:=[eventlog_17.D20]/1000" office:value-type="float" office:value="0.035" calcext:value-type="float">
            <text:p>0.035</text:p>
          </table:table-cell>
          <table:table-cell table:formula="of:=[eventlog_17.F20]/1000" office:value-type="float" office:value="0.184" calcext:value-type="float">
            <text:p>0.184</text:p>
          </table:table-cell>
          <table:table-cell table:formula="of:=[eventlog_17.G20]" office:value-type="float" office:value="670318592" calcext:value-type="float">
            <text:p>670318592</text:p>
          </table:table-cell>
          <table:table-cell table:formula="of:=[eventlog_17.K20]" office:value-type="float" office:value="0.966000020503998" calcext:value-type="float">
            <text:p>0.966000020503998</text:p>
          </table:table-cell>
          <table:table-cell table:formula="of:=[eventlog_17.L20]" office:value-type="float" office:value="0.922895312309265" calcext:value-type="float">
            <text:p>0.922895312309265</text:p>
          </table:table-cell>
          <table:table-cell table:formula="of:=[eventlog_17.M20]" office:value-type="float" office:value="200" calcext:value-type="float">
            <text:p>200</text:p>
          </table:table-cell>
          <table:table-cell table:formula="of:=[eventlog_17.N20]+[eventlog_17.R20]" office:value-type="float" office:value="12244" calcext:value-type="float">
            <text:p>12244</text:p>
          </table:table-cell>
          <table:table-cell table:formula="of:=[eventlog_17.P20]+[eventlog_17.T20]" office:value-type="float" office:value="0" calcext:value-type="float">
            <text:p>0</text:p>
          </table:table-cell>
          <table:table-cell table:formula="of:=[eventlog_17.O20]+[eventlog_17.S20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eventlog_17.B21]/1000" office:value-type="float" office:value="0.471" calcext:value-type="float">
            <text:p>0.471</text:p>
          </table:table-cell>
          <table:table-cell table:formula="of:=[eventlog_17.D21]/1000" office:value-type="float" office:value="0.03" calcext:value-type="float">
            <text:p>0.03</text:p>
          </table:table-cell>
          <table:table-cell table:formula="of:=[eventlog_17.F21]/1000" office:value-type="float" office:value="0.183" calcext:value-type="float">
            <text:p>0.183</text:p>
          </table:table-cell>
          <table:table-cell table:formula="of:=[eventlog_17.G21]" office:value-type="float" office:value="648720384" calcext:value-type="float">
            <text:p>648720384</text:p>
          </table:table-cell>
          <table:table-cell table:formula="of:=[eventlog_17.K21]" office:value-type="float" office:value="0.968999981880188" calcext:value-type="float">
            <text:p>0.968999981880188</text:p>
          </table:table-cell>
          <table:table-cell table:formula="of:=[eventlog_17.L21]" office:value-type="float" office:value="0.922635495662689" calcext:value-type="float">
            <text:p>0.922635495662689</text:p>
          </table:table-cell>
          <table:table-cell table:formula="of:=[eventlog_17.M21]" office:value-type="float" office:value="200" calcext:value-type="float">
            <text:p>200</text:p>
          </table:table-cell>
          <table:table-cell table:formula="of:=[eventlog_17.N21]+[eventlog_17.R21]" office:value-type="float" office:value="10670" calcext:value-type="float">
            <text:p>10670</text:p>
          </table:table-cell>
          <table:table-cell table:formula="of:=[eventlog_17.P21]+[eventlog_17.T21]" office:value-type="float" office:value="0" calcext:value-type="float">
            <text:p>0</text:p>
          </table:table-cell>
          <table:table-cell table:formula="of:=[eventlog_17.O21]+[eventlog_17.S21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eventlog_17.B22]/1000" office:value-type="float" office:value="0.421" calcext:value-type="float">
            <text:p>0.421</text:p>
          </table:table-cell>
          <table:table-cell table:formula="of:=[eventlog_17.D22]/1000" office:value-type="float" office:value="0.027" calcext:value-type="float">
            <text:p>0.027</text:p>
          </table:table-cell>
          <table:table-cell table:formula="of:=[eventlog_17.F22]/1000" office:value-type="float" office:value="0.158" calcext:value-type="float">
            <text:p>0.158</text:p>
          </table:table-cell>
          <table:table-cell table:formula="of:=[eventlog_17.G22]" office:value-type="float" office:value="629624832" calcext:value-type="float">
            <text:p>629624832</text:p>
          </table:table-cell>
          <table:table-cell table:formula="of:=[eventlog_17.K22]" office:value-type="float" office:value="0.972500026226044" calcext:value-type="float">
            <text:p>0.972500026226044</text:p>
          </table:table-cell>
          <table:table-cell table:formula="of:=[eventlog_17.L22]" office:value-type="float" office:value="0.917987406253815" calcext:value-type="float">
            <text:p>0.917987406253815</text:p>
          </table:table-cell>
          <table:table-cell table:formula="of:=[eventlog_17.M22]" office:value-type="float" office:value="200" calcext:value-type="float">
            <text:p>200</text:p>
          </table:table-cell>
          <table:table-cell table:formula="of:=[eventlog_17.N22]+[eventlog_17.R22]" office:value-type="float" office:value="9082" calcext:value-type="float">
            <text:p>9082</text:p>
          </table:table-cell>
          <table:table-cell table:formula="of:=[eventlog_17.P22]+[eventlog_17.T22]" office:value-type="float" office:value="0" calcext:value-type="float">
            <text:p>0</text:p>
          </table:table-cell>
          <table:table-cell table:formula="of:=[eventlog_17.O22]+[eventlog_17.S22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eventlog_17.B23]/1000" office:value-type="float" office:value="0.362" calcext:value-type="float">
            <text:p>0.362</text:p>
          </table:table-cell>
          <table:table-cell table:formula="of:=[eventlog_17.D23]/1000" office:value-type="float" office:value="0.027" calcext:value-type="float">
            <text:p>0.027</text:p>
          </table:table-cell>
          <table:table-cell table:formula="of:=[eventlog_17.F23]/1000" office:value-type="float" office:value="0.158" calcext:value-type="float">
            <text:p>0.158</text:p>
          </table:table-cell>
          <table:table-cell table:formula="of:=[eventlog_17.G23]" office:value-type="float" office:value="620744704" calcext:value-type="float">
            <text:p>620744704</text:p>
          </table:table-cell>
          <table:table-cell table:formula="of:=[eventlog_17.K23]" office:value-type="float" office:value="0.972500026226044" calcext:value-type="float">
            <text:p>0.972500026226044</text:p>
          </table:table-cell>
          <table:table-cell table:formula="of:=[eventlog_17.L23]" office:value-type="float" office:value="0.917035758495331" calcext:value-type="float">
            <text:p>0.917035758495331</text:p>
          </table:table-cell>
          <table:table-cell table:formula="of:=[eventlog_17.M23]" office:value-type="float" office:value="150" calcext:value-type="float">
            <text:p>150</text:p>
          </table:table-cell>
          <table:table-cell table:formula="of:=[eventlog_17.N23]+[eventlog_17.R23]" office:value-type="float" office:value="7596" calcext:value-type="float">
            <text:p>7596</text:p>
          </table:table-cell>
          <table:table-cell table:formula="of:=[eventlog_17.P23]+[eventlog_17.T23]" office:value-type="float" office:value="0" calcext:value-type="float">
            <text:p>0</text:p>
          </table:table-cell>
          <table:table-cell table:formula="of:=[eventlog_17.O23]+[eventlog_17.S23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eventlog_17.B24]/1000" office:value-type="float" office:value="0.373" calcext:value-type="float">
            <text:p>0.373</text:p>
          </table:table-cell>
          <table:table-cell table:formula="of:=[eventlog_17.D24]/1000" office:value-type="float" office:value="0.021" calcext:value-type="float">
            <text:p>0.021</text:p>
          </table:table-cell>
          <table:table-cell table:formula="of:=[eventlog_17.F24]/1000" office:value-type="float" office:value="0.165" calcext:value-type="float">
            <text:p>0.165</text:p>
          </table:table-cell>
          <table:table-cell table:formula="of:=[eventlog_17.G24]" office:value-type="float" office:value="617189376" calcext:value-type="float">
            <text:p>617189376</text:p>
          </table:table-cell>
          <table:table-cell table:formula="of:=[eventlog_17.K24]" office:value-type="float" office:value="0.974749982357025" calcext:value-type="float">
            <text:p>0.974749982357025</text:p>
          </table:table-cell>
          <table:table-cell table:formula="of:=[eventlog_17.L24]" office:value-type="float" office:value="0.916553378105164" calcext:value-type="float">
            <text:p>0.916553378105164</text:p>
          </table:table-cell>
          <table:table-cell table:formula="of:=[eventlog_17.M24]" office:value-type="float" office:value="150" calcext:value-type="float">
            <text:p>150</text:p>
          </table:table-cell>
          <table:table-cell table:formula="of:=[eventlog_17.N24]+[eventlog_17.R24]" office:value-type="float" office:value="6411" calcext:value-type="float">
            <text:p>6411</text:p>
          </table:table-cell>
          <table:table-cell table:formula="of:=[eventlog_17.P24]+[eventlog_17.T24]" office:value-type="float" office:value="0" calcext:value-type="float">
            <text:p>0</text:p>
          </table:table-cell>
          <table:table-cell table:formula="of:=[eventlog_17.O24]+[eventlog_17.S24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eventlog_17.B25]/1000" office:value-type="float" office:value="0.32" calcext:value-type="float">
            <text:p>0.32</text:p>
          </table:table-cell>
          <table:table-cell table:formula="of:=[eventlog_17.D25]/1000" office:value-type="float" office:value="0.018" calcext:value-type="float">
            <text:p>0.018</text:p>
          </table:table-cell>
          <table:table-cell table:formula="of:=[eventlog_17.F25]/1000" office:value-type="float" office:value="0.146" calcext:value-type="float">
            <text:p>0.146</text:p>
          </table:table-cell>
          <table:table-cell table:formula="of:=[eventlog_17.G25]" office:value-type="float" office:value="603045888" calcext:value-type="float">
            <text:p>603045888</text:p>
          </table:table-cell>
          <table:table-cell table:formula="of:=[eventlog_17.K25]" office:value-type="float" office:value="0.977500021457672" calcext:value-type="float">
            <text:p>0.977500021457672</text:p>
          </table:table-cell>
          <table:table-cell table:formula="of:=[eventlog_17.L25]" office:value-type="float" office:value="0.91494607925415" calcext:value-type="float">
            <text:p>0.91494607925415</text:p>
          </table:table-cell>
          <table:table-cell table:formula="of:=[eventlog_17.M25]" office:value-type="float" office:value="150" calcext:value-type="float">
            <text:p>150</text:p>
          </table:table-cell>
          <table:table-cell table:formula="of:=[eventlog_17.N25]+[eventlog_17.R25]" office:value-type="float" office:value="5211" calcext:value-type="float">
            <text:p>5211</text:p>
          </table:table-cell>
          <table:table-cell table:formula="of:=[eventlog_17.P25]+[eventlog_17.T25]" office:value-type="float" office:value="0" calcext:value-type="float">
            <text:p>0</text:p>
          </table:table-cell>
          <table:table-cell table:formula="of:=[eventlog_17.O25]+[eventlog_17.S25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eventlog_17.B26]/1000" office:value-type="float" office:value="0.292" calcext:value-type="float">
            <text:p>0.292</text:p>
          </table:table-cell>
          <table:table-cell table:formula="of:=[eventlog_17.D26]/1000" office:value-type="float" office:value="0.018" calcext:value-type="float">
            <text:p>0.018</text:p>
          </table:table-cell>
          <table:table-cell table:formula="of:=[eventlog_17.F26]/1000" office:value-type="float" office:value="0.134" calcext:value-type="float">
            <text:p>0.134</text:p>
          </table:table-cell>
          <table:table-cell table:formula="of:=[eventlog_17.G26]" office:value-type="float" office:value="602976256" calcext:value-type="float">
            <text:p>602976256</text:p>
          </table:table-cell>
          <table:table-cell table:formula="of:=[eventlog_17.K26]" office:value-type="float" office:value="0.978250026702881" calcext:value-type="float">
            <text:p>0.978250026702881</text:p>
          </table:table-cell>
          <table:table-cell table:formula="of:=[eventlog_17.L26]" office:value-type="float" office:value="0.916497111320496" calcext:value-type="float">
            <text:p>0.916497111320496</text:p>
          </table:table-cell>
          <table:table-cell table:formula="of:=[eventlog_17.M26]" office:value-type="float" office:value="100" calcext:value-type="float">
            <text:p>100</text:p>
          </table:table-cell>
          <table:table-cell table:formula="of:=[eventlog_17.N26]+[eventlog_17.R26]" office:value-type="float" office:value="4137" calcext:value-type="float">
            <text:p>4137</text:p>
          </table:table-cell>
          <table:table-cell table:formula="of:=[eventlog_17.P26]+[eventlog_17.T26]" office:value-type="float" office:value="0" calcext:value-type="float">
            <text:p>0</text:p>
          </table:table-cell>
          <table:table-cell table:formula="of:=[eventlog_17.O26]+[eventlog_17.S26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eventlog_17.B27]/1000" office:value-type="float" office:value="0.3" calcext:value-type="float">
            <text:p>0.3</text:p>
          </table:table-cell>
          <table:table-cell table:formula="of:=[eventlog_17.D27]/1000" office:value-type="float" office:value="0.013" calcext:value-type="float">
            <text:p>0.013</text:p>
          </table:table-cell>
          <table:table-cell table:formula="of:=[eventlog_17.F27]/1000" office:value-type="float" office:value="0.121" calcext:value-type="float">
            <text:p>0.121</text:p>
          </table:table-cell>
          <table:table-cell table:formula="of:=[eventlog_17.G27]" office:value-type="float" office:value="605945856" calcext:value-type="float">
            <text:p>605945856</text:p>
          </table:table-cell>
          <table:table-cell table:formula="of:=[eventlog_17.K27]" office:value-type="float" office:value="0.980250000953674" calcext:value-type="float">
            <text:p>0.980250000953674</text:p>
          </table:table-cell>
          <table:table-cell table:formula="of:=[eventlog_17.L27]" office:value-type="float" office:value="0.915283679962158" calcext:value-type="float">
            <text:p>0.915283679962158</text:p>
          </table:table-cell>
          <table:table-cell table:formula="of:=[eventlog_17.M27]" office:value-type="float" office:value="100" calcext:value-type="float">
            <text:p>100</text:p>
          </table:table-cell>
          <table:table-cell table:formula="of:=[eventlog_17.N27]+[eventlog_17.R27]" office:value-type="float" office:value="3346" calcext:value-type="float">
            <text:p>3346</text:p>
          </table:table-cell>
          <table:table-cell table:formula="of:=[eventlog_17.P27]+[eventlog_17.T27]" office:value-type="float" office:value="0" calcext:value-type="float">
            <text:p>0</text:p>
          </table:table-cell>
          <table:table-cell table:formula="of:=[eventlog_17.O27]+[eventlog_17.S27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eventlog_17.B28]/1000" office:value-type="float" office:value="0.204" calcext:value-type="float">
            <text:p>0.204</text:p>
          </table:table-cell>
          <table:table-cell table:formula="of:=[eventlog_17.D28]/1000" office:value-type="float" office:value="0.009" calcext:value-type="float">
            <text:p>0.009</text:p>
          </table:table-cell>
          <table:table-cell table:formula="of:=[eventlog_17.F28]/1000" office:value-type="float" office:value="0.091" calcext:value-type="float">
            <text:p>0.091</text:p>
          </table:table-cell>
          <table:table-cell table:formula="of:=[eventlog_17.G28]" office:value-type="float" office:value="598233088" calcext:value-type="float">
            <text:p>598233088</text:p>
          </table:table-cell>
          <table:table-cell table:formula="of:=[eventlog_17.K28]" office:value-type="float" office:value="0.9825000166893" calcext:value-type="float">
            <text:p>0.9825000166893</text:p>
          </table:table-cell>
          <table:table-cell table:formula="of:=[eventlog_17.L28]" office:value-type="float" office:value="0.914158403873444" calcext:value-type="float">
            <text:p>0.914158403873444</text:p>
          </table:table-cell>
          <table:table-cell table:formula="of:=[eventlog_17.M28]" office:value-type="float" office:value="100" calcext:value-type="float">
            <text:p>100</text:p>
          </table:table-cell>
          <table:table-cell table:formula="of:=[eventlog_17.N28]+[eventlog_17.R28]" office:value-type="float" office:value="2548" calcext:value-type="float">
            <text:p>2548</text:p>
          </table:table-cell>
          <table:table-cell table:formula="of:=[eventlog_17.P28]+[eventlog_17.T28]" office:value-type="float" office:value="0" calcext:value-type="float">
            <text:p>0</text:p>
          </table:table-cell>
          <table:table-cell table:formula="of:=[eventlog_17.O28]+[eventlog_17.S28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eventlog_17.B29]/1000" office:value-type="float" office:value="0.158" calcext:value-type="float">
            <text:p>0.158</text:p>
          </table:table-cell>
          <table:table-cell table:formula="of:=[eventlog_17.D29]/1000" office:value-type="float" office:value="0.009" calcext:value-type="float">
            <text:p>0.009</text:p>
          </table:table-cell>
          <table:table-cell table:formula="of:=[eventlog_17.F29]/1000" office:value-type="float" office:value="0.083" calcext:value-type="float">
            <text:p>0.083</text:p>
          </table:table-cell>
          <table:table-cell table:formula="of:=[eventlog_17.G29]" office:value-type="float" office:value="596451328" calcext:value-type="float">
            <text:p>596451328</text:p>
          </table:table-cell>
          <table:table-cell table:formula="of:=[eventlog_17.K29]" office:value-type="float" office:value="0.983250021934509" calcext:value-type="float">
            <text:p>0.983250021934509</text:p>
          </table:table-cell>
          <table:table-cell table:formula="of:=[eventlog_17.L29]" office:value-type="float" office:value="0.9140864610672" calcext:value-type="float">
            <text:p>0.9140864610672</text:p>
          </table:table-cell>
          <table:table-cell table:formula="of:=[eventlog_17.M29]" office:value-type="float" office:value="50" calcext:value-type="float">
            <text:p>50</text:p>
          </table:table-cell>
          <table:table-cell table:formula="of:=[eventlog_17.N29]+[eventlog_17.R29]" office:value-type="float" office:value="1868" calcext:value-type="float">
            <text:p>1868</text:p>
          </table:table-cell>
          <table:table-cell table:formula="of:=[eventlog_17.P29]+[eventlog_17.T29]" office:value-type="float" office:value="0" calcext:value-type="float">
            <text:p>0</text:p>
          </table:table-cell>
          <table:table-cell table:formula="of:=[eventlog_17.O29]+[eventlog_17.S29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eventlog_17.B30]/1000" office:value-type="float" office:value="0.172" calcext:value-type="float">
            <text:p>0.172</text:p>
          </table:table-cell>
          <table:table-cell table:formula="of:=[eventlog_17.D30]/1000" office:value-type="float" office:value="0.006" calcext:value-type="float">
            <text:p>0.006</text:p>
          </table:table-cell>
          <table:table-cell table:formula="of:=[eventlog_17.F30]/1000" office:value-type="float" office:value="0.078" calcext:value-type="float">
            <text:p>0.078</text:p>
          </table:table-cell>
          <table:table-cell table:formula="of:=[eventlog_17.G30]" office:value-type="float" office:value="594264064" calcext:value-type="float">
            <text:p>594264064</text:p>
          </table:table-cell>
          <table:table-cell table:formula="of:=[eventlog_17.K30]" office:value-type="float" office:value="0.984749972820282" calcext:value-type="float">
            <text:p>0.984749972820282</text:p>
          </table:table-cell>
          <table:table-cell table:formula="of:=[eventlog_17.L30]" office:value-type="float" office:value="0.913480758666992" calcext:value-type="float">
            <text:p>0.913480758666992</text:p>
          </table:table-cell>
          <table:table-cell table:formula="of:=[eventlog_17.M30]" office:value-type="float" office:value="50" calcext:value-type="float">
            <text:p>50</text:p>
          </table:table-cell>
          <table:table-cell table:formula="of:=[eventlog_17.N30]+[eventlog_17.R30]" office:value-type="float" office:value="1478" calcext:value-type="float">
            <text:p>1478</text:p>
          </table:table-cell>
          <table:table-cell table:formula="of:=[eventlog_17.P30]+[eventlog_17.T30]" office:value-type="float" office:value="0" calcext:value-type="float">
            <text:p>0</text:p>
          </table:table-cell>
          <table:table-cell table:formula="of:=[eventlog_17.O30]+[eventlog_17.S30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eventlog_17.B31]/1000" office:value-type="float" office:value="0.123" calcext:value-type="float">
            <text:p>0.123</text:p>
          </table:table-cell>
          <table:table-cell table:formula="of:=[eventlog_17.D31]/1000" office:value-type="float" office:value="0.004" calcext:value-type="float">
            <text:p>0.004</text:p>
          </table:table-cell>
          <table:table-cell table:formula="of:=[eventlog_17.F31]/1000" office:value-type="float" office:value="0.039" calcext:value-type="float">
            <text:p>0.039</text:p>
          </table:table-cell>
          <table:table-cell table:formula="of:=[eventlog_17.G31]" office:value-type="float" office:value="584302592" calcext:value-type="float">
            <text:p>584302592</text:p>
          </table:table-cell>
          <table:table-cell table:formula="of:=[eventlog_17.K31]" office:value-type="float" office:value="0.98675000667572" calcext:value-type="float">
            <text:p>0.98675000667572</text:p>
          </table:table-cell>
          <table:table-cell table:formula="of:=[eventlog_17.L31]" office:value-type="float" office:value="0.912549674510956" calcext:value-type="float">
            <text:p>0.912549674510956</text:p>
          </table:table-cell>
          <table:table-cell table:formula="of:=[eventlog_17.M31]" office:value-type="float" office:value="50" calcext:value-type="float">
            <text:p>50</text:p>
          </table:table-cell>
          <table:table-cell table:formula="of:=[eventlog_17.N31]+[eventlog_17.R31]" office:value-type="float" office:value="1083" calcext:value-type="float">
            <text:p>1083</text:p>
          </table:table-cell>
          <table:table-cell table:formula="of:=[eventlog_17.P31]+[eventlog_17.T31]" office:value-type="float" office:value="0" calcext:value-type="float">
            <text:p>0</text:p>
          </table:table-cell>
          <table:table-cell table:formula="of:=[eventlog_17.O31]+[eventlog_17.S31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eventlog_17.B32]/1000" office:value-type="float" office:value="0.078" calcext:value-type="float">
            <text:p>0.078</text:p>
          </table:table-cell>
          <table:table-cell table:formula="of:=[eventlog_17.D32]/1000" office:value-type="float" office:value="0.003" calcext:value-type="float">
            <text:p>0.003</text:p>
          </table:table-cell>
          <table:table-cell table:formula="of:=[eventlog_17.F32]/1000" office:value-type="float" office:value="0.042" calcext:value-type="float">
            <text:p>0.042</text:p>
          </table:table-cell>
          <table:table-cell table:formula="of:=[eventlog_17.G32]" office:value-type="float" office:value="578285568" calcext:value-type="float">
            <text:p>578285568</text:p>
          </table:table-cell>
          <table:table-cell table:formula="of:=[eventlog_17.K32]" office:value-type="float" office:value="0.986249983310699" calcext:value-type="float">
            <text:p>0.986249983310699</text:p>
          </table:table-cell>
          <table:table-cell table:formula="of:=[eventlog_17.L32]" office:value-type="float" office:value="0.911921918392181" calcext:value-type="float">
            <text:p>0.911921918392181</text:p>
          </table:table-cell>
          <table:table-cell table:formula="of:=[eventlog_17.M32]" office:value-type="float" office:value="20" calcext:value-type="float">
            <text:p>20</text:p>
          </table:table-cell>
          <table:table-cell table:formula="of:=[eventlog_17.N32]+[eventlog_17.R32]" office:value-type="float" office:value="746" calcext:value-type="float">
            <text:p>746</text:p>
          </table:table-cell>
          <table:table-cell table:formula="of:=[eventlog_17.P32]+[eventlog_17.T32]" office:value-type="float" office:value="0" calcext:value-type="float">
            <text:p>0</text:p>
          </table:table-cell>
          <table:table-cell table:formula="of:=[eventlog_17.O32]+[eventlog_17.S32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eventlog_17.B33]/1000" office:value-type="float" office:value="0.084" calcext:value-type="float">
            <text:p>0.084</text:p>
          </table:table-cell>
          <table:table-cell table:formula="of:=[eventlog_17.D33]/1000" office:value-type="float" office:value="0.002" calcext:value-type="float">
            <text:p>0.002</text:p>
          </table:table-cell>
          <table:table-cell table:formula="of:=[eventlog_17.F33]/1000" office:value-type="float" office:value="0.035" calcext:value-type="float">
            <text:p>0.035</text:p>
          </table:table-cell>
          <table:table-cell table:formula="of:=[eventlog_17.G33]" office:value-type="float" office:value="571273216" calcext:value-type="float">
            <text:p>571273216</text:p>
          </table:table-cell>
          <table:table-cell table:formula="of:=[eventlog_17.K33]" office:value-type="float" office:value="0.986999988555908" calcext:value-type="float">
            <text:p>0.986999988555908</text:p>
          </table:table-cell>
          <table:table-cell table:formula="of:=[eventlog_17.L33]" office:value-type="float" office:value="0.910331308841705" calcext:value-type="float">
            <text:p>0.910331308841705</text:p>
          </table:table-cell>
          <table:table-cell table:formula="of:=[eventlog_17.M33]" office:value-type="float" office:value="20" calcext:value-type="float">
            <text:p>20</text:p>
          </table:table-cell>
          <table:table-cell table:formula="of:=[eventlog_17.N33]+[eventlog_17.R33]" office:value-type="float" office:value="584" calcext:value-type="float">
            <text:p>584</text:p>
          </table:table-cell>
          <table:table-cell table:formula="of:=[eventlog_17.P33]+[eventlog_17.T33]" office:value-type="float" office:value="0" calcext:value-type="float">
            <text:p>0</text:p>
          </table:table-cell>
          <table:table-cell table:formula="of:=[eventlog_17.O33]+[eventlog_17.S33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eventlog_17.B34]/1000" office:value-type="float" office:value="0.068" calcext:value-type="float">
            <text:p>0.068</text:p>
          </table:table-cell>
          <table:table-cell table:formula="of:=[eventlog_17.D34]/1000" office:value-type="float" office:value="0.002" calcext:value-type="float">
            <text:p>0.002</text:p>
          </table:table-cell>
          <table:table-cell table:formula="of:=[eventlog_17.F34]/1000" office:value-type="float" office:value="0.022" calcext:value-type="float">
            <text:p>0.022</text:p>
          </table:table-cell>
          <table:table-cell table:formula="of:=[eventlog_17.G34]" office:value-type="float" office:value="559828992" calcext:value-type="float">
            <text:p>559828992</text:p>
          </table:table-cell>
          <table:table-cell table:formula="of:=[eventlog_17.K34]" office:value-type="float" office:value="0.987749993801117" calcext:value-type="float">
            <text:p>0.987749993801117</text:p>
          </table:table-cell>
          <table:table-cell table:formula="of:=[eventlog_17.L34]" office:value-type="float" office:value="0.908942759037018" calcext:value-type="float">
            <text:p>0.908942759037018</text:p>
          </table:table-cell>
          <table:table-cell table:formula="of:=[eventlog_17.M34]" office:value-type="float" office:value="20" calcext:value-type="float">
            <text:p>20</text:p>
          </table:table-cell>
          <table:table-cell table:formula="of:=[eventlog_17.N34]+[eventlog_17.R34]" office:value-type="float" office:value="430" calcext:value-type="float">
            <text:p>430</text:p>
          </table:table-cell>
          <table:table-cell table:formula="of:=[eventlog_17.P34]+[eventlog_17.T34]" office:value-type="float" office:value="0" calcext:value-type="float">
            <text:p>0</text:p>
          </table:table-cell>
          <table:table-cell table:formula="of:=[eventlog_17.O34]+[eventlog_17.S34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eventlog_17.B35]/1000" office:value-type="float" office:value="0.057" calcext:value-type="float">
            <text:p>0.057</text:p>
          </table:table-cell>
          <table:table-cell table:formula="of:=[eventlog_17.D35]/1000" office:value-type="float" office:value="0.002" calcext:value-type="float">
            <text:p>0.002</text:p>
          </table:table-cell>
          <table:table-cell table:formula="of:=[eventlog_17.F35]/1000" office:value-type="float" office:value="0.027" calcext:value-type="float">
            <text:p>0.027</text:p>
          </table:table-cell>
          <table:table-cell table:formula="of:=[eventlog_17.G35]" office:value-type="float" office:value="557871104" calcext:value-type="float">
            <text:p>557871104</text:p>
          </table:table-cell>
          <table:table-cell table:formula="of:=[eventlog_17.K35]" office:value-type="float" office:value="0.987500011920929" calcext:value-type="float">
            <text:p>0.987500011920929</text:p>
          </table:table-cell>
          <table:table-cell table:formula="of:=[eventlog_17.L35]" office:value-type="float" office:value="0.908824324607849" calcext:value-type="float">
            <text:p>0.908824324607849</text:p>
          </table:table-cell>
          <table:table-cell table:formula="of:=[eventlog_17.M35]" office:value-type="float" office:value="10" calcext:value-type="float">
            <text:p>10</text:p>
          </table:table-cell>
          <table:table-cell table:formula="of:=[eventlog_17.N35]+[eventlog_17.R35]" office:value-type="float" office:value="301" calcext:value-type="float">
            <text:p>301</text:p>
          </table:table-cell>
          <table:table-cell table:formula="of:=[eventlog_17.P35]+[eventlog_17.T35]" office:value-type="float" office:value="0" calcext:value-type="float">
            <text:p>0</text:p>
          </table:table-cell>
          <table:table-cell table:formula="of:=[eventlog_17.O35]+[eventlog_17.S35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eventlog_17.B36]/1000" office:value-type="float" office:value="0.056" calcext:value-type="float">
            <text:p>0.056</text:p>
          </table:table-cell>
          <table:table-cell table:formula="of:=[eventlog_17.D36]/1000" office:value-type="float" office:value="0.001" calcext:value-type="float">
            <text:p>0.001</text:p>
          </table:table-cell>
          <table:table-cell table:formula="of:=[eventlog_17.F36]/1000" office:value-type="float" office:value="0.028" calcext:value-type="float">
            <text:p>0.028</text:p>
          </table:table-cell>
          <table:table-cell table:formula="of:=[eventlog_17.G36]" office:value-type="float" office:value="545259520" calcext:value-type="float">
            <text:p>545259520</text:p>
          </table:table-cell>
          <table:table-cell table:formula="of:=[eventlog_17.K36]" office:value-type="float" office:value="0.987999975681305" calcext:value-type="float">
            <text:p>0.987999975681305</text:p>
          </table:table-cell>
          <table:table-cell table:formula="of:=[eventlog_17.L36]" office:value-type="float" office:value="0.906043350696564" calcext:value-type="float">
            <text:p>0.906043350696564</text:p>
          </table:table-cell>
          <table:table-cell table:formula="of:=[eventlog_17.M36]" office:value-type="float" office:value="10" calcext:value-type="float">
            <text:p>10</text:p>
          </table:table-cell>
          <table:table-cell table:formula="of:=[eventlog_17.N36]+[eventlog_17.R36]" office:value-type="float" office:value="222" calcext:value-type="float">
            <text:p>222</text:p>
          </table:table-cell>
          <table:table-cell table:formula="of:=[eventlog_17.P36]+[eventlog_17.T36]" office:value-type="float" office:value="0" calcext:value-type="float">
            <text:p>0</text:p>
          </table:table-cell>
          <table:table-cell table:formula="of:=[eventlog_17.O36]+[eventlog_17.S36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eventlog_17.B37]/1000" office:value-type="float" office:value="0.053" calcext:value-type="float">
            <text:p>0.053</text:p>
          </table:table-cell>
          <table:table-cell table:formula="of:=[eventlog_17.D37]/1000" office:value-type="float" office:value="0" calcext:value-type="float">
            <text:p>0</text:p>
          </table:table-cell>
          <table:table-cell table:formula="of:=[eventlog_17.F37]/1000" office:value-type="float" office:value="0.018" calcext:value-type="float">
            <text:p>0.018</text:p>
          </table:table-cell>
          <table:table-cell table:formula="of:=[eventlog_17.G37]" office:value-type="float" office:value="526622720" calcext:value-type="float">
            <text:p>526622720</text:p>
          </table:table-cell>
          <table:table-cell table:formula="of:=[eventlog_17.K37]" office:value-type="float" office:value="0.988749980926514" calcext:value-type="float">
            <text:p>0.988749980926514</text:p>
          </table:table-cell>
          <table:table-cell table:formula="of:=[eventlog_17.L37]" office:value-type="float" office:value="0.905845642089844" calcext:value-type="float">
            <text:p>0.905845642089844</text:p>
          </table:table-cell>
          <table:table-cell table:formula="of:=[eventlog_17.M37]" office:value-type="float" office:value="10" calcext:value-type="float">
            <text:p>10</text:p>
          </table:table-cell>
          <table:table-cell table:formula="of:=[eventlog_17.N37]+[eventlog_17.R37]" office:value-type="float" office:value="144" calcext:value-type="float">
            <text:p>144</text:p>
          </table:table-cell>
          <table:table-cell table:formula="of:=[eventlog_17.P37]+[eventlog_17.T37]" office:value-type="float" office:value="0" calcext:value-type="float">
            <text:p>0</text:p>
          </table:table-cell>
          <table:table-cell table:formula="of:=[eventlog_17.O37]+[eventlog_17.S37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eventlog_17.B38]/1000" office:value-type="float" office:value="0.041" calcext:value-type="float">
            <text:p>0.041</text:p>
          </table:table-cell>
          <table:table-cell table:formula="of:=[eventlog_17.D38]/1000" office:value-type="float" office:value="0" calcext:value-type="float">
            <text:p>0</text:p>
          </table:table-cell>
          <table:table-cell table:formula="of:=[eventlog_17.F38]/1000" office:value-type="float" office:value="0.016" calcext:value-type="float">
            <text:p>0.016</text:p>
          </table:table-cell>
          <table:table-cell table:formula="of:=[eventlog_17.G38]" office:value-type="float" office:value="525291520" calcext:value-type="float">
            <text:p>525291520</text:p>
          </table:table-cell>
          <table:table-cell table:formula="of:=[eventlog_17.K38]" office:value-type="float" office:value="0.988499999046326" calcext:value-type="float">
            <text:p>0.988499999046326</text:p>
          </table:table-cell>
          <table:table-cell table:formula="of:=[eventlog_17.L38]" office:value-type="float" office:value="0.906826674938202" calcext:value-type="float">
            <text:p>0.906826674938202</text:p>
          </table:table-cell>
          <table:table-cell table:formula="of:=[eventlog_17.M38]" office:value-type="float" office:value="5" calcext:value-type="float">
            <text:p>5</text:p>
          </table:table-cell>
          <table:table-cell table:formula="of:=[eventlog_17.N38]+[eventlog_17.R38]" office:value-type="float" office:value="79" calcext:value-type="float">
            <text:p>79</text:p>
          </table:table-cell>
          <table:table-cell table:formula="of:=[eventlog_17.P38]+[eventlog_17.T38]" office:value-type="float" office:value="0" calcext:value-type="float">
            <text:p>0</text:p>
          </table:table-cell>
          <table:table-cell table:formula="of:=[eventlog_17.O38]+[eventlog_17.S38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eventlog_17.B39]/1000" office:value-type="float" office:value="0.076" calcext:value-type="float">
            <text:p>0.076</text:p>
          </table:table-cell>
          <table:table-cell table:formula="of:=[eventlog_17.D39]/1000" office:value-type="float" office:value="0" calcext:value-type="float">
            <text:p>0</text:p>
          </table:table-cell>
          <table:table-cell table:formula="of:=[eventlog_17.F39]/1000" office:value-type="float" office:value="0.01" calcext:value-type="float">
            <text:p>0.01</text:p>
          </table:table-cell>
          <table:table-cell table:formula="of:=[eventlog_17.G39]" office:value-type="float" office:value="490594304" calcext:value-type="float">
            <text:p>490594304</text:p>
          </table:table-cell>
          <table:table-cell table:formula="of:=[eventlog_17.K39]" office:value-type="float" office:value="0.989000022411346" calcext:value-type="float">
            <text:p>0.989000022411346</text:p>
          </table:table-cell>
          <table:table-cell table:formula="of:=[eventlog_17.L39]" office:value-type="float" office:value="0.902681052684784" calcext:value-type="float">
            <text:p>0.902681052684784</text:p>
          </table:table-cell>
          <table:table-cell table:formula="of:=[eventlog_17.M39]" office:value-type="float" office:value="5" calcext:value-type="float">
            <text:p>5</text:p>
          </table:table-cell>
          <table:table-cell table:formula="of:=[eventlog_17.N39]+[eventlog_17.R39]" office:value-type="float" office:value="39" calcext:value-type="float">
            <text:p>39</text:p>
          </table:table-cell>
          <table:table-cell table:formula="of:=[eventlog_17.P39]+[eventlog_17.T39]" office:value-type="float" office:value="0" calcext:value-type="float">
            <text:p>0</text:p>
          </table:table-cell>
          <table:table-cell table:formula="of:=[eventlog_17.O39]+[eventlog_17.S39]" office:value-type="float" office:value="63" calcext:value-type="float">
            <text:p>63</text:p>
          </table:table-cell>
        </table:table-row>
      </table:table>
      <table:table table:name="eventlog_no_stress_16" table:style-name="ta1">
        <table:table-column table:style-name="co16" table:number-columns-repeated="24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</text:p>
          </table:table-cell>
          <table:table-cell office:value-type="string" calcext:value-type="string">
            <text:p>memusage_edge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1</text:p>
          </table:table-cell>
          <table:table-cell office:value-type="string" calcext:value-type="string">
            <text:p>responseTimePercentile_edge2</text:p>
          </table:table-cell>
        </table:table-row>
        <table:table-row table:style-name="ro1">
          <table:table-cell office:value-type="string" calcext:value-type="string">
            <text:p>Sun Apr 23 20:29:00 CEST 2017</text:p>
          </table:table-cell>
          <table:table-cell office:value-type="float" office:value="628" calcext:value-type="float">
            <text:p>628</text:p>
          </table:table-cell>
          <table:table-cell office:value-type="float" office:value="1016365056" calcext:value-type="float">
            <text:p>1016365056</text:p>
          </table:table-cell>
          <table:table-cell office:value-type="float" office:value="44" calcext:value-type="float">
            <text:p>44</text:p>
          </table:table-cell>
          <table:table-cell office:value-type="float" office:value="28340224" calcext:value-type="float">
            <text:p>28340224</text:p>
          </table:table-cell>
          <table:table-cell office:value-type="float" office:value="211" calcext:value-type="float">
            <text:p>211</text:p>
          </table:table-cell>
          <table:table-cell office:value-type="float" office:value="871100416" calcext:value-type="float">
            <text:p>871100416</text:p>
          </table:table-cell>
          <table:table-cell office:value-type="float" office:value="0" calcext:value-type="float">
            <text:p>0</text:p>
          </table:table-cell>
          <table:table-cell office:value-type="float" office:value="0.167999997735024" calcext:value-type="float">
            <text:p>0.167999997735024</text:p>
          </table:table-cell>
          <table:table-cell office:value-type="float" office:value="0.134250000119209" calcext:value-type="float">
            <text:p>0.134250000119209</text:p>
          </table:table-cell>
          <table:table-cell office:value-type="float" office:value="0.23199999332428" calcext:value-type="float">
            <text:p>0.23199999332428</text:p>
          </table:table-cell>
          <table:table-cell office:value-type="float" office:value="0.197679191827774" calcext:value-type="float">
            <text:p>0.197679191827774</text:p>
          </table:table-cell>
          <table:table-cell office:value-type="float" office:value="600" calcext:value-type="float">
            <text:p>6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715660.4783055" calcext:value-type="float">
            <text:p>19715660.478305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8:00 CEST 2017</text:p>
          </table:table-cell>
          <table:table-cell office:value-type="float" office:value="622" calcext:value-type="float">
            <text:p>622</text:p>
          </table:table-cell>
          <table:table-cell office:value-type="float" office:value="1017061376" calcext:value-type="float">
            <text:p>1017061376</text:p>
          </table:table-cell>
          <table:table-cell office:value-type="float" office:value="44" calcext:value-type="float">
            <text:p>44</text:p>
          </table:table-cell>
          <table:table-cell office:value-type="float" office:value="27688960" calcext:value-type="float">
            <text:p>27688960</text:p>
          </table:table-cell>
          <table:table-cell office:value-type="float" office:value="211" calcext:value-type="float">
            <text:p>211</text:p>
          </table:table-cell>
          <table:table-cell office:value-type="float" office:value="859844608" calcext:value-type="float">
            <text:p>859844608</text:p>
          </table:table-cell>
          <table:table-cell office:value-type="float" office:value="0" calcext:value-type="float">
            <text:p>0</text:p>
          </table:table-cell>
          <table:table-cell office:value-type="float" office:value="0.167500004172325" calcext:value-type="float">
            <text:p>0.167500004172325</text:p>
          </table:table-cell>
          <table:table-cell office:value-type="float" office:value="0.130999997258186" calcext:value-type="float">
            <text:p>0.130999997258186</text:p>
          </table:table-cell>
          <table:table-cell office:value-type="float" office:value="0.241500005125999" calcext:value-type="float">
            <text:p>0.241500005125999</text:p>
          </table:table-cell>
          <table:table-cell office:value-type="float" office:value="0.19751088321209" calcext:value-type="float">
            <text:p>0.19751088321209</text:p>
          </table:table-cell>
          <table:table-cell office:value-type="float" office:value="600" calcext:value-type="float">
            <text:p>6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430771.7522487" calcext:value-type="float">
            <text:p>20430771.752248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7:00 CEST 2017</text:p>
          </table:table-cell>
          <table:table-cell office:value-type="float" office:value="621" calcext:value-type="float">
            <text:p>621</text:p>
          </table:table-cell>
          <table:table-cell office:value-type="float" office:value="1016111104" calcext:value-type="float">
            <text:p>1016111104</text:p>
          </table:table-cell>
          <table:table-cell office:value-type="float" office:value="44" calcext:value-type="float">
            <text:p>44</text:p>
          </table:table-cell>
          <table:table-cell office:value-type="float" office:value="28372992" calcext:value-type="float">
            <text:p>28372992</text:p>
          </table:table-cell>
          <table:table-cell office:value-type="float" office:value="208" calcext:value-type="float">
            <text:p>208</text:p>
          </table:table-cell>
          <table:table-cell office:value-type="float" office:value="846417920" calcext:value-type="float">
            <text:p>846417920</text:p>
          </table:table-cell>
          <table:table-cell office:value-type="float" office:value="0" calcext:value-type="float">
            <text:p>0</text:p>
          </table:table-cell>
          <table:table-cell office:value-type="float" office:value="0.168500006198883" calcext:value-type="float">
            <text:p>0.168500006198883</text:p>
          </table:table-cell>
          <table:table-cell office:value-type="float" office:value="0.140750005841255" calcext:value-type="float">
            <text:p>0.140750005841255</text:p>
          </table:table-cell>
          <table:table-cell office:value-type="float" office:value="0.237499997019768" calcext:value-type="float">
            <text:p>0.237499997019768</text:p>
          </table:table-cell>
          <table:table-cell office:value-type="float" office:value="0.197304904460907" calcext:value-type="float">
            <text:p>0.197304904460907</text:p>
          </table:table-cell>
          <table:table-cell office:value-type="float" office:value="600" calcext:value-type="float">
            <text:p>6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042583.0987967" calcext:value-type="float">
            <text:p>19042583.098796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6:00 CEST 2017</text:p>
          </table:table-cell>
          <table:table-cell office:value-type="float" office:value="618" calcext:value-type="float">
            <text:p>618</text:p>
          </table:table-cell>
          <table:table-cell office:value-type="float" office:value="1017327616" calcext:value-type="float">
            <text:p>1017327616</text:p>
          </table:table-cell>
          <table:table-cell office:value-type="float" office:value="43" calcext:value-type="float">
            <text:p>43</text:p>
          </table:table-cell>
          <table:table-cell office:value-type="float" office:value="28655616" calcext:value-type="float">
            <text:p>28655616</text:p>
          </table:table-cell>
          <table:table-cell office:value-type="float" office:value="206" calcext:value-type="float">
            <text:p>206</text:p>
          </table:table-cell>
          <table:table-cell office:value-type="float" office:value="829399040" calcext:value-type="float">
            <text:p>829399040</text:p>
          </table:table-cell>
          <table:table-cell office:value-type="float" office:value="0" calcext:value-type="float">
            <text:p>0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240250006318092" calcext:value-type="float">
            <text:p>0.240250006318092</text:p>
          </table:table-cell>
          <table:table-cell office:value-type="float" office:value="0.198882311582565" calcext:value-type="float">
            <text:p>0.198882311582565</text:p>
          </table:table-cell>
          <table:table-cell office:value-type="float" office:value="500" calcext:value-type="float">
            <text:p>5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062007.7947575" calcext:value-type="float">
            <text:p>19062007.794757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5:00 CEST 2017</text:p>
          </table:table-cell>
          <table:table-cell office:value-type="float" office:value="604" calcext:value-type="float">
            <text:p>604</text:p>
          </table:table-cell>
          <table:table-cell office:value-type="float" office:value="1016516608" calcext:value-type="float">
            <text:p>1016516608</text:p>
          </table:table-cell>
          <table:table-cell office:value-type="float" office:value="43" calcext:value-type="float">
            <text:p>43</text:p>
          </table:table-cell>
          <table:table-cell office:value-type="float" office:value="29343744" calcext:value-type="float">
            <text:p>29343744</text:p>
          </table:table-cell>
          <table:table-cell office:value-type="float" office:value="207" calcext:value-type="float">
            <text:p>207</text:p>
          </table:table-cell>
          <table:table-cell office:value-type="float" office:value="814460928" calcext:value-type="float">
            <text:p>814460928</text:p>
          </table:table-cell>
          <table:table-cell office:value-type="float" office:value="0" calcext:value-type="float">
            <text:p>0</text:p>
          </table:table-cell>
          <table:table-cell office:value-type="float" office:value="0.162249997258186" calcext:value-type="float">
            <text:p>0.162249997258186</text:p>
          </table:table-cell>
          <table:table-cell office:value-type="float" office:value="0.134499996900559" calcext:value-type="float">
            <text:p>0.134499996900559</text:p>
          </table:table-cell>
          <table:table-cell office:value-type="float" office:value="0.232999995350838" calcext:value-type="float">
            <text:p>0.232999995350838</text:p>
          </table:table-cell>
          <table:table-cell office:value-type="float" office:value="0.196800455451012" calcext:value-type="float">
            <text:p>0.196800455451012</text:p>
          </table:table-cell>
          <table:table-cell office:value-type="float" office:value="500" calcext:value-type="float">
            <text:p>5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360247.2025152" calcext:value-type="float">
            <text:p>17360247.202515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4:00 CEST 2017</text:p>
          </table:table-cell>
          <table:table-cell office:value-type="float" office:value="624" calcext:value-type="float">
            <text:p>624</text:p>
          </table:table-cell>
          <table:table-cell office:value-type="float" office:value="1016651776" calcext:value-type="float">
            <text:p>1016651776</text:p>
          </table:table-cell>
          <table:table-cell office:value-type="float" office:value="46" calcext:value-type="float">
            <text:p>46</text:p>
          </table:table-cell>
          <table:table-cell office:value-type="float" office:value="29335552" calcext:value-type="float">
            <text:p>29335552</text:p>
          </table:table-cell>
          <table:table-cell office:value-type="float" office:value="214" calcext:value-type="float">
            <text:p>214</text:p>
          </table:table-cell>
          <table:table-cell office:value-type="float" office:value="801456128" calcext:value-type="float">
            <text:p>801456128</text:p>
          </table:table-cell>
          <table:table-cell office:value-type="float" office:value="0" calcext:value-type="float">
            <text:p>0</text:p>
          </table:table-cell>
          <table:table-cell office:value-type="float" office:value="0.179000005125999" calcext:value-type="float">
            <text:p>0.179000005125999</text:p>
          </table:table-cell>
          <table:table-cell office:value-type="float" office:value="0.129749998450279" calcext:value-type="float">
            <text:p>0.129749998450279</text:p>
          </table:table-cell>
          <table:table-cell office:value-type="float" office:value="0.244000002741814" calcext:value-type="float">
            <text:p>0.244000002741814</text:p>
          </table:table-cell>
          <table:table-cell office:value-type="float" office:value="0.196638509631157" calcext:value-type="float">
            <text:p>0.196638509631157</text:p>
          </table:table-cell>
          <table:table-cell office:value-type="float" office:value="500" calcext:value-type="float">
            <text:p>5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745303.9496806" calcext:value-type="float">
            <text:p>18745303.949680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3:00 CEST 2017</text:p>
          </table:table-cell>
          <table:table-cell office:value-type="float" office:value="635" calcext:value-type="float">
            <text:p>635</text:p>
          </table:table-cell>
          <table:table-cell office:value-type="float" office:value="1017733120" calcext:value-type="float">
            <text:p>1017733120</text:p>
          </table:table-cell>
          <table:table-cell office:value-type="float" office:value="44" calcext:value-type="float">
            <text:p>44</text:p>
          </table:table-cell>
          <table:table-cell office:value-type="float" office:value="27525120" calcext:value-type="float">
            <text:p>27525120</text:p>
          </table:table-cell>
          <table:table-cell office:value-type="float" office:value="209" calcext:value-type="float">
            <text:p>209</text:p>
          </table:table-cell>
          <table:table-cell office:value-type="float" office:value="786317312" calcext:value-type="float">
            <text:p>786317312</text:p>
          </table:table-cell>
          <table:table-cell office:value-type="float" office:value="0" calcext:value-type="float">
            <text:p>0</text:p>
          </table:table-cell>
          <table:table-cell office:value-type="float" office:value="0.164749994874001" calcext:value-type="float">
            <text:p>0.164749994874001</text:p>
          </table:table-cell>
          <table:table-cell office:value-type="float" office:value="0.137500002980232" calcext:value-type="float">
            <text:p>0.137500002980232</text:p>
          </table:table-cell>
          <table:table-cell office:value-type="float" office:value="0.240749999880791" calcext:value-type="float">
            <text:p>0.240749999880791</text:p>
          </table:table-cell>
          <table:table-cell office:value-type="float" office:value="0.198308885097504" calcext:value-type="float">
            <text:p>0.198308885097504</text:p>
          </table:table-cell>
          <table:table-cell office:value-type="float" office:value="400" calcext:value-type="float">
            <text:p>4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214477.9444349" calcext:value-type="float">
            <text:p>20214477.944434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2:00 CEST 2017</text:p>
          </table:table-cell>
          <table:table-cell office:value-type="float" office:value="634" calcext:value-type="float">
            <text:p>634</text:p>
          </table:table-cell>
          <table:table-cell office:value-type="float" office:value="1016082432" calcext:value-type="float">
            <text:p>1016082432</text:p>
          </table:table-cell>
          <table:table-cell office:value-type="float" office:value="45" calcext:value-type="float">
            <text:p>45</text:p>
          </table:table-cell>
          <table:table-cell office:value-type="float" office:value="26787840" calcext:value-type="float">
            <text:p>26787840</text:p>
          </table:table-cell>
          <table:table-cell office:value-type="float" office:value="214" calcext:value-type="float">
            <text:p>214</text:p>
          </table:table-cell>
          <table:table-cell office:value-type="float" office:value="771817472" calcext:value-type="float">
            <text:p>771817472</text:p>
          </table:table-cell>
          <table:table-cell office:value-type="float" office:value="0" calcext:value-type="float">
            <text:p>0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0.125750005245209" calcext:value-type="float">
            <text:p>0.125750005245209</text:p>
          </table:table-cell>
          <table:table-cell office:value-type="float" office:value="0.245000004768372" calcext:value-type="float">
            <text:p>0.245000004768372</text:p>
          </table:table-cell>
          <table:table-cell office:value-type="float" office:value="0.196149736642838" calcext:value-type="float">
            <text:p>0.196149736642838</text:p>
          </table:table-cell>
          <table:table-cell office:value-type="float" office:value="400" calcext:value-type="float">
            <text:p>4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414001.3372946" calcext:value-type="float">
            <text:p>19414001.337294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1:00 CEST 2017</text:p>
          </table:table-cell>
          <table:table-cell office:value-type="float" office:value="635" calcext:value-type="float">
            <text:p>635</text:p>
          </table:table-cell>
          <table:table-cell office:value-type="float" office:value="1016877056" calcext:value-type="float">
            <text:p>1016877056</text:p>
          </table:table-cell>
          <table:table-cell office:value-type="float" office:value="44" calcext:value-type="float">
            <text:p>44</text:p>
          </table:table-cell>
          <table:table-cell office:value-type="float" office:value="28254208" calcext:value-type="float">
            <text:p>28254208</text:p>
          </table:table-cell>
          <table:table-cell office:value-type="float" office:value="216" calcext:value-type="float">
            <text:p>216</text:p>
          </table:table-cell>
          <table:table-cell office:value-type="float" office:value="755347456" calcext:value-type="float">
            <text:p>755347456</text:p>
          </table:table-cell>
          <table:table-cell office:value-type="float" office:value="0" calcext:value-type="float">
            <text:p>0</text:p>
          </table:table-cell>
          <table:table-cell office:value-type="float" office:value="0.173749998211861" calcext:value-type="float">
            <text:p>0.173749998211861</text:p>
          </table:table-cell>
          <table:table-cell office:value-type="float" office:value="0.136999994516373" calcext:value-type="float">
            <text:p>0.136999994516373</text:p>
          </table:table-cell>
          <table:table-cell office:value-type="float" office:value="0.245000004768372" calcext:value-type="float">
            <text:p>0.245000004768372</text:p>
          </table:table-cell>
          <table:table-cell office:value-type="float" office:value="0.19609346985817" calcext:value-type="float">
            <text:p>0.19609346985817</text:p>
          </table:table-cell>
          <table:table-cell office:value-type="float" office:value="400" calcext:value-type="float">
            <text:p>4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438109.0438871" calcext:value-type="float">
            <text:p>20438109.04388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0:00 CEST 2017</text:p>
          </table:table-cell>
          <table:table-cell office:value-type="float" office:value="648" calcext:value-type="float">
            <text:p>648</text:p>
          </table:table-cell>
          <table:table-cell office:value-type="float" office:value="1016377344" calcext:value-type="float">
            <text:p>1016377344</text:p>
          </table:table-cell>
          <table:table-cell office:value-type="float" office:value="44" calcext:value-type="float">
            <text:p>44</text:p>
          </table:table-cell>
          <table:table-cell office:value-type="float" office:value="28639232" calcext:value-type="float">
            <text:p>28639232</text:p>
          </table:table-cell>
          <table:table-cell office:value-type="float" office:value="213" calcext:value-type="float">
            <text:p>213</text:p>
          </table:table-cell>
          <table:table-cell office:value-type="float" office:value="738525184" calcext:value-type="float">
            <text:p>738525184</text:p>
          </table:table-cell>
          <table:table-cell office:value-type="float" office:value="0" calcext:value-type="float">
            <text:p>0</text:p>
          </table:table-cell>
          <table:table-cell office:value-type="float" office:value="0.172749996185303" calcext:value-type="float">
            <text:p>0.172749996185303</text:p>
          </table:table-cell>
          <table:table-cell office:value-type="float" office:value="0.128000006079674" calcext:value-type="float">
            <text:p>0.128000006079674</text:p>
          </table:table-cell>
          <table:table-cell office:value-type="float" office:value="0.242249995470047" calcext:value-type="float">
            <text:p>0.242249995470047</text:p>
          </table:table-cell>
          <table:table-cell office:value-type="float" office:value="0.195880144834518" calcext:value-type="float">
            <text:p>0.195880144834518</text:p>
          </table:table-cell>
          <table:table-cell office:value-type="float" office:value="350" calcext:value-type="float">
            <text:p>3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715391.4816372" calcext:value-type="float">
            <text:p>20715391.481637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9:00 CEST 2017</text:p>
          </table:table-cell>
          <table:table-cell office:value-type="float" office:value="625" calcext:value-type="float">
            <text:p>625</text:p>
          </table:table-cell>
          <table:table-cell office:value-type="float" office:value="1017286656" calcext:value-type="float">
            <text:p>1017286656</text:p>
          </table:table-cell>
          <table:table-cell office:value-type="float" office:value="43" calcext:value-type="float">
            <text:p>43</text:p>
          </table:table-cell>
          <table:table-cell office:value-type="float" office:value="28348416" calcext:value-type="float">
            <text:p>28348416</text:p>
          </table:table-cell>
          <table:table-cell office:value-type="float" office:value="213" calcext:value-type="float">
            <text:p>213</text:p>
          </table:table-cell>
          <table:table-cell office:value-type="float" office:value="720973824" calcext:value-type="float">
            <text:p>720973824</text:p>
          </table:table-cell>
          <table:table-cell office:value-type="float" office:value="0" calcext:value-type="float">
            <text:p>0</text:p>
          </table:table-cell>
          <table:table-cell office:value-type="float" office:value="0.165500000119209" calcext:value-type="float">
            <text:p>0.165500000119209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236000001430511" calcext:value-type="float">
            <text:p>0.236000001430511</text:p>
          </table:table-cell>
          <table:table-cell office:value-type="float" office:value="0.195639908313751" calcext:value-type="float">
            <text:p>0.195639908313751</text:p>
          </table:table-cell>
          <table:table-cell office:value-type="float" office:value="350" calcext:value-type="float">
            <text:p>3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885236.2723066" calcext:value-type="float">
            <text:p>19885236.272306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8:00 CEST 2017</text:p>
          </table:table-cell>
          <table:table-cell office:value-type="float" office:value="624" calcext:value-type="float">
            <text:p>624</text:p>
          </table:table-cell>
          <table:table-cell office:value-type="float" office:value="1016766464" calcext:value-type="float">
            <text:p>1016766464</text:p>
          </table:table-cell>
          <table:table-cell office:value-type="float" office:value="42" calcext:value-type="float">
            <text:p>42</text:p>
          </table:table-cell>
          <table:table-cell office:value-type="float" office:value="29433856" calcext:value-type="float">
            <text:p>29433856</text:p>
          </table:table-cell>
          <table:table-cell office:value-type="float" office:value="206" calcext:value-type="float">
            <text:p>206</text:p>
          </table:table-cell>
          <table:table-cell office:value-type="float" office:value="701206528" calcext:value-type="float">
            <text:p>701206528</text:p>
          </table:table-cell>
          <table:table-cell office:value-type="float" office:value="0" calcext:value-type="float">
            <text:p>0</text:p>
          </table:table-cell>
          <table:table-cell office:value-type="float" office:value="0.166999995708466" calcext:value-type="float">
            <text:p>0.166999995708466</text:p>
          </table:table-cell>
          <table:table-cell office:value-type="float" office:value="0.130999997258186" calcext:value-type="float">
            <text:p>0.130999997258186</text:p>
          </table:table-cell>
          <table:table-cell office:value-type="float" office:value="0.241249993443489" calcext:value-type="float">
            <text:p>0.241249993443489</text:p>
          </table:table-cell>
          <table:table-cell office:value-type="float" office:value="0.19691202044487" calcext:value-type="float">
            <text:p>0.19691202044487</text:p>
          </table:table-cell>
          <table:table-cell office:value-type="float" office:value="350" calcext:value-type="float">
            <text:p>3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825199.6372481" calcext:value-type="float">
            <text:p>18825199.637248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7:00 CEST 2017</text:p>
          </table:table-cell>
          <table:table-cell office:value-type="float" office:value="626" calcext:value-type="float">
            <text:p>626</text:p>
          </table:table-cell>
          <table:table-cell office:value-type="float" office:value="1016885248" calcext:value-type="float">
            <text:p>1016885248</text:p>
          </table:table-cell>
          <table:table-cell office:value-type="float" office:value="43" calcext:value-type="float">
            <text:p>43</text:p>
          </table:table-cell>
          <table:table-cell office:value-type="float" office:value="27734016" calcext:value-type="float">
            <text:p>27734016</text:p>
          </table:table-cell>
          <table:table-cell office:value-type="float" office:value="207" calcext:value-type="float">
            <text:p>207</text:p>
          </table:table-cell>
          <table:table-cell office:value-type="float" office:value="688771072" calcext:value-type="float">
            <text:p>688771072</text:p>
          </table:table-cell>
          <table:table-cell office:value-type="float" office:value="0" calcext:value-type="float">
            <text:p>0</text:p>
          </table:table-cell>
          <table:table-cell office:value-type="float" office:value="0.166749998927116" calcext:value-type="float">
            <text:p>0.166749998927116</text:p>
          </table:table-cell>
          <table:table-cell office:value-type="float" office:value="0.135250002145767" calcext:value-type="float">
            <text:p>0.135250002145767</text:p>
          </table:table-cell>
          <table:table-cell office:value-type="float" office:value="0.240250006318092" calcext:value-type="float">
            <text:p>0.240250006318092</text:p>
          </table:table-cell>
          <table:table-cell office:value-type="float" office:value="0.194917261600494" calcext:value-type="float">
            <text:p>0.194917261600494</text:p>
          </table:table-cell>
          <table:table-cell office:value-type="float" office:value="300" calcext:value-type="float">
            <text:p>3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976262.5318123" calcext:value-type="float">
            <text:p>18976262.531812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6:00 CEST 2017</text:p>
          </table:table-cell>
          <table:table-cell office:value-type="float" office:value="634" calcext:value-type="float">
            <text:p>634</text:p>
          </table:table-cell>
          <table:table-cell office:value-type="float" office:value="1005830144" calcext:value-type="float">
            <text:p>1005830144</text:p>
          </table:table-cell>
          <table:table-cell office:value-type="float" office:value="43" calcext:value-type="float">
            <text:p>43</text:p>
          </table:table-cell>
          <table:table-cell office:value-type="float" office:value="27643904" calcext:value-type="float">
            <text:p>27643904</text:p>
          </table:table-cell>
          <table:table-cell office:value-type="float" office:value="215" calcext:value-type="float">
            <text:p>215</text:p>
          </table:table-cell>
          <table:table-cell office:value-type="float" office:value="672239616" calcext:value-type="float">
            <text:p>672239616</text:p>
          </table:table-cell>
          <table:table-cell office:value-type="float" office:value="0" calcext:value-type="float">
            <text:p>0</text:p>
          </table:table-cell>
          <table:table-cell office:value-type="float" office:value="0.176499992609024" calcext:value-type="float">
            <text:p>0.176499992609024</text:p>
          </table:table-cell>
          <table:table-cell office:value-type="float" office:value="0.132750004529953" calcext:value-type="float">
            <text:p>0.132750004529953</text:p>
          </table:table-cell>
          <table:table-cell office:value-type="float" office:value="0.242500007152557" calcext:value-type="float">
            <text:p>0.242500007152557</text:p>
          </table:table-cell>
          <table:table-cell office:value-type="float" office:value="0.196440845727921" calcext:value-type="float">
            <text:p>0.196440845727921</text:p>
          </table:table-cell>
          <table:table-cell office:value-type="float" office:value="300" calcext:value-type="float">
            <text:p>3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100066.2447903" calcext:value-type="float">
            <text:p>19100066.244790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5:00 CEST 2017</text:p>
          </table:table-cell>
          <table:table-cell office:value-type="float" office:value="630" calcext:value-type="float">
            <text:p>630</text:p>
          </table:table-cell>
          <table:table-cell office:value-type="float" office:value="931332096" calcext:value-type="float">
            <text:p>931332096</text:p>
          </table:table-cell>
          <table:table-cell office:value-type="float" office:value="42" calcext:value-type="float">
            <text:p>42</text:p>
          </table:table-cell>
          <table:table-cell office:value-type="float" office:value="28704768" calcext:value-type="float">
            <text:p>28704768</text:p>
          </table:table-cell>
          <table:table-cell office:value-type="float" office:value="212" calcext:value-type="float">
            <text:p>212</text:p>
          </table:table-cell>
          <table:table-cell office:value-type="float" office:value="650588160" calcext:value-type="float">
            <text:p>650588160</text:p>
          </table:table-cell>
          <table:table-cell office:value-type="float" office:value="0" calcext:value-type="float">
            <text:p>0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128499999642372" calcext:value-type="float">
            <text:p>0.128499999642372</text:p>
          </table:table-cell>
          <table:table-cell office:value-type="float" office:value="0.239250004291534" calcext:value-type="float">
            <text:p>0.239250004291534</text:p>
          </table:table-cell>
          <table:table-cell office:value-type="float" office:value="0.185235559940338" calcext:value-type="float">
            <text:p>0.185235559940338</text:p>
          </table:table-cell>
          <table:table-cell office:value-type="float" office:value="300" calcext:value-type="float">
            <text:p>3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371173.8155382" calcext:value-type="float">
            <text:p>19371173.81553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4:00 CEST 2017</text:p>
          </table:table-cell>
          <table:table-cell office:value-type="float" office:value="611" calcext:value-type="float">
            <text:p>611</text:p>
          </table:table-cell>
          <table:table-cell office:value-type="float" office:value="852529152" calcext:value-type="float">
            <text:p>852529152</text:p>
          </table:table-cell>
          <table:table-cell office:value-type="float" office:value="41" calcext:value-type="float">
            <text:p>41</text:p>
          </table:table-cell>
          <table:table-cell office:value-type="float" office:value="28618752" calcext:value-type="float">
            <text:p>28618752</text:p>
          </table:table-cell>
          <table:table-cell office:value-type="float" office:value="207" calcext:value-type="float">
            <text:p>207</text:p>
          </table:table-cell>
          <table:table-cell office:value-type="float" office:value="632045568" calcext:value-type="float">
            <text:p>632045568</text:p>
          </table:table-cell>
          <table:table-cell office:value-type="float" office:value="0" calcext:value-type="float">
            <text:p>0</text:p>
          </table:table-cell>
          <table:table-cell office:value-type="float" office:value="0.170000001788139" calcext:value-type="float">
            <text:p>0.170000001788139</text:p>
          </table:table-cell>
          <table:table-cell office:value-type="float" office:value="0.126750007271767" calcext:value-type="float">
            <text:p>0.126750007271767</text:p>
          </table:table-cell>
          <table:table-cell office:value-type="float" office:value="0.226999998092651" calcext:value-type="float">
            <text:p>0.226999998092651</text:p>
          </table:table-cell>
          <table:table-cell office:value-type="float" office:value="0.173693165183067" calcext:value-type="float">
            <text:p>0.173693165183067</text:p>
          </table:table-cell>
          <table:table-cell office:value-type="float" office:value="250" calcext:value-type="float">
            <text:p>2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629996.5002618" calcext:value-type="float">
            <text:p>17629996.500261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3:00 CEST 2017</text:p>
          </table:table-cell>
          <table:table-cell office:value-type="float" office:value="598" calcext:value-type="float">
            <text:p>598</text:p>
          </table:table-cell>
          <table:table-cell office:value-type="float" office:value="787980288" calcext:value-type="float">
            <text:p>787980288</text:p>
          </table:table-cell>
          <table:table-cell office:value-type="float" office:value="37" calcext:value-type="float">
            <text:p>37</text:p>
          </table:table-cell>
          <table:table-cell office:value-type="float" office:value="28610560" calcext:value-type="float">
            <text:p>28610560</text:p>
          </table:table-cell>
          <table:table-cell office:value-type="float" office:value="185" calcext:value-type="float">
            <text:p>185</text:p>
          </table:table-cell>
          <table:table-cell office:value-type="float" office:value="615010304" calcext:value-type="float">
            <text:p>615010304</text:p>
          </table:table-cell>
          <table:table-cell office:value-type="float" office:value="0" calcext:value-type="float">
            <text:p>0</text:p>
          </table:table-cell>
          <table:table-cell office:value-type="float" office:value="0.158000007271767" calcext:value-type="float">
            <text:p>0.158000007271767</text:p>
          </table:table-cell>
          <table:table-cell office:value-type="float" office:value="0.12950000166893" calcext:value-type="float">
            <text:p>0.12950000166893</text:p>
          </table:table-cell>
          <table:table-cell office:value-type="float" office:value="0.213750004768372" calcext:value-type="float">
            <text:p>0.213750004768372</text:p>
          </table:table-cell>
          <table:table-cell office:value-type="float" office:value="0.163961574435234" calcext:value-type="float">
            <text:p>0.163961574435234</text:p>
          </table:table-cell>
          <table:table-cell office:value-type="float" office:value="250" calcext:value-type="float">
            <text:p>2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530068.8449837" calcext:value-type="float">
            <text:p>18530068.844983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2:00 CEST 2017</text:p>
          </table:table-cell>
          <table:table-cell office:value-type="float" office:value="535" calcext:value-type="float">
            <text:p>535</text:p>
          </table:table-cell>
          <table:table-cell office:value-type="float" office:value="715268096" calcext:value-type="float">
            <text:p>715268096</text:p>
          </table:table-cell>
          <table:table-cell office:value-type="float" office:value="35" calcext:value-type="float">
            <text:p>35</text:p>
          </table:table-cell>
          <table:table-cell office:value-type="float" office:value="27529216" calcext:value-type="float">
            <text:p>27529216</text:p>
          </table:table-cell>
          <table:table-cell office:value-type="float" office:value="169" calcext:value-type="float">
            <text:p>169</text:p>
          </table:table-cell>
          <table:table-cell office:value-type="float" office:value="594657280" calcext:value-type="float">
            <text:p>594657280</text:p>
          </table:table-cell>
          <table:table-cell office:value-type="float" office:value="0" calcext:value-type="float">
            <text:p>0</text:p>
          </table:table-cell>
          <table:table-cell office:value-type="float" office:value="0.146500006318092" calcext:value-type="float">
            <text:p>0.146500006318092</text:p>
          </table:table-cell>
          <table:table-cell office:value-type="float" office:value="0.117250002920628" calcext:value-type="float">
            <text:p>0.117250002920628</text:p>
          </table:table-cell>
          <table:table-cell office:value-type="float" office:value="0.201250001788139" calcext:value-type="float">
            <text:p>0.201250001788139</text:p>
          </table:table-cell>
          <table:table-cell office:value-type="float" office:value="0.156247228384018" calcext:value-type="float">
            <text:p>0.156247228384018</text:p>
          </table:table-cell>
          <table:table-cell office:value-type="float" office:value="250" calcext:value-type="float">
            <text:p>2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850742.8080268" calcext:value-type="float">
            <text:p>16850742.808026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1:00 CEST 2017</text:p>
          </table:table-cell>
          <table:table-cell office:value-type="float" office:value="504" calcext:value-type="float">
            <text:p>504</text:p>
          </table:table-cell>
          <table:table-cell office:value-type="float" office:value="623013888" calcext:value-type="float">
            <text:p>623013888</text:p>
          </table:table-cell>
          <table:table-cell office:value-type="float" office:value="33" calcext:value-type="float">
            <text:p>33</text:p>
          </table:table-cell>
          <table:table-cell office:value-type="float" office:value="27926528" calcext:value-type="float">
            <text:p>27926528</text:p>
          </table:table-cell>
          <table:table-cell office:value-type="float" office:value="164" calcext:value-type="float">
            <text:p>164</text:p>
          </table:table-cell>
          <table:table-cell office:value-type="float" office:value="581480448" calcext:value-type="float">
            <text:p>581480448</text:p>
          </table:table-cell>
          <table:table-cell office:value-type="float" office:value="0" calcext:value-type="float">
            <text:p>0</text:p>
          </table:table-cell>
          <table:table-cell office:value-type="float" office:value="0.146249994635582" calcext:value-type="float">
            <text:p>0.146249994635582</text:p>
          </table:table-cell>
          <table:table-cell office:value-type="float" office:value="0.115249998867512" calcext:value-type="float">
            <text:p>0.115249998867512</text:p>
          </table:table-cell>
          <table:table-cell office:value-type="float" office:value="0.206750005483627" calcext:value-type="float">
            <text:p>0.206750005483627</text:p>
          </table:table-cell>
          <table:table-cell office:value-type="float" office:value="0.146146237850189" calcext:value-type="float">
            <text:p>0.146146237850189</text:p>
          </table:table-cell>
          <table:table-cell office:value-type="float" office:value="200" calcext:value-type="float">
            <text:p>2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378922.2098429" calcext:value-type="float">
            <text:p>18378922.20984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0:00 CEST 2017</text:p>
          </table:table-cell>
          <table:table-cell office:value-type="float" office:value="478" calcext:value-type="float">
            <text:p>478</text:p>
          </table:table-cell>
          <table:table-cell office:value-type="float" office:value="577228800" calcext:value-type="float">
            <text:p>577228800</text:p>
          </table:table-cell>
          <table:table-cell office:value-type="float" office:value="27" calcext:value-type="float">
            <text:p>27</text:p>
          </table:table-cell>
          <table:table-cell office:value-type="float" office:value="27529216" calcext:value-type="float">
            <text:p>27529216</text:p>
          </table:table-cell>
          <table:table-cell office:value-type="float" office:value="145" calcext:value-type="float">
            <text:p>145</text:p>
          </table:table-cell>
          <table:table-cell office:value-type="float" office:value="568983552" calcext:value-type="float">
            <text:p>568983552</text:p>
          </table:table-cell>
          <table:table-cell office:value-type="float" office:value="0" calcext:value-type="float">
            <text:p>0</text:p>
          </table:table-cell>
          <table:table-cell office:value-type="float" office:value="0.13850000500679" calcext:value-type="float">
            <text:p>0.13850000500679</text:p>
          </table:table-cell>
          <table:table-cell office:value-type="float" office:value="0.110500000417233" calcext:value-type="float">
            <text:p>0.110500000417233</text:p>
          </table:table-cell>
          <table:table-cell office:value-type="float" office:value="0.184249997138977" calcext:value-type="float">
            <text:p>0.184249997138977</text:p>
          </table:table-cell>
          <table:table-cell office:value-type="float" office:value="0.139598801732063" calcext:value-type="float">
            <text:p>0.139598801732063</text:p>
          </table:table-cell>
          <table:table-cell office:value-type="float" office:value="200" calcext:value-type="float">
            <text:p>2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478212.7433667" calcext:value-type="float">
            <text:p>16478212.743366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9:00 CEST 2017</text:p>
          </table:table-cell>
          <table:table-cell office:value-type="float" office:value="420" calcext:value-type="float">
            <text:p>420</text:p>
          </table:table-cell>
          <table:table-cell office:value-type="float" office:value="684294144" calcext:value-type="float">
            <text:p>684294144</text:p>
          </table:table-cell>
          <table:table-cell office:value-type="float" office:value="25" calcext:value-type="float">
            <text:p>25</text:p>
          </table:table-cell>
          <table:table-cell office:value-type="float" office:value="26759168" calcext:value-type="float">
            <text:p>26759168</text:p>
          </table:table-cell>
          <table:table-cell office:value-type="float" office:value="129" calcext:value-type="float">
            <text:p>129</text:p>
          </table:table-cell>
          <table:table-cell office:value-type="float" office:value="555966464" calcext:value-type="float">
            <text:p>555966464</text:p>
          </table:table-cell>
          <table:table-cell office:value-type="float" office:value="0" calcext:value-type="float">
            <text:p>0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04500003159046" calcext:value-type="float">
            <text:p>0.104500003159046</text:p>
          </table:table-cell>
          <table:table-cell office:value-type="float" office:value="0.166999995708466" calcext:value-type="float">
            <text:p>0.166999995708466</text:p>
          </table:table-cell>
          <table:table-cell office:value-type="float" office:value="0.151390731334686" calcext:value-type="float">
            <text:p>0.151390731334686</text:p>
          </table:table-cell>
          <table:table-cell office:value-type="float" office:value="200" calcext:value-type="float">
            <text:p>2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856480.4984942" calcext:value-type="float">
            <text:p>16856480.498494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8:00 CEST 2017</text:p>
          </table:table-cell>
          <table:table-cell office:value-type="float" office:value="385" calcext:value-type="float">
            <text:p>385</text:p>
          </table:table-cell>
          <table:table-cell office:value-type="float" office:value="729505792" calcext:value-type="float">
            <text:p>729505792</text:p>
          </table:table-cell>
          <table:table-cell office:value-type="float" office:value="23" calcext:value-type="float">
            <text:p>23</text:p>
          </table:table-cell>
          <table:table-cell office:value-type="float" office:value="28602368" calcext:value-type="float">
            <text:p>28602368</text:p>
          </table:table-cell>
          <table:table-cell office:value-type="float" office:value="126" calcext:value-type="float">
            <text:p>126</text:p>
          </table:table-cell>
          <table:table-cell office:value-type="float" office:value="547618816" calcext:value-type="float">
            <text:p>547618816</text:p>
          </table:table-cell>
          <table:table-cell office:value-type="float" office:value="0" calcext:value-type="float">
            <text:p>0</text:p>
          </table:table-cell>
          <table:table-cell office:value-type="float" office:value="0.126000002026558" calcext:value-type="float">
            <text:p>0.126000002026558</text:p>
          </table:table-cell>
          <table:table-cell office:value-type="float" office:value="0.103749997913837" calcext:value-type="float">
            <text:p>0.103749997913837</text:p>
          </table:table-cell>
          <table:table-cell office:value-type="float" office:value="0.167750000953674" calcext:value-type="float">
            <text:p>0.167750000953674</text:p>
          </table:table-cell>
          <table:table-cell office:value-type="float" office:value="0.158106461167336" calcext:value-type="float">
            <text:p>0.158106461167336</text:p>
          </table:table-cell>
          <table:table-cell office:value-type="float" office:value="150" calcext:value-type="float">
            <text:p>1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463235.4954572" calcext:value-type="float">
            <text:p>17463235.495457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7:00 CEST 2017</text:p>
          </table:table-cell>
          <table:table-cell office:value-type="float" office:value="359" calcext:value-type="float">
            <text:p>359</text:p>
          </table:table-cell>
          <table:table-cell office:value-type="float" office:value="793022464" calcext:value-type="float">
            <text:p>793022464</text:p>
          </table:table-cell>
          <table:table-cell office:value-type="float" office:value="18" calcext:value-type="float">
            <text:p>18</text:p>
          </table:table-cell>
          <table:table-cell office:value-type="float" office:value="26812416" calcext:value-type="float">
            <text:p>26812416</text:p>
          </table:table-cell>
          <table:table-cell office:value-type="float" office:value="97" calcext:value-type="float">
            <text:p>97</text:p>
          </table:table-cell>
          <table:table-cell office:value-type="float" office:value="536641536" calcext:value-type="float">
            <text:p>536641536</text:p>
          </table:table-cell>
          <table:table-cell office:value-type="float" office:value="0" calcext:value-type="float">
            <text:p>0</text:p>
          </table:table-cell>
          <table:table-cell office:value-type="float" office:value="0.120250001549721" calcext:value-type="float">
            <text:p>0.120250001549721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145750001072884" calcext:value-type="float">
            <text:p>0.145750001072884</text:p>
          </table:table-cell>
          <table:table-cell office:value-type="float" office:value="0.165000781416893" calcext:value-type="float">
            <text:p>0.165000781416893</text:p>
          </table:table-cell>
          <table:table-cell office:value-type="float" office:value="150" calcext:value-type="float">
            <text:p>1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189632.4918126" calcext:value-type="float">
            <text:p>17189632.491812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6:00 CEST 2017</text:p>
          </table:table-cell>
          <table:table-cell office:value-type="float" office:value="287" calcext:value-type="float">
            <text:p>287</text:p>
          </table:table-cell>
          <table:table-cell office:value-type="float" office:value="835874816" calcext:value-type="float">
            <text:p>835874816</text:p>
          </table:table-cell>
          <table:table-cell office:value-type="float" office:value="17" calcext:value-type="float">
            <text:p>17</text:p>
          </table:table-cell>
          <table:table-cell office:value-type="float" office:value="27869184" calcext:value-type="float">
            <text:p>27869184</text:p>
          </table:table-cell>
          <table:table-cell office:value-type="float" office:value="89" calcext:value-type="float">
            <text:p>89</text:p>
          </table:table-cell>
          <table:table-cell office:value-type="float" office:value="532103168" calcext:value-type="float">
            <text:p>532103168</text:p>
          </table:table-cell>
          <table:table-cell office:value-type="float" office:value="0" calcext:value-type="float">
            <text:p>0</text:p>
          </table:table-cell>
          <table:table-cell office:value-type="float" office:value="0.104000002145767" calcext:value-type="float">
            <text:p>0.104000002145767</text:p>
          </table:table-cell>
          <table:table-cell office:value-type="float" office:value="0.0817499980330467" calcext:value-type="float">
            <text:p>0.081749998033047</text:p>
          </table:table-cell>
          <table:table-cell office:value-type="float" office:value="0.139249995350838" calcext:value-type="float">
            <text:p>0.139249995350838</text:p>
          </table:table-cell>
          <table:table-cell office:value-type="float" office:value="0.169724196195602" calcext:value-type="float">
            <text:p>0.169724196195602</text:p>
          </table:table-cell>
          <table:table-cell office:value-type="float" office:value="150" calcext:value-type="float">
            <text:p>1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631656.0905329" calcext:value-type="float">
            <text:p>15631656.09053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5:00 CEST 2017</text:p>
          </table:table-cell>
          <table:table-cell office:value-type="float" office:value="264" calcext:value-type="float">
            <text:p>264</text:p>
          </table:table-cell>
          <table:table-cell office:value-type="float" office:value="895000576" calcext:value-type="float">
            <text:p>895000576</text:p>
          </table:table-cell>
          <table:table-cell office:value-type="float" office:value="16" calcext:value-type="float">
            <text:p>16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104" calcext:value-type="float">
            <text:p>104</text:p>
          </table:table-cell>
          <table:table-cell office:value-type="float" office:value="526389248" calcext:value-type="float">
            <text:p>526389248</text:p>
          </table:table-cell>
          <table:table-cell office:value-type="float" office:value="0" calcext:value-type="float">
            <text:p>0</text:p>
          </table:table-cell>
          <table:table-cell office:value-type="float" office:value="0.111000001430511" calcext:value-type="float">
            <text:p>0.111000001430511</text:p>
          </table:table-cell>
          <table:table-cell office:value-type="float" office:value="0.0847499966621399" calcext:value-type="float">
            <text:p>0.08474999666214</text:p>
          </table:table-cell>
          <table:table-cell office:value-type="float" office:value="0.133000001311302" calcext:value-type="float">
            <text:p>0.133000001311302</text:p>
          </table:table-cell>
          <table:table-cell office:value-type="float" office:value="0.174330696463585" calcext:value-type="float">
            <text:p>0.174330696463585</text:p>
          </table:table-cell>
          <table:table-cell office:value-type="float" office:value="100" calcext:value-type="float">
            <text:p>1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996374.6294803" calcext:value-type="float">
            <text:p>19996374.629480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4:00 CEST 2017</text:p>
          </table:table-cell>
          <table:table-cell office:value-type="float" office:value="250" calcext:value-type="float">
            <text:p>250</text:p>
          </table:table-cell>
          <table:table-cell office:value-type="float" office:value="937558016" calcext:value-type="float">
            <text:p>937558016</text:p>
          </table:table-cell>
          <table:table-cell office:value-type="float" office:value="10" calcext:value-type="float">
            <text:p>10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70" calcext:value-type="float">
            <text:p>70</text:p>
          </table:table-cell>
          <table:table-cell office:value-type="float" office:value="524136448" calcext:value-type="float">
            <text:p>524136448</text:p>
          </table:table-cell>
          <table:table-cell office:value-type="float" office:value="0" calcext:value-type="float">
            <text:p>0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844999998807907" calcext:value-type="float">
            <text:p>0.084499999880791</text:p>
          </table:table-cell>
          <table:table-cell office:value-type="float" office:value="0.105999998748302" calcext:value-type="float">
            <text:p>0.105999998748302</text:p>
          </table:table-cell>
          <table:table-cell office:value-type="float" office:value="0.179464116692543" calcext:value-type="float">
            <text:p>0.179464116692543</text:p>
          </table:table-cell>
          <table:table-cell office:value-type="float" office:value="100" calcext:value-type="float">
            <text:p>1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803404.2927406" calcext:value-type="float">
            <text:p>17803404.292740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3:00 CEST 2017</text:p>
          </table:table-cell>
          <table:table-cell office:value-type="float" office:value="168" calcext:value-type="float">
            <text:p>168</text:p>
          </table:table-cell>
          <table:table-cell office:value-type="float" office:value="974192640" calcext:value-type="float">
            <text:p>974192640</text:p>
          </table:table-cell>
          <table:table-cell office:value-type="float" office:value="8" calcext:value-type="float">
            <text:p>8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56" calcext:value-type="float">
            <text:p>56</text:p>
          </table:table-cell>
          <table:table-cell office:value-type="float" office:value="520359936" calcext:value-type="float">
            <text:p>520359936</text:p>
          </table:table-cell>
          <table:table-cell office:value-type="float" office:value="0" calcext:value-type="float">
            <text:p>0</text:p>
          </table:table-cell>
          <table:table-cell office:value-type="float" office:value="0.0862499997019768" calcext:value-type="float">
            <text:p>0.086249999701977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977500006556511" calcext:value-type="float">
            <text:p>0.097750000655651</text:p>
          </table:table-cell>
          <table:table-cell office:value-type="float" office:value="0.183316648006439" calcext:value-type="float">
            <text:p>0.183316648006439</text:p>
          </table:table-cell>
          <table:table-cell office:value-type="float" office:value="100" calcext:value-type="float">
            <text:p>1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640842.379118" calcext:value-type="float">
            <text:p>16640842.37911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2:00 CEST 2017</text:p>
          </table:table-cell>
          <table:table-cell office:value-type="float" office:value="120" calcext:value-type="float">
            <text:p>120</text:p>
          </table:table-cell>
          <table:table-cell office:value-type="float" office:value="996499456" calcext:value-type="float">
            <text:p>996499456</text:p>
          </table:table-cell>
          <table:table-cell office:value-type="float" office:value="7" calcext:value-type="float">
            <text:p>7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45" calcext:value-type="float">
            <text:p>45</text:p>
          </table:table-cell>
          <table:table-cell office:value-type="float" office:value="519335936" calcext:value-type="float">
            <text:p>519335936</text:p>
          </table:table-cell>
          <table:table-cell office:value-type="float" office:value="0" calcext:value-type="float">
            <text:p>0</text:p>
          </table:table-cell>
          <table:table-cell office:value-type="float" office:value="0.088249996304512" calcext:value-type="float">
            <text:p>0.088249996304512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090999998152256" calcext:value-type="float">
            <text:p>0.090999998152256</text:p>
          </table:table-cell>
          <table:table-cell office:value-type="float" office:value="0.185213059186935" calcext:value-type="float">
            <text:p>0.185213059186935</text:p>
          </table:table-cell>
          <table:table-cell office:value-type="float" office:value="50" calcext:value-type="float">
            <text:p>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040786.5352174" calcext:value-type="float">
            <text:p>21040786.535217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1:00 CEST 2017</text:p>
          </table:table-cell>
          <table:table-cell office:value-type="float" office:value="102" calcext:value-type="float">
            <text:p>102</text:p>
          </table:table-cell>
          <table:table-cell office:value-type="float" office:value="1006710784" calcext:value-type="float">
            <text:p>1006710784</text:p>
          </table:table-cell>
          <table:table-cell office:value-type="float" office:value="4" calcext:value-type="float">
            <text:p>4</text:p>
          </table:table-cell>
          <table:table-cell office:value-type="float" office:value="26107904" calcext:value-type="float">
            <text:p>26107904</text:p>
          </table:table-cell>
          <table:table-cell office:value-type="float" office:value="35" calcext:value-type="float">
            <text:p>35</text:p>
          </table:table-cell>
          <table:table-cell office:value-type="float" office:value="519168000" calcext:value-type="float">
            <text:p>519168000</text:p>
          </table:table-cell>
          <table:table-cell office:value-type="float" office:value="0" calcext:value-type="float">
            <text:p>0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0802500024437905" calcext:value-type="float">
            <text:p>0.080250002443791</text:p>
          </table:table-cell>
          <table:table-cell office:value-type="float" office:value="0.188198581337929" calcext:value-type="float">
            <text:p>0.188198581337929</text:p>
          </table:table-cell>
          <table:table-cell office:value-type="float" office:value="50" calcext:value-type="float">
            <text:p>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700770.5991071" calcext:value-type="float">
            <text:p>19700770.59910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0:00 CEST 2017</text:p>
          </table:table-cell>
          <table:table-cell office:value-type="float" office:value="58" calcext:value-type="float">
            <text:p>58</text:p>
          </table:table-cell>
          <table:table-cell office:value-type="float" office:value="1012441088" calcext:value-type="float">
            <text:p>1012441088</text:p>
          </table:table-cell>
          <table:table-cell office:value-type="float" office:value="3" calcext:value-type="float">
            <text:p>3</text:p>
          </table:table-cell>
          <table:table-cell office:value-type="float" office:value="27123712" calcext:value-type="float">
            <text:p>27123712</text:p>
          </table:table-cell>
          <table:table-cell office:value-type="float" office:value="27" calcext:value-type="float">
            <text:p>27</text:p>
          </table:table-cell>
          <table:table-cell office:value-type="float" office:value="518348800" calcext:value-type="float">
            <text:p>518348800</text:p>
          </table:table-cell>
          <table:table-cell office:value-type="float" office:value="0" calcext:value-type="float">
            <text:p>0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0.187083542346954" calcext:value-type="float">
            <text:p>0.187083542346954</text:p>
          </table:table-cell>
          <table:table-cell office:value-type="float" office:value="50" calcext:value-type="float">
            <text:p>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692613.4586168" calcext:value-type="float">
            <text:p>17692613.458616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9:00 CEST 2017</text:p>
          </table:table-cell>
          <table:table-cell office:value-type="float" office:value="51" calcext:value-type="float">
            <text:p>51</text:p>
          </table:table-cell>
          <table:table-cell office:value-type="float" office:value="1017880576" calcext:value-type="float">
            <text:p>1017880576</text:p>
          </table:table-cell>
          <table:table-cell office:value-type="float" office:value="3" calcext:value-type="float">
            <text:p>3</text:p>
          </table:table-cell>
          <table:table-cell office:value-type="float" office:value="26488832" calcext:value-type="float">
            <text:p>26488832</text:p>
          </table:table-cell>
          <table:table-cell office:value-type="float" office:value="22" calcext:value-type="float">
            <text:p>22</text:p>
          </table:table-cell>
          <table:table-cell office:value-type="float" office:value="518418432" calcext:value-type="float">
            <text:p>518418432</text:p>
          </table:table-cell>
          <table:table-cell office:value-type="float" office:value="0" calcext:value-type="float">
            <text:p>0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734999999403954" calcext:value-type="float">
            <text:p>0.073499999940395</text:p>
          </table:table-cell>
          <table:table-cell office:value-type="float" office:value="0.187495008111" calcext:value-type="float">
            <text:p>0.187495008111</text:p>
          </table:table-cell>
          <table:table-cell office:value-type="float" office:value="20" calcext:value-type="float">
            <text:p>2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340424.3227848" calcext:value-type="float">
            <text:p>27340424.32278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8:00 CEST 2017</text:p>
          </table:table-cell>
          <table:table-cell office:value-type="float" office:value="47" calcext:value-type="float">
            <text:p>47</text:p>
          </table:table-cell>
          <table:table-cell office:value-type="float" office:value="1021292544" calcext:value-type="float">
            <text:p>1021292544</text:p>
          </table:table-cell>
          <table:table-cell office:value-type="float" office:value="2" calcext:value-type="float">
            <text:p>2</text:p>
          </table:table-cell>
          <table:table-cell office:value-type="float" office:value="26488832" calcext:value-type="float">
            <text:p>26488832</text:p>
          </table:table-cell>
          <table:table-cell office:value-type="float" office:value="16" calcext:value-type="float">
            <text:p>16</text:p>
          </table:table-cell>
          <table:table-cell office:value-type="float" office:value="518352896" calcext:value-type="float">
            <text:p>518352896</text:p>
          </table:table-cell>
          <table:table-cell office:value-type="float" office:value="0" calcext:value-type="float">
            <text:p>0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0.0670000016689301" calcext:value-type="float">
            <text:p>0.06700000166893</text:p>
          </table:table-cell>
          <table:table-cell office:value-type="float" office:value="0.1877151876688" calcext:value-type="float">
            <text:p>0.1877151876688</text:p>
          </table:table-cell>
          <table:table-cell office:value-type="float" office:value="20" calcext:value-type="float">
            <text:p>2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4783620.2807775" calcext:value-type="float">
            <text:p>24783620.280777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7:00 CEST 2017</text:p>
          </table:table-cell>
          <table:table-cell office:value-type="float" office:value="30" calcext:value-type="float">
            <text:p>30</text:p>
          </table:table-cell>
          <table:table-cell office:value-type="float" office:value="1024544768" calcext:value-type="float">
            <text:p>1024544768</text:p>
          </table:table-cell>
          <table:table-cell office:value-type="float" office:value="2" calcext:value-type="float">
            <text:p>2</text:p>
          </table:table-cell>
          <table:table-cell office:value-type="float" office:value="25415680" calcext:value-type="float">
            <text:p>25415680</text:p>
          </table:table-cell>
          <table:table-cell office:value-type="float" office:value="12" calcext:value-type="float">
            <text:p>12</text:p>
          </table:table-cell>
          <table:table-cell office:value-type="float" office:value="517238784" calcext:value-type="float">
            <text:p>517238784</text:p>
          </table:table-cell>
          <table:table-cell office:value-type="float" office:value="0" calcext:value-type="float">
            <text:p>0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0670000016689301" calcext:value-type="float">
            <text:p>0.06700000166893</text:p>
          </table:table-cell>
          <table:table-cell office:value-type="float" office:value="0.187751397490501" calcext:value-type="float">
            <text:p>0.187751397490501</text:p>
          </table:table-cell>
          <table:table-cell office:value-type="float" office:value="20" calcext:value-type="float">
            <text:p>2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109238.7308743" calcext:value-type="float">
            <text:p>26109238.730874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6:00 CEST 2017</text:p>
          </table:table-cell>
          <table:table-cell office:value-type="float" office:value="26" calcext:value-type="float">
            <text:p>26</text:p>
          </table:table-cell>
          <table:table-cell office:value-type="float" office:value="1027059712" calcext:value-type="float">
            <text:p>1027059712</text:p>
          </table:table-cell>
          <table:table-cell office:value-type="float" office:value="1" calcext:value-type="float">
            <text:p>1</text:p>
          </table:table-cell>
          <table:table-cell office:value-type="float" office:value="25415680" calcext:value-type="float">
            <text:p>25415680</text:p>
          </table:table-cell>
          <table:table-cell office:value-type="float" office:value="12" calcext:value-type="float">
            <text:p>12</text:p>
          </table:table-cell>
          <table:table-cell office:value-type="float" office:value="517345280" calcext:value-type="float">
            <text:p>517345280</text:p>
          </table:table-cell>
          <table:table-cell office:value-type="float" office:value="0" calcext:value-type="float">
            <text:p>0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0.188506826758385" calcext:value-type="float">
            <text:p>0.188506826758385</text:p>
          </table:table-cell>
          <table:table-cell office:value-type="float" office:value="10" calcext:value-type="float">
            <text:p>1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847176.5442478" calcext:value-type="float">
            <text:p>27847176.544247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5:00 CEST 2017</text:p>
          </table:table-cell>
          <table:table-cell office:value-type="float" office:value="26" calcext:value-type="float">
            <text:p>26</text:p>
          </table:table-cell>
          <table:table-cell office:value-type="float" office:value="1029799936" calcext:value-type="float">
            <text:p>1029799936</text:p>
          </table:table-cell>
          <table:table-cell office:value-type="float" office:value="1" calcext:value-type="float">
            <text:p>1</text:p>
          </table:table-cell>
          <table:table-cell office:value-type="float" office:value="26488832" calcext:value-type="float">
            <text:p>26488832</text:p>
          </table:table-cell>
          <table:table-cell office:value-type="float" office:value="9" calcext:value-type="float">
            <text:p>9</text:p>
          </table:table-cell>
          <table:table-cell office:value-type="float" office:value="516829184" calcext:value-type="float">
            <text:p>516829184</text:p>
          </table:table-cell>
          <table:table-cell office:value-type="float" office:value="0" calcext:value-type="float">
            <text:p>0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068000003695488" calcext:value-type="float">
            <text:p>0.068000003695488</text:p>
          </table:table-cell>
          <table:table-cell office:value-type="float" office:value="0.188486769795418" calcext:value-type="float">
            <text:p>0.188486769795418</text:p>
          </table:table-cell>
          <table:table-cell office:value-type="float" office:value="10" calcext:value-type="float">
            <text:p>1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312755.7683983" calcext:value-type="float">
            <text:p>27312755.768398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4:00 CEST 2017</text:p>
          </table:table-cell>
          <table:table-cell office:value-type="float" office:value="18" calcext:value-type="float">
            <text:p>18</text:p>
          </table:table-cell>
          <table:table-cell office:value-type="float" office:value="1031655424" calcext:value-type="float">
            <text:p>1031655424</text:p>
          </table:table-cell>
          <table:table-cell office:value-type="float" office:value="0" calcext:value-type="float">
            <text:p>0</text:p>
          </table:table-cell>
          <table:table-cell office:value-type="float" office:value="25411584" calcext:value-type="float">
            <text:p>25411584</text:p>
          </table:table-cell>
          <table:table-cell office:value-type="float" office:value="7" calcext:value-type="float">
            <text:p>7</text:p>
          </table:table-cell>
          <table:table-cell office:value-type="float" office:value="516808704" calcext:value-type="float">
            <text:p>516808704</text:p>
          </table:table-cell>
          <table:table-cell office:value-type="float" office:value="0" calcext:value-type="float">
            <text:p>0</text:p>
          </table:table-cell>
          <table:table-cell office:value-type="float" office:value="0.0649999976158142" calcext:value-type="float">
            <text:p>0.064999997615814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8888258934021" calcext:value-type="float">
            <text:p>0.18888258934021</text:p>
          </table:table-cell>
          <table:table-cell office:value-type="float" office:value="10" calcext:value-type="float">
            <text:p>1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574907.1963351" calcext:value-type="float">
            <text:p>26574907.19633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3:00 CEST 2017</text:p>
          </table:table-cell>
          <table:table-cell office:value-type="float" office:value="14" calcext:value-type="float">
            <text:p>14</text:p>
          </table:table-cell>
          <table:table-cell office:value-type="float" office:value="1031634944" calcext:value-type="float">
            <text:p>1031634944</text:p>
          </table:table-cell>
          <table:table-cell office:value-type="float" office:value="0" calcext:value-type="float">
            <text:p>0</text:p>
          </table:table-cell>
          <table:table-cell office:value-type="float" office:value="26480640" calcext:value-type="float">
            <text:p>26480640</text:p>
          </table:table-cell>
          <table:table-cell office:value-type="float" office:value="6" calcext:value-type="float">
            <text:p>6</text:p>
          </table:table-cell>
          <table:table-cell office:value-type="float" office:value="516870144" calcext:value-type="float">
            <text:p>516870144</text:p>
          </table:table-cell>
          <table:table-cell office:value-type="float" office:value="0" calcext:value-type="float">
            <text:p>0</text:p>
          </table:table-cell>
          <table:table-cell office:value-type="float" office:value="0.0615000016987324" calcext:value-type="float">
            <text:p>0.061500001698732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188886016607285" calcext:value-type="float">
            <text:p>0.188886016607285</text:p>
          </table:table-cell>
          <table:table-cell office:value-type="float" office:value="5" calcext:value-type="float">
            <text:p>5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0467292.8028846" calcext:value-type="float">
            <text:p>30467292.802884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2:00 CEST 2017</text:p>
          </table:table-cell>
          <table:table-cell office:value-type="float" office:value="11" calcext:value-type="float">
            <text:p>11</text:p>
          </table:table-cell>
          <table:table-cell office:value-type="float" office:value="1031634944" calcext:value-type="float">
            <text:p>1031634944</text:p>
          </table:table-cell>
          <table:table-cell office:value-type="float" office:value="0" calcext:value-type="float">
            <text:p>0</text:p>
          </table:table-cell>
          <table:table-cell office:value-type="float" office:value="26480640" calcext:value-type="float">
            <text:p>26480640</text:p>
          </table:table-cell>
          <table:table-cell office:value-type="float" office:value="5" calcext:value-type="float">
            <text:p>5</text:p>
          </table:table-cell>
          <table:table-cell office:value-type="float" office:value="516956160" calcext:value-type="float">
            <text:p>516956160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189988344907761" calcext:value-type="float">
            <text:p>0.189988344907761</text:p>
          </table:table-cell>
          <table:table-cell office:value-type="float" office:value="5" calcext:value-type="float">
            <text:p>5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192326.1590909" calcext:value-type="float">
            <text:p>27192326.159090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1:00 CEST 2017</text:p>
          </table:table-cell>
          <table:table-cell office:value-type="float" office:value="10" calcext:value-type="float">
            <text:p>10</text:p>
          </table:table-cell>
          <table:table-cell office:value-type="float" office:value="1031626752" calcext:value-type="float">
            <text:p>1031626752</text:p>
          </table:table-cell>
          <table:table-cell office:value-type="float" office:value="0" calcext:value-type="float">
            <text:p>0</text:p>
          </table:table-cell>
          <table:table-cell office:value-type="float" office:value="26480640" calcext:value-type="float">
            <text:p>26480640</text:p>
          </table:table-cell>
          <table:table-cell office:value-type="float" office:value="5" calcext:value-type="float">
            <text:p>5</text:p>
          </table:table-cell>
          <table:table-cell office:value-type="float" office:value="517046272" calcext:value-type="float">
            <text:p>517046272</text:p>
          </table:table-cell>
          <table:table-cell office:value-type="string" calcext:value-type="string">
            <text:p>null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188789144158363" calcext:value-type="float">
            <text:p>0.188789144158363</text:p>
          </table:table-cell>
          <table:table-cell office:value-type="float" office:value="5" calcext:value-type="float">
            <text:p>5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504043.2903226" calcext:value-type="float">
            <text:p>28504043.290322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0:00 CEST 2017</text:p>
          </table:table-cell>
          <table:table-cell office:value-type="float" office:value="10" calcext:value-type="float">
            <text:p>10</text:p>
          </table:table-cell>
          <table:table-cell office:value-type="float" office:value="1031741440" calcext:value-type="float">
            <text:p>1031741440</text:p>
          </table:table-cell>
          <table:table-cell office:value-type="float" office:value="0" calcext:value-type="float">
            <text:p>0</text:p>
          </table:table-cell>
          <table:table-cell office:value-type="float" office:value="26476544" calcext:value-type="float">
            <text:p>26476544</text:p>
          </table:table-cell>
          <table:table-cell office:value-type="float" office:value="4" calcext:value-type="float">
            <text:p>4</text:p>
          </table:table-cell>
          <table:table-cell office:value-type="float" office:value="517136384" calcext:value-type="float">
            <text:p>517136384</text:p>
          </table:table-cell>
          <table:table-cell office:value-type="string" calcext:value-type="string">
            <text:p>null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18896771967411" calcext:value-type="float">
            <text:p>0.18896771967411</text:p>
          </table:table-cell>
          <table:table-cell office:value-type="float" office:value="3" calcext:value-type="float">
            <text:p>3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9384483.4041096" calcext:value-type="float">
            <text:p>29384483.404109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49:00 CEST 2017</text:p>
          </table:table-cell>
          <table:table-cell office:value-type="float" office:value="8" calcext:value-type="float">
            <text:p>8</text:p>
          </table:table-cell>
          <table:table-cell office:value-type="float" office:value="1032376320" calcext:value-type="float">
            <text:p>1032376320</text:p>
          </table:table-cell>
          <table:table-cell office:value-type="float" office:value="0" calcext:value-type="float">
            <text:p>0</text:p>
          </table:table-cell>
          <table:table-cell office:value-type="float" office:value="26476544" calcext:value-type="float">
            <text:p>26476544</text:p>
          </table:table-cell>
          <table:table-cell office:value-type="float" office:value="3" calcext:value-type="float">
            <text:p>3</text:p>
          </table:table-cell>
          <table:table-cell office:value-type="float" office:value="517046272" calcext:value-type="float">
            <text:p>517046272</text:p>
          </table:table-cell>
          <table:table-cell office:value-type="string" calcext:value-type="string">
            <text:p>null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0584999993443489" calcext:value-type="float">
            <text:p>0.058499999344349</text:p>
          </table:table-cell>
          <table:table-cell office:value-type="float" office:value="0.188882097601891" calcext:value-type="float">
            <text:p>0.188882097601891</text:p>
          </table:table-cell>
          <table:table-cell office:value-type="float" office:value="3" calcext:value-type="float">
            <text:p>3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946613" calcext:value-type="float">
            <text:p>2894661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48:00 CEST 2017</text:p>
          </table:table-cell>
          <table:table-cell office:value-type="float" office:value="5" calcext:value-type="float">
            <text:p>5</text:p>
          </table:table-cell>
          <table:table-cell office:value-type="float" office:value="1031737344" calcext:value-type="float">
            <text:p>1031737344</text:p>
          </table:table-cell>
          <table:table-cell office:value-type="float" office:value="0" calcext:value-type="float">
            <text:p>0</text:p>
          </table:table-cell>
          <table:table-cell office:value-type="float" office:value="26472448" calcext:value-type="float">
            <text:p>26472448</text:p>
          </table:table-cell>
          <table:table-cell office:value-type="float" office:value="1" calcext:value-type="float">
            <text:p>1</text:p>
          </table:table-cell>
          <table:table-cell office:value-type="float" office:value="517128192" calcext:value-type="float">
            <text:p>517128192</text:p>
          </table:table-cell>
          <table:table-cell office:value-type="string" calcext:value-type="string">
            <text:p>null</text:p>
          </table:table-cell>
          <table:table-cell office:value-type="float" office:value="0.0665000006556511" calcext:value-type="float">
            <text:p>0.066500000655651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188814088702202" calcext:value-type="float">
            <text:p>0.188814088702202</text:p>
          </table:table-cell>
          <table:table-cell office:value-type="float" office:value="3" calcext:value-type="float">
            <text:p>3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506799.1734694" calcext:value-type="float">
            <text:p>27506799.1734694</text:p>
          </table:table-cell>
          <table:table-cell office:value-type="string" calcext:value-type="string">
            <text:p>null</text:p>
          </table:table-cell>
        </table:table-row>
      </table:table>
      <table:table table:name="Sheet5" table:style-name="ta1">
        <table:shapes>
          <draw:frame draw:z-index="0" draw:style-name="gr1" draw:text-style-name="P1" svg:width="453.51pt" svg:height="255.09pt" svg:x="875.93pt" svg:y="12.44pt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882.26pt" svg:y="552.44pt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453.51pt" svg:height="255.09pt" svg:x="410.57pt" svg:y="571.66pt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453.51pt" svg:height="255.09pt" svg:x="871.17pt" svg:y="278.82pt">
            <loext:p draw:notify-on-update-of-ranges="Sheet5.I1:Sheet5.I1 Sheet5.I2:Sheet5.I39 Sheet5.J1:Sheet5.J1 Sheet5.J2:Sheet5.J39 Sheet5.K1:Sheet5.K1 Sheet5.K2:Sheet5.K3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6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</text:p>
          </table:table-cell>
          <table:table-cell office:value-type="string" calcext:value-type="string">
            <text:p>cpu_server</text:p>
          </table:table-cell>
          <table:table-cell office:value-type="string" calcext:value-type="string">
            <text:p>cpu_edge</text:p>
          </table:table-cell>
          <table:table-cell office:value-type="string" calcext:value-type="string">
            <text:p>mem_edge</text:p>
          </table:table-cell>
          <table:table-cell office:value-type="string" calcext:value-type="string">
            <text:p>cpu_node</text:p>
          </table:table-cell>
          <table:table-cell office:value-type="string" calcext:value-type="string">
            <text:p>mem_node</text:p>
          </table:table-cell>
          <table:table-cell office:value-type="string" calcext:value-type="string">
            <text:p>locust_users</text:p>
          </table:table-cell>
          <table:table-cell office:value-type="string" calcext:value-type="string">
            <text:p>successful_reqs</text:p>
          </table:table-cell>
          <table:table-cell office:value-type="string" calcext:value-type="string">
            <text:p>0_reqs</text:p>
          </table:table-cell>
          <table:table-cell office:value-type="string" calcext:value-type="string">
            <text:p>500_req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eventlog_no_stress_16.B2]/1000" office:value-type="float" office:value="0.628" calcext:value-type="float">
            <text:p>0.628</text:p>
          </table:table-cell>
          <table:table-cell table:formula="of:=[eventlog_no_stress_16.D2]/1000" office:value-type="float" office:value="0.044" calcext:value-type="float">
            <text:p>0.044</text:p>
          </table:table-cell>
          <table:table-cell table:formula="of:=[eventlog_no_stress_16.F2]/1000" office:value-type="float" office:value="0.211" calcext:value-type="float">
            <text:p>0.211</text:p>
          </table:table-cell>
          <table:table-cell table:formula="of:=[eventlog_no_stress_16.G2]" office:value-type="float" office:value="871100416" calcext:value-type="float">
            <text:p>871100416</text:p>
          </table:table-cell>
          <table:table-cell table:formula="of:=[eventlog_no_stress_16.K2]" office:value-type="float" office:value="0.23199999332428" calcext:value-type="float">
            <text:p>0.23199999332428</text:p>
          </table:table-cell>
          <table:table-cell table:formula="of:=[eventlog_no_stress_16.L2]" office:value-type="float" office:value="0.197679191827774" calcext:value-type="float">
            <text:p>0.197679191827774</text:p>
          </table:table-cell>
          <table:table-cell table:formula="of:=[eventlog_no_stress_16.M2]" office:value-type="float" office:value="600" calcext:value-type="float">
            <text:p>600</text:p>
          </table:table-cell>
          <table:table-cell table:formula="of:=[eventlog_no_stress_16.N2]+[eventlog_no_stress_16.R2]" office:value-type="float" office:value="36345" calcext:value-type="float">
            <text:p>36345</text:p>
          </table:table-cell>
          <table:table-cell table:formula="of:=[eventlog_no_stress_16.P2]+[eventlog_no_stress_16.T2]" office:value-type="float" office:value="7" calcext:value-type="float">
            <text:p>7</text:p>
          </table:table-cell>
          <table:table-cell table:formula="of:=[eventlog_no_stress_16.O2]+[eventlog_no_stress_16.S2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eventlog_no_stress_16.B3]/1000" office:value-type="float" office:value="0.622" calcext:value-type="float">
            <text:p>0.622</text:p>
          </table:table-cell>
          <table:table-cell table:formula="of:=[eventlog_no_stress_16.D3]/1000" office:value-type="float" office:value="0.044" calcext:value-type="float">
            <text:p>0.044</text:p>
          </table:table-cell>
          <table:table-cell table:formula="of:=[eventlog_no_stress_16.F3]/1000" office:value-type="float" office:value="0.211" calcext:value-type="float">
            <text:p>0.211</text:p>
          </table:table-cell>
          <table:table-cell table:formula="of:=[eventlog_no_stress_16.G3]" office:value-type="float" office:value="859844608" calcext:value-type="float">
            <text:p>859844608</text:p>
          </table:table-cell>
          <table:table-cell table:formula="of:=[eventlog_no_stress_16.K3]" office:value-type="float" office:value="0.241500005125999" calcext:value-type="float">
            <text:p>0.241500005125999</text:p>
          </table:table-cell>
          <table:table-cell table:formula="of:=[eventlog_no_stress_16.L3]" office:value-type="float" office:value="0.19751088321209" calcext:value-type="float">
            <text:p>0.19751088321209</text:p>
          </table:table-cell>
          <table:table-cell table:formula="of:=[eventlog_no_stress_16.M3]" office:value-type="float" office:value="600" calcext:value-type="float">
            <text:p>600</text:p>
          </table:table-cell>
          <table:table-cell table:formula="of:=[eventlog_no_stress_16.N3]+[eventlog_no_stress_16.R3]" office:value-type="float" office:value="36345" calcext:value-type="float">
            <text:p>36345</text:p>
          </table:table-cell>
          <table:table-cell table:formula="of:=[eventlog_no_stress_16.P3]+[eventlog_no_stress_16.T3]" office:value-type="float" office:value="7" calcext:value-type="float">
            <text:p>7</text:p>
          </table:table-cell>
          <table:table-cell table:formula="of:=[eventlog_no_stress_16.O3]+[eventlog_no_stress_16.S3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eventlog_no_stress_16.B4]/1000" office:value-type="float" office:value="0.621" calcext:value-type="float">
            <text:p>0.621</text:p>
          </table:table-cell>
          <table:table-cell table:formula="of:=[eventlog_no_stress_16.D4]/1000" office:value-type="float" office:value="0.044" calcext:value-type="float">
            <text:p>0.044</text:p>
          </table:table-cell>
          <table:table-cell table:formula="of:=[eventlog_no_stress_16.F4]/1000" office:value-type="float" office:value="0.208" calcext:value-type="float">
            <text:p>0.208</text:p>
          </table:table-cell>
          <table:table-cell table:formula="of:=[eventlog_no_stress_16.G4]" office:value-type="float" office:value="846417920" calcext:value-type="float">
            <text:p>846417920</text:p>
          </table:table-cell>
          <table:table-cell table:formula="of:=[eventlog_no_stress_16.K4]" office:value-type="float" office:value="0.237499997019768" calcext:value-type="float">
            <text:p>0.237499997019768</text:p>
          </table:table-cell>
          <table:table-cell table:formula="of:=[eventlog_no_stress_16.L4]" office:value-type="float" office:value="0.197304904460907" calcext:value-type="float">
            <text:p>0.197304904460907</text:p>
          </table:table-cell>
          <table:table-cell table:formula="of:=[eventlog_no_stress_16.M4]" office:value-type="float" office:value="600" calcext:value-type="float">
            <text:p>600</text:p>
          </table:table-cell>
          <table:table-cell table:formula="of:=[eventlog_no_stress_16.N4]+[eventlog_no_stress_16.R4]" office:value-type="float" office:value="36345" calcext:value-type="float">
            <text:p>36345</text:p>
          </table:table-cell>
          <table:table-cell table:formula="of:=[eventlog_no_stress_16.P4]+[eventlog_no_stress_16.T4]" office:value-type="float" office:value="7" calcext:value-type="float">
            <text:p>7</text:p>
          </table:table-cell>
          <table:table-cell table:formula="of:=[eventlog_no_stress_16.O4]+[eventlog_no_stress_16.S4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eventlog_no_stress_16.B5]/1000" office:value-type="float" office:value="0.618" calcext:value-type="float">
            <text:p>0.618</text:p>
          </table:table-cell>
          <table:table-cell table:formula="of:=[eventlog_no_stress_16.D5]/1000" office:value-type="float" office:value="0.043" calcext:value-type="float">
            <text:p>0.043</text:p>
          </table:table-cell>
          <table:table-cell table:formula="of:=[eventlog_no_stress_16.F5]/1000" office:value-type="float" office:value="0.206" calcext:value-type="float">
            <text:p>0.206</text:p>
          </table:table-cell>
          <table:table-cell table:formula="of:=[eventlog_no_stress_16.G5]" office:value-type="float" office:value="829399040" calcext:value-type="float">
            <text:p>829399040</text:p>
          </table:table-cell>
          <table:table-cell table:formula="of:=[eventlog_no_stress_16.K5]" office:value-type="float" office:value="0.240250006318092" calcext:value-type="float">
            <text:p>0.240250006318092</text:p>
          </table:table-cell>
          <table:table-cell table:formula="of:=[eventlog_no_stress_16.L5]" office:value-type="float" office:value="0.198882311582565" calcext:value-type="float">
            <text:p>0.198882311582565</text:p>
          </table:table-cell>
          <table:table-cell table:formula="of:=[eventlog_no_stress_16.M5]" office:value-type="float" office:value="500" calcext:value-type="float">
            <text:p>500</text:p>
          </table:table-cell>
          <table:table-cell table:formula="of:=[eventlog_no_stress_16.N5]+[eventlog_no_stress_16.R5]" office:value-type="float" office:value="36345" calcext:value-type="float">
            <text:p>36345</text:p>
          </table:table-cell>
          <table:table-cell table:formula="of:=[eventlog_no_stress_16.P5]+[eventlog_no_stress_16.T5]" office:value-type="float" office:value="7" calcext:value-type="float">
            <text:p>7</text:p>
          </table:table-cell>
          <table:table-cell table:formula="of:=[eventlog_no_stress_16.O5]+[eventlog_no_stress_16.S5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eventlog_no_stress_16.B6]/1000" office:value-type="float" office:value="0.604" calcext:value-type="float">
            <text:p>0.604</text:p>
          </table:table-cell>
          <table:table-cell table:formula="of:=[eventlog_no_stress_16.D6]/1000" office:value-type="float" office:value="0.043" calcext:value-type="float">
            <text:p>0.043</text:p>
          </table:table-cell>
          <table:table-cell table:formula="of:=[eventlog_no_stress_16.F6]/1000" office:value-type="float" office:value="0.207" calcext:value-type="float">
            <text:p>0.207</text:p>
          </table:table-cell>
          <table:table-cell table:formula="of:=[eventlog_no_stress_16.G6]" office:value-type="float" office:value="814460928" calcext:value-type="float">
            <text:p>814460928</text:p>
          </table:table-cell>
          <table:table-cell table:formula="of:=[eventlog_no_stress_16.K6]" office:value-type="float" office:value="0.232999995350838" calcext:value-type="float">
            <text:p>0.232999995350838</text:p>
          </table:table-cell>
          <table:table-cell table:formula="of:=[eventlog_no_stress_16.L6]" office:value-type="float" office:value="0.196800455451012" calcext:value-type="float">
            <text:p>0.196800455451012</text:p>
          </table:table-cell>
          <table:table-cell table:formula="of:=[eventlog_no_stress_16.M6]" office:value-type="float" office:value="500" calcext:value-type="float">
            <text:p>500</text:p>
          </table:table-cell>
          <table:table-cell table:formula="of:=[eventlog_no_stress_16.N6]+[eventlog_no_stress_16.R6]" office:value-type="float" office:value="36345" calcext:value-type="float">
            <text:p>36345</text:p>
          </table:table-cell>
          <table:table-cell table:formula="of:=[eventlog_no_stress_16.P6]+[eventlog_no_stress_16.T6]" office:value-type="float" office:value="7" calcext:value-type="float">
            <text:p>7</text:p>
          </table:table-cell>
          <table:table-cell table:formula="of:=[eventlog_no_stress_16.O6]+[eventlog_no_stress_16.S6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eventlog_no_stress_16.B7]/1000" office:value-type="float" office:value="0.624" calcext:value-type="float">
            <text:p>0.624</text:p>
          </table:table-cell>
          <table:table-cell table:formula="of:=[eventlog_no_stress_16.D7]/1000" office:value-type="float" office:value="0.046" calcext:value-type="float">
            <text:p>0.046</text:p>
          </table:table-cell>
          <table:table-cell table:formula="of:=[eventlog_no_stress_16.F7]/1000" office:value-type="float" office:value="0.214" calcext:value-type="float">
            <text:p>0.214</text:p>
          </table:table-cell>
          <table:table-cell table:formula="of:=[eventlog_no_stress_16.G7]" office:value-type="float" office:value="801456128" calcext:value-type="float">
            <text:p>801456128</text:p>
          </table:table-cell>
          <table:table-cell table:formula="of:=[eventlog_no_stress_16.K7]" office:value-type="float" office:value="0.244000002741814" calcext:value-type="float">
            <text:p>0.244000002741814</text:p>
          </table:table-cell>
          <table:table-cell table:formula="of:=[eventlog_no_stress_16.L7]" office:value-type="float" office:value="0.196638509631157" calcext:value-type="float">
            <text:p>0.196638509631157</text:p>
          </table:table-cell>
          <table:table-cell table:formula="of:=[eventlog_no_stress_16.M7]" office:value-type="float" office:value="500" calcext:value-type="float">
            <text:p>500</text:p>
          </table:table-cell>
          <table:table-cell table:formula="of:=[eventlog_no_stress_16.N7]+[eventlog_no_stress_16.R7]" office:value-type="float" office:value="36345" calcext:value-type="float">
            <text:p>36345</text:p>
          </table:table-cell>
          <table:table-cell table:formula="of:=[eventlog_no_stress_16.P7]+[eventlog_no_stress_16.T7]" office:value-type="float" office:value="7" calcext:value-type="float">
            <text:p>7</text:p>
          </table:table-cell>
          <table:table-cell table:formula="of:=[eventlog_no_stress_16.O7]+[eventlog_no_stress_16.S7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eventlog_no_stress_16.B8]/1000" office:value-type="float" office:value="0.635" calcext:value-type="float">
            <text:p>0.635</text:p>
          </table:table-cell>
          <table:table-cell table:formula="of:=[eventlog_no_stress_16.D8]/1000" office:value-type="float" office:value="0.044" calcext:value-type="float">
            <text:p>0.044</text:p>
          </table:table-cell>
          <table:table-cell table:formula="of:=[eventlog_no_stress_16.F8]/1000" office:value-type="float" office:value="0.209" calcext:value-type="float">
            <text:p>0.209</text:p>
          </table:table-cell>
          <table:table-cell table:formula="of:=[eventlog_no_stress_16.G8]" office:value-type="float" office:value="786317312" calcext:value-type="float">
            <text:p>786317312</text:p>
          </table:table-cell>
          <table:table-cell table:formula="of:=[eventlog_no_stress_16.K8]" office:value-type="float" office:value="0.240749999880791" calcext:value-type="float">
            <text:p>0.240749999880791</text:p>
          </table:table-cell>
          <table:table-cell table:formula="of:=[eventlog_no_stress_16.L8]" office:value-type="float" office:value="0.198308885097504" calcext:value-type="float">
            <text:p>0.198308885097504</text:p>
          </table:table-cell>
          <table:table-cell table:formula="of:=[eventlog_no_stress_16.M8]" office:value-type="float" office:value="400" calcext:value-type="float">
            <text:p>400</text:p>
          </table:table-cell>
          <table:table-cell table:formula="of:=[eventlog_no_stress_16.N8]+[eventlog_no_stress_16.R8]" office:value-type="float" office:value="36345" calcext:value-type="float">
            <text:p>36345</text:p>
          </table:table-cell>
          <table:table-cell table:formula="of:=[eventlog_no_stress_16.P8]+[eventlog_no_stress_16.T8]" office:value-type="float" office:value="7" calcext:value-type="float">
            <text:p>7</text:p>
          </table:table-cell>
          <table:table-cell table:formula="of:=[eventlog_no_stress_16.O8]+[eventlog_no_stress_16.S8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eventlog_no_stress_16.B9]/1000" office:value-type="float" office:value="0.634" calcext:value-type="float">
            <text:p>0.634</text:p>
          </table:table-cell>
          <table:table-cell table:formula="of:=[eventlog_no_stress_16.D9]/1000" office:value-type="float" office:value="0.045" calcext:value-type="float">
            <text:p>0.045</text:p>
          </table:table-cell>
          <table:table-cell table:formula="of:=[eventlog_no_stress_16.F9]/1000" office:value-type="float" office:value="0.214" calcext:value-type="float">
            <text:p>0.214</text:p>
          </table:table-cell>
          <table:table-cell table:formula="of:=[eventlog_no_stress_16.G9]" office:value-type="float" office:value="771817472" calcext:value-type="float">
            <text:p>771817472</text:p>
          </table:table-cell>
          <table:table-cell table:formula="of:=[eventlog_no_stress_16.K9]" office:value-type="float" office:value="0.245000004768372" calcext:value-type="float">
            <text:p>0.245000004768372</text:p>
          </table:table-cell>
          <table:table-cell table:formula="of:=[eventlog_no_stress_16.L9]" office:value-type="float" office:value="0.196149736642838" calcext:value-type="float">
            <text:p>0.196149736642838</text:p>
          </table:table-cell>
          <table:table-cell table:formula="of:=[eventlog_no_stress_16.M9]" office:value-type="float" office:value="400" calcext:value-type="float">
            <text:p>400</text:p>
          </table:table-cell>
          <table:table-cell table:formula="of:=[eventlog_no_stress_16.N9]+[eventlog_no_stress_16.R9]" office:value-type="float" office:value="36345" calcext:value-type="float">
            <text:p>36345</text:p>
          </table:table-cell>
          <table:table-cell table:formula="of:=[eventlog_no_stress_16.P9]+[eventlog_no_stress_16.T9]" office:value-type="float" office:value="7" calcext:value-type="float">
            <text:p>7</text:p>
          </table:table-cell>
          <table:table-cell table:formula="of:=[eventlog_no_stress_16.O9]+[eventlog_no_stress_16.S9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eventlog_no_stress_16.B10]/1000" office:value-type="float" office:value="0.635" calcext:value-type="float">
            <text:p>0.635</text:p>
          </table:table-cell>
          <table:table-cell table:formula="of:=[eventlog_no_stress_16.D10]/1000" office:value-type="float" office:value="0.044" calcext:value-type="float">
            <text:p>0.044</text:p>
          </table:table-cell>
          <table:table-cell table:formula="of:=[eventlog_no_stress_16.F10]/1000" office:value-type="float" office:value="0.216" calcext:value-type="float">
            <text:p>0.216</text:p>
          </table:table-cell>
          <table:table-cell table:formula="of:=[eventlog_no_stress_16.G10]" office:value-type="float" office:value="755347456" calcext:value-type="float">
            <text:p>755347456</text:p>
          </table:table-cell>
          <table:table-cell table:formula="of:=[eventlog_no_stress_16.K10]" office:value-type="float" office:value="0.245000004768372" calcext:value-type="float">
            <text:p>0.245000004768372</text:p>
          </table:table-cell>
          <table:table-cell table:formula="of:=[eventlog_no_stress_16.L10]" office:value-type="float" office:value="0.19609346985817" calcext:value-type="float">
            <text:p>0.19609346985817</text:p>
          </table:table-cell>
          <table:table-cell table:formula="of:=[eventlog_no_stress_16.M10]" office:value-type="float" office:value="400" calcext:value-type="float">
            <text:p>400</text:p>
          </table:table-cell>
          <table:table-cell table:formula="of:=[eventlog_no_stress_16.N10]+[eventlog_no_stress_16.R10]" office:value-type="float" office:value="36345" calcext:value-type="float">
            <text:p>36345</text:p>
          </table:table-cell>
          <table:table-cell table:formula="of:=[eventlog_no_stress_16.P10]+[eventlog_no_stress_16.T10]" office:value-type="float" office:value="7" calcext:value-type="float">
            <text:p>7</text:p>
          </table:table-cell>
          <table:table-cell table:formula="of:=[eventlog_no_stress_16.O10]+[eventlog_no_stress_16.S10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eventlog_no_stress_16.B11]/1000" office:value-type="float" office:value="0.648" calcext:value-type="float">
            <text:p>0.648</text:p>
          </table:table-cell>
          <table:table-cell table:formula="of:=[eventlog_no_stress_16.D11]/1000" office:value-type="float" office:value="0.044" calcext:value-type="float">
            <text:p>0.044</text:p>
          </table:table-cell>
          <table:table-cell table:formula="of:=[eventlog_no_stress_16.F11]/1000" office:value-type="float" office:value="0.213" calcext:value-type="float">
            <text:p>0.213</text:p>
          </table:table-cell>
          <table:table-cell table:formula="of:=[eventlog_no_stress_16.G11]" office:value-type="float" office:value="738525184" calcext:value-type="float">
            <text:p>738525184</text:p>
          </table:table-cell>
          <table:table-cell table:formula="of:=[eventlog_no_stress_16.K11]" office:value-type="float" office:value="0.242249995470047" calcext:value-type="float">
            <text:p>0.242249995470047</text:p>
          </table:table-cell>
          <table:table-cell table:formula="of:=[eventlog_no_stress_16.L11]" office:value-type="float" office:value="0.195880144834518" calcext:value-type="float">
            <text:p>0.195880144834518</text:p>
          </table:table-cell>
          <table:table-cell table:formula="of:=[eventlog_no_stress_16.M11]" office:value-type="float" office:value="350" calcext:value-type="float">
            <text:p>350</text:p>
          </table:table-cell>
          <table:table-cell table:formula="of:=[eventlog_no_stress_16.N11]+[eventlog_no_stress_16.R11]" office:value-type="float" office:value="36345" calcext:value-type="float">
            <text:p>36345</text:p>
          </table:table-cell>
          <table:table-cell table:formula="of:=[eventlog_no_stress_16.P11]+[eventlog_no_stress_16.T11]" office:value-type="float" office:value="7" calcext:value-type="float">
            <text:p>7</text:p>
          </table:table-cell>
          <table:table-cell table:formula="of:=[eventlog_no_stress_16.O11]+[eventlog_no_stress_16.S11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eventlog_no_stress_16.B12]/1000" office:value-type="float" office:value="0.625" calcext:value-type="float">
            <text:p>0.625</text:p>
          </table:table-cell>
          <table:table-cell table:formula="of:=[eventlog_no_stress_16.D12]/1000" office:value-type="float" office:value="0.043" calcext:value-type="float">
            <text:p>0.043</text:p>
          </table:table-cell>
          <table:table-cell table:formula="of:=[eventlog_no_stress_16.F12]/1000" office:value-type="float" office:value="0.213" calcext:value-type="float">
            <text:p>0.213</text:p>
          </table:table-cell>
          <table:table-cell table:formula="of:=[eventlog_no_stress_16.G12]" office:value-type="float" office:value="720973824" calcext:value-type="float">
            <text:p>720973824</text:p>
          </table:table-cell>
          <table:table-cell table:formula="of:=[eventlog_no_stress_16.K12]" office:value-type="float" office:value="0.236000001430511" calcext:value-type="float">
            <text:p>0.236000001430511</text:p>
          </table:table-cell>
          <table:table-cell table:formula="of:=[eventlog_no_stress_16.L12]" office:value-type="float" office:value="0.195639908313751" calcext:value-type="float">
            <text:p>0.195639908313751</text:p>
          </table:table-cell>
          <table:table-cell table:formula="of:=[eventlog_no_stress_16.M12]" office:value-type="float" office:value="350" calcext:value-type="float">
            <text:p>350</text:p>
          </table:table-cell>
          <table:table-cell table:formula="of:=[eventlog_no_stress_16.N12]+[eventlog_no_stress_16.R12]" office:value-type="float" office:value="36345" calcext:value-type="float">
            <text:p>36345</text:p>
          </table:table-cell>
          <table:table-cell table:formula="of:=[eventlog_no_stress_16.P12]+[eventlog_no_stress_16.T12]" office:value-type="float" office:value="7" calcext:value-type="float">
            <text:p>7</text:p>
          </table:table-cell>
          <table:table-cell table:formula="of:=[eventlog_no_stress_16.O12]+[eventlog_no_stress_16.S12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eventlog_no_stress_16.B13]/1000" office:value-type="float" office:value="0.624" calcext:value-type="float">
            <text:p>0.624</text:p>
          </table:table-cell>
          <table:table-cell table:formula="of:=[eventlog_no_stress_16.D13]/1000" office:value-type="float" office:value="0.042" calcext:value-type="float">
            <text:p>0.042</text:p>
          </table:table-cell>
          <table:table-cell table:formula="of:=[eventlog_no_stress_16.F13]/1000" office:value-type="float" office:value="0.206" calcext:value-type="float">
            <text:p>0.206</text:p>
          </table:table-cell>
          <table:table-cell table:formula="of:=[eventlog_no_stress_16.G13]" office:value-type="float" office:value="701206528" calcext:value-type="float">
            <text:p>701206528</text:p>
          </table:table-cell>
          <table:table-cell table:formula="of:=[eventlog_no_stress_16.K13]" office:value-type="float" office:value="0.241249993443489" calcext:value-type="float">
            <text:p>0.241249993443489</text:p>
          </table:table-cell>
          <table:table-cell table:formula="of:=[eventlog_no_stress_16.L13]" office:value-type="float" office:value="0.19691202044487" calcext:value-type="float">
            <text:p>0.19691202044487</text:p>
          </table:table-cell>
          <table:table-cell table:formula="of:=[eventlog_no_stress_16.M13]" office:value-type="float" office:value="350" calcext:value-type="float">
            <text:p>350</text:p>
          </table:table-cell>
          <table:table-cell table:formula="of:=[eventlog_no_stress_16.N13]+[eventlog_no_stress_16.R13]" office:value-type="float" office:value="36345" calcext:value-type="float">
            <text:p>36345</text:p>
          </table:table-cell>
          <table:table-cell table:formula="of:=[eventlog_no_stress_16.P13]+[eventlog_no_stress_16.T13]" office:value-type="float" office:value="7" calcext:value-type="float">
            <text:p>7</text:p>
          </table:table-cell>
          <table:table-cell table:formula="of:=[eventlog_no_stress_16.O13]+[eventlog_no_stress_16.S13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eventlog_no_stress_16.B14]/1000" office:value-type="float" office:value="0.626" calcext:value-type="float">
            <text:p>0.626</text:p>
          </table:table-cell>
          <table:table-cell table:formula="of:=[eventlog_no_stress_16.D14]/1000" office:value-type="float" office:value="0.043" calcext:value-type="float">
            <text:p>0.043</text:p>
          </table:table-cell>
          <table:table-cell table:formula="of:=[eventlog_no_stress_16.F14]/1000" office:value-type="float" office:value="0.207" calcext:value-type="float">
            <text:p>0.207</text:p>
          </table:table-cell>
          <table:table-cell table:formula="of:=[eventlog_no_stress_16.G14]" office:value-type="float" office:value="688771072" calcext:value-type="float">
            <text:p>688771072</text:p>
          </table:table-cell>
          <table:table-cell table:formula="of:=[eventlog_no_stress_16.K14]" office:value-type="float" office:value="0.240250006318092" calcext:value-type="float">
            <text:p>0.240250006318092</text:p>
          </table:table-cell>
          <table:table-cell table:formula="of:=[eventlog_no_stress_16.L14]" office:value-type="float" office:value="0.194917261600494" calcext:value-type="float">
            <text:p>0.194917261600494</text:p>
          </table:table-cell>
          <table:table-cell table:formula="of:=[eventlog_no_stress_16.M14]" office:value-type="float" office:value="300" calcext:value-type="float">
            <text:p>300</text:p>
          </table:table-cell>
          <table:table-cell table:formula="of:=[eventlog_no_stress_16.N14]+[eventlog_no_stress_16.R14]" office:value-type="float" office:value="36345" calcext:value-type="float">
            <text:p>36345</text:p>
          </table:table-cell>
          <table:table-cell table:formula="of:=[eventlog_no_stress_16.P14]+[eventlog_no_stress_16.T14]" office:value-type="float" office:value="7" calcext:value-type="float">
            <text:p>7</text:p>
          </table:table-cell>
          <table:table-cell table:formula="of:=[eventlog_no_stress_16.O14]+[eventlog_no_stress_16.S14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eventlog_no_stress_16.B15]/1000" office:value-type="float" office:value="0.634" calcext:value-type="float">
            <text:p>0.634</text:p>
          </table:table-cell>
          <table:table-cell table:formula="of:=[eventlog_no_stress_16.D15]/1000" office:value-type="float" office:value="0.043" calcext:value-type="float">
            <text:p>0.043</text:p>
          </table:table-cell>
          <table:table-cell table:formula="of:=[eventlog_no_stress_16.F15]/1000" office:value-type="float" office:value="0.215" calcext:value-type="float">
            <text:p>0.215</text:p>
          </table:table-cell>
          <table:table-cell table:formula="of:=[eventlog_no_stress_16.G15]" office:value-type="float" office:value="672239616" calcext:value-type="float">
            <text:p>672239616</text:p>
          </table:table-cell>
          <table:table-cell table:formula="of:=[eventlog_no_stress_16.K15]" office:value-type="float" office:value="0.242500007152557" calcext:value-type="float">
            <text:p>0.242500007152557</text:p>
          </table:table-cell>
          <table:table-cell table:formula="of:=[eventlog_no_stress_16.L15]" office:value-type="float" office:value="0.196440845727921" calcext:value-type="float">
            <text:p>0.196440845727921</text:p>
          </table:table-cell>
          <table:table-cell table:formula="of:=[eventlog_no_stress_16.M15]" office:value-type="float" office:value="300" calcext:value-type="float">
            <text:p>300</text:p>
          </table:table-cell>
          <table:table-cell table:formula="of:=[eventlog_no_stress_16.N15]+[eventlog_no_stress_16.R15]" office:value-type="float" office:value="36345" calcext:value-type="float">
            <text:p>36345</text:p>
          </table:table-cell>
          <table:table-cell table:formula="of:=[eventlog_no_stress_16.P15]+[eventlog_no_stress_16.T15]" office:value-type="float" office:value="7" calcext:value-type="float">
            <text:p>7</text:p>
          </table:table-cell>
          <table:table-cell table:formula="of:=[eventlog_no_stress_16.O15]+[eventlog_no_stress_16.S15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eventlog_no_stress_16.B16]/1000" office:value-type="float" office:value="0.63" calcext:value-type="float">
            <text:p>0.63</text:p>
          </table:table-cell>
          <table:table-cell table:formula="of:=[eventlog_no_stress_16.D16]/1000" office:value-type="float" office:value="0.042" calcext:value-type="float">
            <text:p>0.042</text:p>
          </table:table-cell>
          <table:table-cell table:formula="of:=[eventlog_no_stress_16.F16]/1000" office:value-type="float" office:value="0.212" calcext:value-type="float">
            <text:p>0.212</text:p>
          </table:table-cell>
          <table:table-cell table:formula="of:=[eventlog_no_stress_16.G16]" office:value-type="float" office:value="650588160" calcext:value-type="float">
            <text:p>650588160</text:p>
          </table:table-cell>
          <table:table-cell table:formula="of:=[eventlog_no_stress_16.K16]" office:value-type="float" office:value="0.239250004291534" calcext:value-type="float">
            <text:p>0.239250004291534</text:p>
          </table:table-cell>
          <table:table-cell table:formula="of:=[eventlog_no_stress_16.L16]" office:value-type="float" office:value="0.185235559940338" calcext:value-type="float">
            <text:p>0.185235559940338</text:p>
          </table:table-cell>
          <table:table-cell table:formula="of:=[eventlog_no_stress_16.M16]" office:value-type="float" office:value="300" calcext:value-type="float">
            <text:p>300</text:p>
          </table:table-cell>
          <table:table-cell table:formula="of:=[eventlog_no_stress_16.N16]+[eventlog_no_stress_16.R16]" office:value-type="float" office:value="36345" calcext:value-type="float">
            <text:p>36345</text:p>
          </table:table-cell>
          <table:table-cell table:formula="of:=[eventlog_no_stress_16.P16]+[eventlog_no_stress_16.T16]" office:value-type="float" office:value="7" calcext:value-type="float">
            <text:p>7</text:p>
          </table:table-cell>
          <table:table-cell table:formula="of:=[eventlog_no_stress_16.O16]+[eventlog_no_stress_16.S16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eventlog_no_stress_16.B17]/1000" office:value-type="float" office:value="0.611" calcext:value-type="float">
            <text:p>0.611</text:p>
          </table:table-cell>
          <table:table-cell table:formula="of:=[eventlog_no_stress_16.D17]/1000" office:value-type="float" office:value="0.041" calcext:value-type="float">
            <text:p>0.041</text:p>
          </table:table-cell>
          <table:table-cell table:formula="of:=[eventlog_no_stress_16.F17]/1000" office:value-type="float" office:value="0.207" calcext:value-type="float">
            <text:p>0.207</text:p>
          </table:table-cell>
          <table:table-cell table:formula="of:=[eventlog_no_stress_16.G17]" office:value-type="float" office:value="632045568" calcext:value-type="float">
            <text:p>632045568</text:p>
          </table:table-cell>
          <table:table-cell table:formula="of:=[eventlog_no_stress_16.K17]" office:value-type="float" office:value="0.226999998092651" calcext:value-type="float">
            <text:p>0.226999998092651</text:p>
          </table:table-cell>
          <table:table-cell table:formula="of:=[eventlog_no_stress_16.L17]" office:value-type="float" office:value="0.173693165183067" calcext:value-type="float">
            <text:p>0.173693165183067</text:p>
          </table:table-cell>
          <table:table-cell table:formula="of:=[eventlog_no_stress_16.M17]" office:value-type="float" office:value="250" calcext:value-type="float">
            <text:p>250</text:p>
          </table:table-cell>
          <table:table-cell table:formula="of:=[eventlog_no_stress_16.N17]+[eventlog_no_stress_16.R17]" office:value-type="float" office:value="36345" calcext:value-type="float">
            <text:p>36345</text:p>
          </table:table-cell>
          <table:table-cell table:formula="of:=[eventlog_no_stress_16.P17]+[eventlog_no_stress_16.T17]" office:value-type="float" office:value="7" calcext:value-type="float">
            <text:p>7</text:p>
          </table:table-cell>
          <table:table-cell table:formula="of:=[eventlog_no_stress_16.O17]+[eventlog_no_stress_16.S17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eventlog_no_stress_16.B18]/1000" office:value-type="float" office:value="0.598" calcext:value-type="float">
            <text:p>0.598</text:p>
          </table:table-cell>
          <table:table-cell table:formula="of:=[eventlog_no_stress_16.D18]/1000" office:value-type="float" office:value="0.037" calcext:value-type="float">
            <text:p>0.037</text:p>
          </table:table-cell>
          <table:table-cell table:formula="of:=[eventlog_no_stress_16.F18]/1000" office:value-type="float" office:value="0.185" calcext:value-type="float">
            <text:p>0.185</text:p>
          </table:table-cell>
          <table:table-cell table:formula="of:=[eventlog_no_stress_16.G18]" office:value-type="float" office:value="615010304" calcext:value-type="float">
            <text:p>615010304</text:p>
          </table:table-cell>
          <table:table-cell table:formula="of:=[eventlog_no_stress_16.K18]" office:value-type="float" office:value="0.213750004768372" calcext:value-type="float">
            <text:p>0.213750004768372</text:p>
          </table:table-cell>
          <table:table-cell table:formula="of:=[eventlog_no_stress_16.L18]" office:value-type="float" office:value="0.163961574435234" calcext:value-type="float">
            <text:p>0.163961574435234</text:p>
          </table:table-cell>
          <table:table-cell table:formula="of:=[eventlog_no_stress_16.M18]" office:value-type="float" office:value="250" calcext:value-type="float">
            <text:p>250</text:p>
          </table:table-cell>
          <table:table-cell table:formula="of:=[eventlog_no_stress_16.N18]+[eventlog_no_stress_16.R18]" office:value-type="float" office:value="36345" calcext:value-type="float">
            <text:p>36345</text:p>
          </table:table-cell>
          <table:table-cell table:formula="of:=[eventlog_no_stress_16.P18]+[eventlog_no_stress_16.T18]" office:value-type="float" office:value="7" calcext:value-type="float">
            <text:p>7</text:p>
          </table:table-cell>
          <table:table-cell table:formula="of:=[eventlog_no_stress_16.O18]+[eventlog_no_stress_16.S18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eventlog_no_stress_16.B19]/1000" office:value-type="float" office:value="0.535" calcext:value-type="float">
            <text:p>0.535</text:p>
          </table:table-cell>
          <table:table-cell table:formula="of:=[eventlog_no_stress_16.D19]/1000" office:value-type="float" office:value="0.035" calcext:value-type="float">
            <text:p>0.035</text:p>
          </table:table-cell>
          <table:table-cell table:formula="of:=[eventlog_no_stress_16.F19]/1000" office:value-type="float" office:value="0.169" calcext:value-type="float">
            <text:p>0.169</text:p>
          </table:table-cell>
          <table:table-cell table:formula="of:=[eventlog_no_stress_16.G19]" office:value-type="float" office:value="594657280" calcext:value-type="float">
            <text:p>594657280</text:p>
          </table:table-cell>
          <table:table-cell table:formula="of:=[eventlog_no_stress_16.K19]" office:value-type="float" office:value="0.201250001788139" calcext:value-type="float">
            <text:p>0.201250001788139</text:p>
          </table:table-cell>
          <table:table-cell table:formula="of:=[eventlog_no_stress_16.L19]" office:value-type="float" office:value="0.156247228384018" calcext:value-type="float">
            <text:p>0.156247228384018</text:p>
          </table:table-cell>
          <table:table-cell table:formula="of:=[eventlog_no_stress_16.M19]" office:value-type="float" office:value="250" calcext:value-type="float">
            <text:p>250</text:p>
          </table:table-cell>
          <table:table-cell table:formula="of:=[eventlog_no_stress_16.N19]+[eventlog_no_stress_16.R19]" office:value-type="float" office:value="36345" calcext:value-type="float">
            <text:p>36345</text:p>
          </table:table-cell>
          <table:table-cell table:formula="of:=[eventlog_no_stress_16.P19]+[eventlog_no_stress_16.T19]" office:value-type="float" office:value="7" calcext:value-type="float">
            <text:p>7</text:p>
          </table:table-cell>
          <table:table-cell table:formula="of:=[eventlog_no_stress_16.O19]+[eventlog_no_stress_16.S19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eventlog_no_stress_16.B20]/1000" office:value-type="float" office:value="0.504" calcext:value-type="float">
            <text:p>0.504</text:p>
          </table:table-cell>
          <table:table-cell table:formula="of:=[eventlog_no_stress_16.D20]/1000" office:value-type="float" office:value="0.033" calcext:value-type="float">
            <text:p>0.033</text:p>
          </table:table-cell>
          <table:table-cell table:formula="of:=[eventlog_no_stress_16.F20]/1000" office:value-type="float" office:value="0.164" calcext:value-type="float">
            <text:p>0.164</text:p>
          </table:table-cell>
          <table:table-cell table:formula="of:=[eventlog_no_stress_16.G20]" office:value-type="float" office:value="581480448" calcext:value-type="float">
            <text:p>581480448</text:p>
          </table:table-cell>
          <table:table-cell table:formula="of:=[eventlog_no_stress_16.K20]" office:value-type="float" office:value="0.206750005483627" calcext:value-type="float">
            <text:p>0.206750005483627</text:p>
          </table:table-cell>
          <table:table-cell table:formula="of:=[eventlog_no_stress_16.L20]" office:value-type="float" office:value="0.146146237850189" calcext:value-type="float">
            <text:p>0.146146237850189</text:p>
          </table:table-cell>
          <table:table-cell table:formula="of:=[eventlog_no_stress_16.M20]" office:value-type="float" office:value="200" calcext:value-type="float">
            <text:p>200</text:p>
          </table:table-cell>
          <table:table-cell table:formula="of:=[eventlog_no_stress_16.N20]+[eventlog_no_stress_16.R20]" office:value-type="float" office:value="36345" calcext:value-type="float">
            <text:p>36345</text:p>
          </table:table-cell>
          <table:table-cell table:formula="of:=[eventlog_no_stress_16.P20]+[eventlog_no_stress_16.T20]" office:value-type="float" office:value="7" calcext:value-type="float">
            <text:p>7</text:p>
          </table:table-cell>
          <table:table-cell table:formula="of:=[eventlog_no_stress_16.O20]+[eventlog_no_stress_16.S20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eventlog_no_stress_16.B21]/1000" office:value-type="float" office:value="0.478" calcext:value-type="float">
            <text:p>0.478</text:p>
          </table:table-cell>
          <table:table-cell table:formula="of:=[eventlog_no_stress_16.D21]/1000" office:value-type="float" office:value="0.027" calcext:value-type="float">
            <text:p>0.027</text:p>
          </table:table-cell>
          <table:table-cell table:formula="of:=[eventlog_no_stress_16.F21]/1000" office:value-type="float" office:value="0.145" calcext:value-type="float">
            <text:p>0.145</text:p>
          </table:table-cell>
          <table:table-cell table:formula="of:=[eventlog_no_stress_16.G21]" office:value-type="float" office:value="568983552" calcext:value-type="float">
            <text:p>568983552</text:p>
          </table:table-cell>
          <table:table-cell table:formula="of:=[eventlog_no_stress_16.K21]" office:value-type="float" office:value="0.184249997138977" calcext:value-type="float">
            <text:p>0.184249997138977</text:p>
          </table:table-cell>
          <table:table-cell table:formula="of:=[eventlog_no_stress_16.L21]" office:value-type="float" office:value="0.139598801732063" calcext:value-type="float">
            <text:p>0.139598801732063</text:p>
          </table:table-cell>
          <table:table-cell table:formula="of:=[eventlog_no_stress_16.M21]" office:value-type="float" office:value="200" calcext:value-type="float">
            <text:p>200</text:p>
          </table:table-cell>
          <table:table-cell table:formula="of:=[eventlog_no_stress_16.N21]+[eventlog_no_stress_16.R21]" office:value-type="float" office:value="36345" calcext:value-type="float">
            <text:p>36345</text:p>
          </table:table-cell>
          <table:table-cell table:formula="of:=[eventlog_no_stress_16.P21]+[eventlog_no_stress_16.T21]" office:value-type="float" office:value="7" calcext:value-type="float">
            <text:p>7</text:p>
          </table:table-cell>
          <table:table-cell table:formula="of:=[eventlog_no_stress_16.O21]+[eventlog_no_stress_16.S21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eventlog_no_stress_16.B22]/1000" office:value-type="float" office:value="0.42" calcext:value-type="float">
            <text:p>0.42</text:p>
          </table:table-cell>
          <table:table-cell table:formula="of:=[eventlog_no_stress_16.D22]/1000" office:value-type="float" office:value="0.025" calcext:value-type="float">
            <text:p>0.025</text:p>
          </table:table-cell>
          <table:table-cell table:formula="of:=[eventlog_no_stress_16.F22]/1000" office:value-type="float" office:value="0.129" calcext:value-type="float">
            <text:p>0.129</text:p>
          </table:table-cell>
          <table:table-cell table:formula="of:=[eventlog_no_stress_16.G22]" office:value-type="float" office:value="555966464" calcext:value-type="float">
            <text:p>555966464</text:p>
          </table:table-cell>
          <table:table-cell table:formula="of:=[eventlog_no_stress_16.K22]" office:value-type="float" office:value="0.166999995708466" calcext:value-type="float">
            <text:p>0.166999995708466</text:p>
          </table:table-cell>
          <table:table-cell table:formula="of:=[eventlog_no_stress_16.L22]" office:value-type="float" office:value="0.151390731334686" calcext:value-type="float">
            <text:p>0.151390731334686</text:p>
          </table:table-cell>
          <table:table-cell table:formula="of:=[eventlog_no_stress_16.M22]" office:value-type="float" office:value="200" calcext:value-type="float">
            <text:p>200</text:p>
          </table:table-cell>
          <table:table-cell table:formula="of:=[eventlog_no_stress_16.N22]+[eventlog_no_stress_16.R22]" office:value-type="float" office:value="36345" calcext:value-type="float">
            <text:p>36345</text:p>
          </table:table-cell>
          <table:table-cell table:formula="of:=[eventlog_no_stress_16.P22]+[eventlog_no_stress_16.T22]" office:value-type="float" office:value="7" calcext:value-type="float">
            <text:p>7</text:p>
          </table:table-cell>
          <table:table-cell table:formula="of:=[eventlog_no_stress_16.O22]+[eventlog_no_stress_16.S22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eventlog_no_stress_16.B23]/1000" office:value-type="float" office:value="0.385" calcext:value-type="float">
            <text:p>0.385</text:p>
          </table:table-cell>
          <table:table-cell table:formula="of:=[eventlog_no_stress_16.D23]/1000" office:value-type="float" office:value="0.023" calcext:value-type="float">
            <text:p>0.023</text:p>
          </table:table-cell>
          <table:table-cell table:formula="of:=[eventlog_no_stress_16.F23]/1000" office:value-type="float" office:value="0.126" calcext:value-type="float">
            <text:p>0.126</text:p>
          </table:table-cell>
          <table:table-cell table:formula="of:=[eventlog_no_stress_16.G23]" office:value-type="float" office:value="547618816" calcext:value-type="float">
            <text:p>547618816</text:p>
          </table:table-cell>
          <table:table-cell table:formula="of:=[eventlog_no_stress_16.K23]" office:value-type="float" office:value="0.167750000953674" calcext:value-type="float">
            <text:p>0.167750000953674</text:p>
          </table:table-cell>
          <table:table-cell table:formula="of:=[eventlog_no_stress_16.L23]" office:value-type="float" office:value="0.158106461167336" calcext:value-type="float">
            <text:p>0.158106461167336</text:p>
          </table:table-cell>
          <table:table-cell table:formula="of:=[eventlog_no_stress_16.M23]" office:value-type="float" office:value="150" calcext:value-type="float">
            <text:p>150</text:p>
          </table:table-cell>
          <table:table-cell table:formula="of:=[eventlog_no_stress_16.N23]+[eventlog_no_stress_16.R23]" office:value-type="float" office:value="36345" calcext:value-type="float">
            <text:p>36345</text:p>
          </table:table-cell>
          <table:table-cell table:formula="of:=[eventlog_no_stress_16.P23]+[eventlog_no_stress_16.T23]" office:value-type="float" office:value="7" calcext:value-type="float">
            <text:p>7</text:p>
          </table:table-cell>
          <table:table-cell table:formula="of:=[eventlog_no_stress_16.O23]+[eventlog_no_stress_16.S23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eventlog_no_stress_16.B24]/1000" office:value-type="float" office:value="0.359" calcext:value-type="float">
            <text:p>0.359</text:p>
          </table:table-cell>
          <table:table-cell table:formula="of:=[eventlog_no_stress_16.D24]/1000" office:value-type="float" office:value="0.018" calcext:value-type="float">
            <text:p>0.018</text:p>
          </table:table-cell>
          <table:table-cell table:formula="of:=[eventlog_no_stress_16.F24]/1000" office:value-type="float" office:value="0.097" calcext:value-type="float">
            <text:p>0.097</text:p>
          </table:table-cell>
          <table:table-cell table:formula="of:=[eventlog_no_stress_16.G24]" office:value-type="float" office:value="536641536" calcext:value-type="float">
            <text:p>536641536</text:p>
          </table:table-cell>
          <table:table-cell table:formula="of:=[eventlog_no_stress_16.K24]" office:value-type="float" office:value="0.145750001072884" calcext:value-type="float">
            <text:p>0.145750001072884</text:p>
          </table:table-cell>
          <table:table-cell table:formula="of:=[eventlog_no_stress_16.L24]" office:value-type="float" office:value="0.165000781416893" calcext:value-type="float">
            <text:p>0.165000781416893</text:p>
          </table:table-cell>
          <table:table-cell table:formula="of:=[eventlog_no_stress_16.M24]" office:value-type="float" office:value="150" calcext:value-type="float">
            <text:p>150</text:p>
          </table:table-cell>
          <table:table-cell table:formula="of:=[eventlog_no_stress_16.N24]+[eventlog_no_stress_16.R24]" office:value-type="float" office:value="36345" calcext:value-type="float">
            <text:p>36345</text:p>
          </table:table-cell>
          <table:table-cell table:formula="of:=[eventlog_no_stress_16.P24]+[eventlog_no_stress_16.T24]" office:value-type="float" office:value="7" calcext:value-type="float">
            <text:p>7</text:p>
          </table:table-cell>
          <table:table-cell table:formula="of:=[eventlog_no_stress_16.O24]+[eventlog_no_stress_16.S24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eventlog_no_stress_16.B25]/1000" office:value-type="float" office:value="0.287" calcext:value-type="float">
            <text:p>0.287</text:p>
          </table:table-cell>
          <table:table-cell table:formula="of:=[eventlog_no_stress_16.D25]/1000" office:value-type="float" office:value="0.017" calcext:value-type="float">
            <text:p>0.017</text:p>
          </table:table-cell>
          <table:table-cell table:formula="of:=[eventlog_no_stress_16.F25]/1000" office:value-type="float" office:value="0.089" calcext:value-type="float">
            <text:p>0.089</text:p>
          </table:table-cell>
          <table:table-cell table:formula="of:=[eventlog_no_stress_16.G25]" office:value-type="float" office:value="532103168" calcext:value-type="float">
            <text:p>532103168</text:p>
          </table:table-cell>
          <table:table-cell table:formula="of:=[eventlog_no_stress_16.K25]" office:value-type="float" office:value="0.139249995350838" calcext:value-type="float">
            <text:p>0.139249995350838</text:p>
          </table:table-cell>
          <table:table-cell table:formula="of:=[eventlog_no_stress_16.L25]" office:value-type="float" office:value="0.169724196195602" calcext:value-type="float">
            <text:p>0.169724196195602</text:p>
          </table:table-cell>
          <table:table-cell table:formula="of:=[eventlog_no_stress_16.M25]" office:value-type="float" office:value="150" calcext:value-type="float">
            <text:p>150</text:p>
          </table:table-cell>
          <table:table-cell table:formula="of:=[eventlog_no_stress_16.N25]+[eventlog_no_stress_16.R25]" office:value-type="float" office:value="36345" calcext:value-type="float">
            <text:p>36345</text:p>
          </table:table-cell>
          <table:table-cell table:formula="of:=[eventlog_no_stress_16.P25]+[eventlog_no_stress_16.T25]" office:value-type="float" office:value="7" calcext:value-type="float">
            <text:p>7</text:p>
          </table:table-cell>
          <table:table-cell table:formula="of:=[eventlog_no_stress_16.O25]+[eventlog_no_stress_16.S25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eventlog_no_stress_16.B26]/1000" office:value-type="float" office:value="0.264" calcext:value-type="float">
            <text:p>0.264</text:p>
          </table:table-cell>
          <table:table-cell table:formula="of:=[eventlog_no_stress_16.D26]/1000" office:value-type="float" office:value="0.016" calcext:value-type="float">
            <text:p>0.016</text:p>
          </table:table-cell>
          <table:table-cell table:formula="of:=[eventlog_no_stress_16.F26]/1000" office:value-type="float" office:value="0.104" calcext:value-type="float">
            <text:p>0.104</text:p>
          </table:table-cell>
          <table:table-cell table:formula="of:=[eventlog_no_stress_16.G26]" office:value-type="float" office:value="526389248" calcext:value-type="float">
            <text:p>526389248</text:p>
          </table:table-cell>
          <table:table-cell table:formula="of:=[eventlog_no_stress_16.K26]" office:value-type="float" office:value="0.133000001311302" calcext:value-type="float">
            <text:p>0.133000001311302</text:p>
          </table:table-cell>
          <table:table-cell table:formula="of:=[eventlog_no_stress_16.L26]" office:value-type="float" office:value="0.174330696463585" calcext:value-type="float">
            <text:p>0.174330696463585</text:p>
          </table:table-cell>
          <table:table-cell table:formula="of:=[eventlog_no_stress_16.M26]" office:value-type="float" office:value="100" calcext:value-type="float">
            <text:p>100</text:p>
          </table:table-cell>
          <table:table-cell table:formula="of:=[eventlog_no_stress_16.N26]+[eventlog_no_stress_16.R26]" office:value-type="float" office:value="36345" calcext:value-type="float">
            <text:p>36345</text:p>
          </table:table-cell>
          <table:table-cell table:formula="of:=[eventlog_no_stress_16.P26]+[eventlog_no_stress_16.T26]" office:value-type="float" office:value="7" calcext:value-type="float">
            <text:p>7</text:p>
          </table:table-cell>
          <table:table-cell table:formula="of:=[eventlog_no_stress_16.O26]+[eventlog_no_stress_16.S26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eventlog_no_stress_16.B27]/1000" office:value-type="float" office:value="0.25" calcext:value-type="float">
            <text:p>0.25</text:p>
          </table:table-cell>
          <table:table-cell table:formula="of:=[eventlog_no_stress_16.D27]/1000" office:value-type="float" office:value="0.01" calcext:value-type="float">
            <text:p>0.01</text:p>
          </table:table-cell>
          <table:table-cell table:formula="of:=[eventlog_no_stress_16.F27]/1000" office:value-type="float" office:value="0.07" calcext:value-type="float">
            <text:p>0.07</text:p>
          </table:table-cell>
          <table:table-cell table:formula="of:=[eventlog_no_stress_16.G27]" office:value-type="float" office:value="524136448" calcext:value-type="float">
            <text:p>524136448</text:p>
          </table:table-cell>
          <table:table-cell table:formula="of:=[eventlog_no_stress_16.K27]" office:value-type="float" office:value="0.105999998748302" calcext:value-type="float">
            <text:p>0.105999998748302</text:p>
          </table:table-cell>
          <table:table-cell table:formula="of:=[eventlog_no_stress_16.L27]" office:value-type="float" office:value="0.179464116692543" calcext:value-type="float">
            <text:p>0.179464116692543</text:p>
          </table:table-cell>
          <table:table-cell table:formula="of:=[eventlog_no_stress_16.M27]" office:value-type="float" office:value="100" calcext:value-type="float">
            <text:p>100</text:p>
          </table:table-cell>
          <table:table-cell table:formula="of:=[eventlog_no_stress_16.N27]+[eventlog_no_stress_16.R27]" office:value-type="float" office:value="36345" calcext:value-type="float">
            <text:p>36345</text:p>
          </table:table-cell>
          <table:table-cell table:formula="of:=[eventlog_no_stress_16.P27]+[eventlog_no_stress_16.T27]" office:value-type="float" office:value="7" calcext:value-type="float">
            <text:p>7</text:p>
          </table:table-cell>
          <table:table-cell table:formula="of:=[eventlog_no_stress_16.O27]+[eventlog_no_stress_16.S27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eventlog_no_stress_16.B28]/1000" office:value-type="float" office:value="0.168" calcext:value-type="float">
            <text:p>0.168</text:p>
          </table:table-cell>
          <table:table-cell table:formula="of:=[eventlog_no_stress_16.D28]/1000" office:value-type="float" office:value="0.008" calcext:value-type="float">
            <text:p>0.008</text:p>
          </table:table-cell>
          <table:table-cell table:formula="of:=[eventlog_no_stress_16.F28]/1000" office:value-type="float" office:value="0.056" calcext:value-type="float">
            <text:p>0.056</text:p>
          </table:table-cell>
          <table:table-cell table:formula="of:=[eventlog_no_stress_16.G28]" office:value-type="float" office:value="520359936" calcext:value-type="float">
            <text:p>520359936</text:p>
          </table:table-cell>
          <table:table-cell table:formula="of:=[eventlog_no_stress_16.K28]" office:value-type="float" office:value="0.0977500006556511" calcext:value-type="float">
            <text:p>0.097750000655651</text:p>
          </table:table-cell>
          <table:table-cell table:formula="of:=[eventlog_no_stress_16.L28]" office:value-type="float" office:value="0.183316648006439" calcext:value-type="float">
            <text:p>0.183316648006439</text:p>
          </table:table-cell>
          <table:table-cell table:formula="of:=[eventlog_no_stress_16.M28]" office:value-type="float" office:value="100" calcext:value-type="float">
            <text:p>100</text:p>
          </table:table-cell>
          <table:table-cell table:formula="of:=[eventlog_no_stress_16.N28]+[eventlog_no_stress_16.R28]" office:value-type="float" office:value="36345" calcext:value-type="float">
            <text:p>36345</text:p>
          </table:table-cell>
          <table:table-cell table:formula="of:=[eventlog_no_stress_16.P28]+[eventlog_no_stress_16.T28]" office:value-type="float" office:value="7" calcext:value-type="float">
            <text:p>7</text:p>
          </table:table-cell>
          <table:table-cell table:formula="of:=[eventlog_no_stress_16.O28]+[eventlog_no_stress_16.S28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eventlog_no_stress_16.B29]/1000" office:value-type="float" office:value="0.12" calcext:value-type="float">
            <text:p>0.12</text:p>
          </table:table-cell>
          <table:table-cell table:formula="of:=[eventlog_no_stress_16.D29]/1000" office:value-type="float" office:value="0.007" calcext:value-type="float">
            <text:p>0.007</text:p>
          </table:table-cell>
          <table:table-cell table:formula="of:=[eventlog_no_stress_16.F29]/1000" office:value-type="float" office:value="0.045" calcext:value-type="float">
            <text:p>0.045</text:p>
          </table:table-cell>
          <table:table-cell table:formula="of:=[eventlog_no_stress_16.G29]" office:value-type="float" office:value="519335936" calcext:value-type="float">
            <text:p>519335936</text:p>
          </table:table-cell>
          <table:table-cell table:formula="of:=[eventlog_no_stress_16.K29]" office:value-type="float" office:value="0.090999998152256" calcext:value-type="float">
            <text:p>0.090999998152256</text:p>
          </table:table-cell>
          <table:table-cell table:formula="of:=[eventlog_no_stress_16.L29]" office:value-type="float" office:value="0.185213059186935" calcext:value-type="float">
            <text:p>0.185213059186935</text:p>
          </table:table-cell>
          <table:table-cell table:formula="of:=[eventlog_no_stress_16.M29]" office:value-type="float" office:value="50" calcext:value-type="float">
            <text:p>50</text:p>
          </table:table-cell>
          <table:table-cell table:formula="of:=[eventlog_no_stress_16.N29]+[eventlog_no_stress_16.R29]" office:value-type="float" office:value="36345" calcext:value-type="float">
            <text:p>36345</text:p>
          </table:table-cell>
          <table:table-cell table:formula="of:=[eventlog_no_stress_16.P29]+[eventlog_no_stress_16.T29]" office:value-type="float" office:value="7" calcext:value-type="float">
            <text:p>7</text:p>
          </table:table-cell>
          <table:table-cell table:formula="of:=[eventlog_no_stress_16.O29]+[eventlog_no_stress_16.S29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eventlog_no_stress_16.B30]/1000" office:value-type="float" office:value="0.102" calcext:value-type="float">
            <text:p>0.102</text:p>
          </table:table-cell>
          <table:table-cell table:formula="of:=[eventlog_no_stress_16.D30]/1000" office:value-type="float" office:value="0.004" calcext:value-type="float">
            <text:p>0.004</text:p>
          </table:table-cell>
          <table:table-cell table:formula="of:=[eventlog_no_stress_16.F30]/1000" office:value-type="float" office:value="0.035" calcext:value-type="float">
            <text:p>0.035</text:p>
          </table:table-cell>
          <table:table-cell table:formula="of:=[eventlog_no_stress_16.G30]" office:value-type="float" office:value="519168000" calcext:value-type="float">
            <text:p>519168000</text:p>
          </table:table-cell>
          <table:table-cell table:formula="of:=[eventlog_no_stress_16.K30]" office:value-type="float" office:value="0.0802500024437905" calcext:value-type="float">
            <text:p>0.080250002443791</text:p>
          </table:table-cell>
          <table:table-cell table:formula="of:=[eventlog_no_stress_16.L30]" office:value-type="float" office:value="0.188198581337929" calcext:value-type="float">
            <text:p>0.188198581337929</text:p>
          </table:table-cell>
          <table:table-cell table:formula="of:=[eventlog_no_stress_16.M30]" office:value-type="float" office:value="50" calcext:value-type="float">
            <text:p>50</text:p>
          </table:table-cell>
          <table:table-cell table:formula="of:=[eventlog_no_stress_16.N30]+[eventlog_no_stress_16.R30]" office:value-type="float" office:value="36345" calcext:value-type="float">
            <text:p>36345</text:p>
          </table:table-cell>
          <table:table-cell table:formula="of:=[eventlog_no_stress_16.P30]+[eventlog_no_stress_16.T30]" office:value-type="float" office:value="7" calcext:value-type="float">
            <text:p>7</text:p>
          </table:table-cell>
          <table:table-cell table:formula="of:=[eventlog_no_stress_16.O30]+[eventlog_no_stress_16.S30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eventlog_no_stress_16.B31]/1000" office:value-type="float" office:value="0.058" calcext:value-type="float">
            <text:p>0.058</text:p>
          </table:table-cell>
          <table:table-cell table:formula="of:=[eventlog_no_stress_16.D31]/1000" office:value-type="float" office:value="0.003" calcext:value-type="float">
            <text:p>0.003</text:p>
          </table:table-cell>
          <table:table-cell table:formula="of:=[eventlog_no_stress_16.F31]/1000" office:value-type="float" office:value="0.027" calcext:value-type="float">
            <text:p>0.027</text:p>
          </table:table-cell>
          <table:table-cell table:formula="of:=[eventlog_no_stress_16.G31]" office:value-type="float" office:value="518348800" calcext:value-type="float">
            <text:p>518348800</text:p>
          </table:table-cell>
          <table:table-cell table:formula="of:=[eventlog_no_stress_16.K31]" office:value-type="float" office:value="0.0754999965429306" calcext:value-type="float">
            <text:p>0.075499996542931</text:p>
          </table:table-cell>
          <table:table-cell table:formula="of:=[eventlog_no_stress_16.L31]" office:value-type="float" office:value="0.187083542346954" calcext:value-type="float">
            <text:p>0.187083542346954</text:p>
          </table:table-cell>
          <table:table-cell table:formula="of:=[eventlog_no_stress_16.M31]" office:value-type="float" office:value="50" calcext:value-type="float">
            <text:p>50</text:p>
          </table:table-cell>
          <table:table-cell table:formula="of:=[eventlog_no_stress_16.N31]+[eventlog_no_stress_16.R31]" office:value-type="float" office:value="36345" calcext:value-type="float">
            <text:p>36345</text:p>
          </table:table-cell>
          <table:table-cell table:formula="of:=[eventlog_no_stress_16.P31]+[eventlog_no_stress_16.T31]" office:value-type="float" office:value="7" calcext:value-type="float">
            <text:p>7</text:p>
          </table:table-cell>
          <table:table-cell table:formula="of:=[eventlog_no_stress_16.O31]+[eventlog_no_stress_16.S31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eventlog_no_stress_16.B32]/1000" office:value-type="float" office:value="0.051" calcext:value-type="float">
            <text:p>0.051</text:p>
          </table:table-cell>
          <table:table-cell table:formula="of:=[eventlog_no_stress_16.D32]/1000" office:value-type="float" office:value="0.003" calcext:value-type="float">
            <text:p>0.003</text:p>
          </table:table-cell>
          <table:table-cell table:formula="of:=[eventlog_no_stress_16.F32]/1000" office:value-type="float" office:value="0.022" calcext:value-type="float">
            <text:p>0.022</text:p>
          </table:table-cell>
          <table:table-cell table:formula="of:=[eventlog_no_stress_16.G32]" office:value-type="float" office:value="518418432" calcext:value-type="float">
            <text:p>518418432</text:p>
          </table:table-cell>
          <table:table-cell table:formula="of:=[eventlog_no_stress_16.K32]" office:value-type="float" office:value="0.0734999999403954" calcext:value-type="float">
            <text:p>0.073499999940395</text:p>
          </table:table-cell>
          <table:table-cell table:formula="of:=[eventlog_no_stress_16.L32]" office:value-type="float" office:value="0.187495008111" calcext:value-type="float">
            <text:p>0.187495008111</text:p>
          </table:table-cell>
          <table:table-cell table:formula="of:=[eventlog_no_stress_16.M32]" office:value-type="float" office:value="20" calcext:value-type="float">
            <text:p>20</text:p>
          </table:table-cell>
          <table:table-cell table:formula="of:=[eventlog_no_stress_16.N32]+[eventlog_no_stress_16.R32]" office:value-type="float" office:value="36345" calcext:value-type="float">
            <text:p>36345</text:p>
          </table:table-cell>
          <table:table-cell table:formula="of:=[eventlog_no_stress_16.P32]+[eventlog_no_stress_16.T32]" office:value-type="float" office:value="7" calcext:value-type="float">
            <text:p>7</text:p>
          </table:table-cell>
          <table:table-cell table:formula="of:=[eventlog_no_stress_16.O32]+[eventlog_no_stress_16.S32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eventlog_no_stress_16.B33]/1000" office:value-type="float" office:value="0.047" calcext:value-type="float">
            <text:p>0.047</text:p>
          </table:table-cell>
          <table:table-cell table:formula="of:=[eventlog_no_stress_16.D33]/1000" office:value-type="float" office:value="0.002" calcext:value-type="float">
            <text:p>0.002</text:p>
          </table:table-cell>
          <table:table-cell table:formula="of:=[eventlog_no_stress_16.F33]/1000" office:value-type="float" office:value="0.016" calcext:value-type="float">
            <text:p>0.016</text:p>
          </table:table-cell>
          <table:table-cell table:formula="of:=[eventlog_no_stress_16.G33]" office:value-type="float" office:value="518352896" calcext:value-type="float">
            <text:p>518352896</text:p>
          </table:table-cell>
          <table:table-cell table:formula="of:=[eventlog_no_stress_16.K33]" office:value-type="float" office:value="0.0670000016689301" calcext:value-type="float">
            <text:p>0.06700000166893</text:p>
          </table:table-cell>
          <table:table-cell table:formula="of:=[eventlog_no_stress_16.L33]" office:value-type="float" office:value="0.1877151876688" calcext:value-type="float">
            <text:p>0.1877151876688</text:p>
          </table:table-cell>
          <table:table-cell table:formula="of:=[eventlog_no_stress_16.M33]" office:value-type="float" office:value="20" calcext:value-type="float">
            <text:p>20</text:p>
          </table:table-cell>
          <table:table-cell table:formula="of:=[eventlog_no_stress_16.N33]+[eventlog_no_stress_16.R33]" office:value-type="float" office:value="36345" calcext:value-type="float">
            <text:p>36345</text:p>
          </table:table-cell>
          <table:table-cell table:formula="of:=[eventlog_no_stress_16.P33]+[eventlog_no_stress_16.T33]" office:value-type="float" office:value="7" calcext:value-type="float">
            <text:p>7</text:p>
          </table:table-cell>
          <table:table-cell table:formula="of:=[eventlog_no_stress_16.O33]+[eventlog_no_stress_16.S33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eventlog_no_stress_16.B34]/1000" office:value-type="float" office:value="0.03" calcext:value-type="float">
            <text:p>0.03</text:p>
          </table:table-cell>
          <table:table-cell table:formula="of:=[eventlog_no_stress_16.D34]/1000" office:value-type="float" office:value="0.002" calcext:value-type="float">
            <text:p>0.002</text:p>
          </table:table-cell>
          <table:table-cell table:formula="of:=[eventlog_no_stress_16.F34]/1000" office:value-type="float" office:value="0.012" calcext:value-type="float">
            <text:p>0.012</text:p>
          </table:table-cell>
          <table:table-cell table:formula="of:=[eventlog_no_stress_16.G34]" office:value-type="float" office:value="517238784" calcext:value-type="float">
            <text:p>517238784</text:p>
          </table:table-cell>
          <table:table-cell table:formula="of:=[eventlog_no_stress_16.K34]" office:value-type="float" office:value="0.0670000016689301" calcext:value-type="float">
            <text:p>0.06700000166893</text:p>
          </table:table-cell>
          <table:table-cell table:formula="of:=[eventlog_no_stress_16.L34]" office:value-type="float" office:value="0.187751397490501" calcext:value-type="float">
            <text:p>0.187751397490501</text:p>
          </table:table-cell>
          <table:table-cell table:formula="of:=[eventlog_no_stress_16.M34]" office:value-type="float" office:value="20" calcext:value-type="float">
            <text:p>20</text:p>
          </table:table-cell>
          <table:table-cell table:formula="of:=[eventlog_no_stress_16.N34]+[eventlog_no_stress_16.R34]" office:value-type="float" office:value="36345" calcext:value-type="float">
            <text:p>36345</text:p>
          </table:table-cell>
          <table:table-cell table:formula="of:=[eventlog_no_stress_16.P34]+[eventlog_no_stress_16.T34]" office:value-type="float" office:value="7" calcext:value-type="float">
            <text:p>7</text:p>
          </table:table-cell>
          <table:table-cell table:formula="of:=[eventlog_no_stress_16.O34]+[eventlog_no_stress_16.S34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eventlog_no_stress_16.B35]/1000" office:value-type="float" office:value="0.026" calcext:value-type="float">
            <text:p>0.026</text:p>
          </table:table-cell>
          <table:table-cell table:formula="of:=[eventlog_no_stress_16.D35]/1000" office:value-type="float" office:value="0.001" calcext:value-type="float">
            <text:p>0.001</text:p>
          </table:table-cell>
          <table:table-cell table:formula="of:=[eventlog_no_stress_16.F35]/1000" office:value-type="float" office:value="0.012" calcext:value-type="float">
            <text:p>0.012</text:p>
          </table:table-cell>
          <table:table-cell table:formula="of:=[eventlog_no_stress_16.G35]" office:value-type="float" office:value="517345280" calcext:value-type="float">
            <text:p>517345280</text:p>
          </table:table-cell>
          <table:table-cell table:formula="of:=[eventlog_no_stress_16.K35]" office:value-type="float" office:value="0.060249999165535" calcext:value-type="float">
            <text:p>0.060249999165535</text:p>
          </table:table-cell>
          <table:table-cell table:formula="of:=[eventlog_no_stress_16.L35]" office:value-type="float" office:value="0.188506826758385" calcext:value-type="float">
            <text:p>0.188506826758385</text:p>
          </table:table-cell>
          <table:table-cell table:formula="of:=[eventlog_no_stress_16.M35]" office:value-type="float" office:value="10" calcext:value-type="float">
            <text:p>10</text:p>
          </table:table-cell>
          <table:table-cell table:formula="of:=[eventlog_no_stress_16.N35]+[eventlog_no_stress_16.R35]" office:value-type="float" office:value="36345" calcext:value-type="float">
            <text:p>36345</text:p>
          </table:table-cell>
          <table:table-cell table:formula="of:=[eventlog_no_stress_16.P35]+[eventlog_no_stress_16.T35]" office:value-type="float" office:value="7" calcext:value-type="float">
            <text:p>7</text:p>
          </table:table-cell>
          <table:table-cell table:formula="of:=[eventlog_no_stress_16.O35]+[eventlog_no_stress_16.S35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eventlog_no_stress_16.B36]/1000" office:value-type="float" office:value="0.026" calcext:value-type="float">
            <text:p>0.026</text:p>
          </table:table-cell>
          <table:table-cell table:formula="of:=[eventlog_no_stress_16.D36]/1000" office:value-type="float" office:value="0.001" calcext:value-type="float">
            <text:p>0.001</text:p>
          </table:table-cell>
          <table:table-cell table:formula="of:=[eventlog_no_stress_16.F36]/1000" office:value-type="float" office:value="0.009" calcext:value-type="float">
            <text:p>0.009</text:p>
          </table:table-cell>
          <table:table-cell table:formula="of:=[eventlog_no_stress_16.G36]" office:value-type="float" office:value="516829184" calcext:value-type="float">
            <text:p>516829184</text:p>
          </table:table-cell>
          <table:table-cell table:formula="of:=[eventlog_no_stress_16.K36]" office:value-type="float" office:value="0.068000003695488" calcext:value-type="float">
            <text:p>0.068000003695488</text:p>
          </table:table-cell>
          <table:table-cell table:formula="of:=[eventlog_no_stress_16.L36]" office:value-type="float" office:value="0.188486769795418" calcext:value-type="float">
            <text:p>0.188486769795418</text:p>
          </table:table-cell>
          <table:table-cell table:formula="of:=[eventlog_no_stress_16.M36]" office:value-type="float" office:value="10" calcext:value-type="float">
            <text:p>10</text:p>
          </table:table-cell>
          <table:table-cell table:formula="of:=[eventlog_no_stress_16.N36]+[eventlog_no_stress_16.R36]" office:value-type="float" office:value="36345" calcext:value-type="float">
            <text:p>36345</text:p>
          </table:table-cell>
          <table:table-cell table:formula="of:=[eventlog_no_stress_16.P36]+[eventlog_no_stress_16.T36]" office:value-type="float" office:value="7" calcext:value-type="float">
            <text:p>7</text:p>
          </table:table-cell>
          <table:table-cell table:formula="of:=[eventlog_no_stress_16.O36]+[eventlog_no_stress_16.S36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eventlog_no_stress_16.B37]/1000" office:value-type="float" office:value="0.018" calcext:value-type="float">
            <text:p>0.018</text:p>
          </table:table-cell>
          <table:table-cell table:formula="of:=[eventlog_no_stress_16.D37]/1000" office:value-type="float" office:value="0" calcext:value-type="float">
            <text:p>0</text:p>
          </table:table-cell>
          <table:table-cell table:formula="of:=[eventlog_no_stress_16.F37]/1000" office:value-type="float" office:value="0.007" calcext:value-type="float">
            <text:p>0.007</text:p>
          </table:table-cell>
          <table:table-cell table:formula="of:=[eventlog_no_stress_16.G37]" office:value-type="float" office:value="516808704" calcext:value-type="float">
            <text:p>516808704</text:p>
          </table:table-cell>
          <table:table-cell table:formula="of:=[eventlog_no_stress_16.K37]" office:value-type="float" office:value="0.0625" calcext:value-type="float">
            <text:p>0.0625</text:p>
          </table:table-cell>
          <table:table-cell table:formula="of:=[eventlog_no_stress_16.L37]" office:value-type="float" office:value="0.18888258934021" calcext:value-type="float">
            <text:p>0.18888258934021</text:p>
          </table:table-cell>
          <table:table-cell table:formula="of:=[eventlog_no_stress_16.M37]" office:value-type="float" office:value="10" calcext:value-type="float">
            <text:p>10</text:p>
          </table:table-cell>
          <table:table-cell table:formula="of:=[eventlog_no_stress_16.N37]+[eventlog_no_stress_16.R37]" office:value-type="float" office:value="36345" calcext:value-type="float">
            <text:p>36345</text:p>
          </table:table-cell>
          <table:table-cell table:formula="of:=[eventlog_no_stress_16.P37]+[eventlog_no_stress_16.T37]" office:value-type="float" office:value="7" calcext:value-type="float">
            <text:p>7</text:p>
          </table:table-cell>
          <table:table-cell table:formula="of:=[eventlog_no_stress_16.O37]+[eventlog_no_stress_16.S37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eventlog_no_stress_16.B38]/1000" office:value-type="float" office:value="0.014" calcext:value-type="float">
            <text:p>0.014</text:p>
          </table:table-cell>
          <table:table-cell table:formula="of:=[eventlog_no_stress_16.D38]/1000" office:value-type="float" office:value="0" calcext:value-type="float">
            <text:p>0</text:p>
          </table:table-cell>
          <table:table-cell table:formula="of:=[eventlog_no_stress_16.F38]/1000" office:value-type="float" office:value="0.006" calcext:value-type="float">
            <text:p>0.006</text:p>
          </table:table-cell>
          <table:table-cell table:formula="of:=[eventlog_no_stress_16.G38]" office:value-type="float" office:value="516870144" calcext:value-type="float">
            <text:p>516870144</text:p>
          </table:table-cell>
          <table:table-cell table:formula="of:=[eventlog_no_stress_16.K38]" office:value-type="float" office:value="0.0599999986588955" calcext:value-type="float">
            <text:p>0.059999998658896</text:p>
          </table:table-cell>
          <table:table-cell table:formula="of:=[eventlog_no_stress_16.L38]" office:value-type="float" office:value="0.188886016607285" calcext:value-type="float">
            <text:p>0.188886016607285</text:p>
          </table:table-cell>
          <table:table-cell table:formula="of:=[eventlog_no_stress_16.M38]" office:value-type="float" office:value="5" calcext:value-type="float">
            <text:p>5</text:p>
          </table:table-cell>
          <table:table-cell table:formula="of:=[eventlog_no_stress_16.N38]+[eventlog_no_stress_16.R38]" office:value-type="float" office:value="36345" calcext:value-type="float">
            <text:p>36345</text:p>
          </table:table-cell>
          <table:table-cell table:formula="of:=[eventlog_no_stress_16.P38]+[eventlog_no_stress_16.T38]" office:value-type="float" office:value="7" calcext:value-type="float">
            <text:p>7</text:p>
          </table:table-cell>
          <table:table-cell table:formula="of:=[eventlog_no_stress_16.O38]+[eventlog_no_stress_16.S38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eventlog_no_stress_16.B39]/1000" office:value-type="float" office:value="0.011" calcext:value-type="float">
            <text:p>0.011</text:p>
          </table:table-cell>
          <table:table-cell table:formula="of:=[eventlog_no_stress_16.D39]/1000" office:value-type="float" office:value="0" calcext:value-type="float">
            <text:p>0</text:p>
          </table:table-cell>
          <table:table-cell table:formula="of:=[eventlog_no_stress_16.F39]/1000" office:value-type="float" office:value="0.005" calcext:value-type="float">
            <text:p>0.005</text:p>
          </table:table-cell>
          <table:table-cell table:formula="of:=[eventlog_no_stress_16.G39]" office:value-type="float" office:value="516956160" calcext:value-type="float">
            <text:p>516956160</text:p>
          </table:table-cell>
          <table:table-cell table:formula="of:=[eventlog_no_stress_16.K39]" office:value-type="float" office:value="0.0567499995231628" calcext:value-type="float">
            <text:p>0.056749999523163</text:p>
          </table:table-cell>
          <table:table-cell table:formula="of:=[eventlog_no_stress_16.L39]" office:value-type="float" office:value="0.189988344907761" calcext:value-type="float">
            <text:p>0.189988344907761</text:p>
          </table:table-cell>
          <table:table-cell table:formula="of:=[eventlog_no_stress_16.M39]" office:value-type="float" office:value="5" calcext:value-type="float">
            <text:p>5</text:p>
          </table:table-cell>
          <table:table-cell table:formula="of:=[eventlog_no_stress_16.N39]+[eventlog_no_stress_16.R39]" office:value-type="float" office:value="36345" calcext:value-type="float">
            <text:p>36345</text:p>
          </table:table-cell>
          <table:table-cell table:formula="of:=[eventlog_no_stress_16.P39]+[eventlog_no_stress_16.T39]" office:value-type="float" office:value="7" calcext:value-type="float">
            <text:p>7</text:p>
          </table:table-cell>
          <table:table-cell table:formula="of:=[eventlog_no_stress_16.O39]+[eventlog_no_stress_16.S39]" office:value-type="float" office:value="26456" calcext:value-type="float">
            <text:p>26456</text:p>
          </table:table-cell>
        </table:table-row>
      </table:table>
      <table:table table:name="eventlog_15" table:style-name="ta1">
        <table:table-column table:style-name="co16" table:number-columns-repeated="26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1</text:p>
          </table:table-cell>
          <table:table-cell office:value-type="string" calcext:value-type="string">
            <text:p>responseTimePercentile_edge2</text:p>
          </table:table-cell>
        </table:table-row>
        <table:table-row table:style-name="ro1">
          <table:table-cell office:value-type="string" calcext:value-type="string">
            <text:p>Sun Apr 23 19:33:00 CEST 2017</text:p>
          </table:table-cell>
          <table:table-cell office:value-type="float" office:value="430" calcext:value-type="float">
            <text:p>430</text:p>
          </table:table-cell>
          <table:table-cell office:value-type="float" office:value="1033826304" calcext:value-type="float">
            <text:p>1033826304</text:p>
          </table:table-cell>
          <table:table-cell office:value-type="float" office:value="34" calcext:value-type="float">
            <text:p>34</text:p>
          </table:table-cell>
          <table:table-cell office:value-type="float" office:value="29790208" calcext:value-type="float">
            <text:p>29790208</text:p>
          </table:table-cell>
          <table:table-cell office:value-type="float" office:value="138" calcext:value-type="float">
            <text:p>13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87759872" calcext:value-type="float">
            <text:p>487759872</text:p>
          </table:table-cell>
          <table:table-cell office:value-type="float" office:value="0" calcext:value-type="float">
            <text:p>0</text:p>
          </table:table-cell>
          <table:table-cell office:value-type="float" office:value="0.214750006794929" calcext:value-type="float">
            <text:p>0.214750006794929</text:p>
          </table:table-cell>
          <table:table-cell office:value-type="float" office:value="0.146750003099442" calcext:value-type="float">
            <text:p>0.146750003099442</text:p>
          </table:table-cell>
          <table:table-cell office:value-type="float" office:value="0.945500016212463" calcext:value-type="float">
            <text:p>0.945500016212463</text:p>
          </table:table-cell>
          <table:table-cell office:value-type="float" office:value="0.946769773960114" calcext:value-type="float">
            <text:p>0.946769773960114</text:p>
          </table:table-cell>
          <table:table-cell office:value-type="float" office:value="600" calcext:value-type="float">
            <text:p>600</text:p>
          </table:table-cell>
          <table:table-cell office:value-type="float" office:value="17393" calcext:value-type="float">
            <text:p>17393</text:p>
          </table:table-cell>
          <table:table-cell office:value-type="float" office:value="11942" calcext:value-type="float">
            <text:p>11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26" calcext:value-type="float">
            <text:p>17526</text:p>
          </table:table-cell>
          <table:table-cell office:value-type="float" office:value="11998" calcext:value-type="float">
            <text:p>119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1989101.30995" calcext:value-type="float">
            <text:p>141989101.3099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32:00 CEST 2017</text:p>
          </table:table-cell>
          <table:table-cell office:value-type="float" office:value="443" calcext:value-type="float">
            <text:p>443</text:p>
          </table:table-cell>
          <table:table-cell office:value-type="float" office:value="1034715136" calcext:value-type="float">
            <text:p>1034715136</text:p>
          </table:table-cell>
          <table:table-cell office:value-type="float" office:value="34" calcext:value-type="float">
            <text:p>34</text:p>
          </table:table-cell>
          <table:table-cell office:value-type="float" office:value="30457856" calcext:value-type="float">
            <text:p>30457856</text:p>
          </table:table-cell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74464256" calcext:value-type="float">
            <text:p>474464256</text:p>
          </table:table-cell>
          <table:table-cell office:value-type="float" office:value="0" calcext:value-type="float">
            <text:p>0</text:p>
          </table:table-cell>
          <table:table-cell office:value-type="float" office:value="0.216999992728233" calcext:value-type="float">
            <text:p>0.216999992728233</text:p>
          </table:table-cell>
          <table:table-cell office:value-type="float" office:value="0.147499993443489" calcext:value-type="float">
            <text:p>0.147499993443489</text:p>
          </table:table-cell>
          <table:table-cell office:value-type="float" office:value="0.945749998092651" calcext:value-type="float">
            <text:p>0.945749998092651</text:p>
          </table:table-cell>
          <table:table-cell office:value-type="float" office:value="0.946534931659698" calcext:value-type="float">
            <text:p>0.946534931659698</text:p>
          </table:table-cell>
          <table:table-cell office:value-type="float" office:value="600" calcext:value-type="float">
            <text:p>600</text:p>
          </table:table-cell>
          <table:table-cell office:value-type="float" office:value="16620" calcext:value-type="float">
            <text:p>16620</text:p>
          </table:table-cell>
          <table:table-cell office:value-type="float" office:value="10726" calcext:value-type="float">
            <text:p>1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01" calcext:value-type="float">
            <text:p>16801</text:p>
          </table:table-cell>
          <table:table-cell office:value-type="float" office:value="10798" calcext:value-type="float">
            <text:p>107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5718839.351001" calcext:value-type="float">
            <text:p>175718839.35100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31:00 CEST 2017</text:p>
          </table:table-cell>
          <table:table-cell office:value-type="float" office:value="441" calcext:value-type="float">
            <text:p>441</text:p>
          </table:table-cell>
          <table:table-cell office:value-type="float" office:value="1034641408" calcext:value-type="float">
            <text:p>1034641408</text:p>
          </table:table-cell>
          <table:table-cell office:value-type="float" office:value="33" calcext:value-type="float">
            <text:p>33</text:p>
          </table:table-cell>
          <table:table-cell office:value-type="float" office:value="29741056" calcext:value-type="float">
            <text:p>29741056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60644352" calcext:value-type="float">
            <text:p>460644352</text:p>
          </table:table-cell>
          <table:table-cell office:value-type="float" office:value="0" calcext:value-type="float">
            <text:p>0</text:p>
          </table:table-cell>
          <table:table-cell office:value-type="float" office:value="0.212750002741814" calcext:value-type="float">
            <text:p>0.212750002741814</text:p>
          </table:table-cell>
          <table:table-cell office:value-type="float" office:value="0.150250002741814" calcext:value-type="float">
            <text:p>0.150250002741814</text:p>
          </table:table-cell>
          <table:table-cell office:value-type="float" office:value="0.946749985218048" calcext:value-type="float">
            <text:p>0.946749985218048</text:p>
          </table:table-cell>
          <table:table-cell office:value-type="float" office:value="0.946284890174866" calcext:value-type="float">
            <text:p>0.946284890174866</text:p>
          </table:table-cell>
          <table:table-cell office:value-type="float" office:value="600" calcext:value-type="float">
            <text:p>600</text:p>
          </table:table-cell>
          <table:table-cell office:value-type="float" office:value="15791" calcext:value-type="float">
            <text:p>15791</text:p>
          </table:table-cell>
          <table:table-cell office:value-type="float" office:value="9619" calcext:value-type="float">
            <text:p>9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71" calcext:value-type="float">
            <text:p>15971</text:p>
          </table:table-cell>
          <table:table-cell office:value-type="float" office:value="9711" calcext:value-type="float">
            <text:p>97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2165082.597886" calcext:value-type="float">
            <text:p>152165082.59788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30:00 CEST 2017</text:p>
          </table:table-cell>
          <table:table-cell office:value-type="float" office:value="440" calcext:value-type="float">
            <text:p>440</text:p>
          </table:table-cell>
          <table:table-cell office:value-type="float" office:value="1033326592" calcext:value-type="float">
            <text:p>1033326592</text:p>
          </table:table-cell>
          <table:table-cell office:value-type="float" office:value="32" calcext:value-type="float">
            <text:p>32</text:p>
          </table:table-cell>
          <table:table-cell office:value-type="float" office:value="29712384" calcext:value-type="float">
            <text:p>2971238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47954944" calcext:value-type="float">
            <text:p>447954944</text:p>
          </table:table-cell>
          <table:table-cell office:value-type="float" office:value="0" calcext:value-type="float">
            <text:p>0</text:p>
          </table:table-cell>
          <table:table-cell office:value-type="float" office:value="0.213499993085861" calcext:value-type="float">
            <text:p>0.213499993085861</text:p>
          </table:table-cell>
          <table:table-cell office:value-type="float" office:value="0.141749992966652" calcext:value-type="float">
            <text:p>0.141749992966652</text:p>
          </table:table-cell>
          <table:table-cell office:value-type="float" office:value="0.949750006198883" calcext:value-type="float">
            <text:p>0.949750006198883</text:p>
          </table:table-cell>
          <table:table-cell office:value-type="float" office:value="0.945985436439514" calcext:value-type="float">
            <text:p>0.945985436439514</text:p>
          </table:table-cell>
          <table:table-cell office:value-type="float" office:value="500" calcext:value-type="float">
            <text:p>500</text:p>
          </table:table-cell>
          <table:table-cell office:value-type="float" office:value="14953" calcext:value-type="float">
            <text:p>14953</text:p>
          </table:table-cell>
          <table:table-cell office:value-type="float" office:value="8509" calcext:value-type="float">
            <text:p>8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44" calcext:value-type="float">
            <text:p>15144</text:p>
          </table:table-cell>
          <table:table-cell office:value-type="float" office:value="8598" calcext:value-type="float">
            <text:p>85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4696957.372913" calcext:value-type="float">
            <text:p>134696957.37291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9:00 CEST 2017</text:p>
          </table:table-cell>
          <table:table-cell office:value-type="float" office:value="417" calcext:value-type="float">
            <text:p>417</text:p>
          </table:table-cell>
          <table:table-cell office:value-type="float" office:value="1033396224" calcext:value-type="float">
            <text:p>1033396224</text:p>
          </table:table-cell>
          <table:table-cell office:value-type="float" office:value="34" calcext:value-type="float">
            <text:p>34</text:p>
          </table:table-cell>
          <table:table-cell office:value-type="float" office:value="29810688" calcext:value-type="float">
            <text:p>29810688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35044352" calcext:value-type="float">
            <text:p>435044352</text:p>
          </table:table-cell>
          <table:table-cell office:value-type="float" office:value="0" calcext:value-type="float">
            <text:p>0</text:p>
          </table:table-cell>
          <table:table-cell office:value-type="float" office:value="0.201250001788139" calcext:value-type="float">
            <text:p>0.201250001788139</text:p>
          </table:table-cell>
          <table:table-cell office:value-type="float" office:value="0.125499993562698" calcext:value-type="float">
            <text:p>0.125499993562698</text:p>
          </table:table-cell>
          <table:table-cell office:value-type="float" office:value="0.948750019073486" calcext:value-type="float">
            <text:p>0.948750019073486</text:p>
          </table:table-cell>
          <table:table-cell office:value-type="float" office:value="0.945706069469452" calcext:value-type="float">
            <text:p>0.945706069469452</text:p>
          </table:table-cell>
          <table:table-cell office:value-type="float" office:value="500" calcext:value-type="float">
            <text:p>500</text:p>
          </table:table-cell>
          <table:table-cell office:value-type="float" office:value="14265" calcext:value-type="float">
            <text:p>14265</text:p>
          </table:table-cell>
          <table:table-cell office:value-type="float" office:value="7266" calcext:value-type="float">
            <text:p>7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06" calcext:value-type="float">
            <text:p>14406</text:p>
          </table:table-cell>
          <table:table-cell office:value-type="float" office:value="7426" calcext:value-type="float">
            <text:p>74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0769958.850425" calcext:value-type="float">
            <text:p>150769958.85042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8:00 CEST 2017</text:p>
          </table:table-cell>
          <table:table-cell office:value-type="float" office:value="435" calcext:value-type="float">
            <text:p>435</text:p>
          </table:table-cell>
          <table:table-cell office:value-type="float" office:value="1032196096" calcext:value-type="float">
            <text:p>1032196096</text:p>
          </table:table-cell>
          <table:table-cell office:value-type="float" office:value="34" calcext:value-type="float">
            <text:p>34</text:p>
          </table:table-cell>
          <table:table-cell office:value-type="float" office:value="29761536" calcext:value-type="float">
            <text:p>29761536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16473088" calcext:value-type="float">
            <text:p>416473088</text:p>
          </table:table-cell>
          <table:table-cell office:value-type="float" office:value="0" calcext:value-type="float">
            <text:p>0</text:p>
          </table:table-cell>
          <table:table-cell office:value-type="float" office:value="0.204999998211861" calcext:value-type="float">
            <text:p>0.204999998211861</text:p>
          </table:table-cell>
          <table:table-cell office:value-type="float" office:value="0.128499999642372" calcext:value-type="float">
            <text:p>0.128499999642372</text:p>
          </table:table-cell>
          <table:table-cell office:value-type="float" office:value="0.947499990463257" calcext:value-type="float">
            <text:p>0.947499990463257</text:p>
          </table:table-cell>
          <table:table-cell office:value-type="float" office:value="0.945374369621277" calcext:value-type="float">
            <text:p>0.945374369621277</text:p>
          </table:table-cell>
          <table:table-cell office:value-type="float" office:value="500" calcext:value-type="float">
            <text:p>500</text:p>
          </table:table-cell>
          <table:table-cell office:value-type="float" office:value="13697" calcext:value-type="float">
            <text:p>13697</text:p>
          </table:table-cell>
          <table:table-cell office:value-type="float" office:value="6187" calcext:value-type="float">
            <text:p>6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18" calcext:value-type="float">
            <text:p>13818</text:p>
          </table:table-cell>
          <table:table-cell office:value-type="float" office:value="6302" calcext:value-type="float">
            <text:p>63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2820712.847833" calcext:value-type="float">
            <text:p>182820712.84783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7:00 CEST 2017</text:p>
          </table:table-cell>
          <table:table-cell office:value-type="float" office:value="444" calcext:value-type="float">
            <text:p>444</text:p>
          </table:table-cell>
          <table:table-cell office:value-type="float" office:value="1031647232" calcext:value-type="float">
            <text:p>1031647232</text:p>
          </table:table-cell>
          <table:table-cell office:value-type="float" office:value="34" calcext:value-type="float">
            <text:p>34</text:p>
          </table:table-cell>
          <table:table-cell office:value-type="float" office:value="30593024" calcext:value-type="float">
            <text:p>30593024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31722496" calcext:value-type="float">
            <text:p>431722496</text:p>
          </table:table-cell>
          <table:table-cell office:value-type="float" office:value="0" calcext:value-type="float">
            <text:p>0</text:p>
          </table:table-cell>
          <table:table-cell office:value-type="float" office:value="0.196750000119209" calcext:value-type="float">
            <text:p>0.196750000119209</text:p>
          </table:table-cell>
          <table:table-cell office:value-type="float" office:value="0.138750001788139" calcext:value-type="float">
            <text:p>0.138750001788139</text:p>
          </table:table-cell>
          <table:table-cell office:value-type="float" office:value="0.94650000333786" calcext:value-type="float">
            <text:p>0.94650000333786</text:p>
          </table:table-cell>
          <table:table-cell office:value-type="float" office:value="0.945132672786713" calcext:value-type="float">
            <text:p>0.945132672786713</text:p>
          </table:table-cell>
          <table:table-cell office:value-type="float" office:value="400" calcext:value-type="float">
            <text:p>400</text:p>
          </table:table-cell>
          <table:table-cell office:value-type="float" office:value="13093" calcext:value-type="float">
            <text:p>13093</text:p>
          </table:table-cell>
          <table:table-cell office:value-type="float" office:value="5261" calcext:value-type="float">
            <text:p>5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24" calcext:value-type="float">
            <text:p>13224</text:p>
          </table:table-cell>
          <table:table-cell office:value-type="float" office:value="5360" calcext:value-type="float">
            <text:p>53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7072101.409259" calcext:value-type="float">
            <text:p>197072101.40925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6:00 CEST 2017</text:p>
          </table:table-cell>
          <table:table-cell office:value-type="float" office:value="430" calcext:value-type="float">
            <text:p>430</text:p>
          </table:table-cell>
          <table:table-cell office:value-type="float" office:value="1031659520" calcext:value-type="float">
            <text:p>1031659520</text:p>
          </table:table-cell>
          <table:table-cell office:value-type="float" office:value="34" calcext:value-type="float">
            <text:p>34</text:p>
          </table:table-cell>
          <table:table-cell office:value-type="float" office:value="31330304" calcext:value-type="float">
            <text:p>31330304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24300544" calcext:value-type="float">
            <text:p>424300544</text:p>
          </table:table-cell>
          <table:table-cell office:value-type="float" office:value="0" calcext:value-type="float">
            <text:p>0</text:p>
          </table:table-cell>
          <table:table-cell office:value-type="float" office:value="0.193749994039536" calcext:value-type="float">
            <text:p>0.193749994039536</text:p>
          </table:table-cell>
          <table:table-cell office:value-type="float" office:value="0.127499997615814" calcext:value-type="float">
            <text:p>0.127499997615814</text:p>
          </table:table-cell>
          <table:table-cell office:value-type="float" office:value="0.947749972343445" calcext:value-type="float">
            <text:p>0.947749972343445</text:p>
          </table:table-cell>
          <table:table-cell office:value-type="float" office:value="0.944883644580841" calcext:value-type="float">
            <text:p>0.944883644580841</text:p>
          </table:table-cell>
          <table:table-cell office:value-type="float" office:value="400" calcext:value-type="float">
            <text:p>400</text:p>
          </table:table-cell>
          <table:table-cell office:value-type="float" office:value="12419" calcext:value-type="float">
            <text:p>12419</text:p>
          </table:table-cell>
          <table:table-cell office:value-type="float" office:value="4376" calcext:value-type="float">
            <text:p>4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09" calcext:value-type="float">
            <text:p>12509</text:p>
          </table:table-cell>
          <table:table-cell office:value-type="float" office:value="4538" calcext:value-type="float">
            <text:p>45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0983790.707925" calcext:value-type="float">
            <text:p>170983790.70792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5:00 CEST 2017</text:p>
          </table:table-cell>
          <table:table-cell office:value-type="float" office:value="438" calcext:value-type="float">
            <text:p>438</text:p>
          </table:table-cell>
          <table:table-cell office:value-type="float" office:value="1031655424" calcext:value-type="float">
            <text:p>1031655424</text:p>
          </table:table-cell>
          <table:table-cell office:value-type="float" office:value="34" calcext:value-type="float">
            <text:p>34</text:p>
          </table:table-cell>
          <table:table-cell office:value-type="float" office:value="29728768" calcext:value-type="float">
            <text:p>29728768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22502400" calcext:value-type="float">
            <text:p>422502400</text:p>
          </table:table-cell>
          <table:table-cell office:value-type="float" office:value="0" calcext:value-type="float">
            <text:p>0</text:p>
          </table:table-cell>
          <table:table-cell office:value-type="float" office:value="0.196999996900559" calcext:value-type="float">
            <text:p>0.196999996900559</text:p>
          </table:table-cell>
          <table:table-cell office:value-type="float" office:value="0.129250004887581" calcext:value-type="float">
            <text:p>0.129250004887581</text:p>
          </table:table-cell>
          <table:table-cell office:value-type="float" office:value="0.946250021457672" calcext:value-type="float">
            <text:p>0.946250021457672</text:p>
          </table:table-cell>
          <table:table-cell office:value-type="float" office:value="0.94466245174408" calcext:value-type="float">
            <text:p>0.94466245174408</text:p>
          </table:table-cell>
          <table:table-cell office:value-type="float" office:value="400" calcext:value-type="float">
            <text:p>400</text:p>
          </table:table-cell>
          <table:table-cell office:value-type="float" office:value="11750" calcext:value-type="float">
            <text:p>11750</text:p>
          </table:table-cell>
          <table:table-cell office:value-type="float" office:value="3646" calcext:value-type="float">
            <text:p>3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32" calcext:value-type="float">
            <text:p>11832</text:p>
          </table:table-cell>
          <table:table-cell office:value-type="float" office:value="3770" calcext:value-type="float">
            <text:p>37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5862301.475006" calcext:value-type="float">
            <text:p>165862301.47500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4:00 CEST 2017</text:p>
          </table:table-cell>
          <table:table-cell office:value-type="float" office:value="440" calcext:value-type="float">
            <text:p>440</text:p>
          </table:table-cell>
          <table:table-cell office:value-type="float" office:value="1031561216" calcext:value-type="float">
            <text:p>1031561216</text:p>
          </table:table-cell>
          <table:table-cell office:value-type="float" office:value="34" calcext:value-type="float">
            <text:p>34</text:p>
          </table:table-cell>
          <table:table-cell office:value-type="float" office:value="30400512" calcext:value-type="float">
            <text:p>30400512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19561472" calcext:value-type="float">
            <text:p>419561472</text:p>
          </table:table-cell>
          <table:table-cell office:value-type="float" office:value="0" calcext:value-type="float">
            <text:p>0</text:p>
          </table:table-cell>
          <table:table-cell office:value-type="float" office:value="0.194499999284744" calcext:value-type="float">
            <text:p>0.194499999284744</text:p>
          </table:table-cell>
          <table:table-cell office:value-type="float" office:value="0.130750000476837" calcext:value-type="float">
            <text:p>0.130750000476837</text:p>
          </table:table-cell>
          <table:table-cell office:value-type="float" office:value="0.947250008583069" calcext:value-type="float">
            <text:p>0.947250008583069</text:p>
          </table:table-cell>
          <table:table-cell office:value-type="float" office:value="0.946184575557709" calcext:value-type="float">
            <text:p>0.946184575557709</text:p>
          </table:table-cell>
          <table:table-cell office:value-type="float" office:value="350" calcext:value-type="float">
            <text:p>350</text:p>
          </table:table-cell>
          <table:table-cell office:value-type="float" office:value="11035" calcext:value-type="float">
            <text:p>11035</text:p>
          </table:table-cell>
          <table:table-cell office:value-type="float" office:value="3029" calcext:value-type="float">
            <text:p>3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8" calcext:value-type="float">
            <text:p>11148</text:p>
          </table:table-cell>
          <table:table-cell office:value-type="float" office:value="3131" calcext:value-type="float">
            <text:p>3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1995809.631864" calcext:value-type="float">
            <text:p>171995809.63186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3:00 CEST 2017</text:p>
          </table:table-cell>
          <table:table-cell office:value-type="float" office:value="439" calcext:value-type="float">
            <text:p>439</text:p>
          </table:table-cell>
          <table:table-cell office:value-type="float" office:value="1030692864" calcext:value-type="float">
            <text:p>1030692864</text:p>
          </table:table-cell>
          <table:table-cell office:value-type="float" office:value="34" calcext:value-type="float">
            <text:p>34</text:p>
          </table:table-cell>
          <table:table-cell office:value-type="float" office:value="30420992" calcext:value-type="float">
            <text:p>30420992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10378240" calcext:value-type="float">
            <text:p>410378240</text:p>
          </table:table-cell>
          <table:table-cell office:value-type="float" office:value="0" calcext:value-type="float">
            <text:p>0</text:p>
          </table:table-cell>
          <table:table-cell office:value-type="float" office:value="0.18299999833107" calcext:value-type="float">
            <text:p>0.18299999833107</text:p>
          </table:table-cell>
          <table:table-cell office:value-type="float" office:value="0.127499997615814" calcext:value-type="float">
            <text:p>0.127499997615814</text:p>
          </table:table-cell>
          <table:table-cell office:value-type="float" office:value="0.947749972343445" calcext:value-type="float">
            <text:p>0.947749972343445</text:p>
          </table:table-cell>
          <table:table-cell office:value-type="float" office:value="0.944070935249329" calcext:value-type="float">
            <text:p>0.944070935249329</text:p>
          </table:table-cell>
          <table:table-cell office:value-type="float" office:value="350" calcext:value-type="float">
            <text:p>350</text:p>
          </table:table-cell>
          <table:table-cell office:value-type="float" office:value="10289" calcext:value-type="float">
            <text:p>10289</text:p>
          </table:table-cell>
          <table:table-cell office:value-type="float" office:value="2441" calcext:value-type="float">
            <text:p>2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7" calcext:value-type="float">
            <text:p>10407</text:p>
          </table:table-cell>
          <table:table-cell office:value-type="float" office:value="2536" calcext:value-type="float">
            <text:p>25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9660152.892339" calcext:value-type="float">
            <text:p>159660152.89233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2:00 CEST 2017</text:p>
          </table:table-cell>
          <table:table-cell office:value-type="float" office:value="436" calcext:value-type="float">
            <text:p>436</text:p>
          </table:table-cell>
          <table:table-cell office:value-type="float" office:value="1033932800" calcext:value-type="float">
            <text:p>1033932800</text:p>
          </table:table-cell>
          <table:table-cell office:value-type="float" office:value="34" calcext:value-type="float">
            <text:p>34</text:p>
          </table:table-cell>
          <table:table-cell office:value-type="float" office:value="30404608" calcext:value-type="float">
            <text:p>30404608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12614656" calcext:value-type="float">
            <text:p>412614656</text:p>
          </table:table-cell>
          <table:table-cell office:value-type="float" office:value="0" calcext:value-type="float">
            <text:p>0</text:p>
          </table:table-cell>
          <table:table-cell office:value-type="float" office:value="0.180999994277954" calcext:value-type="float">
            <text:p>0.180999994277954</text:p>
          </table:table-cell>
          <table:table-cell office:value-type="float" office:value="0.130500003695488" calcext:value-type="float">
            <text:p>0.130500003695488</text:p>
          </table:table-cell>
          <table:table-cell office:value-type="float" office:value="0.945500016212463" calcext:value-type="float">
            <text:p>0.945500016212463</text:p>
          </table:table-cell>
          <table:table-cell office:value-type="float" office:value="0.947280585765839" calcext:value-type="float">
            <text:p>0.947280585765839</text:p>
          </table:table-cell>
          <table:table-cell office:value-type="float" office:value="350" calcext:value-type="float">
            <text:p>350</text:p>
          </table:table-cell>
          <table:table-cell office:value-type="float" office:value="9571" calcext:value-type="float">
            <text:p>9571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37" calcext:value-type="float">
            <text:p>9737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1917939.522094" calcext:value-type="float">
            <text:p>191917939.52209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1:00 CEST 2017</text:p>
          </table:table-cell>
          <table:table-cell office:value-type="float" office:value="443" calcext:value-type="float">
            <text:p>443</text:p>
          </table:table-cell>
          <table:table-cell office:value-type="float" office:value="1033224192" calcext:value-type="float">
            <text:p>1033224192</text:p>
          </table:table-cell>
          <table:table-cell office:value-type="float" office:value="34" calcext:value-type="float">
            <text:p>34</text:p>
          </table:table-cell>
          <table:table-cell office:value-type="float" office:value="30388224" calcext:value-type="float">
            <text:p>30388224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09186304" calcext:value-type="float">
            <text:p>409186304</text:p>
          </table:table-cell>
          <table:table-cell office:value-type="float" office:value="0" calcext:value-type="float">
            <text:p>0</text:p>
          </table:table-cell>
          <table:table-cell office:value-type="float" office:value="0.191499993205071" calcext:value-type="float">
            <text:p>0.191499993205071</text:p>
          </table:table-cell>
          <table:table-cell office:value-type="float" office:value="0.120999999344349" calcext:value-type="float">
            <text:p>0.120999999344349</text:p>
          </table:table-cell>
          <table:table-cell office:value-type="float" office:value="0.945249974727631" calcext:value-type="float">
            <text:p>0.945249974727631</text:p>
          </table:table-cell>
          <table:table-cell office:value-type="float" office:value="0.947064280509949" calcext:value-type="float">
            <text:p>0.947064280509949</text:p>
          </table:table-cell>
          <table:table-cell office:value-type="float" office:value="300" calcext:value-type="float">
            <text:p>300</text:p>
          </table:table-cell>
          <table:table-cell office:value-type="float" office:value="8866" calcext:value-type="float">
            <text:p>8866</text:p>
          </table:table-cell>
          <table:table-cell office:value-type="float" office:value="1539" calcext:value-type="float">
            <text:p>1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13" calcext:value-type="float">
            <text:p>9013</text:p>
          </table:table-cell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1777196.226793" calcext:value-type="float">
            <text:p>191777196.22679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0:00 CEST 2017</text:p>
          </table:table-cell>
          <table:table-cell office:value-type="float" office:value="438" calcext:value-type="float">
            <text:p>438</text:p>
          </table:table-cell>
          <table:table-cell office:value-type="float" office:value="1033732096" calcext:value-type="float">
            <text:p>1033732096</text:p>
          </table:table-cell>
          <table:table-cell office:value-type="float" office:value="34" calcext:value-type="float">
            <text:p>34</text:p>
          </table:table-cell>
          <table:table-cell office:value-type="float" office:value="29683712" calcext:value-type="float">
            <text:p>29683712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01784832" calcext:value-type="float">
            <text:p>401784832</text:p>
          </table:table-cell>
          <table:table-cell office:value-type="float" office:value="0" calcext:value-type="float">
            <text:p>0</text:p>
          </table:table-cell>
          <table:table-cell office:value-type="float" office:value="0.166999995708466" calcext:value-type="float">
            <text:p>0.166999995708466</text:p>
          </table:table-cell>
          <table:table-cell office:value-type="float" office:value="0.120250001549721" calcext:value-type="float">
            <text:p>0.120250001549721</text:p>
          </table:table-cell>
          <table:table-cell office:value-type="float" office:value="0.945249974727631" calcext:value-type="float">
            <text:p>0.945249974727631</text:p>
          </table:table-cell>
          <table:table-cell office:value-type="float" office:value="0.94825667142868" calcext:value-type="float">
            <text:p>0.94825667142868</text:p>
          </table:table-cell>
          <table:table-cell office:value-type="float" office:value="300" calcext:value-type="float">
            <text:p>300</text:p>
          </table:table-cell>
          <table:table-cell office:value-type="float" office:value="8116" calcext:value-type="float">
            <text:p>8116</text:p>
          </table:table-cell>
          <table:table-cell office:value-type="float" office:value="1173" calcext:value-type="float">
            <text:p>1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61" calcext:value-type="float">
            <text:p>8261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8192088.378611" calcext:value-type="float">
            <text:p>178192088.37861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9:00 CEST 2017</text:p>
          </table:table-cell>
          <table:table-cell office:value-type="float" office:value="442" calcext:value-type="float">
            <text:p>442</text:p>
          </table:table-cell>
          <table:table-cell office:value-type="float" office:value="1033912320" calcext:value-type="float">
            <text:p>1033912320</text:p>
          </table:table-cell>
          <table:table-cell office:value-type="float" office:value="34" calcext:value-type="float">
            <text:p>34</text:p>
          </table:table-cell>
          <table:table-cell office:value-type="float" office:value="30359552" calcext:value-type="float">
            <text:p>30359552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02219008" calcext:value-type="float">
            <text:p>402219008</text:p>
          </table:table-cell>
          <table:table-cell office:value-type="float" office:value="0" calcext:value-type="float">
            <text:p>0</text:p>
          </table:table-cell>
          <table:table-cell office:value-type="float" office:value="0.181749999523163" calcext:value-type="float">
            <text:p>0.181749999523163</text:p>
          </table:table-cell>
          <table:table-cell office:value-type="float" office:value="0.119249999523163" calcext:value-type="float">
            <text:p>0.119249999523163</text:p>
          </table:table-cell>
          <table:table-cell office:value-type="float" office:value="0.947749972343445" calcext:value-type="float">
            <text:p>0.947749972343445</text:p>
          </table:table-cell>
          <table:table-cell office:value-type="float" office:value="0.946566224098206" calcext:value-type="float">
            <text:p>0.946566224098206</text:p>
          </table:table-cell>
          <table:table-cell office:value-type="float" office:value="300" calcext:value-type="float">
            <text:p>300</text:p>
          </table:table-cell>
          <table:table-cell office:value-type="float" office:value="7404" calcext:value-type="float">
            <text:p>7404</text:p>
          </table:table-cell>
          <table:table-cell office:value-type="float" office:value="887" calcext:value-type="float">
            <text:p>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8" calcext:value-type="float">
            <text:p>7538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4483589.278521" calcext:value-type="float">
            <text:p>184483589.27852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8:00 CEST 2017</text:p>
          </table:table-cell>
          <table:table-cell office:value-type="float" office:value="436" calcext:value-type="float">
            <text:p>436</text:p>
          </table:table-cell>
          <table:table-cell office:value-type="float" office:value="1032327168" calcext:value-type="float">
            <text:p>1032327168</text:p>
          </table:table-cell>
          <table:table-cell office:value-type="float" office:value="33" calcext:value-type="float">
            <text:p>33</text:p>
          </table:table-cell>
          <table:table-cell office:value-type="float" office:value="29454336" calcext:value-type="float">
            <text:p>29454336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97410304" calcext:value-type="float">
            <text:p>397410304</text:p>
          </table:table-cell>
          <table:table-cell office:value-type="float" office:value="0" calcext:value-type="float">
            <text:p>0</text:p>
          </table:table-cell>
          <table:table-cell office:value-type="float" office:value="0.168750002980232" calcext:value-type="float">
            <text:p>0.168750002980232</text:p>
          </table:table-cell>
          <table:table-cell office:value-type="float" office:value="0.122500002384186" calcext:value-type="float">
            <text:p>0.122500002384186</text:p>
          </table:table-cell>
          <table:table-cell office:value-type="float" office:value="0.946749985218048" calcext:value-type="float">
            <text:p>0.946749985218048</text:p>
          </table:table-cell>
          <table:table-cell office:value-type="float" office:value="0.946300029754639" calcext:value-type="float">
            <text:p>0.946300029754639</text:p>
          </table:table-cell>
          <table:table-cell office:value-type="float" office:value="250" calcext:value-type="float">
            <text:p>250</text:p>
          </table:table-cell>
          <table:table-cell office:value-type="float" office:value="6696" calcext:value-type="float">
            <text:p>6696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45" calcext:value-type="float">
            <text:p>6845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8733184.553708" calcext:value-type="float">
            <text:p>178733184.55370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7:00 CEST 2017</text:p>
          </table:table-cell>
          <table:table-cell office:value-type="float" office:value="436" calcext:value-type="float">
            <text:p>436</text:p>
          </table:table-cell>
          <table:table-cell office:value-type="float" office:value="1032732672" calcext:value-type="float">
            <text:p>1032732672</text:p>
          </table:table-cell>
          <table:table-cell office:value-type="float" office:value="32" calcext:value-type="float">
            <text:p>32</text:p>
          </table:table-cell>
          <table:table-cell office:value-type="float" office:value="28684288" calcext:value-type="float">
            <text:p>28684288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93039872" calcext:value-type="float">
            <text:p>393039872</text:p>
          </table:table-cell>
          <table:table-cell office:value-type="float" office:value="0" calcext:value-type="float">
            <text:p>0</text:p>
          </table:table-cell>
          <table:table-cell office:value-type="float" office:value="0.154499992728233" calcext:value-type="float">
            <text:p>0.154499992728233</text:p>
          </table:table-cell>
          <table:table-cell office:value-type="float" office:value="0.108750000596046" calcext:value-type="float">
            <text:p>0.108750000596046</text:p>
          </table:table-cell>
          <table:table-cell office:value-type="float" office:value="0.948000013828278" calcext:value-type="float">
            <text:p>0.948000013828278</text:p>
          </table:table-cell>
          <table:table-cell office:value-type="float" office:value="0.945998668670654" calcext:value-type="float">
            <text:p>0.945998668670654</text:p>
          </table:table-cell>
          <table:table-cell office:value-type="float" office:value="250" calcext:value-type="float">
            <text:p>250</text:p>
          </table:table-cell>
          <table:table-cell office:value-type="float" office:value="6696" calcext:value-type="float">
            <text:p>6696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6" calcext:value-type="float">
            <text:p>6096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8826829.982307" calcext:value-type="float">
            <text:p>168826829.98230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6:00 CEST 2017</text:p>
          </table:table-cell>
          <table:table-cell office:value-type="float" office:value="439" calcext:value-type="float">
            <text:p>439</text:p>
          </table:table-cell>
          <table:table-cell office:value-type="float" office:value="1032122368" calcext:value-type="float">
            <text:p>1032122368</text:p>
          </table:table-cell>
          <table:table-cell office:value-type="float" office:value="31" calcext:value-type="float">
            <text:p>31</text:p>
          </table:table-cell>
          <table:table-cell office:value-type="float" office:value="29290496" calcext:value-type="float">
            <text:p>29290496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91397376" calcext:value-type="float">
            <text:p>391397376</text:p>
          </table:table-cell>
          <table:table-cell office:value-type="float" office:value="0" calcext:value-type="float">
            <text:p>0</text:p>
          </table:table-cell>
          <table:table-cell office:value-type="float" office:value="0.158500000834465" calcext:value-type="float">
            <text:p>0.158500000834465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0.948499977588654" calcext:value-type="float">
            <text:p>0.948499977588654</text:p>
          </table:table-cell>
          <table:table-cell office:value-type="float" office:value="0.947541832923889" calcext:value-type="float">
            <text:p>0.947541832923889</text:p>
          </table:table-cell>
          <table:table-cell office:value-type="float" office:value="250" calcext:value-type="float">
            <text:p>250</text:p>
          </table:table-cell>
          <table:table-cell office:value-type="float" office:value="5965" calcext:value-type="float">
            <text:p>5965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96" calcext:value-type="float">
            <text:p>5396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1472821.143186" calcext:value-type="float">
            <text:p>191472821.14318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5:00 CEST 2017</text:p>
          </table:table-cell>
          <table:table-cell office:value-type="float" office:value="436" calcext:value-type="float">
            <text:p>436</text:p>
          </table:table-cell>
          <table:table-cell office:value-type="float" office:value="1030782976" calcext:value-type="float">
            <text:p>1030782976</text:p>
          </table:table-cell>
          <table:table-cell office:value-type="float" office:value="28" calcext:value-type="float">
            <text:p>28</text:p>
          </table:table-cell>
          <table:table-cell office:value-type="float" office:value="28655616" calcext:value-type="float">
            <text:p>28655616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89693440" calcext:value-type="float">
            <text:p>389693440</text:p>
          </table:table-cell>
          <table:table-cell office:value-type="float" office:value="0" calcext:value-type="float">
            <text:p>0</text:p>
          </table:table-cell>
          <table:table-cell office:value-type="float" office:value="0.159749999642372" calcext:value-type="float">
            <text:p>0.159749999642372</text:p>
          </table:table-cell>
          <table:table-cell office:value-type="float" office:value="0.118249997496605" calcext:value-type="float">
            <text:p>0.118249997496605</text:p>
          </table:table-cell>
          <table:table-cell office:value-type="float" office:value="0.949999988079071" calcext:value-type="float">
            <text:p>0.949999988079071</text:p>
          </table:table-cell>
          <table:table-cell office:value-type="float" office:value="0.945411562919617" calcext:value-type="float">
            <text:p>0.945411562919617</text:p>
          </table:table-cell>
          <table:table-cell office:value-type="float" office:value="200" calcext:value-type="float">
            <text:p>200</text:p>
          </table:table-cell>
          <table:table-cell office:value-type="float" office:value="5302" calcext:value-type="float">
            <text:p>5302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8" calcext:value-type="float">
            <text:p>475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0786706.991074" calcext:value-type="float">
            <text:p>170786706.99107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4:00 CEST 2017</text:p>
          </table:table-cell>
          <table:table-cell office:value-type="float" office:value="425" calcext:value-type="float">
            <text:p>425</text:p>
          </table:table-cell>
          <table:table-cell office:value-type="float" office:value="1029369856" calcext:value-type="float">
            <text:p>1029369856</text:p>
          </table:table-cell>
          <table:table-cell office:value-type="float" office:value="25" calcext:value-type="float">
            <text:p>25</text:p>
          </table:table-cell>
          <table:table-cell office:value-type="float" office:value="28585984" calcext:value-type="float">
            <text:p>28585984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87850240" calcext:value-type="float">
            <text:p>387850240</text:p>
          </table:table-cell>
          <table:table-cell office:value-type="float" office:value="0" calcext:value-type="float">
            <text:p>0</text:p>
          </table:table-cell>
          <table:table-cell office:value-type="float" office:value="0.139500007033348" calcext:value-type="float">
            <text:p>0.139500007033348</text:p>
          </table:table-cell>
          <table:table-cell office:value-type="float" office:value="0.0974999964237213" calcext:value-type="float">
            <text:p>0.097499996423721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944857716560364" calcext:value-type="float">
            <text:p>0.944857716560364</text:p>
          </table:table-cell>
          <table:table-cell office:value-type="float" office:value="200" calcext:value-type="float">
            <text:p>200</text:p>
          </table:table-cell>
          <table:table-cell office:value-type="float" office:value="4642" calcext:value-type="float">
            <text:p>4642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4" calcext:value-type="float">
            <text:p>407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6609042.9603" calcext:value-type="float">
            <text:p>146609042.960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3:00 CEST 2017</text:p>
          </table:table-cell>
          <table:table-cell office:value-type="float" office:value="414" calcext:value-type="float">
            <text:p>414</text:p>
          </table:table-cell>
          <table:table-cell office:value-type="float" office:value="966877184" calcext:value-type="float">
            <text:p>966877184</text:p>
          </table:table-cell>
          <table:table-cell office:value-type="float" office:value="25" calcext:value-type="float">
            <text:p>25</text:p>
          </table:table-cell>
          <table:table-cell office:value-type="float" office:value="28635136" calcext:value-type="float">
            <text:p>28635136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78429440" calcext:value-type="float">
            <text:p>378429440</text:p>
          </table:table-cell>
          <table:table-cell office:value-type="float" office:value="0" calcext:value-type="float">
            <text:p>0</text:p>
          </table:table-cell>
          <table:table-cell office:value-type="float" office:value="0.143250003457069" calcext:value-type="float">
            <text:p>0.143250003457069</text:p>
          </table:table-cell>
          <table:table-cell office:value-type="float" office:value="0.101999998092651" calcext:value-type="float">
            <text:p>0.101999998092651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947858870029449" calcext:value-type="float">
            <text:p>0.947858870029449</text:p>
          </table:table-cell>
          <table:table-cell office:value-type="float" office:value="200" calcext:value-type="float">
            <text:p>200</text:p>
          </table:table-cell>
          <table:table-cell office:value-type="float" office:value="3980" calcext:value-type="float">
            <text:p>398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8" calcext:value-type="float">
            <text:p>350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4466265.586291" calcext:value-type="float">
            <text:p>164466265.58629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2:00 CEST 2017</text:p>
          </table:table-cell>
          <table:table-cell office:value-type="float" office:value="392" calcext:value-type="float">
            <text:p>392</text:p>
          </table:table-cell>
          <table:table-cell office:value-type="float" office:value="840716288" calcext:value-type="float">
            <text:p>840716288</text:p>
          </table:table-cell>
          <table:table-cell office:value-type="float" office:value="22" calcext:value-type="float">
            <text:p>22</text:p>
          </table:table-cell>
          <table:table-cell office:value-type="float" office:value="27828224" calcext:value-type="float">
            <text:p>27828224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80559360" calcext:value-type="float">
            <text:p>380559360</text:p>
          </table:table-cell>
          <table:table-cell office:value-type="float" office:value="0" calcext:value-type="float">
            <text:p>0</text:p>
          </table:table-cell>
          <table:table-cell office:value-type="float" office:value="0.138750001788139" calcext:value-type="float">
            <text:p>0.138750001788139</text:p>
          </table:table-cell>
          <table:table-cell office:value-type="float" office:value="0.101750001311302" calcext:value-type="float">
            <text:p>0.101750001311302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945361137390137" calcext:value-type="float">
            <text:p>0.945361137390137</text:p>
          </table:table-cell>
          <table:table-cell office:value-type="float" office:value="150" calcext:value-type="float">
            <text:p>150</text:p>
          </table:table-cell>
          <table:table-cell office:value-type="float" office:value="3447" calcext:value-type="float">
            <text:p>34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3" calcext:value-type="float">
            <text:p>29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4965421.990075" calcext:value-type="float">
            <text:p>124965421.99007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1:00 CEST 2017</text:p>
          </table:table-cell>
          <table:table-cell office:value-type="float" office:value="372" calcext:value-type="float">
            <text:p>372</text:p>
          </table:table-cell>
          <table:table-cell office:value-type="float" office:value="780840960" calcext:value-type="float">
            <text:p>780840960</text:p>
          </table:table-cell>
          <table:table-cell office:value-type="float" office:value="19" calcext:value-type="float">
            <text:p>19</text:p>
          </table:table-cell>
          <table:table-cell office:value-type="float" office:value="27049984" calcext:value-type="float">
            <text:p>2704998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86023424" calcext:value-type="float">
            <text:p>386023424</text:p>
          </table:table-cell>
          <table:table-cell office:value-type="float" office:value="0" calcext:value-type="float">
            <text:p>0</text:p>
          </table:table-cell>
          <table:table-cell office:value-type="float" office:value="0.123499996960163" calcext:value-type="float">
            <text:p>0.123499996960163</text:p>
          </table:table-cell>
          <table:table-cell office:value-type="float" office:value="0.0844999998807907" calcext:value-type="float">
            <text:p>0.084499999880791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942865371704102" calcext:value-type="float">
            <text:p>0.942865371704102</text:p>
          </table:table-cell>
          <table:table-cell office:value-type="float" office:value="150" calcext:value-type="float">
            <text:p>150</text:p>
          </table:table-cell>
          <table:table-cell office:value-type="float" office:value="2908" calcext:value-type="float">
            <text:p>290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1" calcext:value-type="float">
            <text:p>240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9078135.4304709" calcext:value-type="float">
            <text:p>79078135.430470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0:00 CEST 2017</text:p>
          </table:table-cell>
          <table:table-cell office:value-type="float" office:value="334" calcext:value-type="float">
            <text:p>334</text:p>
          </table:table-cell>
          <table:table-cell office:value-type="float" office:value="696971264" calcext:value-type="float">
            <text:p>696971264</text:p>
          </table:table-cell>
          <table:table-cell office:value-type="float" office:value="17" calcext:value-type="float">
            <text:p>17</text:p>
          </table:table-cell>
          <table:table-cell office:value-type="float" office:value="27475968" calcext:value-type="float">
            <text:p>27475968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19622912" calcext:value-type="float">
            <text:p>419622912</text:p>
          </table:table-cell>
          <table:table-cell office:value-type="float" office:value="0" calcext:value-type="float">
            <text:p>0</text:p>
          </table:table-cell>
          <table:table-cell office:value-type="float" office:value="0.130999997258186" calcext:value-type="float">
            <text:p>0.130999997258186</text:p>
          </table:table-cell>
          <table:table-cell office:value-type="float" office:value="0.094250001013279" calcext:value-type="float">
            <text:p>0.094250001013279</text:p>
          </table:table-cell>
          <table:table-cell office:value-type="float" office:value="0.961499989032745" calcext:value-type="float">
            <text:p>0.961499989032745</text:p>
          </table:table-cell>
          <table:table-cell office:value-type="float" office:value="0.932424306869507" calcext:value-type="float">
            <text:p>0.932424306869507</text:p>
          </table:table-cell>
          <table:table-cell office:value-type="float" office:value="150" calcext:value-type="float">
            <text:p>150</text:p>
          </table:table-cell>
          <table:table-cell office:value-type="float" office:value="2334" calcext:value-type="float">
            <text:p>23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0" calcext:value-type="float">
            <text:p>19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3559458.4032129" calcext:value-type="float">
            <text:p>83559458.4032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9:00 CEST 2017</text:p>
          </table:table-cell>
          <table:table-cell office:value-type="float" office:value="356" calcext:value-type="float">
            <text:p>356</text:p>
          </table:table-cell>
          <table:table-cell office:value-type="float" office:value="611528704" calcext:value-type="float">
            <text:p>611528704</text:p>
          </table:table-cell>
          <table:table-cell office:value-type="float" office:value="14" calcext:value-type="float">
            <text:p>14</text:p>
          </table:table-cell>
          <table:table-cell office:value-type="float" office:value="26685440" calcext:value-type="float">
            <text:p>2668544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81976320" calcext:value-type="float">
            <text:p>481976320</text:p>
          </table:table-cell>
          <table:table-cell office:value-type="float" office:value="0" calcext:value-type="float">
            <text:p>0</text:p>
          </table:table-cell>
          <table:table-cell office:value-type="float" office:value="0.117499999701977" calcext:value-type="float">
            <text:p>0.117499999701977</text:p>
          </table:table-cell>
          <table:table-cell office:value-type="float" office:value="0.0900000035762787" calcext:value-type="float">
            <text:p>0.090000003576279</text:p>
          </table:table-cell>
          <table:table-cell office:value-type="float" office:value="0.96450001001358" calcext:value-type="float">
            <text:p>0.96450001001358</text:p>
          </table:table-cell>
          <table:table-cell office:value-type="float" office:value="0.922191202640533" calcext:value-type="float">
            <text:p>0.922191202640533</text:p>
          </table:table-cell>
          <table:table-cell office:value-type="float" office:value="100" calcext:value-type="float">
            <text:p>100</text:p>
          </table:table-cell>
          <table:table-cell office:value-type="float" office:value="1913" calcext:value-type="float">
            <text:p>19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" calcext:value-type="float">
            <text:p>15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4074389.984375" calcext:value-type="float">
            <text:p>104074389.98437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8:00 CEST 2017</text:p>
          </table:table-cell>
          <table:table-cell office:value-type="float" office:value="293" calcext:value-type="float">
            <text:p>293</text:p>
          </table:table-cell>
          <table:table-cell office:value-type="float" office:value="540975104" calcext:value-type="float">
            <text:p>540975104</text:p>
          </table:table-cell>
          <table:table-cell office:value-type="float" office:value="9" calcext:value-type="float">
            <text:p>9</text:p>
          </table:table-cell>
          <table:table-cell office:value-type="float" office:value="25903104" calcext:value-type="float">
            <text:p>25903104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49527552" calcext:value-type="float">
            <text:p>549527552</text:p>
          </table:table-cell>
          <table:table-cell office:value-type="float" office:value="0" calcext:value-type="float">
            <text:p>0</text:p>
          </table:table-cell>
          <table:table-cell office:value-type="float" office:value="0.100500002503395" calcext:value-type="float">
            <text:p>0.10050000250339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973999977111816" calcext:value-type="float">
            <text:p>0.973999977111816</text:p>
          </table:table-cell>
          <table:table-cell office:value-type="float" office:value="0.913446009159088" calcext:value-type="float">
            <text:p>0.913446009159088</text:p>
          </table:table-cell>
          <table:table-cell office:value-type="float" office:value="100" calcext:value-type="float">
            <text:p>100</text:p>
          </table:table-cell>
          <table:table-cell office:value-type="float" office:value="1531" calcext:value-type="float">
            <text:p>15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7998835.3428114" calcext:value-type="float">
            <text:p>57998835.342811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7:00 CEST 2017</text:p>
          </table:table-cell>
          <table:table-cell office:value-type="float" office:value="193" calcext:value-type="float">
            <text:p>193</text:p>
          </table:table-cell>
          <table:table-cell office:value-type="float" office:value="508104704" calcext:value-type="float">
            <text:p>508104704</text:p>
          </table:table-cell>
          <table:table-cell office:value-type="float" office:value="9" calcext:value-type="float">
            <text:p>9</text:p>
          </table:table-cell>
          <table:table-cell office:value-type="float" office:value="25890816" calcext:value-type="float">
            <text:p>25890816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78555904" calcext:value-type="float">
            <text:p>578555904</text:p>
          </table:table-cell>
          <table:table-cell office:value-type="float" office:value="0" calcext:value-type="float">
            <text:p>0</text:p>
          </table:table-cell>
          <table:table-cell office:value-type="float" office:value="0.096500001847744" calcext:value-type="float">
            <text:p>0.096500001847744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975000023841858" calcext:value-type="float">
            <text:p>0.975000023841858</text:p>
          </table:table-cell>
          <table:table-cell office:value-type="float" office:value="0.908653080463409" calcext:value-type="float">
            <text:p>0.908653080463409</text:p>
          </table:table-cell>
          <table:table-cell office:value-type="float" office:value="100" calcext:value-type="float">
            <text:p>100</text:p>
          </table:table-cell>
          <table:table-cell office:value-type="float" office:value="1143" calcext:value-type="float">
            <text:p>11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0143264.4209302" calcext:value-type="float">
            <text:p>60143264.420930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6:00 CEST 2017</text:p>
          </table:table-cell>
          <table:table-cell office:value-type="float" office:value="199" calcext:value-type="float">
            <text:p>199</text:p>
          </table:table-cell>
          <table:table-cell office:value-type="float" office:value="472002560" calcext:value-type="float">
            <text:p>472002560</text:p>
          </table:table-cell>
          <table:table-cell office:value-type="float" office:value="7" calcext:value-type="float">
            <text:p>7</text:p>
          </table:table-cell>
          <table:table-cell office:value-type="float" office:value="25108480" calcext:value-type="float">
            <text:p>2510848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94518016" calcext:value-type="float">
            <text:p>594518016</text:p>
          </table:table-cell>
          <table:table-cell office:value-type="float" office:value="0" calcext:value-type="float">
            <text:p>0</text:p>
          </table:table-cell>
          <table:table-cell office:value-type="float" office:value="0.104249998927116" calcext:value-type="float">
            <text:p>0.104249998927116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976000010967254" calcext:value-type="float">
            <text:p>0.976000010967254</text:p>
          </table:table-cell>
          <table:table-cell office:value-type="float" office:value="0.904350936412811" calcext:value-type="float">
            <text:p>0.904350936412811</text:p>
          </table:table-cell>
          <table:table-cell office:value-type="float" office:value="50" calcext:value-type="float">
            <text:p>50</text:p>
          </table:table-cell>
          <table:table-cell office:value-type="float" office:value="902" calcext:value-type="float">
            <text:p>9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3840534.7088388" calcext:value-type="float">
            <text:p>63840534.708838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5:00 CEST 2017</text:p>
          </table:table-cell>
          <table:table-cell office:value-type="float" office:value="191" calcext:value-type="float">
            <text:p>191</text:p>
          </table:table-cell>
          <table:table-cell office:value-type="float" office:value="435474432" calcext:value-type="float">
            <text:p>435474432</text:p>
          </table:table-cell>
          <table:table-cell office:value-type="float" office:value="4" calcext:value-type="float">
            <text:p>4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75000576" calcext:value-type="float">
            <text:p>575000576</text:p>
          </table:table-cell>
          <table:table-cell office:value-type="float" office:value="0" calcext:value-type="float">
            <text:p>0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582499988377094" calcext:value-type="float">
            <text:p>0.05824999883771</text:p>
          </table:table-cell>
          <table:table-cell office:value-type="float" office:value="0.981750011444092" calcext:value-type="float">
            <text:p>0.981750011444092</text:p>
          </table:table-cell>
          <table:table-cell office:value-type="float" office:value="0.900850176811218" calcext:value-type="float">
            <text:p>0.900850176811218</text:p>
          </table:table-cell>
          <table:table-cell office:value-type="float" office:value="50" calcext:value-type="float">
            <text:p>50</text:p>
          </table:table-cell>
          <table:table-cell office:value-type="float" office:value="708" calcext:value-type="float">
            <text:p>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714153.7727273" calcext:value-type="float">
            <text:p>50714153.772727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4:00 CEST 2017</text:p>
          </table:table-cell>
          <table:table-cell office:value-type="float" office:value="92" calcext:value-type="float">
            <text:p>92</text:p>
          </table:table-cell>
          <table:table-cell office:value-type="float" office:value="416272384" calcext:value-type="float">
            <text:p>416272384</text:p>
          </table:table-cell>
          <table:table-cell office:value-type="float" office:value="3" calcext:value-type="float">
            <text:p>3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60496640" calcext:value-type="float">
            <text:p>560496640</text:p>
          </table:table-cell>
          <table:table-cell office:value-type="float" office:value="0" calcext:value-type="float">
            <text:p>0</text:p>
          </table:table-cell>
          <table:table-cell office:value-type="float" office:value="0.0834999978542328" calcext:value-type="float">
            <text:p>0.083499997854233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0.895292103290558" calcext:value-type="float">
            <text:p>0.895292103290558</text:p>
          </table:table-cell>
          <table:table-cell office:value-type="float" office:value="50" calcext:value-type="float">
            <text:p>50</text:p>
          </table:table-cell>
          <table:table-cell office:value-type="float" office:value="506" calcext:value-type="float">
            <text:p>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8920290.0314569" calcext:value-type="float">
            <text:p>68920290.031456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3:00 CEST 2017</text:p>
          </table:table-cell>
          <table:table-cell office:value-type="float" office:value="83" calcext:value-type="float">
            <text:p>83</text:p>
          </table:table-cell>
          <table:table-cell office:value-type="float" office:value="405225472" calcext:value-type="float">
            <text:p>405225472</text:p>
          </table:table-cell>
          <table:table-cell office:value-type="float" office:value="2" calcext:value-type="float">
            <text:p>2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9808512" calcext:value-type="float">
            <text:p>559808512</text:p>
          </table:table-cell>
          <table:table-cell office:value-type="float" office:value="0" calcext:value-type="float">
            <text:p>0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0.064750000834465" calcext:value-type="float">
            <text:p>0.064750000834465</text:p>
          </table:table-cell>
          <table:table-cell office:value-type="float" office:value="0.983749985694885" calcext:value-type="float">
            <text:p>0.983749985694885</text:p>
          </table:table-cell>
          <table:table-cell office:value-type="float" office:value="0.893649578094482" calcext:value-type="float">
            <text:p>0.893649578094482</text:p>
          </table:table-cell>
          <table:table-cell office:value-type="float" office:value="20" calcext:value-type="float">
            <text:p>20</text:p>
          </table:table-cell>
          <table:table-cell office:value-type="float" office:value="402" calcext:value-type="float">
            <text:p>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523230.814" calcext:value-type="float">
            <text:p>50523230.81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2:00 CEST 2017</text:p>
          </table:table-cell>
          <table:table-cell office:value-type="float" office:value="72" calcext:value-type="float">
            <text:p>72</text:p>
          </table:table-cell>
          <table:table-cell office:value-type="float" office:value="419446784" calcext:value-type="float">
            <text:p>419446784</text:p>
          </table:table-cell>
          <table:table-cell office:value-type="float" office:value="1" calcext:value-type="float">
            <text:p>1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60201728" calcext:value-type="float">
            <text:p>560201728</text:p>
          </table:table-cell>
          <table:table-cell office:value-type="float" office:value="0" calcext:value-type="float">
            <text:p>0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985750019550324" calcext:value-type="float">
            <text:p>0.985750019550324</text:p>
          </table:table-cell>
          <table:table-cell office:value-type="float" office:value="0.894866406917572" calcext:value-type="float">
            <text:p>0.894866406917572</text:p>
          </table:table-cell>
          <table:table-cell office:value-type="float" office:value="20" calcext:value-type="float">
            <text:p>20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5235565.9960317" calcext:value-type="float">
            <text:p>35235565.996031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1:00 CEST 2017</text:p>
          </table:table-cell>
          <table:table-cell office:value-type="float" office:value="42" calcext:value-type="float">
            <text:p>42</text:p>
          </table:table-cell>
          <table:table-cell office:value-type="float" office:value="440090624" calcext:value-type="float">
            <text:p>440090624</text:p>
          </table:table-cell>
          <table:table-cell office:value-type="float" office:value="1" calcext:value-type="float">
            <text:p>1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9276032" calcext:value-type="float">
            <text:p>559276032</text:p>
          </table:table-cell>
          <table:table-cell office:value-type="float" office:value="0" calcext:value-type="float">
            <text:p>0</text:p>
          </table:table-cell>
          <table:table-cell office:value-type="float" office:value="0.0742499977350235" calcext:value-type="float">
            <text:p>0.074249997735024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985499978065491" calcext:value-type="float">
            <text:p>0.985499978065491</text:p>
          </table:table-cell>
          <table:table-cell office:value-type="float" office:value="0.897232055664063" calcext:value-type="float">
            <text:p>0.897232055664063</text:p>
          </table:table-cell>
          <table:table-cell office:value-type="float" office:value="20" calcext:value-type="float">
            <text:p>20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5445981.0433333" calcext:value-type="float">
            <text:p>45445981.043333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0:00 CEST 2017</text:p>
          </table:table-cell>
          <table:table-cell office:value-type="float" office:value="51" calcext:value-type="float">
            <text:p>51</text:p>
          </table:table-cell>
          <table:table-cell office:value-type="float" office:value="476106752" calcext:value-type="float">
            <text:p>476106752</text:p>
          </table:table-cell>
          <table:table-cell office:value-type="float" office:value="1" calcext:value-type="float">
            <text:p>1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6040192" calcext:value-type="float">
            <text:p>556040192</text:p>
          </table:table-cell>
          <table:table-cell office:value-type="float" office:value="0" calcext:value-type="float">
            <text:p>0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0.985750019550324" calcext:value-type="float">
            <text:p>0.985750019550324</text:p>
          </table:table-cell>
          <table:table-cell office:value-type="float" office:value="0.900259137153626" calcext:value-type="float">
            <text:p>0.900259137153626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3926398.5220588" calcext:value-type="float">
            <text:p>53926398.522058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8:59:00 CEST 2017</text:p>
          </table:table-cell>
          <table:table-cell office:value-type="float" office:value="38" calcext:value-type="float">
            <text:p>38</text:p>
          </table:table-cell>
          <table:table-cell office:value-type="float" office:value="501805056" calcext:value-type="float">
            <text:p>501805056</text:p>
          </table:table-cell>
          <table:table-cell office:value-type="float" office:value="0" calcext:value-type="float">
            <text:p>0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6093440" calcext:value-type="float">
            <text:p>556093440</text:p>
          </table:table-cell>
          <table:table-cell office:value-type="float" office:value="0" calcext:value-type="float">
            <text:p>0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90451192855835" calcext:value-type="float">
            <text:p>0.90451192855835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129754.0571429" calcext:value-type="float">
            <text:p>51129754.05714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8:58:00 CEST 2017</text:p>
          </table:table-cell>
          <table:table-cell office:value-type="float" office:value="20" calcext:value-type="float">
            <text:p>20</text:p>
          </table:table-cell>
          <table:table-cell office:value-type="float" office:value="517382144" calcext:value-type="float">
            <text:p>517382144</text:p>
          </table:table-cell>
          <table:table-cell office:value-type="float" office:value="1" calcext:value-type="float">
            <text:p>1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6101632" calcext:value-type="float">
            <text:p>556101632</text:p>
          </table:table-cell>
          <table:table-cell office:value-type="float" office:value="0" calcext:value-type="float">
            <text:p>0</text:p>
          </table:table-cell>
          <table:table-cell office:value-type="float" office:value="0.0640000030398369" calcext:value-type="float">
            <text:p>0.064000003039837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906216025352478" calcext:value-type="float">
            <text:p>0.906216025352478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7754646.8227848" calcext:value-type="float">
            <text:p>37754646.82278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8:57:00 CEST 2017</text:p>
          </table:table-cell>
          <table:table-cell office:value-type="float" office:value="27" calcext:value-type="float">
            <text:p>27</text:p>
          </table:table-cell>
          <table:table-cell office:value-type="float" office:value="542261248" calcext:value-type="float">
            <text:p>542261248</text:p>
          </table:table-cell>
          <table:table-cell office:value-type="float" office:value="1" calcext:value-type="float">
            <text:p>1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6068864" calcext:value-type="float">
            <text:p>556068864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909093916416168" calcext:value-type="float">
            <text:p>0.909093916416168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7116157.4637681" calcext:value-type="float">
            <text:p>57116157.463768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8:56:00 CEST 2017</text:p>
          </table:table-cell>
          <table:table-cell office:value-type="float" office:value="27" calcext:value-type="float">
            <text:p>27</text:p>
          </table:table-cell>
          <table:table-cell office:value-type="float" office:value="573444096" calcext:value-type="float">
            <text:p>573444096</text:p>
          </table:table-cell>
          <table:table-cell office:value-type="float" office:value="0" calcext:value-type="float">
            <text:p>0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0195200" calcext:value-type="float">
            <text:p>550195200</text:p>
          </table:table-cell>
          <table:table-cell office:value-type="float" office:value="0" calcext:value-type="float">
            <text:p>0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912702322006226" calcext:value-type="float">
            <text:p>0.912702322006226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0392600.2698413" calcext:value-type="float">
            <text:p>60392600.269841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8:55:00 CEST 2017</text:p>
          </table:table-cell>
          <table:table-cell office:value-type="float" office:value="23" calcext:value-type="float">
            <text:p>23</text:p>
          </table:table-cell>
          <table:table-cell office:value-type="float" office:value="593141760" calcext:value-type="float">
            <text:p>593141760</text:p>
          </table:table-cell>
          <table:table-cell office:value-type="float" office:value="0" calcext:value-type="float">
            <text:p>0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0309888" calcext:value-type="float">
            <text:p>550309888</text:p>
          </table:table-cell>
          <table:table-cell office:value-type="float" office:value="0" calcext:value-type="float">
            <text:p>0</text:p>
          </table:table-cell>
          <table:table-cell office:value-type="float" office:value="0.0682500004768372" calcext:value-type="float">
            <text:p>0.068250000476837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915092408657074" calcext:value-type="float">
            <text:p>0.915092408657074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1559616.5326087" calcext:value-type="float">
            <text:p>61559616.532608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8:54:00 CEST 2017</text:p>
          </table:table-cell>
          <table:table-cell office:value-type="float" office:value="13" calcext:value-type="float">
            <text:p>13</text:p>
          </table:table-cell>
          <table:table-cell office:value-type="float" office:value="605642752" calcext:value-type="float">
            <text:p>605642752</text:p>
          </table:table-cell>
          <table:table-cell office:value-type="float" office:value="0" calcext:value-type="float">
            <text:p>0</text:p>
          </table:table-cell>
          <table:table-cell office:value-type="float" office:value="24223744" calcext:value-type="float">
            <text:p>2422374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0514688" calcext:value-type="float">
            <text:p>550514688</text:p>
          </table:table-cell>
          <table:table-cell office:value-type="float" office:value="0" calcext:value-type="float">
            <text:p>0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0.0584999993443489" calcext:value-type="float">
            <text:p>0.058499999344349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0.916524469852448" calcext:value-type="float">
            <text:p>0.91652446985244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324180.1956522" calcext:value-type="float">
            <text:p>55324180.195652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8:53:00 CEST 2017</text:p>
          </table:table-cell>
          <table:table-cell office:value-type="float" office:value="11" calcext:value-type="float">
            <text:p>11</text:p>
          </table:table-cell>
          <table:table-cell office:value-type="float" office:value="620498944" calcext:value-type="float">
            <text:p>620498944</text:p>
          </table:table-cell>
          <table:table-cell office:value-type="float" office:value="1" calcext:value-type="float">
            <text:p>1</text:p>
          </table:table-cell>
          <table:table-cell office:value-type="float" office:value="24223744" calcext:value-type="float">
            <text:p>2422374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0330368" calcext:value-type="float">
            <text:p>550330368</text:p>
          </table:table-cell>
          <table:table-cell office:value-type="float" office:value="0" calcext:value-type="float">
            <text:p>0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918237447738647" calcext:value-type="float">
            <text:p>0.91823744773864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475831.5326087" calcext:value-type="float">
            <text:p>42475831.532608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8:52:00 CEST 2017</text:p>
          </table:table-cell>
          <table:table-cell office:value-type="float" office:value="35" calcext:value-type="float">
            <text:p>35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51076711.3910891" calcext:value-type="float">
            <text:p>51076711.3910891</text:p>
          </table:table-cell>
          <table:table-cell office:value-type="string" calcext:value-type="string">
            <text:p>null</text:p>
          </table:table-cell>
        </table:table-row>
      </table:table>
      <table:table table:name="Sheet6" table:style-name="ta1">
        <table:shapes>
          <draw:frame draw:z-index="0" draw:style-name="gr1" draw:text-style-name="P1" svg:width="453.51pt" svg:height="255.09pt" svg:x="951pt" svg:y="18.82pt">
            <loext:p draw:notify-on-update-of-ranges="Sheet6.A1:Sheet6.A1 Sheet6.A2:Sheet6.A42 Sheet6.B1:Sheet6.B1 Sheet6.B2:Sheet6.B42 Sheet6.A1:Sheet6.A1 Sheet6.A2:Sheet6.A42 Sheet6.C1:Sheet6.C1 Sheet6.C2:Sheet6.C42 Sheet6.A1:Sheet6.A1 Sheet6.A2:Sheet6.A42 Sheet6.D1:Sheet6.D1 Sheet6.D2:Sheet6.D4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453.51pt" svg:height="255.09pt" svg:x="937.59pt" svg:y="296.45pt">
            <loext:p draw:notify-on-update-of-ranges="Sheet6.I1:Sheet6.I1 Sheet6.I2:Sheet6.I42 Sheet6.J1:Sheet6.J1 Sheet6.J2:Sheet6.J42 Sheet6.K1:Sheet6.K1 Sheet6.K2:Sheet6.K4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453.51pt" svg:height="255.09pt" svg:x="924.15pt" svg:y="574.07pt">
            <loext:p draw:notify-on-update-of-ranges="Sheet6.A1:Sheet6.A1 Sheet6.A2:Sheet6.A42 Sheet6.H1:Sheet6.H1 Sheet6.H2:Sheet6.H4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453.51pt" svg:height="255.09pt" svg:x="436.62pt" svg:y="580.45pt">
            <loext:p draw:notify-on-update-of-ranges="Sheet6.J1:Sheet6.J1 Sheet6.J2:Sheet6.J42 Sheet6.K1:Sheet6.K1 Sheet6.K2:Sheet6.K4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6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</text:p>
          </table:table-cell>
          <table:table-cell office:value-type="string" calcext:value-type="string">
            <text:p>cpu_server</text:p>
          </table:table-cell>
          <table:table-cell office:value-type="string" calcext:value-type="string">
            <text:p>cpu_edge</text:p>
          </table:table-cell>
          <table:table-cell office:value-type="string" calcext:value-type="string">
            <text:p>mem_edge</text:p>
          </table:table-cell>
          <table:table-cell office:value-type="string" calcext:value-type="string">
            <text:p>cpu_node</text:p>
          </table:table-cell>
          <table:table-cell office:value-type="string" calcext:value-type="string">
            <text:p>mem_node</text:p>
          </table:table-cell>
          <table:table-cell office:value-type="string" calcext:value-type="string">
            <text:p>locust_users</text:p>
          </table:table-cell>
          <table:table-cell office:value-type="string" calcext:value-type="string">
            <text:p>successful_reqs</text:p>
          </table:table-cell>
          <table:table-cell office:value-type="string" calcext:value-type="string">
            <text:p>0_reqs</text:p>
          </table:table-cell>
          <table:table-cell office:value-type="string" calcext:value-type="string">
            <text:p>500_req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eventlog_15.B2]/1000" office:value-type="float" office:value="0.43" calcext:value-type="float">
            <text:p>0.43</text:p>
          </table:table-cell>
          <table:table-cell table:formula="of:=[eventlog_15.D2]/1000" office:value-type="float" office:value="0.034" calcext:value-type="float">
            <text:p>0.034</text:p>
          </table:table-cell>
          <table:table-cell table:formula="of:=[eventlog_15.F2]/1000" office:value-type="float" office:value="0.138" calcext:value-type="float">
            <text:p>0.138</text:p>
          </table:table-cell>
          <table:table-cell/>
          <table:table-cell table:formula="of:=[eventlog_15.N2]" office:value-type="float" office:value="0.946769773960114" calcext:value-type="float">
            <text:p>0.946769773960114</text:p>
          </table:table-cell>
          <table:table-cell/>
          <table:table-cell table:formula="of:=[eventlog_15.O2]" office:value-type="float" office:value="600" calcext:value-type="float">
            <text:p>600</text:p>
          </table:table-cell>
          <table:table-cell table:formula="of:=[eventlog_15.P2]+[eventlog_15.T2]" office:value-type="float" office:value="34919" calcext:value-type="float">
            <text:p>34919</text:p>
          </table:table-cell>
          <table:table-cell table:formula="of:=[eventlog_15.R2]+[eventlog_15.V2]" office:value-type="float" office:value="5" calcext:value-type="float">
            <text:p>5</text:p>
          </table:table-cell>
          <table:table-cell table:formula="of:=[eventlog_15.Q2]+[eventlog_15.U2]" office:value-type="float" office:value="23940" calcext:value-type="float">
            <text:p>239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eventlog_15.B3]/1000" office:value-type="float" office:value="0.443" calcext:value-type="float">
            <text:p>0.443</text:p>
          </table:table-cell>
          <table:table-cell table:formula="of:=[eventlog_15.D3]/1000" office:value-type="float" office:value="0.034" calcext:value-type="float">
            <text:p>0.034</text:p>
          </table:table-cell>
          <table:table-cell table:formula="of:=[eventlog_15.F3]/1000" office:value-type="float" office:value="0.129" calcext:value-type="float">
            <text:p>0.129</text:p>
          </table:table-cell>
          <table:table-cell/>
          <table:table-cell table:formula="of:=[eventlog_15.N3]" office:value-type="float" office:value="0.946534931659698" calcext:value-type="float">
            <text:p>0.946534931659698</text:p>
          </table:table-cell>
          <table:table-cell/>
          <table:table-cell table:formula="of:=[eventlog_15.O3]" office:value-type="float" office:value="600" calcext:value-type="float">
            <text:p>600</text:p>
          </table:table-cell>
          <table:table-cell table:formula="of:=[eventlog_15.P3]+[eventlog_15.T3]" office:value-type="float" office:value="33421" calcext:value-type="float">
            <text:p>33421</text:p>
          </table:table-cell>
          <table:table-cell table:formula="of:=[eventlog_15.R3]+[eventlog_15.V3]" office:value-type="float" office:value="3" calcext:value-type="float">
            <text:p>3</text:p>
          </table:table-cell>
          <table:table-cell table:formula="of:=[eventlog_15.Q3]+[eventlog_15.U3]" office:value-type="float" office:value="21524" calcext:value-type="float">
            <text:p>215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eventlog_15.B4]/1000" office:value-type="float" office:value="0.441" calcext:value-type="float">
            <text:p>0.441</text:p>
          </table:table-cell>
          <table:table-cell table:formula="of:=[eventlog_15.D4]/1000" office:value-type="float" office:value="0.033" calcext:value-type="float">
            <text:p>0.033</text:p>
          </table:table-cell>
          <table:table-cell table:formula="of:=[eventlog_15.F4]/1000" office:value-type="float" office:value="0.135" calcext:value-type="float">
            <text:p>0.135</text:p>
          </table:table-cell>
          <table:table-cell/>
          <table:table-cell table:formula="of:=[eventlog_15.N4]" office:value-type="float" office:value="0.946284890174866" calcext:value-type="float">
            <text:p>0.946284890174866</text:p>
          </table:table-cell>
          <table:table-cell/>
          <table:table-cell table:formula="of:=[eventlog_15.O4]" office:value-type="float" office:value="600" calcext:value-type="float">
            <text:p>600</text:p>
          </table:table-cell>
          <table:table-cell table:formula="of:=[eventlog_15.P4]+[eventlog_15.T4]" office:value-type="float" office:value="31762" calcext:value-type="float">
            <text:p>31762</text:p>
          </table:table-cell>
          <table:table-cell table:formula="of:=[eventlog_15.R4]+[eventlog_15.V4]" office:value-type="float" office:value="2" calcext:value-type="float">
            <text:p>2</text:p>
          </table:table-cell>
          <table:table-cell table:formula="of:=[eventlog_15.Q4]+[eventlog_15.U4]" office:value-type="float" office:value="19330" calcext:value-type="float">
            <text:p>193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eventlog_15.B5]/1000" office:value-type="float" office:value="0.44" calcext:value-type="float">
            <text:p>0.44</text:p>
          </table:table-cell>
          <table:table-cell table:formula="of:=[eventlog_15.D5]/1000" office:value-type="float" office:value="0.032" calcext:value-type="float">
            <text:p>0.032</text:p>
          </table:table-cell>
          <table:table-cell table:formula="of:=[eventlog_15.F5]/1000" office:value-type="float" office:value="0.135" calcext:value-type="float">
            <text:p>0.135</text:p>
          </table:table-cell>
          <table:table-cell/>
          <table:table-cell table:formula="of:=[eventlog_15.N5]" office:value-type="float" office:value="0.945985436439514" calcext:value-type="float">
            <text:p>0.945985436439514</text:p>
          </table:table-cell>
          <table:table-cell/>
          <table:table-cell table:formula="of:=[eventlog_15.O5]" office:value-type="float" office:value="500" calcext:value-type="float">
            <text:p>500</text:p>
          </table:table-cell>
          <table:table-cell table:formula="of:=[eventlog_15.P5]+[eventlog_15.T5]" office:value-type="float" office:value="30097" calcext:value-type="float">
            <text:p>30097</text:p>
          </table:table-cell>
          <table:table-cell table:formula="of:=[eventlog_15.R5]+[eventlog_15.V5]" office:value-type="float" office:value="1" calcext:value-type="float">
            <text:p>1</text:p>
          </table:table-cell>
          <table:table-cell table:formula="of:=[eventlog_15.Q5]+[eventlog_15.U5]" office:value-type="float" office:value="17107" calcext:value-type="float">
            <text:p>171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eventlog_15.B6]/1000" office:value-type="float" office:value="0.417" calcext:value-type="float">
            <text:p>0.417</text:p>
          </table:table-cell>
          <table:table-cell table:formula="of:=[eventlog_15.D6]/1000" office:value-type="float" office:value="0.034" calcext:value-type="float">
            <text:p>0.034</text:p>
          </table:table-cell>
          <table:table-cell table:formula="of:=[eventlog_15.F6]/1000" office:value-type="float" office:value="0.13" calcext:value-type="float">
            <text:p>0.13</text:p>
          </table:table-cell>
          <table:table-cell/>
          <table:table-cell table:formula="of:=[eventlog_15.N6]" office:value-type="float" office:value="0.945706069469452" calcext:value-type="float">
            <text:p>0.945706069469452</text:p>
          </table:table-cell>
          <table:table-cell/>
          <table:table-cell table:formula="of:=[eventlog_15.O6]" office:value-type="float" office:value="500" calcext:value-type="float">
            <text:p>500</text:p>
          </table:table-cell>
          <table:table-cell table:formula="of:=[eventlog_15.P6]+[eventlog_15.T6]" office:value-type="float" office:value="28671" calcext:value-type="float">
            <text:p>28671</text:p>
          </table:table-cell>
          <table:table-cell table:formula="of:=[eventlog_15.R6]+[eventlog_15.V6]" office:value-type="float" office:value="0" calcext:value-type="float">
            <text:p>0</text:p>
          </table:table-cell>
          <table:table-cell table:formula="of:=[eventlog_15.Q6]+[eventlog_15.U6]" office:value-type="float" office:value="14692" calcext:value-type="float">
            <text:p>146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eventlog_15.B7]/1000" office:value-type="float" office:value="0.435" calcext:value-type="float">
            <text:p>0.435</text:p>
          </table:table-cell>
          <table:table-cell table:formula="of:=[eventlog_15.D7]/1000" office:value-type="float" office:value="0.034" calcext:value-type="float">
            <text:p>0.034</text:p>
          </table:table-cell>
          <table:table-cell table:formula="of:=[eventlog_15.F7]/1000" office:value-type="float" office:value="0.124" calcext:value-type="float">
            <text:p>0.124</text:p>
          </table:table-cell>
          <table:table-cell/>
          <table:table-cell table:formula="of:=[eventlog_15.N7]" office:value-type="float" office:value="0.945374369621277" calcext:value-type="float">
            <text:p>0.945374369621277</text:p>
          </table:table-cell>
          <table:table-cell/>
          <table:table-cell table:formula="of:=[eventlog_15.O7]" office:value-type="float" office:value="500" calcext:value-type="float">
            <text:p>500</text:p>
          </table:table-cell>
          <table:table-cell table:formula="of:=[eventlog_15.P7]+[eventlog_15.T7]" office:value-type="float" office:value="27515" calcext:value-type="float">
            <text:p>27515</text:p>
          </table:table-cell>
          <table:table-cell table:formula="of:=[eventlog_15.R7]+[eventlog_15.V7]" office:value-type="float" office:value="0" calcext:value-type="float">
            <text:p>0</text:p>
          </table:table-cell>
          <table:table-cell table:formula="of:=[eventlog_15.Q7]+[eventlog_15.U7]" office:value-type="float" office:value="12489" calcext:value-type="float">
            <text:p>124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eventlog_15.B8]/1000" office:value-type="float" office:value="0.444" calcext:value-type="float">
            <text:p>0.444</text:p>
          </table:table-cell>
          <table:table-cell table:formula="of:=[eventlog_15.D8]/1000" office:value-type="float" office:value="0.034" calcext:value-type="float">
            <text:p>0.034</text:p>
          </table:table-cell>
          <table:table-cell table:formula="of:=[eventlog_15.F8]/1000" office:value-type="float" office:value="0.119" calcext:value-type="float">
            <text:p>0.119</text:p>
          </table:table-cell>
          <table:table-cell/>
          <table:table-cell table:formula="of:=[eventlog_15.N8]" office:value-type="float" office:value="0.945132672786713" calcext:value-type="float">
            <text:p>0.945132672786713</text:p>
          </table:table-cell>
          <table:table-cell/>
          <table:table-cell table:formula="of:=[eventlog_15.O8]" office:value-type="float" office:value="400" calcext:value-type="float">
            <text:p>400</text:p>
          </table:table-cell>
          <table:table-cell table:formula="of:=[eventlog_15.P8]+[eventlog_15.T8]" office:value-type="float" office:value="26317" calcext:value-type="float">
            <text:p>26317</text:p>
          </table:table-cell>
          <table:table-cell table:formula="of:=[eventlog_15.R8]+[eventlog_15.V8]" office:value-type="float" office:value="0" calcext:value-type="float">
            <text:p>0</text:p>
          </table:table-cell>
          <table:table-cell table:formula="of:=[eventlog_15.Q8]+[eventlog_15.U8]" office:value-type="float" office:value="10621" calcext:value-type="float">
            <text:p>106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eventlog_15.B9]/1000" office:value-type="float" office:value="0.43" calcext:value-type="float">
            <text:p>0.43</text:p>
          </table:table-cell>
          <table:table-cell table:formula="of:=[eventlog_15.D9]/1000" office:value-type="float" office:value="0.034" calcext:value-type="float">
            <text:p>0.034</text:p>
          </table:table-cell>
          <table:table-cell table:formula="of:=[eventlog_15.F9]/1000" office:value-type="float" office:value="0.128" calcext:value-type="float">
            <text:p>0.128</text:p>
          </table:table-cell>
          <table:table-cell/>
          <table:table-cell table:formula="of:=[eventlog_15.N9]" office:value-type="float" office:value="0.944883644580841" calcext:value-type="float">
            <text:p>0.944883644580841</text:p>
          </table:table-cell>
          <table:table-cell/>
          <table:table-cell table:formula="of:=[eventlog_15.O9]" office:value-type="float" office:value="400" calcext:value-type="float">
            <text:p>400</text:p>
          </table:table-cell>
          <table:table-cell table:formula="of:=[eventlog_15.P9]+[eventlog_15.T9]" office:value-type="float" office:value="24928" calcext:value-type="float">
            <text:p>24928</text:p>
          </table:table-cell>
          <table:table-cell table:formula="of:=[eventlog_15.R9]+[eventlog_15.V9]" office:value-type="float" office:value="0" calcext:value-type="float">
            <text:p>0</text:p>
          </table:table-cell>
          <table:table-cell table:formula="of:=[eventlog_15.Q9]+[eventlog_15.U9]" office:value-type="float" office:value="8914" calcext:value-type="float">
            <text:p>89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eventlog_15.B10]/1000" office:value-type="float" office:value="0.438" calcext:value-type="float">
            <text:p>0.438</text:p>
          </table:table-cell>
          <table:table-cell table:formula="of:=[eventlog_15.D10]/1000" office:value-type="float" office:value="0.034" calcext:value-type="float">
            <text:p>0.034</text:p>
          </table:table-cell>
          <table:table-cell table:formula="of:=[eventlog_15.F10]/1000" office:value-type="float" office:value="0.113" calcext:value-type="float">
            <text:p>0.113</text:p>
          </table:table-cell>
          <table:table-cell/>
          <table:table-cell table:formula="of:=[eventlog_15.N10]" office:value-type="float" office:value="0.94466245174408" calcext:value-type="float">
            <text:p>0.94466245174408</text:p>
          </table:table-cell>
          <table:table-cell/>
          <table:table-cell table:formula="of:=[eventlog_15.O10]" office:value-type="float" office:value="400" calcext:value-type="float">
            <text:p>400</text:p>
          </table:table-cell>
          <table:table-cell table:formula="of:=[eventlog_15.P10]+[eventlog_15.T10]" office:value-type="float" office:value="23582" calcext:value-type="float">
            <text:p>23582</text:p>
          </table:table-cell>
          <table:table-cell table:formula="of:=[eventlog_15.R10]+[eventlog_15.V10]" office:value-type="float" office:value="0" calcext:value-type="float">
            <text:p>0</text:p>
          </table:table-cell>
          <table:table-cell table:formula="of:=[eventlog_15.Q10]+[eventlog_15.U10]" office:value-type="float" office:value="7416" calcext:value-type="float">
            <text:p>74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eventlog_15.B11]/1000" office:value-type="float" office:value="0.44" calcext:value-type="float">
            <text:p>0.44</text:p>
          </table:table-cell>
          <table:table-cell table:formula="of:=[eventlog_15.D11]/1000" office:value-type="float" office:value="0.034" calcext:value-type="float">
            <text:p>0.034</text:p>
          </table:table-cell>
          <table:table-cell table:formula="of:=[eventlog_15.F11]/1000" office:value-type="float" office:value="0.124" calcext:value-type="float">
            <text:p>0.124</text:p>
          </table:table-cell>
          <table:table-cell/>
          <table:table-cell table:formula="of:=[eventlog_15.N11]" office:value-type="float" office:value="0.946184575557709" calcext:value-type="float">
            <text:p>0.946184575557709</text:p>
          </table:table-cell>
          <table:table-cell/>
          <table:table-cell table:formula="of:=[eventlog_15.O11]" office:value-type="float" office:value="350" calcext:value-type="float">
            <text:p>350</text:p>
          </table:table-cell>
          <table:table-cell table:formula="of:=[eventlog_15.P11]+[eventlog_15.T11]" office:value-type="float" office:value="22183" calcext:value-type="float">
            <text:p>22183</text:p>
          </table:table-cell>
          <table:table-cell table:formula="of:=[eventlog_15.R11]+[eventlog_15.V11]" office:value-type="float" office:value="0" calcext:value-type="float">
            <text:p>0</text:p>
          </table:table-cell>
          <table:table-cell table:formula="of:=[eventlog_15.Q11]+[eventlog_15.U11]"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eventlog_15.B12]/1000" office:value-type="float" office:value="0.439" calcext:value-type="float">
            <text:p>0.439</text:p>
          </table:table-cell>
          <table:table-cell table:formula="of:=[eventlog_15.D12]/1000" office:value-type="float" office:value="0.034" calcext:value-type="float">
            <text:p>0.034</text:p>
          </table:table-cell>
          <table:table-cell table:formula="of:=[eventlog_15.F12]/1000" office:value-type="float" office:value="0.114" calcext:value-type="float">
            <text:p>0.114</text:p>
          </table:table-cell>
          <table:table-cell/>
          <table:table-cell table:formula="of:=[eventlog_15.N12]" office:value-type="float" office:value="0.944070935249329" calcext:value-type="float">
            <text:p>0.944070935249329</text:p>
          </table:table-cell>
          <table:table-cell/>
          <table:table-cell table:formula="of:=[eventlog_15.O12]" office:value-type="float" office:value="350" calcext:value-type="float">
            <text:p>350</text:p>
          </table:table-cell>
          <table:table-cell table:formula="of:=[eventlog_15.P12]+[eventlog_15.T12]" office:value-type="float" office:value="20696" calcext:value-type="float">
            <text:p>20696</text:p>
          </table:table-cell>
          <table:table-cell table:formula="of:=[eventlog_15.R12]+[eventlog_15.V12]" office:value-type="float" office:value="0" calcext:value-type="float">
            <text:p>0</text:p>
          </table:table-cell>
          <table:table-cell table:formula="of:=[eventlog_15.Q12]+[eventlog_15.U12]" office:value-type="float" office:value="4977" calcext:value-type="float">
            <text:p>49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eventlog_15.B13]/1000" office:value-type="float" office:value="0.436" calcext:value-type="float">
            <text:p>0.436</text:p>
          </table:table-cell>
          <table:table-cell table:formula="of:=[eventlog_15.D13]/1000" office:value-type="float" office:value="0.034" calcext:value-type="float">
            <text:p>0.034</text:p>
          </table:table-cell>
          <table:table-cell table:formula="of:=[eventlog_15.F13]/1000" office:value-type="float" office:value="0.116" calcext:value-type="float">
            <text:p>0.116</text:p>
          </table:table-cell>
          <table:table-cell/>
          <table:table-cell table:formula="of:=[eventlog_15.N13]" office:value-type="float" office:value="0.947280585765839" calcext:value-type="float">
            <text:p>0.947280585765839</text:p>
          </table:table-cell>
          <table:table-cell/>
          <table:table-cell table:formula="of:=[eventlog_15.O13]" office:value-type="float" office:value="350" calcext:value-type="float">
            <text:p>350</text:p>
          </table:table-cell>
          <table:table-cell table:formula="of:=[eventlog_15.P13]+[eventlog_15.T13]" office:value-type="float" office:value="19308" calcext:value-type="float">
            <text:p>19308</text:p>
          </table:table-cell>
          <table:table-cell table:formula="of:=[eventlog_15.R13]+[eventlog_15.V13]" office:value-type="float" office:value="0" calcext:value-type="float">
            <text:p>0</text:p>
          </table:table-cell>
          <table:table-cell table:formula="of:=[eventlog_15.Q13]+[eventlog_15.U13]" office:value-type="float" office:value="3948" calcext:value-type="float">
            <text:p>39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eventlog_15.B14]/1000" office:value-type="float" office:value="0.443" calcext:value-type="float">
            <text:p>0.443</text:p>
          </table:table-cell>
          <table:table-cell table:formula="of:=[eventlog_15.D14]/1000" office:value-type="float" office:value="0.034" calcext:value-type="float">
            <text:p>0.034</text:p>
          </table:table-cell>
          <table:table-cell table:formula="of:=[eventlog_15.F14]/1000" office:value-type="float" office:value="0.114" calcext:value-type="float">
            <text:p>0.114</text:p>
          </table:table-cell>
          <table:table-cell/>
          <table:table-cell table:formula="of:=[eventlog_15.N14]" office:value-type="float" office:value="0.947064280509949" calcext:value-type="float">
            <text:p>0.947064280509949</text:p>
          </table:table-cell>
          <table:table-cell/>
          <table:table-cell table:formula="of:=[eventlog_15.O14]" office:value-type="float" office:value="300" calcext:value-type="float">
            <text:p>300</text:p>
          </table:table-cell>
          <table:table-cell table:formula="of:=[eventlog_15.P14]+[eventlog_15.T14]" office:value-type="float" office:value="17879" calcext:value-type="float">
            <text:p>17879</text:p>
          </table:table-cell>
          <table:table-cell table:formula="of:=[eventlog_15.R14]+[eventlog_15.V14]" office:value-type="float" office:value="0" calcext:value-type="float">
            <text:p>0</text:p>
          </table:table-cell>
          <table:table-cell table:formula="of:=[eventlog_15.Q14]+[eventlog_15.U14]"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eventlog_15.B15]/1000" office:value-type="float" office:value="0.438" calcext:value-type="float">
            <text:p>0.438</text:p>
          </table:table-cell>
          <table:table-cell table:formula="of:=[eventlog_15.D15]/1000" office:value-type="float" office:value="0.034" calcext:value-type="float">
            <text:p>0.034</text:p>
          </table:table-cell>
          <table:table-cell table:formula="of:=[eventlog_15.F15]/1000" office:value-type="float" office:value="0.111" calcext:value-type="float">
            <text:p>0.111</text:p>
          </table:table-cell>
          <table:table-cell/>
          <table:table-cell table:formula="of:=[eventlog_15.N15]" office:value-type="float" office:value="0.94825667142868" calcext:value-type="float">
            <text:p>0.94825667142868</text:p>
          </table:table-cell>
          <table:table-cell/>
          <table:table-cell table:formula="of:=[eventlog_15.O15]" office:value-type="float" office:value="300" calcext:value-type="float">
            <text:p>300</text:p>
          </table:table-cell>
          <table:table-cell table:formula="of:=[eventlog_15.P15]+[eventlog_15.T15]" office:value-type="float" office:value="16377" calcext:value-type="float">
            <text:p>16377</text:p>
          </table:table-cell>
          <table:table-cell table:formula="of:=[eventlog_15.R15]+[eventlog_15.V15]" office:value-type="float" office:value="0" calcext:value-type="float">
            <text:p>0</text:p>
          </table:table-cell>
          <table:table-cell table:formula="of:=[eventlog_15.Q15]+[eventlog_15.U15]"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eventlog_15.B16]/1000" office:value-type="float" office:value="0.442" calcext:value-type="float">
            <text:p>0.442</text:p>
          </table:table-cell>
          <table:table-cell table:formula="of:=[eventlog_15.D16]/1000" office:value-type="float" office:value="0.034" calcext:value-type="float">
            <text:p>0.034</text:p>
          </table:table-cell>
          <table:table-cell table:formula="of:=[eventlog_15.F16]/1000" office:value-type="float" office:value="0.109" calcext:value-type="float">
            <text:p>0.109</text:p>
          </table:table-cell>
          <table:table-cell/>
          <table:table-cell table:formula="of:=[eventlog_15.N16]" office:value-type="float" office:value="0.946566224098206" calcext:value-type="float">
            <text:p>0.946566224098206</text:p>
          </table:table-cell>
          <table:table-cell/>
          <table:table-cell table:formula="of:=[eventlog_15.O16]" office:value-type="float" office:value="300" calcext:value-type="float">
            <text:p>300</text:p>
          </table:table-cell>
          <table:table-cell table:formula="of:=[eventlog_15.P16]+[eventlog_15.T16]" office:value-type="float" office:value="14942" calcext:value-type="float">
            <text:p>14942</text:p>
          </table:table-cell>
          <table:table-cell table:formula="of:=[eventlog_15.R16]+[eventlog_15.V16]" office:value-type="float" office:value="0" calcext:value-type="float">
            <text:p>0</text:p>
          </table:table-cell>
          <table:table-cell table:formula="of:=[eventlog_15.Q16]+[eventlog_15.U16]"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eventlog_15.B17]/1000" office:value-type="float" office:value="0.436" calcext:value-type="float">
            <text:p>0.436</text:p>
          </table:table-cell>
          <table:table-cell table:formula="of:=[eventlog_15.D17]/1000" office:value-type="float" office:value="0.033" calcext:value-type="float">
            <text:p>0.033</text:p>
          </table:table-cell>
          <table:table-cell table:formula="of:=[eventlog_15.F17]/1000" office:value-type="float" office:value="0.108" calcext:value-type="float">
            <text:p>0.108</text:p>
          </table:table-cell>
          <table:table-cell/>
          <table:table-cell table:formula="of:=[eventlog_15.N17]" office:value-type="float" office:value="0.946300029754639" calcext:value-type="float">
            <text:p>0.946300029754639</text:p>
          </table:table-cell>
          <table:table-cell/>
          <table:table-cell table:formula="of:=[eventlog_15.O17]" office:value-type="float" office:value="250" calcext:value-type="float">
            <text:p>250</text:p>
          </table:table-cell>
          <table:table-cell table:formula="of:=[eventlog_15.P17]+[eventlog_15.T17]" office:value-type="float" office:value="13541" calcext:value-type="float">
            <text:p>13541</text:p>
          </table:table-cell>
          <table:table-cell table:formula="of:=[eventlog_15.R17]+[eventlog_15.V17]" office:value-type="float" office:value="0" calcext:value-type="float">
            <text:p>0</text:p>
          </table:table-cell>
          <table:table-cell table:formula="of:=[eventlog_15.Q17]+[eventlog_15.U17]"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eventlog_15.B18]/1000" office:value-type="float" office:value="0.436" calcext:value-type="float">
            <text:p>0.436</text:p>
          </table:table-cell>
          <table:table-cell table:formula="of:=[eventlog_15.D18]/1000" office:value-type="float" office:value="0.032" calcext:value-type="float">
            <text:p>0.032</text:p>
          </table:table-cell>
          <table:table-cell table:formula="of:=[eventlog_15.F18]/1000" office:value-type="float" office:value="0.095" calcext:value-type="float">
            <text:p>0.095</text:p>
          </table:table-cell>
          <table:table-cell/>
          <table:table-cell table:formula="of:=[eventlog_15.N18]" office:value-type="float" office:value="0.945998668670654" calcext:value-type="float">
            <text:p>0.945998668670654</text:p>
          </table:table-cell>
          <table:table-cell/>
          <table:table-cell table:formula="of:=[eventlog_15.O18]" office:value-type="float" office:value="250" calcext:value-type="float">
            <text:p>250</text:p>
          </table:table-cell>
          <table:table-cell table:formula="of:=[eventlog_15.P18]+[eventlog_15.T18]" office:value-type="float" office:value="12792" calcext:value-type="float">
            <text:p>12792</text:p>
          </table:table-cell>
          <table:table-cell table:formula="of:=[eventlog_15.R18]+[eventlog_15.V18]" office:value-type="float" office:value="0" calcext:value-type="float">
            <text:p>0</text:p>
          </table:table-cell>
          <table:table-cell table:formula="of:=[eventlog_15.Q18]+[eventlog_15.U18]"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eventlog_15.B19]/1000" office:value-type="float" office:value="0.439" calcext:value-type="float">
            <text:p>0.439</text:p>
          </table:table-cell>
          <table:table-cell table:formula="of:=[eventlog_15.D19]/1000" office:value-type="float" office:value="0.031" calcext:value-type="float">
            <text:p>0.031</text:p>
          </table:table-cell>
          <table:table-cell table:formula="of:=[eventlog_15.F19]/1000" office:value-type="float" office:value="0.095" calcext:value-type="float">
            <text:p>0.095</text:p>
          </table:table-cell>
          <table:table-cell/>
          <table:table-cell table:formula="of:=[eventlog_15.N19]" office:value-type="float" office:value="0.947541832923889" calcext:value-type="float">
            <text:p>0.947541832923889</text:p>
          </table:table-cell>
          <table:table-cell/>
          <table:table-cell table:formula="of:=[eventlog_15.O19]" office:value-type="float" office:value="250" calcext:value-type="float">
            <text:p>250</text:p>
          </table:table-cell>
          <table:table-cell table:formula="of:=[eventlog_15.P19]+[eventlog_15.T19]" office:value-type="float" office:value="11361" calcext:value-type="float">
            <text:p>11361</text:p>
          </table:table-cell>
          <table:table-cell table:formula="of:=[eventlog_15.R19]+[eventlog_15.V19]" office:value-type="float" office:value="0" calcext:value-type="float">
            <text:p>0</text:p>
          </table:table-cell>
          <table:table-cell table:formula="of:=[eventlog_15.Q19]+[eventlog_15.U19]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eventlog_15.B20]/1000" office:value-type="float" office:value="0.436" calcext:value-type="float">
            <text:p>0.436</text:p>
          </table:table-cell>
          <table:table-cell table:formula="of:=[eventlog_15.D20]/1000" office:value-type="float" office:value="0.028" calcext:value-type="float">
            <text:p>0.028</text:p>
          </table:table-cell>
          <table:table-cell table:formula="of:=[eventlog_15.F20]/1000" office:value-type="float" office:value="0.097" calcext:value-type="float">
            <text:p>0.097</text:p>
          </table:table-cell>
          <table:table-cell/>
          <table:table-cell table:formula="of:=[eventlog_15.N20]" office:value-type="float" office:value="0.945411562919617" calcext:value-type="float">
            <text:p>0.945411562919617</text:p>
          </table:table-cell>
          <table:table-cell/>
          <table:table-cell table:formula="of:=[eventlog_15.O20]" office:value-type="float" office:value="200" calcext:value-type="float">
            <text:p>200</text:p>
          </table:table-cell>
          <table:table-cell table:formula="of:=[eventlog_15.P20]+[eventlog_15.T20]" office:value-type="float" office:value="10060" calcext:value-type="float">
            <text:p>10060</text:p>
          </table:table-cell>
          <table:table-cell table:formula="of:=[eventlog_15.R20]+[eventlog_15.V20]" office:value-type="float" office:value="0" calcext:value-type="float">
            <text:p>0</text:p>
          </table:table-cell>
          <table:table-cell table:formula="of:=[eventlog_15.Q20]+[eventlog_15.U20]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eventlog_15.B21]/1000" office:value-type="float" office:value="0.425" calcext:value-type="float">
            <text:p>0.425</text:p>
          </table:table-cell>
          <table:table-cell table:formula="of:=[eventlog_15.D21]/1000" office:value-type="float" office:value="0.025" calcext:value-type="float">
            <text:p>0.025</text:p>
          </table:table-cell>
          <table:table-cell table:formula="of:=[eventlog_15.F21]/1000" office:value-type="float" office:value="0.079" calcext:value-type="float">
            <text:p>0.079</text:p>
          </table:table-cell>
          <table:table-cell/>
          <table:table-cell table:formula="of:=[eventlog_15.N21]" office:value-type="float" office:value="0.944857716560364" calcext:value-type="float">
            <text:p>0.944857716560364</text:p>
          </table:table-cell>
          <table:table-cell/>
          <table:table-cell table:formula="of:=[eventlog_15.O21]" office:value-type="float" office:value="200" calcext:value-type="float">
            <text:p>200</text:p>
          </table:table-cell>
          <table:table-cell table:formula="of:=[eventlog_15.P21]+[eventlog_15.T21]" office:value-type="float" office:value="8716" calcext:value-type="float">
            <text:p>8716</text:p>
          </table:table-cell>
          <table:table-cell table:formula="of:=[eventlog_15.R21]+[eventlog_15.V21]" office:value-type="float" office:value="0" calcext:value-type="float">
            <text:p>0</text:p>
          </table:table-cell>
          <table:table-cell table:formula="of:=[eventlog_15.Q21]+[eventlog_15.U21]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eventlog_15.B22]/1000" office:value-type="float" office:value="0.414" calcext:value-type="float">
            <text:p>0.414</text:p>
          </table:table-cell>
          <table:table-cell table:formula="of:=[eventlog_15.D22]/1000" office:value-type="float" office:value="0.025" calcext:value-type="float">
            <text:p>0.025</text:p>
          </table:table-cell>
          <table:table-cell table:formula="of:=[eventlog_15.F22]/1000" office:value-type="float" office:value="0.076" calcext:value-type="float">
            <text:p>0.076</text:p>
          </table:table-cell>
          <table:table-cell/>
          <table:table-cell table:formula="of:=[eventlog_15.N22]" office:value-type="float" office:value="0.947858870029449" calcext:value-type="float">
            <text:p>0.947858870029449</text:p>
          </table:table-cell>
          <table:table-cell/>
          <table:table-cell table:formula="of:=[eventlog_15.O22]" office:value-type="float" office:value="200" calcext:value-type="float">
            <text:p>200</text:p>
          </table:table-cell>
          <table:table-cell table:formula="of:=[eventlog_15.P22]+[eventlog_15.T22]" office:value-type="float" office:value="7488" calcext:value-type="float">
            <text:p>7488</text:p>
          </table:table-cell>
          <table:table-cell table:formula="of:=[eventlog_15.R22]+[eventlog_15.V22]" office:value-type="float" office:value="0" calcext:value-type="float">
            <text:p>0</text:p>
          </table:table-cell>
          <table:table-cell table:formula="of:=[eventlog_15.Q22]+[eventlog_15.U22]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eventlog_15.B23]/1000" office:value-type="float" office:value="0.392" calcext:value-type="float">
            <text:p>0.392</text:p>
          </table:table-cell>
          <table:table-cell table:formula="of:=[eventlog_15.D23]/1000" office:value-type="float" office:value="0.022" calcext:value-type="float">
            <text:p>0.022</text:p>
          </table:table-cell>
          <table:table-cell table:formula="of:=[eventlog_15.F23]/1000" office:value-type="float" office:value="0.078" calcext:value-type="float">
            <text:p>0.078</text:p>
          </table:table-cell>
          <table:table-cell/>
          <table:table-cell table:formula="of:=[eventlog_15.N23]" office:value-type="float" office:value="0.945361137390137" calcext:value-type="float">
            <text:p>0.945361137390137</text:p>
          </table:table-cell>
          <table:table-cell/>
          <table:table-cell table:formula="of:=[eventlog_15.O23]" office:value-type="float" office:value="150" calcext:value-type="float">
            <text:p>150</text:p>
          </table:table-cell>
          <table:table-cell table:formula="of:=[eventlog_15.P23]+[eventlog_15.T23]" office:value-type="float" office:value="6420" calcext:value-type="float">
            <text:p>6420</text:p>
          </table:table-cell>
          <table:table-cell table:formula="of:=[eventlog_15.R23]+[eventlog_15.V23]" office:value-type="float" office:value="0" calcext:value-type="float">
            <text:p>0</text:p>
          </table:table-cell>
          <table:table-cell table:formula="of:=[eventlog_15.Q23]+[eventlog_15.U23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eventlog_15.B24]/1000" office:value-type="float" office:value="0.372" calcext:value-type="float">
            <text:p>0.372</text:p>
          </table:table-cell>
          <table:table-cell table:formula="of:=[eventlog_15.D24]/1000" office:value-type="float" office:value="0.019" calcext:value-type="float">
            <text:p>0.019</text:p>
          </table:table-cell>
          <table:table-cell table:formula="of:=[eventlog_15.F24]/1000" office:value-type="float" office:value="0.072" calcext:value-type="float">
            <text:p>0.072</text:p>
          </table:table-cell>
          <table:table-cell/>
          <table:table-cell table:formula="of:=[eventlog_15.N24]" office:value-type="float" office:value="0.942865371704102" calcext:value-type="float">
            <text:p>0.942865371704102</text:p>
          </table:table-cell>
          <table:table-cell/>
          <table:table-cell table:formula="of:=[eventlog_15.O24]" office:value-type="float" office:value="150" calcext:value-type="float">
            <text:p>150</text:p>
          </table:table-cell>
          <table:table-cell table:formula="of:=[eventlog_15.P24]+[eventlog_15.T24]" office:value-type="float" office:value="5309" calcext:value-type="float">
            <text:p>5309</text:p>
          </table:table-cell>
          <table:table-cell table:formula="of:=[eventlog_15.R24]+[eventlog_15.V24]" office:value-type="float" office:value="0" calcext:value-type="float">
            <text:p>0</text:p>
          </table:table-cell>
          <table:table-cell table:formula="of:=[eventlog_15.Q24]+[eventlog_15.U24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eventlog_15.B25]/1000" office:value-type="float" office:value="0.334" calcext:value-type="float">
            <text:p>0.334</text:p>
          </table:table-cell>
          <table:table-cell table:formula="of:=[eventlog_15.D25]/1000" office:value-type="float" office:value="0.017" calcext:value-type="float">
            <text:p>0.017</text:p>
          </table:table-cell>
          <table:table-cell table:formula="of:=[eventlog_15.F25]/1000" office:value-type="float" office:value="0.063" calcext:value-type="float">
            <text:p>0.063</text:p>
          </table:table-cell>
          <table:table-cell/>
          <table:table-cell table:formula="of:=[eventlog_15.N25]" office:value-type="float" office:value="0.932424306869507" calcext:value-type="float">
            <text:p>0.932424306869507</text:p>
          </table:table-cell>
          <table:table-cell/>
          <table:table-cell table:formula="of:=[eventlog_15.O25]" office:value-type="float" office:value="150" calcext:value-type="float">
            <text:p>150</text:p>
          </table:table-cell>
          <table:table-cell table:formula="of:=[eventlog_15.P25]+[eventlog_15.T25]" office:value-type="float" office:value="4274" calcext:value-type="float">
            <text:p>4274</text:p>
          </table:table-cell>
          <table:table-cell table:formula="of:=[eventlog_15.R25]+[eventlog_15.V25]" office:value-type="float" office:value="0" calcext:value-type="float">
            <text:p>0</text:p>
          </table:table-cell>
          <table:table-cell table:formula="of:=[eventlog_15.Q25]+[eventlog_15.U25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eventlog_15.B26]/1000" office:value-type="float" office:value="0.356" calcext:value-type="float">
            <text:p>0.356</text:p>
          </table:table-cell>
          <table:table-cell table:formula="of:=[eventlog_15.D26]/1000" office:value-type="float" office:value="0.014" calcext:value-type="float">
            <text:p>0.014</text:p>
          </table:table-cell>
          <table:table-cell table:formula="of:=[eventlog_15.F26]/1000" office:value-type="float" office:value="0.063" calcext:value-type="float">
            <text:p>0.063</text:p>
          </table:table-cell>
          <table:table-cell/>
          <table:table-cell table:formula="of:=[eventlog_15.N26]" office:value-type="float" office:value="0.922191202640533" calcext:value-type="float">
            <text:p>0.922191202640533</text:p>
          </table:table-cell>
          <table:table-cell/>
          <table:table-cell table:formula="of:=[eventlog_15.O26]" office:value-type="float" office:value="100" calcext:value-type="float">
            <text:p>100</text:p>
          </table:table-cell>
          <table:table-cell table:formula="of:=[eventlog_15.P26]+[eventlog_15.T26]" office:value-type="float" office:value="3471" calcext:value-type="float">
            <text:p>3471</text:p>
          </table:table-cell>
          <table:table-cell table:formula="of:=[eventlog_15.R26]+[eventlog_15.V26]" office:value-type="float" office:value="0" calcext:value-type="float">
            <text:p>0</text:p>
          </table:table-cell>
          <table:table-cell table:formula="of:=[eventlog_15.Q26]+[eventlog_15.U2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eventlog_15.B27]/1000" office:value-type="float" office:value="0.293" calcext:value-type="float">
            <text:p>0.293</text:p>
          </table:table-cell>
          <table:table-cell table:formula="of:=[eventlog_15.D27]/1000" office:value-type="float" office:value="0.009" calcext:value-type="float">
            <text:p>0.009</text:p>
          </table:table-cell>
          <table:table-cell table:formula="of:=[eventlog_15.F27]/1000" office:value-type="float" office:value="0.038" calcext:value-type="float">
            <text:p>0.038</text:p>
          </table:table-cell>
          <table:table-cell/>
          <table:table-cell table:formula="of:=[eventlog_15.N27]" office:value-type="float" office:value="0.913446009159088" calcext:value-type="float">
            <text:p>0.913446009159088</text:p>
          </table:table-cell>
          <table:table-cell/>
          <table:table-cell table:formula="of:=[eventlog_15.O27]" office:value-type="float" office:value="100" calcext:value-type="float">
            <text:p>100</text:p>
          </table:table-cell>
          <table:table-cell table:formula="of:=[eventlog_15.P27]+[eventlog_15.T27]" office:value-type="float" office:value="2701" calcext:value-type="float">
            <text:p>2701</text:p>
          </table:table-cell>
          <table:table-cell table:formula="of:=[eventlog_15.R27]+[eventlog_15.V27]" office:value-type="float" office:value="0" calcext:value-type="float">
            <text:p>0</text:p>
          </table:table-cell>
          <table:table-cell table:formula="of:=[eventlog_15.Q27]+[eventlog_15.U2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eventlog_15.B28]/1000" office:value-type="float" office:value="0.193" calcext:value-type="float">
            <text:p>0.193</text:p>
          </table:table-cell>
          <table:table-cell table:formula="of:=[eventlog_15.D28]/1000" office:value-type="float" office:value="0.009" calcext:value-type="float">
            <text:p>0.009</text:p>
          </table:table-cell>
          <table:table-cell table:formula="of:=[eventlog_15.F28]/1000" office:value-type="float" office:value="0.046" calcext:value-type="float">
            <text:p>0.046</text:p>
          </table:table-cell>
          <table:table-cell/>
          <table:table-cell table:formula="of:=[eventlog_15.N28]" office:value-type="float" office:value="0.908653080463409" calcext:value-type="float">
            <text:p>0.908653080463409</text:p>
          </table:table-cell>
          <table:table-cell/>
          <table:table-cell table:formula="of:=[eventlog_15.O28]" office:value-type="float" office:value="100" calcext:value-type="float">
            <text:p>100</text:p>
          </table:table-cell>
          <table:table-cell table:formula="of:=[eventlog_15.P28]+[eventlog_15.T28]" office:value-type="float" office:value="2041" calcext:value-type="float">
            <text:p>2041</text:p>
          </table:table-cell>
          <table:table-cell table:formula="of:=[eventlog_15.R28]+[eventlog_15.V28]" office:value-type="float" office:value="0" calcext:value-type="float">
            <text:p>0</text:p>
          </table:table-cell>
          <table:table-cell table:formula="of:=[eventlog_15.Q28]+[eventlog_15.U2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eventlog_15.B29]/1000" office:value-type="float" office:value="0.199" calcext:value-type="float">
            <text:p>0.199</text:p>
          </table:table-cell>
          <table:table-cell table:formula="of:=[eventlog_15.D29]/1000" office:value-type="float" office:value="0.007" calcext:value-type="float">
            <text:p>0.007</text:p>
          </table:table-cell>
          <table:table-cell table:formula="of:=[eventlog_15.F29]/1000" office:value-type="float" office:value="0.04" calcext:value-type="float">
            <text:p>0.04</text:p>
          </table:table-cell>
          <table:table-cell/>
          <table:table-cell table:formula="of:=[eventlog_15.N29]" office:value-type="float" office:value="0.904350936412811" calcext:value-type="float">
            <text:p>0.904350936412811</text:p>
          </table:table-cell>
          <table:table-cell/>
          <table:table-cell table:formula="of:=[eventlog_15.O29]" office:value-type="float" office:value="50" calcext:value-type="float">
            <text:p>50</text:p>
          </table:table-cell>
          <table:table-cell table:formula="of:=[eventlog_15.P29]+[eventlog_15.T29]" office:value-type="float" office:value="1599" calcext:value-type="float">
            <text:p>1599</text:p>
          </table:table-cell>
          <table:table-cell table:formula="of:=[eventlog_15.R29]+[eventlog_15.V29]" office:value-type="float" office:value="0" calcext:value-type="float">
            <text:p>0</text:p>
          </table:table-cell>
          <table:table-cell table:formula="of:=[eventlog_15.Q29]+[eventlog_15.U2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eventlog_15.B30]/1000" office:value-type="float" office:value="0.191" calcext:value-type="float">
            <text:p>0.191</text:p>
          </table:table-cell>
          <table:table-cell table:formula="of:=[eventlog_15.D30]/1000" office:value-type="float" office:value="0.004" calcext:value-type="float">
            <text:p>0.004</text:p>
          </table:table-cell>
          <table:table-cell table:formula="of:=[eventlog_15.F30]/1000" office:value-type="float" office:value="0.016" calcext:value-type="float">
            <text:p>0.016</text:p>
          </table:table-cell>
          <table:table-cell/>
          <table:table-cell table:formula="of:=[eventlog_15.N30]" office:value-type="float" office:value="0.900850176811218" calcext:value-type="float">
            <text:p>0.900850176811218</text:p>
          </table:table-cell>
          <table:table-cell/>
          <table:table-cell table:formula="of:=[eventlog_15.O30]" office:value-type="float" office:value="50" calcext:value-type="float">
            <text:p>50</text:p>
          </table:table-cell>
          <table:table-cell table:formula="of:=[eventlog_15.P30]+[eventlog_15.T30]" office:value-type="float" office:value="1212" calcext:value-type="float">
            <text:p>1212</text:p>
          </table:table-cell>
          <table:table-cell table:formula="of:=[eventlog_15.R30]+[eventlog_15.V30]" office:value-type="float" office:value="0" calcext:value-type="float">
            <text:p>0</text:p>
          </table:table-cell>
          <table:table-cell table:formula="of:=[eventlog_15.Q30]+[eventlog_15.U3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eventlog_15.B31]/1000" office:value-type="float" office:value="0.092" calcext:value-type="float">
            <text:p>0.092</text:p>
          </table:table-cell>
          <table:table-cell table:formula="of:=[eventlog_15.D31]/1000" office:value-type="float" office:value="0.003" calcext:value-type="float">
            <text:p>0.003</text:p>
          </table:table-cell>
          <table:table-cell table:formula="of:=[eventlog_15.F31]/1000" office:value-type="float" office:value="0.016" calcext:value-type="float">
            <text:p>0.016</text:p>
          </table:table-cell>
          <table:table-cell/>
          <table:table-cell table:formula="of:=[eventlog_15.N31]" office:value-type="float" office:value="0.895292103290558" calcext:value-type="float">
            <text:p>0.895292103290558</text:p>
          </table:table-cell>
          <table:table-cell/>
          <table:table-cell table:formula="of:=[eventlog_15.O31]" office:value-type="float" office:value="50" calcext:value-type="float">
            <text:p>50</text:p>
          </table:table-cell>
          <table:table-cell table:formula="of:=[eventlog_15.P31]+[eventlog_15.T31]" office:value-type="float" office:value="886" calcext:value-type="float">
            <text:p>886</text:p>
          </table:table-cell>
          <table:table-cell table:formula="of:=[eventlog_15.R31]+[eventlog_15.V31]" office:value-type="float" office:value="0" calcext:value-type="float">
            <text:p>0</text:p>
          </table:table-cell>
          <table:table-cell table:formula="of:=[eventlog_15.Q31]+[eventlog_15.U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eventlog_15.B32]/1000" office:value-type="float" office:value="0.083" calcext:value-type="float">
            <text:p>0.083</text:p>
          </table:table-cell>
          <table:table-cell table:formula="of:=[eventlog_15.D32]/1000" office:value-type="float" office:value="0.002" calcext:value-type="float">
            <text:p>0.002</text:p>
          </table:table-cell>
          <table:table-cell table:formula="of:=[eventlog_15.F32]/1000" office:value-type="float" office:value="0.015" calcext:value-type="float">
            <text:p>0.015</text:p>
          </table:table-cell>
          <table:table-cell/>
          <table:table-cell table:formula="of:=[eventlog_15.N32]" office:value-type="float" office:value="0.893649578094482" calcext:value-type="float">
            <text:p>0.893649578094482</text:p>
          </table:table-cell>
          <table:table-cell/>
          <table:table-cell table:formula="of:=[eventlog_15.O32]" office:value-type="float" office:value="20" calcext:value-type="float">
            <text:p>20</text:p>
          </table:table-cell>
          <table:table-cell table:formula="of:=[eventlog_15.P32]+[eventlog_15.T32]" office:value-type="float" office:value="701" calcext:value-type="float">
            <text:p>701</text:p>
          </table:table-cell>
          <table:table-cell table:formula="of:=[eventlog_15.R32]+[eventlog_15.V32]" office:value-type="float" office:value="0" calcext:value-type="float">
            <text:p>0</text:p>
          </table:table-cell>
          <table:table-cell table:formula="of:=[eventlog_15.Q32]+[eventlog_15.U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eventlog_15.B33]/1000" office:value-type="float" office:value="0.072" calcext:value-type="float">
            <text:p>0.072</text:p>
          </table:table-cell>
          <table:table-cell table:formula="of:=[eventlog_15.D33]/1000" office:value-type="float" office:value="0.001" calcext:value-type="float">
            <text:p>0.001</text:p>
          </table:table-cell>
          <table:table-cell table:formula="of:=[eventlog_15.F33]/1000" office:value-type="float" office:value="0.009" calcext:value-type="float">
            <text:p>0.009</text:p>
          </table:table-cell>
          <table:table-cell/>
          <table:table-cell table:formula="of:=[eventlog_15.N33]" office:value-type="float" office:value="0.894866406917572" calcext:value-type="float">
            <text:p>0.894866406917572</text:p>
          </table:table-cell>
          <table:table-cell/>
          <table:table-cell table:formula="of:=[eventlog_15.O33]" office:value-type="float" office:value="20" calcext:value-type="float">
            <text:p>20</text:p>
          </table:table-cell>
          <table:table-cell table:formula="of:=[eventlog_15.P33]+[eventlog_15.T33]" office:value-type="float" office:value="546" calcext:value-type="float">
            <text:p>546</text:p>
          </table:table-cell>
          <table:table-cell table:formula="of:=[eventlog_15.R33]+[eventlog_15.V33]" office:value-type="float" office:value="0" calcext:value-type="float">
            <text:p>0</text:p>
          </table:table-cell>
          <table:table-cell table:formula="of:=[eventlog_15.Q33]+[eventlog_15.U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eventlog_15.B34]/1000" office:value-type="float" office:value="0.042" calcext:value-type="float">
            <text:p>0.042</text:p>
          </table:table-cell>
          <table:table-cell table:formula="of:=[eventlog_15.D34]/1000" office:value-type="float" office:value="0.001" calcext:value-type="float">
            <text:p>0.001</text:p>
          </table:table-cell>
          <table:table-cell table:formula="of:=[eventlog_15.F34]/1000" office:value-type="float" office:value="0.008" calcext:value-type="float">
            <text:p>0.008</text:p>
          </table:table-cell>
          <table:table-cell/>
          <table:table-cell table:formula="of:=[eventlog_15.N34]" office:value-type="float" office:value="0.897232055664063" calcext:value-type="float">
            <text:p>0.897232055664063</text:p>
          </table:table-cell>
          <table:table-cell/>
          <table:table-cell table:formula="of:=[eventlog_15.O34]" office:value-type="float" office:value="20" calcext:value-type="float">
            <text:p>20</text:p>
          </table:table-cell>
          <table:table-cell table:formula="of:=[eventlog_15.P34]+[eventlog_15.T34]" office:value-type="float" office:value="413" calcext:value-type="float">
            <text:p>413</text:p>
          </table:table-cell>
          <table:table-cell table:formula="of:=[eventlog_15.R34]+[eventlog_15.V34]" office:value-type="float" office:value="0" calcext:value-type="float">
            <text:p>0</text:p>
          </table:table-cell>
          <table:table-cell table:formula="of:=[eventlog_15.Q34]+[eventlog_15.U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eventlog_15.B35]/1000" office:value-type="float" office:value="0.051" calcext:value-type="float">
            <text:p>0.051</text:p>
          </table:table-cell>
          <table:table-cell table:formula="of:=[eventlog_15.D35]/1000" office:value-type="float" office:value="0.001" calcext:value-type="float">
            <text:p>0.001</text:p>
          </table:table-cell>
          <table:table-cell table:formula="of:=[eventlog_15.F35]/1000" office:value-type="float" office:value="0.008" calcext:value-type="float">
            <text:p>0.008</text:p>
          </table:table-cell>
          <table:table-cell/>
          <table:table-cell table:formula="of:=[eventlog_15.N35]" office:value-type="float" office:value="0.900259137153626" calcext:value-type="float">
            <text:p>0.900259137153626</text:p>
          </table:table-cell>
          <table:table-cell/>
          <table:table-cell table:formula="of:=[eventlog_15.O35]" office:value-type="float" office:value="10" calcext:value-type="float">
            <text:p>10</text:p>
          </table:table-cell>
          <table:table-cell table:formula="of:=[eventlog_15.P35]+[eventlog_15.T35]" office:value-type="float" office:value="327" calcext:value-type="float">
            <text:p>327</text:p>
          </table:table-cell>
          <table:table-cell table:formula="of:=[eventlog_15.R35]+[eventlog_15.V35]" office:value-type="float" office:value="0" calcext:value-type="float">
            <text:p>0</text:p>
          </table:table-cell>
          <table:table-cell table:formula="of:=[eventlog_15.Q35]+[eventlog_15.U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eventlog_15.B36]/1000" office:value-type="float" office:value="0.038" calcext:value-type="float">
            <text:p>0.038</text:p>
          </table:table-cell>
          <table:table-cell table:formula="of:=[eventlog_15.D36]/1000" office:value-type="float" office:value="0" calcext:value-type="float">
            <text:p>0</text:p>
          </table:table-cell>
          <table:table-cell table:formula="of:=[eventlog_15.F36]/1000" office:value-type="float" office:value="0.004" calcext:value-type="float">
            <text:p>0.004</text:p>
          </table:table-cell>
          <table:table-cell/>
          <table:table-cell table:formula="of:=[eventlog_15.N36]" office:value-type="float" office:value="0.90451192855835" calcext:value-type="float">
            <text:p>0.90451192855835</text:p>
          </table:table-cell>
          <table:table-cell/>
          <table:table-cell table:formula="of:=[eventlog_15.O36]" office:value-type="float" office:value="10" calcext:value-type="float">
            <text:p>10</text:p>
          </table:table-cell>
          <table:table-cell table:formula="of:=[eventlog_15.P36]+[eventlog_15.T36]" office:value-type="float" office:value="249" calcext:value-type="float">
            <text:p>249</text:p>
          </table:table-cell>
          <table:table-cell table:formula="of:=[eventlog_15.R36]+[eventlog_15.V36]" office:value-type="float" office:value="0" calcext:value-type="float">
            <text:p>0</text:p>
          </table:table-cell>
          <table:table-cell table:formula="of:=[eventlog_15.Q36]+[eventlog_15.U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eventlog_15.B37]/1000" office:value-type="float" office:value="0.02" calcext:value-type="float">
            <text:p>0.02</text:p>
          </table:table-cell>
          <table:table-cell table:formula="of:=[eventlog_15.D37]/1000" office:value-type="float" office:value="0.001" calcext:value-type="float">
            <text:p>0.001</text:p>
          </table:table-cell>
          <table:table-cell table:formula="of:=[eventlog_15.F37]/1000" office:value-type="float" office:value="0.005" calcext:value-type="float">
            <text:p>0.005</text:p>
          </table:table-cell>
          <table:table-cell/>
          <table:table-cell table:formula="of:=[eventlog_15.N37]" office:value-type="float" office:value="0.906216025352478" calcext:value-type="float">
            <text:p>0.906216025352478</text:p>
          </table:table-cell>
          <table:table-cell/>
          <table:table-cell table:formula="of:=[eventlog_15.O37]" office:value-type="float" office:value="10" calcext:value-type="float">
            <text:p>10</text:p>
          </table:table-cell>
          <table:table-cell table:formula="of:=[eventlog_15.P37]+[eventlog_15.T37]" office:value-type="float" office:value="183" calcext:value-type="float">
            <text:p>183</text:p>
          </table:table-cell>
          <table:table-cell table:formula="of:=[eventlog_15.R37]+[eventlog_15.V37]" office:value-type="float" office:value="0" calcext:value-type="float">
            <text:p>0</text:p>
          </table:table-cell>
          <table:table-cell table:formula="of:=[eventlog_15.Q37]+[eventlog_15.U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eventlog_15.B38]/1000" office:value-type="float" office:value="0.027" calcext:value-type="float">
            <text:p>0.027</text:p>
          </table:table-cell>
          <table:table-cell table:formula="of:=[eventlog_15.D38]/1000" office:value-type="float" office:value="0.001" calcext:value-type="float">
            <text:p>0.001</text:p>
          </table:table-cell>
          <table:table-cell table:formula="of:=[eventlog_15.F38]/1000" office:value-type="float" office:value="0.008" calcext:value-type="float">
            <text:p>0.008</text:p>
          </table:table-cell>
          <table:table-cell/>
          <table:table-cell table:formula="of:=[eventlog_15.N38]" office:value-type="float" office:value="0.909093916416168" calcext:value-type="float">
            <text:p>0.909093916416168</text:p>
          </table:table-cell>
          <table:table-cell/>
          <table:table-cell table:formula="of:=[eventlog_15.O38]" office:value-type="float" office:value="5" calcext:value-type="float">
            <text:p>5</text:p>
          </table:table-cell>
          <table:table-cell table:formula="of:=[eventlog_15.P38]+[eventlog_15.T38]" office:value-type="float" office:value="140" calcext:value-type="float">
            <text:p>140</text:p>
          </table:table-cell>
          <table:table-cell table:formula="of:=[eventlog_15.R38]+[eventlog_15.V38]" office:value-type="float" office:value="0" calcext:value-type="float">
            <text:p>0</text:p>
          </table:table-cell>
          <table:table-cell table:formula="of:=[eventlog_15.Q38]+[eventlog_15.U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eventlog_15.B39]/1000" office:value-type="float" office:value="0.027" calcext:value-type="float">
            <text:p>0.027</text:p>
          </table:table-cell>
          <table:table-cell table:formula="of:=[eventlog_15.D39]/1000" office:value-type="float" office:value="0" calcext:value-type="float">
            <text:p>0</text:p>
          </table:table-cell>
          <table:table-cell table:formula="of:=[eventlog_15.F39]/1000" office:value-type="float" office:value="0.003" calcext:value-type="float">
            <text:p>0.003</text:p>
          </table:table-cell>
          <table:table-cell/>
          <table:table-cell table:formula="of:=[eventlog_15.N39]" office:value-type="float" office:value="0.912702322006226" calcext:value-type="float">
            <text:p>0.912702322006226</text:p>
          </table:table-cell>
          <table:table-cell/>
          <table:table-cell table:formula="of:=[eventlog_15.O39]" office:value-type="float" office:value="5" calcext:value-type="float">
            <text:p>5</text:p>
          </table:table-cell>
          <table:table-cell table:formula="of:=[eventlog_15.P39]+[eventlog_15.T39]" office:value-type="float" office:value="102" calcext:value-type="float">
            <text:p>102</text:p>
          </table:table-cell>
          <table:table-cell table:formula="of:=[eventlog_15.R39]+[eventlog_15.V39]" office:value-type="float" office:value="0" calcext:value-type="float">
            <text:p>0</text:p>
          </table:table-cell>
          <table:table-cell table:formula="of:=[eventlog_15.Q39]+[eventlog_15.U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eventlog_15.B40]/1000" office:value-type="float" office:value="0.023" calcext:value-type="float">
            <text:p>0.023</text:p>
          </table:table-cell>
          <table:table-cell table:formula="of:=[eventlog_15.D40]/1000" office:value-type="float" office:value="0" calcext:value-type="float">
            <text:p>0</text:p>
          </table:table-cell>
          <table:table-cell table:formula="of:=[eventlog_15.F40]/1000" office:value-type="float" office:value="0.008" calcext:value-type="float">
            <text:p>0.008</text:p>
          </table:table-cell>
          <table:table-cell/>
          <table:table-cell table:formula="of:=[eventlog_15.N40]" office:value-type="float" office:value="0.915092408657074" calcext:value-type="float">
            <text:p>0.915092408657074</text:p>
          </table:table-cell>
          <table:table-cell/>
          <table:table-cell table:formula="of:=[eventlog_15.O40]" office:value-type="float" office:value="5" calcext:value-type="float">
            <text:p>5</text:p>
          </table:table-cell>
          <table:table-cell table:formula="of:=[eventlog_15.P40]+[eventlog_15.T40]" office:value-type="float" office:value="67" calcext:value-type="float">
            <text:p>67</text:p>
          </table:table-cell>
          <table:table-cell table:formula="of:=[eventlog_15.R40]+[eventlog_15.V40]" office:value-type="float" office:value="0" calcext:value-type="float">
            <text:p>0</text:p>
          </table:table-cell>
          <table:table-cell table:formula="of:=[eventlog_15.Q40]+[eventlog_15.U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eventlog_15.B41]/1000" office:value-type="float" office:value="0.013" calcext:value-type="float">
            <text:p>0.013</text:p>
          </table:table-cell>
          <table:table-cell table:formula="of:=[eventlog_15.D41]/1000" office:value-type="float" office:value="0" calcext:value-type="float">
            <text:p>0</text:p>
          </table:table-cell>
          <table:table-cell table:formula="of:=[eventlog_15.F41]/1000" office:value-type="float" office:value="0.003" calcext:value-type="float">
            <text:p>0.003</text:p>
          </table:table-cell>
          <table:table-cell/>
          <table:table-cell table:formula="of:=[eventlog_15.N41]" office:value-type="float" office:value="0.916524469852448" calcext:value-type="float">
            <text:p>0.916524469852448</text:p>
          </table:table-cell>
          <table:table-cell/>
          <table:table-cell table:formula="of:=[eventlog_15.O41]" office:value-type="float" office:value="3" calcext:value-type="float">
            <text:p>3</text:p>
          </table:table-cell>
          <table:table-cell table:formula="of:=[eventlog_15.P41]+[eventlog_15.T41]" office:value-type="float" office:value="52" calcext:value-type="float">
            <text:p>52</text:p>
          </table:table-cell>
          <table:table-cell table:formula="of:=[eventlog_15.R41]+[eventlog_15.V41]" office:value-type="float" office:value="0" calcext:value-type="float">
            <text:p>0</text:p>
          </table:table-cell>
          <table:table-cell table:formula="of:=[eventlog_15.Q41]+[eventlog_15.U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eventlog_15.B42]/1000" office:value-type="float" office:value="0.011" calcext:value-type="float">
            <text:p>0.011</text:p>
          </table:table-cell>
          <table:table-cell table:formula="of:=[eventlog_15.D42]/1000" office:value-type="float" office:value="0.001" calcext:value-type="float">
            <text:p>0.001</text:p>
          </table:table-cell>
          <table:table-cell table:formula="of:=[eventlog_15.F42]/1000" office:value-type="float" office:value="0.01" calcext:value-type="float">
            <text:p>0.01</text:p>
          </table:table-cell>
          <table:table-cell/>
          <table:table-cell table:formula="of:=[eventlog_15.N42]" office:value-type="float" office:value="0.918237447738647" calcext:value-type="float">
            <text:p>0.918237447738647</text:p>
          </table:table-cell>
          <table:table-cell/>
          <table:table-cell table:formula="of:=[eventlog_15.O42]" office:value-type="float" office:value="3" calcext:value-type="float">
            <text:p>3</text:p>
          </table:table-cell>
          <table:table-cell table:formula="of:=[eventlog_15.P42]+[eventlog_15.T42]" office:value-type="float" office:value="28" calcext:value-type="float">
            <text:p>28</text:p>
          </table:table-cell>
          <table:table-cell table:formula="of:=[eventlog_15.R42]+[eventlog_15.V42]" office:value-type="float" office:value="0" calcext:value-type="float">
            <text:p>0</text:p>
          </table:table-cell>
          <table:table-cell table:formula="of:=[eventlog_15.Q42]+[eventlog_15.U42]" office:value-type="float" office:value="0" calcext:value-type="float">
            <text:p>0</text:p>
          </table:table-cell>
        </table:table-row>
      </table:table>
      <table:table table:name="eventlog_18" table:style-name="ta1">
        <table:table-column table:style-name="co16" table:number-columns-repeated="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16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</table:table-row>
        <table:table-row table:style-name="ro1">
          <table:table-cell office:value-type="string" calcext:value-type="string">
            <text:p>Mon Apr 24 09:32:00 CEST 2017</text:p>
          </table:table-cell>
          <table:table-cell office:value-type="float" office:value="39" calcext:value-type="float">
            <text:p>39</text:p>
          </table:table-cell>
          <table:table-cell office:value-type="float" office:value="539373568" calcext:value-type="float">
            <text:p>539373568</text:p>
          </table:table-cell>
          <table:table-cell office:value-type="float" office:value="4" calcext:value-type="float">
            <text:p>4</text:p>
          </table:table-cell>
          <table:table-cell office:value-type="float" office:value="42721280" calcext:value-type="float">
            <text:p>4272128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399196160" calcext:value-type="float">
            <text:p>399196160</text:p>
          </table:table-cell>
          <table:table-cell office:value-type="string" calcext:value-type="string">
            <text:p>null</text:p>
          </table:table-cell>
          <table:table-cell office:value-type="float" office:value="0.0610000006854534" calcext:value-type="float">
            <text:p>0.061000000685454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978749990463257" calcext:value-type="float">
            <text:p>0.978749990463257</text:p>
          </table:table-cell>
          <table:table-cell office:value-type="float" office:value="0.363020002841949" calcext:value-type="float">
            <text:p>0.363020002841949</text:p>
          </table:table-cell>
          <table:table-cell office:value-type="float" office:value="600" calcext:value-type="float">
            <text:p>600</text:p>
          </table:table-cell>
          <table:table-cell office:value-type="float" office:value="312" calcext:value-type="float">
            <text:p>312</text:p>
          </table:table-cell>
          <table:table-cell office:value-type="float" office:value="30838" calcext:value-type="float">
            <text:p>308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31616" calcext:value-type="float">
            <text:p>316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31:00 CEST 2017</text:p>
          </table:table-cell>
          <table:table-cell office:value-type="float" office:value="38" calcext:value-type="float">
            <text:p>38</text:p>
          </table:table-cell>
          <table:table-cell office:value-type="float" office:value="534138880" calcext:value-type="float">
            <text:p>534138880</text:p>
          </table:table-cell>
          <table:table-cell office:value-type="float" office:value="4" calcext:value-type="float">
            <text:p>4</text:p>
          </table:table-cell>
          <table:table-cell office:value-type="float" office:value="45367296" calcext:value-type="float">
            <text:p>4536729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02223104" calcext:value-type="float">
            <text:p>402223104</text:p>
          </table:table-cell>
          <table:table-cell office:value-type="string" calcext:value-type="string">
            <text:p>null</text:p>
          </table:table-cell>
          <table:table-cell office:value-type="float" office:value="0.0677499994635582" calcext:value-type="float">
            <text:p>0.067749999463558</text:p>
          </table:table-cell>
          <table:table-cell office:value-type="float" office:value="0.0925000011920929" calcext:value-type="float">
            <text:p>0.092500001192093</text:p>
          </table:table-cell>
          <table:table-cell office:value-type="float" office:value="0.978999972343445" calcext:value-type="float">
            <text:p>0.978999972343445</text:p>
          </table:table-cell>
          <table:table-cell office:value-type="float" office:value="0.364718288183212" calcext:value-type="float">
            <text:p>0.364718288183212</text:p>
          </table:table-cell>
          <table:table-cell office:value-type="float" office:value="600" calcext:value-type="float">
            <text:p>600</text:p>
          </table:table-cell>
          <table:table-cell office:value-type="float" office:value="312" calcext:value-type="float">
            <text:p>312</text:p>
          </table:table-cell>
          <table:table-cell office:value-type="float" office:value="28841" calcext:value-type="float">
            <text:p>288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9574" calcext:value-type="float">
            <text:p>2957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30:00 CEST 2017</text:p>
          </table:table-cell>
          <table:table-cell office:value-type="float" office:value="36" calcext:value-type="float">
            <text:p>36</text:p>
          </table:table-cell>
          <table:table-cell office:value-type="float" office:value="528662528" calcext:value-type="float">
            <text:p>528662528</text:p>
          </table:table-cell>
          <table:table-cell office:value-type="float" office:value="4" calcext:value-type="float">
            <text:p>4</text:p>
          </table:table-cell>
          <table:table-cell office:value-type="float" office:value="45371392" calcext:value-type="float">
            <text:p>4537139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12188672" calcext:value-type="float">
            <text:p>412188672</text:p>
          </table:table-cell>
          <table:table-cell office:value-type="string" calcext:value-type="string">
            <text:p>null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949999988079071" calcext:value-type="float">
            <text:p>0.094999998807907</text:p>
          </table:table-cell>
          <table:table-cell office:value-type="float" office:value="0.978749990463257" calcext:value-type="float">
            <text:p>0.978749990463257</text:p>
          </table:table-cell>
          <table:table-cell office:value-type="float" office:value="0.367221862077713" calcext:value-type="float">
            <text:p>0.367221862077713</text:p>
          </table:table-cell>
          <table:table-cell office:value-type="float" office:value="600" calcext:value-type="float">
            <text:p>600</text:p>
          </table:table-cell>
          <table:table-cell office:value-type="float" office:value="312" calcext:value-type="float">
            <text:p>312</text:p>
          </table:table-cell>
          <table:table-cell office:value-type="float" office:value="26847" calcext:value-type="float">
            <text:p>268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7562" calcext:value-type="float">
            <text:p>275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29:00 CEST 2017</text:p>
          </table:table-cell>
          <table:table-cell office:value-type="float" office:value="41" calcext:value-type="float">
            <text:p>41</text:p>
          </table:table-cell>
          <table:table-cell office:value-type="float" office:value="523853824" calcext:value-type="float">
            <text:p>523853824</text:p>
          </table:table-cell>
          <table:table-cell office:value-type="float" office:value="4" calcext:value-type="float">
            <text:p>4</text:p>
          </table:table-cell>
          <table:table-cell office:value-type="float" office:value="43630592" calcext:value-type="float">
            <text:p>4363059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22154240" calcext:value-type="float">
            <text:p>422154240</text:p>
          </table:table-cell>
          <table:table-cell office:value-type="string" calcext:value-type="string">
            <text:p>null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978999972343445" calcext:value-type="float">
            <text:p>0.978999972343445</text:p>
          </table:table-cell>
          <table:table-cell office:value-type="float" office:value="0.36779773235321" calcext:value-type="float">
            <text:p>0.36779773235321</text:p>
          </table:table-cell>
          <table:table-cell office:value-type="float" office:value="500" calcext:value-type="float">
            <text:p>500</text:p>
          </table:table-cell>
          <table:table-cell office:value-type="float" office:value="312" calcext:value-type="float">
            <text:p>312</text:p>
          </table:table-cell>
          <table:table-cell office:value-type="float" office:value="24902" calcext:value-type="float">
            <text:p>249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5567" calcext:value-type="float">
            <text:p>255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28:00 CEST 2017</text:p>
          </table:table-cell>
          <table:table-cell office:value-type="float" office:value="35" calcext:value-type="float">
            <text:p>35</text:p>
          </table:table-cell>
          <table:table-cell office:value-type="float" office:value="519282688" calcext:value-type="float">
            <text:p>519282688</text:p>
          </table:table-cell>
          <table:table-cell office:value-type="float" office:value="4" calcext:value-type="float">
            <text:p>4</text:p>
          </table:table-cell>
          <table:table-cell office:value-type="float" office:value="44994560" calcext:value-type="float">
            <text:p>4499456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40799232" calcext:value-type="float">
            <text:p>440799232</text:p>
          </table:table-cell>
          <table:table-cell office:value-type="string" calcext:value-type="string">
            <text:p>null</text:p>
          </table:table-cell>
          <table:table-cell office:value-type="float" office:value="0.0702499970793724" calcext:value-type="float">
            <text:p>0.070249997079372</text:p>
          </table:table-cell>
          <table:table-cell office:value-type="float" office:value="0.0984999984502793" calcext:value-type="float">
            <text:p>0.098499998450279</text:p>
          </table:table-cell>
          <table:table-cell office:value-type="float" office:value="0.979250013828278" calcext:value-type="float">
            <text:p>0.979250013828278</text:p>
          </table:table-cell>
          <table:table-cell office:value-type="float" office:value="0.372355312108994" calcext:value-type="float">
            <text:p>0.372355312108994</text:p>
          </table:table-cell>
          <table:table-cell office:value-type="float" office:value="500" calcext:value-type="float">
            <text:p>500</text:p>
          </table:table-cell>
          <table:table-cell office:value-type="float" office:value="312" calcext:value-type="float">
            <text:p>312</text:p>
          </table:table-cell>
          <table:table-cell office:value-type="float" office:value="22951" calcext:value-type="float">
            <text:p>22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3592" calcext:value-type="float">
            <text:p>2359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27:00 CEST 2017</text:p>
          </table:table-cell>
          <table:table-cell office:value-type="float" office:value="38" calcext:value-type="float">
            <text:p>38</text:p>
          </table:table-cell>
          <table:table-cell office:value-type="float" office:value="512008192" calcext:value-type="float">
            <text:p>512008192</text:p>
          </table:table-cell>
          <table:table-cell office:value-type="float" office:value="4" calcext:value-type="float">
            <text:p>4</text:p>
          </table:table-cell>
          <table:table-cell office:value-type="float" office:value="44560384" calcext:value-type="float">
            <text:p>4456038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48778240" calcext:value-type="float">
            <text:p>448778240</text:p>
          </table:table-cell>
          <table:table-cell office:value-type="string" calcext:value-type="string">
            <text:p>null</text:p>
          </table:table-cell>
          <table:table-cell office:value-type="float" office:value="0.0582499988377094" calcext:value-type="float">
            <text:p>0.05824999883771</text:p>
          </table:table-cell>
          <table:table-cell office:value-type="float" office:value="0.0834999978542328" calcext:value-type="float">
            <text:p>0.083499997854233</text:p>
          </table:table-cell>
          <table:table-cell office:value-type="float" office:value="0.979499995708466" calcext:value-type="float">
            <text:p>0.979499995708466</text:p>
          </table:table-cell>
          <table:table-cell office:value-type="float" office:value="0.373917073011398" calcext:value-type="float">
            <text:p>0.373917073011398</text:p>
          </table:table-cell>
          <table:table-cell office:value-type="float" office:value="500" calcext:value-type="float">
            <text:p>500</text:p>
          </table:table-cell>
          <table:table-cell office:value-type="float" office:value="312" calcext:value-type="float">
            <text:p>312</text:p>
          </table:table-cell>
          <table:table-cell office:value-type="float" office:value="20978" calcext:value-type="float">
            <text:p>20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1617" calcext:value-type="float">
            <text:p>2161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26:00 CEST 2017</text:p>
          </table:table-cell>
          <table:table-cell office:value-type="float" office:value="38" calcext:value-type="float">
            <text:p>38</text:p>
          </table:table-cell>
          <table:table-cell office:value-type="float" office:value="499826688" calcext:value-type="float">
            <text:p>499826688</text:p>
          </table:table-cell>
          <table:table-cell office:value-type="float" office:value="4" calcext:value-type="float">
            <text:p>4</text:p>
          </table:table-cell>
          <table:table-cell office:value-type="float" office:value="44736512" calcext:value-type="float">
            <text:p>447365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74566656" calcext:value-type="float">
            <text:p>474566656</text:p>
          </table:table-cell>
          <table:table-cell office:value-type="string" calcext:value-type="string">
            <text:p>null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088749997317791" calcext:value-type="float">
            <text:p>0.088749997317791</text:p>
          </table:table-cell>
          <table:table-cell office:value-type="float" office:value="0.980499982833862" calcext:value-type="float">
            <text:p>0.980499982833862</text:p>
          </table:table-cell>
          <table:table-cell office:value-type="float" office:value="0.374347120523453" calcext:value-type="float">
            <text:p>0.374347120523453</text:p>
          </table:table-cell>
          <table:table-cell office:value-type="float" office:value="400" calcext:value-type="float">
            <text:p>400</text:p>
          </table:table-cell>
          <table:table-cell office:value-type="float" office:value="312" calcext:value-type="float">
            <text:p>312</text:p>
          </table:table-cell>
          <table:table-cell office:value-type="float" office:value="19322" calcext:value-type="float">
            <text:p>19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9830" calcext:value-type="float">
            <text:p>198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25:00 CEST 2017</text:p>
          </table:table-cell>
          <table:table-cell office:value-type="float" office:value="40" calcext:value-type="float">
            <text:p>40</text:p>
          </table:table-cell>
          <table:table-cell office:value-type="float" office:value="487227392" calcext:value-type="float">
            <text:p>487227392</text:p>
          </table:table-cell>
          <table:table-cell office:value-type="float" office:value="4" calcext:value-type="float">
            <text:p>4</text:p>
          </table:table-cell>
          <table:table-cell office:value-type="float" office:value="43520000" calcext:value-type="float">
            <text:p>4352000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92421120" calcext:value-type="float">
            <text:p>492421120</text:p>
          </table:table-cell>
          <table:table-cell office:value-type="string" calcext:value-type="string">
            <text:p>null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829999968409538" calcext:value-type="float">
            <text:p>0.082999996840954</text:p>
          </table:table-cell>
          <table:table-cell office:value-type="float" office:value="0.980750024318695" calcext:value-type="float">
            <text:p>0.980750024318695</text:p>
          </table:table-cell>
          <table:table-cell office:value-type="float" office:value="0.37679985165596" calcext:value-type="float">
            <text:p>0.37679985165596</text:p>
          </table:table-cell>
          <table:table-cell office:value-type="float" office:value="400" calcext:value-type="float">
            <text:p>400</text:p>
          </table:table-cell>
          <table:table-cell office:value-type="float" office:value="312" calcext:value-type="float">
            <text:p>312</text:p>
          </table:table-cell>
          <table:table-cell office:value-type="float" office:value="17725" calcext:value-type="float">
            <text:p>17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8254" calcext:value-type="float">
            <text:p>1825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24:00 CEST 2017</text:p>
          </table:table-cell>
          <table:table-cell office:value-type="float" office:value="37" calcext:value-type="float">
            <text:p>37</text:p>
          </table:table-cell>
          <table:table-cell office:value-type="float" office:value="478117888" calcext:value-type="float">
            <text:p>478117888</text:p>
          </table:table-cell>
          <table:table-cell office:value-type="float" office:value="4" calcext:value-type="float">
            <text:p>4</text:p>
          </table:table-cell>
          <table:table-cell office:value-type="float" office:value="45490176" calcext:value-type="float">
            <text:p>454901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12868352" calcext:value-type="float">
            <text:p>512868352</text:p>
          </table:table-cell>
          <table:table-cell office:value-type="string" calcext:value-type="string">
            <text:p>null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981750011444092" calcext:value-type="float">
            <text:p>0.981750011444092</text:p>
          </table:table-cell>
          <table:table-cell office:value-type="float" office:value="0.376072287559509" calcext:value-type="float">
            <text:p>0.376072287559509</text:p>
          </table:table-cell>
          <table:table-cell office:value-type="float" office:value="400" calcext:value-type="float">
            <text:p>400</text:p>
          </table:table-cell>
          <table:table-cell office:value-type="float" office:value="312" calcext:value-type="float">
            <text:p>312</text:p>
          </table:table-cell>
          <table:table-cell office:value-type="float" office:value="16154" calcext:value-type="float">
            <text:p>16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6662" calcext:value-type="float">
            <text:p>166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23:00 CEST 2017</text:p>
          </table:table-cell>
          <table:table-cell office:value-type="float" office:value="37" calcext:value-type="float">
            <text:p>37</text:p>
          </table:table-cell>
          <table:table-cell office:value-type="float" office:value="471085056" calcext:value-type="float">
            <text:p>471085056</text:p>
          </table:table-cell>
          <table:table-cell office:value-type="float" office:value="3" calcext:value-type="float">
            <text:p>3</text:p>
          </table:table-cell>
          <table:table-cell office:value-type="float" office:value="46284800" calcext:value-type="float">
            <text:p>462848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38685440" calcext:value-type="float">
            <text:p>538685440</text:p>
          </table:table-cell>
          <table:table-cell office:value-type="string" calcext:value-type="string">
            <text:p>null</text:p>
          </table:table-cell>
          <table:table-cell office:value-type="float" office:value="0.0637499988079071" calcext:value-type="float">
            <text:p>0.063749998807907</text:p>
          </table:table-cell>
          <table:table-cell office:value-type="float" office:value="0.0822499990463257" calcext:value-type="float">
            <text:p>0.082249999046326</text:p>
          </table:table-cell>
          <table:table-cell office:value-type="float" office:value="0.981000006198883" calcext:value-type="float">
            <text:p>0.981000006198883</text:p>
          </table:table-cell>
          <table:table-cell office:value-type="float" office:value="0.379534870386124" calcext:value-type="float">
            <text:p>0.379534870386124</text:p>
          </table:table-cell>
          <table:table-cell office:value-type="float" office:value="350" calcext:value-type="float">
            <text:p>350</text:p>
          </table:table-cell>
          <table:table-cell office:value-type="float" office:value="312" calcext:value-type="float">
            <text:p>312</text:p>
          </table:table-cell>
          <table:table-cell office:value-type="float" office:value="14738" calcext:value-type="float">
            <text:p>14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5178" calcext:value-type="float">
            <text:p>1517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22:00 CEST 2017</text:p>
          </table:table-cell>
          <table:table-cell office:value-type="float" office:value="33" calcext:value-type="float">
            <text:p>33</text:p>
          </table:table-cell>
          <table:table-cell office:value-type="float" office:value="465862656" calcext:value-type="float">
            <text:p>465862656</text:p>
          </table:table-cell>
          <table:table-cell office:value-type="float" office:value="4" calcext:value-type="float">
            <text:p>4</text:p>
          </table:table-cell>
          <table:table-cell office:value-type="float" office:value="41951232" calcext:value-type="float">
            <text:p>4195123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60861184" calcext:value-type="float">
            <text:p>560861184</text:p>
          </table:table-cell>
          <table:table-cell office:value-type="string" calcext:value-type="string">
            <text:p>null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0829999968409538" calcext:value-type="float">
            <text:p>0.082999996840954</text:p>
          </table:table-cell>
          <table:table-cell office:value-type="float" office:value="0.980499982833862" calcext:value-type="float">
            <text:p>0.980499982833862</text:p>
          </table:table-cell>
          <table:table-cell office:value-type="float" office:value="0.382033079862595" calcext:value-type="float">
            <text:p>0.382033079862595</text:p>
          </table:table-cell>
          <table:table-cell office:value-type="float" office:value="350" calcext:value-type="float">
            <text:p>350</text:p>
          </table:table-cell>
          <table:table-cell office:value-type="float" office:value="312" calcext:value-type="float">
            <text:p>312</text:p>
          </table:table-cell>
          <table:table-cell office:value-type="float" office:value="13357" calcext:value-type="float">
            <text:p>1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3792" calcext:value-type="float">
            <text:p>1379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21:00 CEST 2017</text:p>
          </table:table-cell>
          <table:table-cell office:value-type="float" office:value="41" calcext:value-type="float">
            <text:p>41</text:p>
          </table:table-cell>
          <table:table-cell office:value-type="float" office:value="447725568" calcext:value-type="float">
            <text:p>447725568</text:p>
          </table:table-cell>
          <table:table-cell office:value-type="float" office:value="5" calcext:value-type="float">
            <text:p>5</text:p>
          </table:table-cell>
          <table:table-cell office:value-type="float" office:value="46186496" calcext:value-type="float">
            <text:p>461864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78539520" calcext:value-type="float">
            <text:p>578539520</text:p>
          </table:table-cell>
          <table:table-cell office:value-type="string" calcext:value-type="string">
            <text:p>null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980750024318695" calcext:value-type="float">
            <text:p>0.980750024318695</text:p>
          </table:table-cell>
          <table:table-cell office:value-type="float" office:value="0.381548225879669" calcext:value-type="float">
            <text:p>0.381548225879669</text:p>
          </table:table-cell>
          <table:table-cell office:value-type="float" office:value="350" calcext:value-type="float">
            <text:p>350</text:p>
          </table:table-cell>
          <table:table-cell office:value-type="float" office:value="312" calcext:value-type="float">
            <text:p>312</text:p>
          </table:table-cell>
          <table:table-cell office:value-type="float" office:value="11988" calcext:value-type="float">
            <text:p>11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20:00 CEST 2017</text:p>
          </table:table-cell>
          <table:table-cell office:value-type="float" office:value="50" calcext:value-type="float">
            <text:p>50</text:p>
          </table:table-cell>
          <table:table-cell office:value-type="float" office:value="490057728" calcext:value-type="float">
            <text:p>490057728</text:p>
          </table:table-cell>
          <table:table-cell office:value-type="float" office:value="4" calcext:value-type="float">
            <text:p>4</text:p>
          </table:table-cell>
          <table:table-cell office:value-type="float" office:value="44965888" calcext:value-type="float">
            <text:p>4496588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92699392" calcext:value-type="float">
            <text:p>592699392</text:p>
          </table:table-cell>
          <table:table-cell office:value-type="string" calcext:value-type="string">
            <text:p>null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981249988079071" calcext:value-type="float">
            <text:p>0.981249988079071</text:p>
          </table:table-cell>
          <table:table-cell office:value-type="float" office:value="0.387387663125992" calcext:value-type="float">
            <text:p>0.387387663125992</text:p>
          </table:table-cell>
          <table:table-cell office:value-type="float" office:value="300" calcext:value-type="float">
            <text:p>300</text:p>
          </table:table-cell>
          <table:table-cell office:value-type="float" office:value="312" calcext:value-type="float">
            <text:p>312</text:p>
          </table:table-cell>
          <table:table-cell office:value-type="float" office:value="10798" calcext:value-type="float">
            <text:p>10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1167" calcext:value-type="float">
            <text:p>111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19:00 CEST 2017</text:p>
          </table:table-cell>
          <table:table-cell office:value-type="float" office:value="40" calcext:value-type="float">
            <text:p>40</text:p>
          </table:table-cell>
          <table:table-cell office:value-type="float" office:value="490156032" calcext:value-type="float">
            <text:p>490156032</text:p>
          </table:table-cell>
          <table:table-cell office:value-type="float" office:value="4" calcext:value-type="float">
            <text:p>4</text:p>
          </table:table-cell>
          <table:table-cell office:value-type="float" office:value="45105152" calcext:value-type="float">
            <text:p>451051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0078720" calcext:value-type="float">
            <text:p>610078720</text:p>
          </table:table-cell>
          <table:table-cell office:value-type="string" calcext:value-type="string">
            <text:p>null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0782499983906746" calcext:value-type="float">
            <text:p>0.078249998390675</text:p>
          </table:table-cell>
          <table:table-cell office:value-type="float" office:value="0.981249988079071" calcext:value-type="float">
            <text:p>0.981249988079071</text:p>
          </table:table-cell>
          <table:table-cell office:value-type="float" office:value="0.389695554971695" calcext:value-type="float">
            <text:p>0.389695554971695</text:p>
          </table:table-cell>
          <table:table-cell office:value-type="float" office:value="300" calcext:value-type="float">
            <text:p>300</text:p>
          </table:table-cell>
          <table:table-cell office:value-type="float" office:value="312" calcext:value-type="float">
            <text:p>312</text:p>
          </table:table-cell>
          <table:table-cell office:value-type="float" office:value="9633" calcext:value-type="float">
            <text:p>9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0013" calcext:value-type="float">
            <text:p>100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18:00 CEST 2017</text:p>
          </table:table-cell>
          <table:table-cell office:value-type="float" office:value="40" calcext:value-type="float">
            <text:p>40</text:p>
          </table:table-cell>
          <table:table-cell office:value-type="float" office:value="483713024" calcext:value-type="float">
            <text:p>483713024</text:p>
          </table:table-cell>
          <table:table-cell office:value-type="float" office:value="4" calcext:value-type="float">
            <text:p>4</text:p>
          </table:table-cell>
          <table:table-cell office:value-type="float" office:value="44728320" calcext:value-type="float">
            <text:p>447283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9778048" calcext:value-type="float">
            <text:p>619778048</text:p>
          </table:table-cell>
          <table:table-cell office:value-type="string" calcext:value-type="string">
            <text:p>null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0.0734999999403954" calcext:value-type="float">
            <text:p>0.073499999940395</text:p>
          </table:table-cell>
          <table:table-cell office:value-type="float" office:value="0.981249988079071" calcext:value-type="float">
            <text:p>0.981249988079071</text:p>
          </table:table-cell>
          <table:table-cell office:value-type="float" office:value="0.387930750846863" calcext:value-type="float">
            <text:p>0.387930750846863</text:p>
          </table:table-cell>
          <table:table-cell office:value-type="float" office:value="300" calcext:value-type="float">
            <text:p>300</text:p>
          </table:table-cell>
          <table:table-cell office:value-type="float" office:value="312" calcext:value-type="float">
            <text:p>312</text:p>
          </table:table-cell>
          <table:table-cell office:value-type="float" office:value="8484" calcext:value-type="float">
            <text:p>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8872" calcext:value-type="float">
            <text:p>887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17:00 CEST 2017</text:p>
          </table:table-cell>
          <table:table-cell office:value-type="float" office:value="46" calcext:value-type="float">
            <text:p>46</text:p>
          </table:table-cell>
          <table:table-cell office:value-type="float" office:value="512729088" calcext:value-type="float">
            <text:p>512729088</text:p>
          </table:table-cell>
          <table:table-cell office:value-type="float" office:value="4" calcext:value-type="float">
            <text:p>4</text:p>
          </table:table-cell>
          <table:table-cell office:value-type="float" office:value="45142016" calcext:value-type="float">
            <text:p>451420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26466816" calcext:value-type="float">
            <text:p>626466816</text:p>
          </table:table-cell>
          <table:table-cell office:value-type="string" calcext:value-type="string">
            <text:p>null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981249988079071" calcext:value-type="float">
            <text:p>0.981249988079071</text:p>
          </table:table-cell>
          <table:table-cell office:value-type="float" office:value="0.392009824514389" calcext:value-type="float">
            <text:p>0.392009824514389</text:p>
          </table:table-cell>
          <table:table-cell office:value-type="float" office:value="250" calcext:value-type="float">
            <text:p>250</text:p>
          </table:table-cell>
          <table:table-cell office:value-type="float" office:value="312" calcext:value-type="float">
            <text:p>312</text:p>
          </table:table-cell>
          <table:table-cell office:value-type="float" office:value="7512" calcext:value-type="float">
            <text:p>7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7829" calcext:value-type="float">
            <text:p>782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16:00 CEST 2017</text:p>
          </table:table-cell>
          <table:table-cell office:value-type="float" office:value="46" calcext:value-type="float">
            <text:p>46</text:p>
          </table:table-cell>
          <table:table-cell office:value-type="float" office:value="511627264" calcext:value-type="float">
            <text:p>511627264</text:p>
          </table:table-cell>
          <table:table-cell office:value-type="float" office:value="4" calcext:value-type="float">
            <text:p>4</text:p>
          </table:table-cell>
          <table:table-cell office:value-type="float" office:value="41414656" calcext:value-type="float">
            <text:p>414146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29186560" calcext:value-type="float">
            <text:p>629186560</text:p>
          </table:table-cell>
          <table:table-cell office:value-type="string" calcext:value-type="string">
            <text:p>null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981500029563904" calcext:value-type="float">
            <text:p>0.981500029563904</text:p>
          </table:table-cell>
          <table:table-cell office:value-type="float" office:value="0.392945289611816" calcext:value-type="float">
            <text:p>0.392945289611816</text:p>
          </table:table-cell>
          <table:table-cell office:value-type="float" office:value="250" calcext:value-type="float">
            <text:p>250</text:p>
          </table:table-cell>
          <table:table-cell office:value-type="float" office:value="312" calcext:value-type="float">
            <text:p>312</text:p>
          </table:table-cell>
          <table:table-cell office:value-type="float" office:value="6547" calcext:value-type="float">
            <text:p>6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6867" calcext:value-type="float">
            <text:p>68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15:00 CEST 2017</text:p>
          </table:table-cell>
          <table:table-cell office:value-type="float" office:value="46" calcext:value-type="float">
            <text:p>46</text:p>
          </table:table-cell>
          <table:table-cell office:value-type="float" office:value="528633856" calcext:value-type="float">
            <text:p>528633856</text:p>
          </table:table-cell>
          <table:table-cell office:value-type="float" office:value="4" calcext:value-type="float">
            <text:p>4</text:p>
          </table:table-cell>
          <table:table-cell office:value-type="float" office:value="43663360" calcext:value-type="float">
            <text:p>4366336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28813824" calcext:value-type="float">
            <text:p>628813824</text:p>
          </table:table-cell>
          <table:table-cell office:value-type="string" calcext:value-type="string">
            <text:p>null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0.379603862762451" calcext:value-type="float">
            <text:p>0.379603862762451</text:p>
          </table:table-cell>
          <table:table-cell office:value-type="float" office:value="250" calcext:value-type="float">
            <text:p>250</text:p>
          </table:table-cell>
          <table:table-cell office:value-type="float" office:value="312" calcext:value-type="float">
            <text:p>312</text:p>
          </table:table-cell>
          <table:table-cell office:value-type="float" office:value="5595" calcext:value-type="float">
            <text:p>5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5939" calcext:value-type="float">
            <text:p>59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14:00 CEST 2017</text:p>
          </table:table-cell>
          <table:table-cell office:value-type="float" office:value="48" calcext:value-type="float">
            <text:p>48</text:p>
          </table:table-cell>
          <table:table-cell office:value-type="float" office:value="514965504" calcext:value-type="float">
            <text:p>514965504</text:p>
          </table:table-cell>
          <table:table-cell office:value-type="float" office:value="4" calcext:value-type="float">
            <text:p>4</text:p>
          </table:table-cell>
          <table:table-cell office:value-type="float" office:value="46030848" calcext:value-type="float">
            <text:p>4603084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5870464" calcext:value-type="float">
            <text:p>615870464</text:p>
          </table:table-cell>
          <table:table-cell office:value-type="string" calcext:value-type="string">
            <text:p>null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9825000166893" calcext:value-type="float">
            <text:p>0.9825000166893</text:p>
          </table:table-cell>
          <table:table-cell office:value-type="float" office:value="0.375380456447601" calcext:value-type="float">
            <text:p>0.375380456447601</text:p>
          </table:table-cell>
          <table:table-cell office:value-type="float" office:value="200" calcext:value-type="float">
            <text:p>200</text:p>
          </table:table-cell>
          <table:table-cell office:value-type="float" office:value="312" calcext:value-type="float">
            <text:p>312</text:p>
          </table:table-cell>
          <table:table-cell office:value-type="float" office:value="4806" calcext:value-type="float">
            <text:p>4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5060" calcext:value-type="float">
            <text:p>506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13:00 CEST 2017</text:p>
          </table:table-cell>
          <table:table-cell office:value-type="float" office:value="49" calcext:value-type="float">
            <text:p>49</text:p>
          </table:table-cell>
          <table:table-cell office:value-type="float" office:value="506687488" calcext:value-type="float">
            <text:p>506687488</text:p>
          </table:table-cell>
          <table:table-cell office:value-type="float" office:value="4" calcext:value-type="float">
            <text:p>4</text:p>
          </table:table-cell>
          <table:table-cell office:value-type="float" office:value="40222720" calcext:value-type="float">
            <text:p>402227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7844736" calcext:value-type="float">
            <text:p>617844736</text:p>
          </table:table-cell>
          <table:table-cell office:value-type="string" calcext:value-type="string">
            <text:p>null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982999980449676" calcext:value-type="float">
            <text:p>0.982999980449676</text:p>
          </table:table-cell>
          <table:table-cell office:value-type="float" office:value="0.374797254800796" calcext:value-type="float">
            <text:p>0.374797254800796</text:p>
          </table:table-cell>
          <table:table-cell office:value-type="float" office:value="200" calcext:value-type="float">
            <text:p>200</text:p>
          </table:table-cell>
          <table:table-cell office:value-type="float" office:value="312" calcext:value-type="float">
            <text:p>312</text:p>
          </table:table-cell>
          <table:table-cell office:value-type="float" office:value="4051" calcext:value-type="float">
            <text:p>4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4295" calcext:value-type="float">
            <text:p>42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12:00 CEST 2017</text:p>
          </table:table-cell>
          <table:table-cell office:value-type="float" office:value="50" calcext:value-type="float">
            <text:p>50</text:p>
          </table:table-cell>
          <table:table-cell office:value-type="float" office:value="510582784" calcext:value-type="float">
            <text:p>510582784</text:p>
          </table:table-cell>
          <table:table-cell office:value-type="float" office:value="4" calcext:value-type="float">
            <text:p>4</text:p>
          </table:table-cell>
          <table:table-cell office:value-type="float" office:value="40632320" calcext:value-type="float">
            <text:p>406323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2937728" calcext:value-type="float">
            <text:p>612937728</text:p>
          </table:table-cell>
          <table:table-cell office:value-type="string" calcext:value-type="string">
            <text:p>null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0.0619999989867211" calcext:value-type="float">
            <text:p>0.061999998986721</text:p>
          </table:table-cell>
          <table:table-cell office:value-type="float" office:value="0.983250021934509" calcext:value-type="float">
            <text:p>0.983250021934509</text:p>
          </table:table-cell>
          <table:table-cell office:value-type="float" office:value="0.374087810516357" calcext:value-type="float">
            <text:p>0.374087810516357</text:p>
          </table:table-cell>
          <table:table-cell office:value-type="float" office:value="200" calcext:value-type="float">
            <text:p>200</text:p>
          </table:table-cell>
          <table:table-cell office:value-type="float" office:value="312" calcext:value-type="float">
            <text:p>312</text:p>
          </table:table-cell>
          <table:table-cell office:value-type="float" office:value="3294" calcext:value-type="float">
            <text:p>3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3542" calcext:value-type="float">
            <text:p>35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11:00 CEST 2017</text:p>
          </table:table-cell>
          <table:table-cell office:value-type="float" office:value="52" calcext:value-type="float">
            <text:p>52</text:p>
          </table:table-cell>
          <table:table-cell office:value-type="float" office:value="525926400" calcext:value-type="float">
            <text:p>525926400</text:p>
          </table:table-cell>
          <table:table-cell office:value-type="float" office:value="4" calcext:value-type="float">
            <text:p>4</text:p>
          </table:table-cell>
          <table:table-cell office:value-type="float" office:value="44146688" calcext:value-type="float">
            <text:p>4414668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2089856" calcext:value-type="float">
            <text:p>612089856</text:p>
          </table:table-cell>
          <table:table-cell office:value-type="string" calcext:value-type="string">
            <text:p>null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983749985694885" calcext:value-type="float">
            <text:p>0.983749985694885</text:p>
          </table:table-cell>
          <table:table-cell office:value-type="float" office:value="0.374290376901627" calcext:value-type="float">
            <text:p>0.374290376901627</text:p>
          </table:table-cell>
          <table:table-cell office:value-type="float" office:value="150" calcext:value-type="float">
            <text:p>150</text:p>
          </table:table-cell>
          <table:table-cell office:value-type="float" office:value="312" calcext:value-type="float">
            <text:p>312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877" calcext:value-type="float">
            <text:p>287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10:00 CEST 2017</text:p>
          </table:table-cell>
          <table:table-cell office:value-type="float" office:value="52" calcext:value-type="float">
            <text:p>52</text:p>
          </table:table-cell>
          <table:table-cell office:value-type="float" office:value="546484224" calcext:value-type="float">
            <text:p>546484224</text:p>
          </table:table-cell>
          <table:table-cell office:value-type="float" office:value="4" calcext:value-type="float">
            <text:p>4</text:p>
          </table:table-cell>
          <table:table-cell office:value-type="float" office:value="43126784" calcext:value-type="float">
            <text:p>431267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0779136" calcext:value-type="float">
            <text:p>610779136</text:p>
          </table:table-cell>
          <table:table-cell office:value-type="string" calcext:value-type="string">
            <text:p>null</text:p>
          </table:table-cell>
          <table:table-cell office:value-type="float" office:value="0.0604999996721745" calcext:value-type="float">
            <text:p>0.060499999672175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984250009059906" calcext:value-type="float">
            <text:p>0.984250009059906</text:p>
          </table:table-cell>
          <table:table-cell office:value-type="float" office:value="0.376150101423264" calcext:value-type="float">
            <text:p>0.376150101423264</text:p>
          </table:table-cell>
          <table:table-cell office:value-type="float" office:value="150" calcext:value-type="float">
            <text:p>150</text:p>
          </table:table-cell>
          <table:table-cell office:value-type="float" office:value="310" calcext:value-type="float">
            <text:p>310</text:p>
          </table:table-cell>
          <table:table-cell office:value-type="float" office:value="2138" calcext:value-type="float">
            <text:p>2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316" calcext:value-type="float">
            <text:p>23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09:00 CEST 2017</text:p>
          </table:table-cell>
          <table:table-cell office:value-type="float" office:value="48" calcext:value-type="float">
            <text:p>48</text:p>
          </table:table-cell>
          <table:table-cell office:value-type="float" office:value="584441856" calcext:value-type="float">
            <text:p>584441856</text:p>
          </table:table-cell>
          <table:table-cell office:value-type="float" office:value="4" calcext:value-type="float">
            <text:p>4</text:p>
          </table:table-cell>
          <table:table-cell office:value-type="float" office:value="39739392" calcext:value-type="float">
            <text:p>397393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07080448" calcext:value-type="float">
            <text:p>607080448</text:p>
          </table:table-cell>
          <table:table-cell office:value-type="string" calcext:value-type="string">
            <text:p>null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665000006556511" calcext:value-type="float">
            <text:p>0.066500000655651</text:p>
          </table:table-cell>
          <table:table-cell office:value-type="float" office:value="0.984250009059906" calcext:value-type="float">
            <text:p>0.984250009059906</text:p>
          </table:table-cell>
          <table:table-cell office:value-type="float" office:value="0.379651308059692" calcext:value-type="float">
            <text:p>0.379651308059692</text:p>
          </table:table-cell>
          <table:table-cell office:value-type="float" office:value="150" calcext:value-type="float">
            <text:p>150</text:p>
          </table:table-cell>
          <table:table-cell office:value-type="float" office:value="308" calcext:value-type="float">
            <text:p>308</text:p>
          </table:table-cell>
          <table:table-cell office:value-type="float" office:value="1576" calcext:value-type="float">
            <text:p>1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08:00 CEST 2017</text:p>
          </table:table-cell>
          <table:table-cell office:value-type="float" office:value="48" calcext:value-type="float">
            <text:p>48</text:p>
          </table:table-cell>
          <table:table-cell office:value-type="float" office:value="588996608" calcext:value-type="float">
            <text:p>588996608</text:p>
          </table:table-cell>
          <table:table-cell office:value-type="float" office:value="4" calcext:value-type="float">
            <text:p>4</text:p>
          </table:table-cell>
          <table:table-cell office:value-type="float" office:value="37978112" calcext:value-type="float">
            <text:p>379781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05880320" calcext:value-type="float">
            <text:p>605880320</text:p>
          </table:table-cell>
          <table:table-cell office:value-type="string" calcext:value-type="string">
            <text:p>null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0584999993443489" calcext:value-type="float">
            <text:p>0.058499999344349</text:p>
          </table:table-cell>
          <table:table-cell office:value-type="float" office:value="0.984250009059906" calcext:value-type="float">
            <text:p>0.984250009059906</text:p>
          </table:table-cell>
          <table:table-cell office:value-type="float" office:value="0.37978196144104" calcext:value-type="float">
            <text:p>0.37978196144104</text:p>
          </table:table-cell>
          <table:table-cell office:value-type="float" office:value="100" calcext:value-type="float">
            <text:p>100</text:p>
          </table:table-cell>
          <table:table-cell office:value-type="float" office:value="301" calcext:value-type="float">
            <text:p>301</text:p>
          </table:table-cell>
          <table:table-cell office:value-type="float" office:value="1206" calcext:value-type="float">
            <text:p>1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07:00 CEST 2017</text:p>
          </table:table-cell>
          <table:table-cell office:value-type="float" office:value="62" calcext:value-type="float">
            <text:p>62</text:p>
          </table:table-cell>
          <table:table-cell office:value-type="float" office:value="639057920" calcext:value-type="float">
            <text:p>639057920</text:p>
          </table:table-cell>
          <table:table-cell office:value-type="float" office:value="4" calcext:value-type="float">
            <text:p>4</text:p>
          </table:table-cell>
          <table:table-cell office:value-type="float" office:value="42639360" calcext:value-type="float">
            <text:p>426393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92740352" calcext:value-type="float">
            <text:p>592740352</text:p>
          </table:table-cell>
          <table:table-cell office:value-type="string" calcext:value-type="string">
            <text:p>null</text:p>
          </table:table-cell>
          <table:table-cell office:value-type="float" office:value="0.0619999989867211" calcext:value-type="float">
            <text:p>0.061999998986721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0.985000014305115" calcext:value-type="float">
            <text:p>0.985000014305115</text:p>
          </table:table-cell>
          <table:table-cell office:value-type="float" office:value="0.383538573980331" calcext:value-type="float">
            <text:p>0.383538573980331</text:p>
          </table:table-cell>
          <table:table-cell office:value-type="float" office:value="100" calcext:value-type="float">
            <text:p>100</text:p>
          </table:table-cell>
          <table:table-cell office:value-type="float" office:value="291" calcext:value-type="float">
            <text:p>291</text:p>
          </table:table-cell>
          <table:table-cell office:value-type="float" office:value="863" calcext:value-type="float">
            <text:p>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06:00 CEST 2017</text:p>
          </table:table-cell>
          <table:table-cell office:value-type="float" office:value="56" calcext:value-type="float">
            <text:p>56</text:p>
          </table:table-cell>
          <table:table-cell office:value-type="float" office:value="702033920" calcext:value-type="float">
            <text:p>702033920</text:p>
          </table:table-cell>
          <table:table-cell office:value-type="float" office:value="4" calcext:value-type="float">
            <text:p>4</text:p>
          </table:table-cell>
          <table:table-cell office:value-type="float" office:value="38752256" calcext:value-type="float">
            <text:p>3875225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89578240" calcext:value-type="float">
            <text:p>589578240</text:p>
          </table:table-cell>
          <table:table-cell office:value-type="string" calcext:value-type="string">
            <text:p>null</text:p>
          </table:table-cell>
          <table:table-cell office:value-type="float" office:value="0.0555000007152557" calcext:value-type="float">
            <text:p>0.055500000715256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0.393487423658371" calcext:value-type="float">
            <text:p>0.393487423658371</text:p>
          </table:table-cell>
          <table:table-cell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05:00 CEST 2017</text:p>
          </table:table-cell>
          <table:table-cell office:value-type="float" office:value="52" calcext:value-type="float">
            <text:p>52</text:p>
          </table:table-cell>
          <table:table-cell office:value-type="float" office:value="761008128" calcext:value-type="float">
            <text:p>761008128</text:p>
          </table:table-cell>
          <table:table-cell office:value-type="float" office:value="4" calcext:value-type="float">
            <text:p>4</text:p>
          </table:table-cell>
          <table:table-cell office:value-type="float" office:value="36364288" calcext:value-type="float">
            <text:p>363642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88800000" calcext:value-type="float">
            <text:p>588800000</text:p>
          </table:table-cell>
          <table:table-cell office:value-type="string" calcext:value-type="string">
            <text:p>null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985499978065491" calcext:value-type="float">
            <text:p>0.985499978065491</text:p>
          </table:table-cell>
          <table:table-cell office:value-type="float" office:value="0.396335452795029" calcext:value-type="float">
            <text:p>0.396335452795029</text:p>
          </table:table-cell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04:00 CEST 2017</text:p>
          </table:table-cell>
          <table:table-cell office:value-type="float" office:value="67" calcext:value-type="float">
            <text:p>67</text:p>
          </table:table-cell>
          <table:table-cell office:value-type="float" office:value="833150976" calcext:value-type="float">
            <text:p>833150976</text:p>
          </table:table-cell>
          <table:table-cell office:value-type="float" office:value="4" calcext:value-type="float">
            <text:p>4</text:p>
          </table:table-cell>
          <table:table-cell office:value-type="float" office:value="37826560" calcext:value-type="float">
            <text:p>378265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90123008" calcext:value-type="float">
            <text:p>590123008</text:p>
          </table:table-cell>
          <table:table-cell office:value-type="string" calcext:value-type="string">
            <text:p>null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986000001430512" calcext:value-type="float">
            <text:p>0.986000001430512</text:p>
          </table:table-cell>
          <table:table-cell office:value-type="float" office:value="0.402474343776703" calcext:value-type="float">
            <text:p>0.402474343776703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03:00 CEST 2017</text:p>
          </table:table-cell>
          <table:table-cell office:value-type="float" office:value="61" calcext:value-type="float">
            <text:p>61</text:p>
          </table:table-cell>
          <table:table-cell office:value-type="float" office:value="863649792" calcext:value-type="float">
            <text:p>863649792</text:p>
          </table:table-cell>
          <table:table-cell office:value-type="float" office:value="4" calcext:value-type="float">
            <text:p>4</text:p>
          </table:table-cell>
          <table:table-cell office:value-type="float" office:value="34660352" calcext:value-type="float">
            <text:p>346603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74963712" calcext:value-type="float">
            <text:p>574963712</text:p>
          </table:table-cell>
          <table:table-cell office:value-type="string" calcext:value-type="string">
            <text:p>null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986999988555908" calcext:value-type="float">
            <text:p>0.986999988555908</text:p>
          </table:table-cell>
          <table:table-cell office:value-type="float" office:value="0.405723601579666" calcext:value-type="float">
            <text:p>0.405723601579666</text:p>
          </table:table-cell>
          <table:table-cell office:value-type="float" office:value="50" calcext:value-type="float">
            <text:p>50</text:p>
          </table:table-cell>
          <table:table-cell office:value-type="float" office:value="246" calcext:value-type="float">
            <text:p>24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02:00 CEST 2017</text:p>
          </table:table-cell>
          <table:table-cell office:value-type="float" office:value="53" calcext:value-type="float">
            <text:p>53</text:p>
          </table:table-cell>
          <table:table-cell office:value-type="float" office:value="863494144" calcext:value-type="float">
            <text:p>863494144</text:p>
          </table:table-cell>
          <table:table-cell office:value-type="float" office:value="4" calcext:value-type="float">
            <text:p>4</text:p>
          </table:table-cell>
          <table:table-cell office:value-type="float" office:value="33988608" calcext:value-type="float">
            <text:p>339886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74820352" calcext:value-type="float">
            <text:p>574820352</text:p>
          </table:table-cell>
          <table:table-cell office:value-type="string" calcext:value-type="string">
            <text:p>null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405339509248733" calcext:value-type="float">
            <text:p>0.405339509248733</text:p>
          </table:table-cell>
          <table:table-cell office:value-type="float" office:value="20" calcext:value-type="float">
            <text:p>20</text:p>
          </table:table-cell>
          <table:table-cell office:value-type="float" office:value="229" calcext:value-type="float">
            <text:p>22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01:00 CEST 2017</text:p>
          </table:table-cell>
          <table:table-cell office:value-type="float" office:value="57" calcext:value-type="float">
            <text:p>57</text:p>
          </table:table-cell>
          <table:table-cell office:value-type="float" office:value="838557696" calcext:value-type="float">
            <text:p>838557696</text:p>
          </table:table-cell>
          <table:table-cell office:value-type="float" office:value="3" calcext:value-type="float">
            <text:p>3</text:p>
          </table:table-cell>
          <table:table-cell office:value-type="float" office:value="31866880" calcext:value-type="float">
            <text:p>318668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75262720" calcext:value-type="float">
            <text:p>575262720</text:p>
          </table:table-cell>
          <table:table-cell office:value-type="string" calcext:value-type="string">
            <text:p>null</text:p>
          </table:table-cell>
          <table:table-cell office:value-type="float" office:value="0.0544999986886978" calcext:value-type="float">
            <text:p>0.054499998688698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40194445848465" calcext:value-type="float">
            <text:p>0.40194445848465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00:00 CEST 2017</text:p>
          </table:table-cell>
          <table:table-cell office:value-type="float" office:value="55" calcext:value-type="float">
            <text:p>55</text:p>
          </table:table-cell>
          <table:table-cell office:value-type="float" office:value="811196416" calcext:value-type="float">
            <text:p>811196416</text:p>
          </table:table-cell>
          <table:table-cell office:value-type="float" office:value="3" calcext:value-type="float">
            <text:p>3</text:p>
          </table:table-cell>
          <table:table-cell office:value-type="float" office:value="26554368" calcext:value-type="float">
            <text:p>265543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73456384" calcext:value-type="float">
            <text:p>573456384</text:p>
          </table:table-cell>
          <table:table-cell office:value-type="string" calcext:value-type="string">
            <text:p>null</text:p>
          </table:table-cell>
          <table:table-cell office:value-type="float" office:value="0.0615000016987324" calcext:value-type="float">
            <text:p>0.061500001698732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0.398207902908325" calcext:value-type="float">
            <text:p>0.39820790290832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8:59:00 CEST 2017</text:p>
          </table:table-cell>
          <table:table-cell office:value-type="float" office:value="45" calcext:value-type="float">
            <text:p>45</text:p>
          </table:table-cell>
          <table:table-cell office:value-type="float" office:value="802308096" calcext:value-type="float">
            <text:p>802308096</text:p>
          </table:table-cell>
          <table:table-cell office:value-type="float" office:value="3" calcext:value-type="float">
            <text:p>3</text:p>
          </table:table-cell>
          <table:table-cell office:value-type="float" office:value="28299264" calcext:value-type="float">
            <text:p>282992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55917312" calcext:value-type="float">
            <text:p>555917312</text:p>
          </table:table-cell>
          <table:table-cell office:value-type="string" calcext:value-type="string">
            <text:p>null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0.394896030426025" calcext:value-type="float">
            <text:p>0.394896030426025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8:58:00 CEST 2017</text:p>
          </table:table-cell>
          <table:table-cell office:value-type="float" office:value="47" calcext:value-type="float">
            <text:p>47</text:p>
          </table:table-cell>
          <table:table-cell office:value-type="float" office:value="791359488" calcext:value-type="float">
            <text:p>791359488</text:p>
          </table:table-cell>
          <table:table-cell office:value-type="float" office:value="2" calcext:value-type="float">
            <text:p>2</text:p>
          </table:table-cell>
          <table:table-cell office:value-type="float" office:value="30515200" calcext:value-type="float">
            <text:p>30515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56969984" calcext:value-type="float">
            <text:p>556969984</text:p>
          </table:table-cell>
          <table:table-cell office:value-type="string" calcext:value-type="string">
            <text:p>null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0.39337682723999" calcext:value-type="float">
            <text:p>0.39337682723999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8:57:00 CEST 2017</text:p>
          </table:table-cell>
          <table:table-cell office:value-type="float" office:value="36" calcext:value-type="float">
            <text:p>36</text:p>
          </table:table-cell>
          <table:table-cell office:value-type="float" office:value="790327296" calcext:value-type="float">
            <text:p>790327296</text:p>
          </table:table-cell>
          <table:table-cell office:value-type="float" office:value="1" calcext:value-type="float">
            <text:p>1</text:p>
          </table:table-cell>
          <table:table-cell office:value-type="float" office:value="25452544" calcext:value-type="float">
            <text:p>25452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54696704" calcext:value-type="float">
            <text:p>554696704</text:p>
          </table:table-cell>
          <table:table-cell office:value-type="string" calcext:value-type="string">
            <text:p>null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393941938877106" calcext:value-type="float">
            <text:p>0.393941938877106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8:56:00 CEST 2017</text:p>
          </table:table-cell>
          <table:table-cell office:value-type="float" office:value="34" calcext:value-type="float">
            <text:p>34</text:p>
          </table:table-cell>
          <table:table-cell office:value-type="float" office:value="761245696" calcext:value-type="float">
            <text:p>761245696</text:p>
          </table:table-cell>
          <table:table-cell office:value-type="float" office:value="1" calcext:value-type="float">
            <text:p>1</text:p>
          </table:table-cell>
          <table:table-cell office:value-type="float" office:value="25448448" calcext:value-type="float">
            <text:p>254484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53299968" calcext:value-type="float">
            <text:p>553299968</text:p>
          </table:table-cell>
          <table:table-cell office:value-type="string" calcext:value-type="string">
            <text:p>null</text:p>
          </table:table-cell>
          <table:table-cell office:value-type="float" office:value="0.0637499988079071" calcext:value-type="float">
            <text:p>0.063749998807907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389538019895554" calcext:value-type="float">
            <text:p>0.389538019895554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8:55:00 CEST 2017</text:p>
          </table:table-cell>
          <table:table-cell office:value-type="float" office:value="32" calcext:value-type="float">
            <text:p>32</text:p>
          </table:table-cell>
          <table:table-cell office:value-type="float" office:value="726544384" calcext:value-type="float">
            <text:p>726544384</text:p>
          </table:table-cell>
          <table:table-cell office:value-type="float" office:value="1" calcext:value-type="float">
            <text:p>1</text:p>
          </table:table-cell>
          <table:table-cell office:value-type="float" office:value="25907200" calcext:value-type="float">
            <text:p>25907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23816960" calcext:value-type="float">
            <text:p>523816960</text:p>
          </table:table-cell>
          <table:table-cell office:value-type="string" calcext:value-type="string">
            <text:p>null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555000007152557" calcext:value-type="float">
            <text:p>0.05550000071525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379762858152389" calcext:value-type="float">
            <text:p>0.379762858152389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8:54:00 CEST 2017</text:p>
          </table:table-cell>
          <table:table-cell office:value-type="float" office:value="32" calcext:value-type="float">
            <text:p>32</text:p>
          </table:table-cell>
          <table:table-cell office:value-type="float" office:value="713633792" calcext:value-type="float">
            <text:p>713633792</text:p>
          </table:table-cell>
          <table:table-cell office:value-type="float" office:value="0" calcext:value-type="float">
            <text:p>0</text:p>
          </table:table-cell>
          <table:table-cell office:value-type="float" office:value="22724608" calcext:value-type="float">
            <text:p>22724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23591680" calcext:value-type="float">
            <text:p>523591680</text:p>
          </table:table-cell>
          <table:table-cell office:value-type="string" calcext:value-type="string">
            <text:p>null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379482507705688" calcext:value-type="float">
            <text:p>0.37948250770568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8:53:00 CEST 2017</text:p>
          </table:table-cell>
          <table:table-cell office:value-type="float" office:value="22" calcext:value-type="float">
            <text:p>22</text:p>
          </table:table-cell>
          <table:table-cell office:value-type="float" office:value="667172864" calcext:value-type="float">
            <text:p>667172864</text:p>
          </table:table-cell>
          <table:table-cell office:value-type="float" office:value="0" calcext:value-type="float">
            <text:p>0</text:p>
          </table:table-cell>
          <table:table-cell office:value-type="float" office:value="22675456" calcext:value-type="float">
            <text:p>2267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23595776" calcext:value-type="float">
            <text:p>523595776</text:p>
          </table:table-cell>
          <table:table-cell office:value-type="string" calcext:value-type="string">
            <text:p>null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373915582895279" calcext:value-type="float">
            <text:p>0.37391558289527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8:52:00 CEST 2017</text:p>
          </table:table-cell>
          <table:table-cell office:value-type="float" office:value="27" calcext:value-type="float">
            <text:p>27</text:p>
          </table:table-cell>
          <table:table-cell office:value-type="float" office:value="652193792" calcext:value-type="float">
            <text:p>652193792</text:p>
          </table:table-cell>
          <table:table-cell office:value-type="float" office:value="0" calcext:value-type="float">
            <text:p>0</text:p>
          </table:table-cell>
          <table:table-cell office:value-type="float" office:value="22568960" calcext:value-type="float">
            <text:p>22568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05933824" calcext:value-type="float">
            <text:p>505933824</text:p>
          </table:table-cell>
          <table:table-cell office:value-type="string" calcext:value-type="string">
            <text:p>null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560999989509583" calcext:value-type="float">
            <text:p>0.560999989509583</text:p>
          </table:table-cell>
          <table:table-cell office:value-type="float" office:value="0.368930399417877" calcext:value-type="float">
            <text:p>0.36893039941787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8:51:00 CEST 2017</text:p>
          </table:table-cell>
          <table:table-cell office:value-type="float" office:value="38" calcext:value-type="float">
            <text:p>38</text:p>
          </table:table-cell>
          <table:table-cell office:value-type="float" office:value="589955072" calcext:value-type="float">
            <text:p>589955072</text:p>
          </table:table-cell>
          <table:table-cell office:value-type="float" office:value="0" calcext:value-type="float">
            <text:p>0</text:p>
          </table:table-cell>
          <table:table-cell office:value-type="float" office:value="22388736" calcext:value-type="float">
            <text:p>22388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23559168" calcext:value-type="float">
            <text:p>423559168</text:p>
          </table:table-cell>
          <table:table-cell office:value-type="string" calcext:value-type="string">
            <text:p>null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333626091480255" calcext:value-type="float">
            <text:p>0.33362609148025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table table:name="Sheet8" table:style-name="ta1">
        <table:shapes>
          <draw:frame draw:z-index="0" draw:style-name="gr1" draw:text-style-name="P1" svg:width="453.51pt" svg:height="255.09pt" svg:x="860.14pt" svg:y="7.63pt">
            <loext:p draw:notify-on-update-of-ranges="Sheet8.A1:Sheet8.A1 Sheet8.A2:Sheet8.A43 Sheet8.B1:Sheet8.B1 Sheet8.B2:Sheet8.B43 Sheet8.A1:Sheet8.A1 Sheet8.A2:Sheet8.A43 Sheet8.C1:Sheet8.C1 Sheet8.C2:Sheet8.C43 Sheet8.A1:Sheet8.A1 Sheet8.A2:Sheet8.A43 Sheet8.D1:Sheet8.D1 Sheet8.D2:Sheet8.D43 Sheet8.A1:Sheet8.A1 Sheet8.A2:Sheet8.A43 Sheet8.F1:Sheet8.F1 Sheet8.F2:Sheet8.F43 Sheet8.A1:Sheet8.A1 Sheet8.A2:Sheet8.A43 Sheet8.G1:Sheet8.G1 Sheet8.G2:Sheet8.G43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453.51pt" svg:height="255.09pt" svg:x="1361.08pt" svg:y="14.03pt">
            <loext:p draw:notify-on-update-of-ranges="Sheet8.A1:Sheet8.A1 Sheet8.A2:Sheet8.A43 Sheet8.B1:Sheet8.B1 Sheet8.B2:Sheet8.B43 Sheet8.A1:Sheet8.A1 Sheet8.A2:Sheet8.A43 Sheet8.C1:Sheet8.C1 Sheet8.C2:Sheet8.C43 Sheet8.A1:Sheet8.A1 Sheet8.A2:Sheet8.A43 Sheet8.D1:Sheet8.D1 Sheet8.D2:Sheet8.D43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453.51pt" svg:height="255.09pt" svg:x="860.14pt" svg:y="277.26pt">
            <loext:p draw:notify-on-update-of-ranges="Sheet8.A1:Sheet8.A1 Sheet8.A2:Sheet8.A43 Sheet8.H1:Sheet8.H1 Sheet8.H2:Sheet8.H43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453.51pt" svg:height="255.09pt" svg:x="862.5pt" svg:y="560.44pt">
            <loext:p draw:notify-on-update-of-ranges="Sheet8.I1:Sheet8.I1 Sheet8.I2:Sheet8.I43 Sheet8.J1:Sheet8.J1 Sheet8.J2:Sheet8.J43 Sheet8.K1:Sheet8.K1 Sheet8.K2:Sheet8.K43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453.51pt" svg:height="255.09pt" svg:x="1372.17pt" svg:y="564.43pt">
            <loext:p draw:notify-on-update-of-ranges="Sheet8.I1:Sheet8.I1 Sheet8.I2:Sheet8.I43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6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</text:p>
          </table:table-cell>
          <table:table-cell office:value-type="string" calcext:value-type="string">
            <text:p>cpu_server</text:p>
          </table:table-cell>
          <table:table-cell office:value-type="string" calcext:value-type="string">
            <text:p>cpu_edge</text:p>
          </table:table-cell>
          <table:table-cell office:value-type="string" calcext:value-type="string">
            <text:p>mem_edge</text:p>
          </table:table-cell>
          <table:table-cell office:value-type="string" calcext:value-type="string">
            <text:p>cpu_node</text:p>
          </table:table-cell>
          <table:table-cell office:value-type="string" calcext:value-type="string">
            <text:p>mem_node</text:p>
          </table:table-cell>
          <table:table-cell office:value-type="string" calcext:value-type="string">
            <text:p>locust_users</text:p>
          </table:table-cell>
          <table:table-cell office:value-type="string" calcext:value-type="string">
            <text:p>successful_reqs</text:p>
          </table:table-cell>
          <table:table-cell office:value-type="string" calcext:value-type="string">
            <text:p>0_reqs</text:p>
          </table:table-cell>
          <table:table-cell office:value-type="string" calcext:value-type="string">
            <text:p>500_req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eventlog_18.B2]/1000" office:value-type="float" office:value="0.039" calcext:value-type="float">
            <text:p>0.039</text:p>
          </table:table-cell>
          <table:table-cell table:formula="of:=[eventlog_18.D2]/1000" office:value-type="float" office:value="0.004" calcext:value-type="float">
            <text:p>0.004</text:p>
          </table:table-cell>
          <table:table-cell table:formula="of:=[eventlog_18.F2]/1000" office:value-type="float" office:value="0.027" calcext:value-type="float">
            <text:p>0.027</text:p>
          </table:table-cell>
          <table:table-cell/>
          <table:table-cell table:formula="of:=[eventlog_18.M2]" office:value-type="float" office:value="0.978749990463257" calcext:value-type="float">
            <text:p>0.978749990463257</text:p>
          </table:table-cell>
          <table:table-cell table:formula="of:=[eventlog_18.N2]" office:value-type="float" office:value="0.363020002841949" calcext:value-type="float">
            <text:p>0.363020002841949</text:p>
          </table:table-cell>
          <table:table-cell table:formula="of:=[eventlog_18.O2]" office:value-type="float" office:value="600" calcext:value-type="float">
            <text:p>600</text:p>
          </table:table-cell>
          <table:table-cell table:formula="of:=[eventlog_18.P2]+[eventlog_18.T2]" office:value-type="float" office:value="571" calcext:value-type="float">
            <text:p>571</text:p>
          </table:table-cell>
          <table:table-cell table:formula="of:=[eventlog_18.R2]+[eventlog_18.V2]" office:value-type="float" office:value="7" calcext:value-type="float">
            <text:p>7</text:p>
          </table:table-cell>
          <table:table-cell table:formula="of:=[eventlog_18.Q2]+[eventlog_18.U2]" office:value-type="float" office:value="62454" calcext:value-type="float">
            <text:p>624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eventlog_18.B3]/1000" office:value-type="float" office:value="0.038" calcext:value-type="float">
            <text:p>0.038</text:p>
          </table:table-cell>
          <table:table-cell table:formula="of:=[eventlog_18.D3]/1000" office:value-type="float" office:value="0.004" calcext:value-type="float">
            <text:p>0.004</text:p>
          </table:table-cell>
          <table:table-cell table:formula="of:=[eventlog_18.F3]/1000" office:value-type="float" office:value="0.027" calcext:value-type="float">
            <text:p>0.027</text:p>
          </table:table-cell>
          <table:table-cell/>
          <table:table-cell table:formula="of:=[eventlog_18.M3]" office:value-type="float" office:value="0.978999972343445" calcext:value-type="float">
            <text:p>0.978999972343445</text:p>
          </table:table-cell>
          <table:table-cell table:formula="of:=[eventlog_18.N3]" office:value-type="float" office:value="0.364718288183212" calcext:value-type="float">
            <text:p>0.364718288183212</text:p>
          </table:table-cell>
          <table:table-cell table:formula="of:=[eventlog_18.O3]" office:value-type="float" office:value="600" calcext:value-type="float">
            <text:p>600</text:p>
          </table:table-cell>
          <table:table-cell table:formula="of:=[eventlog_18.P3]+[eventlog_18.T3]" office:value-type="float" office:value="571" calcext:value-type="float">
            <text:p>571</text:p>
          </table:table-cell>
          <table:table-cell table:formula="of:=[eventlog_18.R3]+[eventlog_18.V3]" office:value-type="float" office:value="5" calcext:value-type="float">
            <text:p>5</text:p>
          </table:table-cell>
          <table:table-cell table:formula="of:=[eventlog_18.Q3]+[eventlog_18.U3]" office:value-type="float" office:value="58415" calcext:value-type="float">
            <text:p>584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eventlog_18.B4]/1000" office:value-type="float" office:value="0.036" calcext:value-type="float">
            <text:p>0.036</text:p>
          </table:table-cell>
          <table:table-cell table:formula="of:=[eventlog_18.D4]/1000" office:value-type="float" office:value="0.004" calcext:value-type="float">
            <text:p>0.004</text:p>
          </table:table-cell>
          <table:table-cell table:formula="of:=[eventlog_18.F4]/1000" office:value-type="float" office:value="0.026" calcext:value-type="float">
            <text:p>0.026</text:p>
          </table:table-cell>
          <table:table-cell/>
          <table:table-cell table:formula="of:=[eventlog_18.M4]" office:value-type="float" office:value="0.978749990463257" calcext:value-type="float">
            <text:p>0.978749990463257</text:p>
          </table:table-cell>
          <table:table-cell table:formula="of:=[eventlog_18.N4]" office:value-type="float" office:value="0.367221862077713" calcext:value-type="float">
            <text:p>0.367221862077713</text:p>
          </table:table-cell>
          <table:table-cell table:formula="of:=[eventlog_18.O4]" office:value-type="float" office:value="600" calcext:value-type="float">
            <text:p>600</text:p>
          </table:table-cell>
          <table:table-cell table:formula="of:=[eventlog_18.P4]+[eventlog_18.T4]" office:value-type="float" office:value="571" calcext:value-type="float">
            <text:p>571</text:p>
          </table:table-cell>
          <table:table-cell table:formula="of:=[eventlog_18.R4]+[eventlog_18.V4]" office:value-type="float" office:value="3" calcext:value-type="float">
            <text:p>3</text:p>
          </table:table-cell>
          <table:table-cell table:formula="of:=[eventlog_18.Q4]+[eventlog_18.U4]" office:value-type="float" office:value="54409" calcext:value-type="float">
            <text:p>544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eventlog_18.B5]/1000" office:value-type="float" office:value="0.041" calcext:value-type="float">
            <text:p>0.041</text:p>
          </table:table-cell>
          <table:table-cell table:formula="of:=[eventlog_18.D5]/1000" office:value-type="float" office:value="0.004" calcext:value-type="float">
            <text:p>0.004</text:p>
          </table:table-cell>
          <table:table-cell table:formula="of:=[eventlog_18.F5]/1000" office:value-type="float" office:value="0.026" calcext:value-type="float">
            <text:p>0.026</text:p>
          </table:table-cell>
          <table:table-cell/>
          <table:table-cell table:formula="of:=[eventlog_18.M5]" office:value-type="float" office:value="0.978999972343445" calcext:value-type="float">
            <text:p>0.978999972343445</text:p>
          </table:table-cell>
          <table:table-cell table:formula="of:=[eventlog_18.N5]" office:value-type="float" office:value="0.36779773235321" calcext:value-type="float">
            <text:p>0.36779773235321</text:p>
          </table:table-cell>
          <table:table-cell table:formula="of:=[eventlog_18.O5]" office:value-type="float" office:value="500" calcext:value-type="float">
            <text:p>500</text:p>
          </table:table-cell>
          <table:table-cell table:formula="of:=[eventlog_18.P5]+[eventlog_18.T5]" office:value-type="float" office:value="571" calcext:value-type="float">
            <text:p>571</text:p>
          </table:table-cell>
          <table:table-cell table:formula="of:=[eventlog_18.R5]+[eventlog_18.V5]" office:value-type="float" office:value="2" calcext:value-type="float">
            <text:p>2</text:p>
          </table:table-cell>
          <table:table-cell table:formula="of:=[eventlog_18.Q5]+[eventlog_18.U5]" office:value-type="float" office:value="50469" calcext:value-type="float">
            <text:p>504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eventlog_18.B6]/1000" office:value-type="float" office:value="0.035" calcext:value-type="float">
            <text:p>0.035</text:p>
          </table:table-cell>
          <table:table-cell table:formula="of:=[eventlog_18.D6]/1000" office:value-type="float" office:value="0.004" calcext:value-type="float">
            <text:p>0.004</text:p>
          </table:table-cell>
          <table:table-cell table:formula="of:=[eventlog_18.F6]/1000" office:value-type="float" office:value="0.026" calcext:value-type="float">
            <text:p>0.026</text:p>
          </table:table-cell>
          <table:table-cell/>
          <table:table-cell table:formula="of:=[eventlog_18.M6]" office:value-type="float" office:value="0.979250013828278" calcext:value-type="float">
            <text:p>0.979250013828278</text:p>
          </table:table-cell>
          <table:table-cell table:formula="of:=[eventlog_18.N6]" office:value-type="float" office:value="0.372355312108994" calcext:value-type="float">
            <text:p>0.372355312108994</text:p>
          </table:table-cell>
          <table:table-cell table:formula="of:=[eventlog_18.O6]" office:value-type="float" office:value="500" calcext:value-type="float">
            <text:p>500</text:p>
          </table:table-cell>
          <table:table-cell table:formula="of:=[eventlog_18.P6]+[eventlog_18.T6]" office:value-type="float" office:value="571" calcext:value-type="float">
            <text:p>571</text:p>
          </table:table-cell>
          <table:table-cell table:formula="of:=[eventlog_18.R6]+[eventlog_18.V6]" office:value-type="float" office:value="1" calcext:value-type="float">
            <text:p>1</text:p>
          </table:table-cell>
          <table:table-cell table:formula="of:=[eventlog_18.Q6]+[eventlog_18.U6]" office:value-type="float" office:value="46543" calcext:value-type="float">
            <text:p>465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eventlog_18.B7]/1000" office:value-type="float" office:value="0.038" calcext:value-type="float">
            <text:p>0.038</text:p>
          </table:table-cell>
          <table:table-cell table:formula="of:=[eventlog_18.D7]/1000" office:value-type="float" office:value="0.004" calcext:value-type="float">
            <text:p>0.004</text:p>
          </table:table-cell>
          <table:table-cell table:formula="of:=[eventlog_18.F7]/1000" office:value-type="float" office:value="0.021" calcext:value-type="float">
            <text:p>0.021</text:p>
          </table:table-cell>
          <table:table-cell/>
          <table:table-cell table:formula="of:=[eventlog_18.M7]" office:value-type="float" office:value="0.979499995708466" calcext:value-type="float">
            <text:p>0.979499995708466</text:p>
          </table:table-cell>
          <table:table-cell table:formula="of:=[eventlog_18.N7]" office:value-type="float" office:value="0.373917073011398" calcext:value-type="float">
            <text:p>0.373917073011398</text:p>
          </table:table-cell>
          <table:table-cell table:formula="of:=[eventlog_18.O7]" office:value-type="float" office:value="500" calcext:value-type="float">
            <text:p>500</text:p>
          </table:table-cell>
          <table:table-cell table:formula="of:=[eventlog_18.P7]+[eventlog_18.T7]" office:value-type="float" office:value="571" calcext:value-type="float">
            <text:p>571</text:p>
          </table:table-cell>
          <table:table-cell table:formula="of:=[eventlog_18.R7]+[eventlog_18.V7]" office:value-type="float" office:value="0" calcext:value-type="float">
            <text:p>0</text:p>
          </table:table-cell>
          <table:table-cell table:formula="of:=[eventlog_18.Q7]+[eventlog_18.U7]" office:value-type="float" office:value="42595" calcext:value-type="float">
            <text:p>425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eventlog_18.B8]/1000" office:value-type="float" office:value="0.038" calcext:value-type="float">
            <text:p>0.038</text:p>
          </table:table-cell>
          <table:table-cell table:formula="of:=[eventlog_18.D8]/1000" office:value-type="float" office:value="0.004" calcext:value-type="float">
            <text:p>0.004</text:p>
          </table:table-cell>
          <table:table-cell table:formula="of:=[eventlog_18.F8]/1000" office:value-type="float" office:value="0.022" calcext:value-type="float">
            <text:p>0.022</text:p>
          </table:table-cell>
          <table:table-cell/>
          <table:table-cell table:formula="of:=[eventlog_18.M8]" office:value-type="float" office:value="0.980499982833862" calcext:value-type="float">
            <text:p>0.980499982833862</text:p>
          </table:table-cell>
          <table:table-cell table:formula="of:=[eventlog_18.N8]" office:value-type="float" office:value="0.374347120523453" calcext:value-type="float">
            <text:p>0.374347120523453</text:p>
          </table:table-cell>
          <table:table-cell table:formula="of:=[eventlog_18.O8]" office:value-type="float" office:value="400" calcext:value-type="float">
            <text:p>400</text:p>
          </table:table-cell>
          <table:table-cell table:formula="of:=[eventlog_18.P8]+[eventlog_18.T8]" office:value-type="float" office:value="571" calcext:value-type="float">
            <text:p>571</text:p>
          </table:table-cell>
          <table:table-cell table:formula="of:=[eventlog_18.R8]+[eventlog_18.V8]" office:value-type="float" office:value="0" calcext:value-type="float">
            <text:p>0</text:p>
          </table:table-cell>
          <table:table-cell table:formula="of:=[eventlog_18.Q8]+[eventlog_18.U8]" office:value-type="float" office:value="39152" calcext:value-type="float">
            <text:p>391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eventlog_18.B9]/1000" office:value-type="float" office:value="0.04" calcext:value-type="float">
            <text:p>0.04</text:p>
          </table:table-cell>
          <table:table-cell table:formula="of:=[eventlog_18.D9]/1000" office:value-type="float" office:value="0.004" calcext:value-type="float">
            <text:p>0.004</text:p>
          </table:table-cell>
          <table:table-cell table:formula="of:=[eventlog_18.F9]/1000" office:value-type="float" office:value="0.021" calcext:value-type="float">
            <text:p>0.021</text:p>
          </table:table-cell>
          <table:table-cell/>
          <table:table-cell table:formula="of:=[eventlog_18.M9]" office:value-type="float" office:value="0.980750024318695" calcext:value-type="float">
            <text:p>0.980750024318695</text:p>
          </table:table-cell>
          <table:table-cell table:formula="of:=[eventlog_18.N9]" office:value-type="float" office:value="0.37679985165596" calcext:value-type="float">
            <text:p>0.37679985165596</text:p>
          </table:table-cell>
          <table:table-cell table:formula="of:=[eventlog_18.O9]" office:value-type="float" office:value="400" calcext:value-type="float">
            <text:p>400</text:p>
          </table:table-cell>
          <table:table-cell table:formula="of:=[eventlog_18.P9]+[eventlog_18.T9]" office:value-type="float" office:value="571" calcext:value-type="float">
            <text:p>571</text:p>
          </table:table-cell>
          <table:table-cell table:formula="of:=[eventlog_18.R9]+[eventlog_18.V9]" office:value-type="float" office:value="0" calcext:value-type="float">
            <text:p>0</text:p>
          </table:table-cell>
          <table:table-cell table:formula="of:=[eventlog_18.Q9]+[eventlog_18.U9]" office:value-type="float" office:value="35979" calcext:value-type="float">
            <text:p>359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eventlog_18.B10]/1000" office:value-type="float" office:value="0.037" calcext:value-type="float">
            <text:p>0.037</text:p>
          </table:table-cell>
          <table:table-cell table:formula="of:=[eventlog_18.D10]/1000" office:value-type="float" office:value="0.004" calcext:value-type="float">
            <text:p>0.004</text:p>
          </table:table-cell>
          <table:table-cell table:formula="of:=[eventlog_18.F10]/1000" office:value-type="float" office:value="0.019" calcext:value-type="float">
            <text:p>0.019</text:p>
          </table:table-cell>
          <table:table-cell/>
          <table:table-cell table:formula="of:=[eventlog_18.M10]" office:value-type="float" office:value="0.981750011444092" calcext:value-type="float">
            <text:p>0.981750011444092</text:p>
          </table:table-cell>
          <table:table-cell table:formula="of:=[eventlog_18.N10]" office:value-type="float" office:value="0.376072287559509" calcext:value-type="float">
            <text:p>0.376072287559509</text:p>
          </table:table-cell>
          <table:table-cell table:formula="of:=[eventlog_18.O10]" office:value-type="float" office:value="400" calcext:value-type="float">
            <text:p>400</text:p>
          </table:table-cell>
          <table:table-cell table:formula="of:=[eventlog_18.P10]+[eventlog_18.T10]" office:value-type="float" office:value="571" calcext:value-type="float">
            <text:p>571</text:p>
          </table:table-cell>
          <table:table-cell table:formula="of:=[eventlog_18.R10]+[eventlog_18.V10]" office:value-type="float" office:value="0" calcext:value-type="float">
            <text:p>0</text:p>
          </table:table-cell>
          <table:table-cell table:formula="of:=[eventlog_18.Q10]+[eventlog_18.U10]" office:value-type="float" office:value="32816" calcext:value-type="float">
            <text:p>328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eventlog_18.B11]/1000" office:value-type="float" office:value="0.037" calcext:value-type="float">
            <text:p>0.037</text:p>
          </table:table-cell>
          <table:table-cell table:formula="of:=[eventlog_18.D11]/1000" office:value-type="float" office:value="0.003" calcext:value-type="float">
            <text:p>0.003</text:p>
          </table:table-cell>
          <table:table-cell table:formula="of:=[eventlog_18.F11]/1000" office:value-type="float" office:value="0.02" calcext:value-type="float">
            <text:p>0.02</text:p>
          </table:table-cell>
          <table:table-cell/>
          <table:table-cell table:formula="of:=[eventlog_18.M11]" office:value-type="float" office:value="0.981000006198883" calcext:value-type="float">
            <text:p>0.981000006198883</text:p>
          </table:table-cell>
          <table:table-cell table:formula="of:=[eventlog_18.N11]" office:value-type="float" office:value="0.379534870386124" calcext:value-type="float">
            <text:p>0.379534870386124</text:p>
          </table:table-cell>
          <table:table-cell table:formula="of:=[eventlog_18.O11]" office:value-type="float" office:value="350" calcext:value-type="float">
            <text:p>350</text:p>
          </table:table-cell>
          <table:table-cell table:formula="of:=[eventlog_18.P11]+[eventlog_18.T11]" office:value-type="float" office:value="571" calcext:value-type="float">
            <text:p>571</text:p>
          </table:table-cell>
          <table:table-cell table:formula="of:=[eventlog_18.R11]+[eventlog_18.V11]" office:value-type="float" office:value="0" calcext:value-type="float">
            <text:p>0</text:p>
          </table:table-cell>
          <table:table-cell table:formula="of:=[eventlog_18.Q11]+[eventlog_18.U11]" office:value-type="float" office:value="29916" calcext:value-type="float">
            <text:p>299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eventlog_18.B12]/1000" office:value-type="float" office:value="0.033" calcext:value-type="float">
            <text:p>0.033</text:p>
          </table:table-cell>
          <table:table-cell table:formula="of:=[eventlog_18.D12]/1000" office:value-type="float" office:value="0.004" calcext:value-type="float">
            <text:p>0.004</text:p>
          </table:table-cell>
          <table:table-cell table:formula="of:=[eventlog_18.F12]/1000" office:value-type="float" office:value="0.024" calcext:value-type="float">
            <text:p>0.024</text:p>
          </table:table-cell>
          <table:table-cell/>
          <table:table-cell table:formula="of:=[eventlog_18.M12]" office:value-type="float" office:value="0.980499982833862" calcext:value-type="float">
            <text:p>0.980499982833862</text:p>
          </table:table-cell>
          <table:table-cell table:formula="of:=[eventlog_18.N12]" office:value-type="float" office:value="0.382033079862595" calcext:value-type="float">
            <text:p>0.382033079862595</text:p>
          </table:table-cell>
          <table:table-cell table:formula="of:=[eventlog_18.O12]" office:value-type="float" office:value="350" calcext:value-type="float">
            <text:p>350</text:p>
          </table:table-cell>
          <table:table-cell table:formula="of:=[eventlog_18.P12]+[eventlog_18.T12]" office:value-type="float" office:value="571" calcext:value-type="float">
            <text:p>571</text:p>
          </table:table-cell>
          <table:table-cell table:formula="of:=[eventlog_18.R12]+[eventlog_18.V12]" office:value-type="float" office:value="0" calcext:value-type="float">
            <text:p>0</text:p>
          </table:table-cell>
          <table:table-cell table:formula="of:=[eventlog_18.Q12]+[eventlog_18.U12]" office:value-type="float" office:value="27149" calcext:value-type="float">
            <text:p>271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eventlog_18.B13]/1000" office:value-type="float" office:value="0.041" calcext:value-type="float">
            <text:p>0.041</text:p>
          </table:table-cell>
          <table:table-cell table:formula="of:=[eventlog_18.D13]/1000" office:value-type="float" office:value="0.005" calcext:value-type="float">
            <text:p>0.005</text:p>
          </table:table-cell>
          <table:table-cell table:formula="of:=[eventlog_18.F13]/1000" office:value-type="float" office:value="0.02" calcext:value-type="float">
            <text:p>0.02</text:p>
          </table:table-cell>
          <table:table-cell/>
          <table:table-cell table:formula="of:=[eventlog_18.M13]" office:value-type="float" office:value="0.980750024318695" calcext:value-type="float">
            <text:p>0.980750024318695</text:p>
          </table:table-cell>
          <table:table-cell table:formula="of:=[eventlog_18.N13]" office:value-type="float" office:value="0.381548225879669" calcext:value-type="float">
            <text:p>0.381548225879669</text:p>
          </table:table-cell>
          <table:table-cell table:formula="of:=[eventlog_18.O13]" office:value-type="float" office:value="350" calcext:value-type="float">
            <text:p>350</text:p>
          </table:table-cell>
          <table:table-cell table:formula="of:=[eventlog_18.P13]+[eventlog_18.T13]" office:value-type="float" office:value="571" calcext:value-type="float">
            <text:p>571</text:p>
          </table:table-cell>
          <table:table-cell table:formula="of:=[eventlog_18.R13]+[eventlog_18.V13]" office:value-type="float" office:value="0" calcext:value-type="float">
            <text:p>0</text:p>
          </table:table-cell>
          <table:table-cell table:formula="of:=[eventlog_18.Q13]+[eventlog_18.U13]" office:value-type="float" office:value="24404" calcext:value-type="float">
            <text:p>244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eventlog_18.B14]/1000" office:value-type="float" office:value="0.05" calcext:value-type="float">
            <text:p>0.05</text:p>
          </table:table-cell>
          <table:table-cell table:formula="of:=[eventlog_18.D14]/1000" office:value-type="float" office:value="0.004" calcext:value-type="float">
            <text:p>0.004</text:p>
          </table:table-cell>
          <table:table-cell table:formula="of:=[eventlog_18.F14]/1000" office:value-type="float" office:value="0.024" calcext:value-type="float">
            <text:p>0.024</text:p>
          </table:table-cell>
          <table:table-cell/>
          <table:table-cell table:formula="of:=[eventlog_18.M14]" office:value-type="float" office:value="0.981249988079071" calcext:value-type="float">
            <text:p>0.981249988079071</text:p>
          </table:table-cell>
          <table:table-cell table:formula="of:=[eventlog_18.N14]" office:value-type="float" office:value="0.387387663125992" calcext:value-type="float">
            <text:p>0.387387663125992</text:p>
          </table:table-cell>
          <table:table-cell table:formula="of:=[eventlog_18.O14]" office:value-type="float" office:value="300" calcext:value-type="float">
            <text:p>300</text:p>
          </table:table-cell>
          <table:table-cell table:formula="of:=[eventlog_18.P14]+[eventlog_18.T14]" office:value-type="float" office:value="571" calcext:value-type="float">
            <text:p>571</text:p>
          </table:table-cell>
          <table:table-cell table:formula="of:=[eventlog_18.R14]+[eventlog_18.V14]" office:value-type="float" office:value="0" calcext:value-type="float">
            <text:p>0</text:p>
          </table:table-cell>
          <table:table-cell table:formula="of:=[eventlog_18.Q14]+[eventlog_18.U14]" office:value-type="float" office:value="21965" calcext:value-type="float">
            <text:p>219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eventlog_18.B15]/1000" office:value-type="float" office:value="0.04" calcext:value-type="float">
            <text:p>0.04</text:p>
          </table:table-cell>
          <table:table-cell table:formula="of:=[eventlog_18.D15]/1000" office:value-type="float" office:value="0.004" calcext:value-type="float">
            <text:p>0.004</text:p>
          </table:table-cell>
          <table:table-cell table:formula="of:=[eventlog_18.F15]/1000" office:value-type="float" office:value="0.02" calcext:value-type="float">
            <text:p>0.02</text:p>
          </table:table-cell>
          <table:table-cell/>
          <table:table-cell table:formula="of:=[eventlog_18.M15]" office:value-type="float" office:value="0.981249988079071" calcext:value-type="float">
            <text:p>0.981249988079071</text:p>
          </table:table-cell>
          <table:table-cell table:formula="of:=[eventlog_18.N15]" office:value-type="float" office:value="0.389695554971695" calcext:value-type="float">
            <text:p>0.389695554971695</text:p>
          </table:table-cell>
          <table:table-cell table:formula="of:=[eventlog_18.O15]" office:value-type="float" office:value="300" calcext:value-type="float">
            <text:p>300</text:p>
          </table:table-cell>
          <table:table-cell table:formula="of:=[eventlog_18.P15]+[eventlog_18.T15]" office:value-type="float" office:value="571" calcext:value-type="float">
            <text:p>571</text:p>
          </table:table-cell>
          <table:table-cell table:formula="of:=[eventlog_18.R15]+[eventlog_18.V15]" office:value-type="float" office:value="0" calcext:value-type="float">
            <text:p>0</text:p>
          </table:table-cell>
          <table:table-cell table:formula="of:=[eventlog_18.Q15]+[eventlog_18.U15]" office:value-type="float" office:value="19646" calcext:value-type="float">
            <text:p>196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eventlog_18.B16]/1000" office:value-type="float" office:value="0.04" calcext:value-type="float">
            <text:p>0.04</text:p>
          </table:table-cell>
          <table:table-cell table:formula="of:=[eventlog_18.D16]/1000" office:value-type="float" office:value="0.004" calcext:value-type="float">
            <text:p>0.004</text:p>
          </table:table-cell>
          <table:table-cell table:formula="of:=[eventlog_18.F16]/1000" office:value-type="float" office:value="0.017" calcext:value-type="float">
            <text:p>0.017</text:p>
          </table:table-cell>
          <table:table-cell/>
          <table:table-cell table:formula="of:=[eventlog_18.M16]" office:value-type="float" office:value="0.981249988079071" calcext:value-type="float">
            <text:p>0.981249988079071</text:p>
          </table:table-cell>
          <table:table-cell table:formula="of:=[eventlog_18.N16]" office:value-type="float" office:value="0.387930750846863" calcext:value-type="float">
            <text:p>0.387930750846863</text:p>
          </table:table-cell>
          <table:table-cell table:formula="of:=[eventlog_18.O16]" office:value-type="float" office:value="300" calcext:value-type="float">
            <text:p>300</text:p>
          </table:table-cell>
          <table:table-cell table:formula="of:=[eventlog_18.P16]+[eventlog_18.T16]" office:value-type="float" office:value="571" calcext:value-type="float">
            <text:p>571</text:p>
          </table:table-cell>
          <table:table-cell table:formula="of:=[eventlog_18.R16]+[eventlog_18.V16]" office:value-type="float" office:value="0" calcext:value-type="float">
            <text:p>0</text:p>
          </table:table-cell>
          <table:table-cell table:formula="of:=[eventlog_18.Q16]+[eventlog_18.U16]" office:value-type="float" office:value="17356" calcext:value-type="float">
            <text:p>173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eventlog_18.B17]/1000" office:value-type="float" office:value="0.046" calcext:value-type="float">
            <text:p>0.046</text:p>
          </table:table-cell>
          <table:table-cell table:formula="of:=[eventlog_18.D17]/1000" office:value-type="float" office:value="0.004" calcext:value-type="float">
            <text:p>0.004</text:p>
          </table:table-cell>
          <table:table-cell table:formula="of:=[eventlog_18.F17]/1000" office:value-type="float" office:value="0.022" calcext:value-type="float">
            <text:p>0.022</text:p>
          </table:table-cell>
          <table:table-cell/>
          <table:table-cell table:formula="of:=[eventlog_18.M17]" office:value-type="float" office:value="0.981249988079071" calcext:value-type="float">
            <text:p>0.981249988079071</text:p>
          </table:table-cell>
          <table:table-cell table:formula="of:=[eventlog_18.N17]" office:value-type="float" office:value="0.392009824514389" calcext:value-type="float">
            <text:p>0.392009824514389</text:p>
          </table:table-cell>
          <table:table-cell table:formula="of:=[eventlog_18.O17]" office:value-type="float" office:value="250" calcext:value-type="float">
            <text:p>250</text:p>
          </table:table-cell>
          <table:table-cell table:formula="of:=[eventlog_18.P17]+[eventlog_18.T17]" office:value-type="float" office:value="571" calcext:value-type="float">
            <text:p>571</text:p>
          </table:table-cell>
          <table:table-cell table:formula="of:=[eventlog_18.R17]+[eventlog_18.V17]" office:value-type="float" office:value="0" calcext:value-type="float">
            <text:p>0</text:p>
          </table:table-cell>
          <table:table-cell table:formula="of:=[eventlog_18.Q17]+[eventlog_18.U17]" office:value-type="float" office:value="15341" calcext:value-type="float">
            <text:p>153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eventlog_18.B18]/1000" office:value-type="float" office:value="0.046" calcext:value-type="float">
            <text:p>0.046</text:p>
          </table:table-cell>
          <table:table-cell table:formula="of:=[eventlog_18.D18]/1000" office:value-type="float" office:value="0.004" calcext:value-type="float">
            <text:p>0.004</text:p>
          </table:table-cell>
          <table:table-cell table:formula="of:=[eventlog_18.F18]/1000" office:value-type="float" office:value="0.02" calcext:value-type="float">
            <text:p>0.02</text:p>
          </table:table-cell>
          <table:table-cell/>
          <table:table-cell table:formula="of:=[eventlog_18.M18]" office:value-type="float" office:value="0.981500029563904" calcext:value-type="float">
            <text:p>0.981500029563904</text:p>
          </table:table-cell>
          <table:table-cell table:formula="of:=[eventlog_18.N18]" office:value-type="float" office:value="0.392945289611816" calcext:value-type="float">
            <text:p>0.392945289611816</text:p>
          </table:table-cell>
          <table:table-cell table:formula="of:=[eventlog_18.O18]" office:value-type="float" office:value="250" calcext:value-type="float">
            <text:p>250</text:p>
          </table:table-cell>
          <table:table-cell table:formula="of:=[eventlog_18.P18]+[eventlog_18.T18]" office:value-type="float" office:value="571" calcext:value-type="float">
            <text:p>571</text:p>
          </table:table-cell>
          <table:table-cell table:formula="of:=[eventlog_18.R18]+[eventlog_18.V18]" office:value-type="float" office:value="0" calcext:value-type="float">
            <text:p>0</text:p>
          </table:table-cell>
          <table:table-cell table:formula="of:=[eventlog_18.Q18]+[eventlog_18.U18]" office:value-type="float" office:value="13414" calcext:value-type="float">
            <text:p>134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eventlog_18.B19]/1000" office:value-type="float" office:value="0.046" calcext:value-type="float">
            <text:p>0.046</text:p>
          </table:table-cell>
          <table:table-cell table:formula="of:=[eventlog_18.D19]/1000" office:value-type="float" office:value="0.004" calcext:value-type="float">
            <text:p>0.004</text:p>
          </table:table-cell>
          <table:table-cell table:formula="of:=[eventlog_18.F19]/1000" office:value-type="float" office:value="0.017" calcext:value-type="float">
            <text:p>0.017</text:p>
          </table:table-cell>
          <table:table-cell/>
          <table:table-cell table:formula="of:=[eventlog_18.M19]" office:value-type="float" office:value="0.982749998569488" calcext:value-type="float">
            <text:p>0.982749998569488</text:p>
          </table:table-cell>
          <table:table-cell table:formula="of:=[eventlog_18.N19]" office:value-type="float" office:value="0.379603862762451" calcext:value-type="float">
            <text:p>0.379603862762451</text:p>
          </table:table-cell>
          <table:table-cell table:formula="of:=[eventlog_18.O19]" office:value-type="float" office:value="250" calcext:value-type="float">
            <text:p>250</text:p>
          </table:table-cell>
          <table:table-cell table:formula="of:=[eventlog_18.P19]+[eventlog_18.T19]" office:value-type="float" office:value="571" calcext:value-type="float">
            <text:p>571</text:p>
          </table:table-cell>
          <table:table-cell table:formula="of:=[eventlog_18.R19]+[eventlog_18.V19]" office:value-type="float" office:value="0" calcext:value-type="float">
            <text:p>0</text:p>
          </table:table-cell>
          <table:table-cell table:formula="of:=[eventlog_18.Q19]+[eventlog_18.U19]" office:value-type="float" office:value="11534" calcext:value-type="float">
            <text:p>115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eventlog_18.B20]/1000" office:value-type="float" office:value="0.048" calcext:value-type="float">
            <text:p>0.048</text:p>
          </table:table-cell>
          <table:table-cell table:formula="of:=[eventlog_18.D20]/1000" office:value-type="float" office:value="0.004" calcext:value-type="float">
            <text:p>0.004</text:p>
          </table:table-cell>
          <table:table-cell table:formula="of:=[eventlog_18.F20]/1000" office:value-type="float" office:value="0.015" calcext:value-type="float">
            <text:p>0.015</text:p>
          </table:table-cell>
          <table:table-cell/>
          <table:table-cell table:formula="of:=[eventlog_18.M20]" office:value-type="float" office:value="0.9825000166893" calcext:value-type="float">
            <text:p>0.9825000166893</text:p>
          </table:table-cell>
          <table:table-cell table:formula="of:=[eventlog_18.N20]" office:value-type="float" office:value="0.375380456447601" calcext:value-type="float">
            <text:p>0.375380456447601</text:p>
          </table:table-cell>
          <table:table-cell table:formula="of:=[eventlog_18.O20]" office:value-type="float" office:value="200" calcext:value-type="float">
            <text:p>200</text:p>
          </table:table-cell>
          <table:table-cell table:formula="of:=[eventlog_18.P20]+[eventlog_18.T20]" office:value-type="float" office:value="571" calcext:value-type="float">
            <text:p>571</text:p>
          </table:table-cell>
          <table:table-cell table:formula="of:=[eventlog_18.R20]+[eventlog_18.V20]" office:value-type="float" office:value="0" calcext:value-type="float">
            <text:p>0</text:p>
          </table:table-cell>
          <table:table-cell table:formula="of:=[eventlog_18.Q20]+[eventlog_18.U20]" office:value-type="float" office:value="9866" calcext:value-type="float">
            <text:p>98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eventlog_18.B21]/1000" office:value-type="float" office:value="0.049" calcext:value-type="float">
            <text:p>0.049</text:p>
          </table:table-cell>
          <table:table-cell table:formula="of:=[eventlog_18.D21]/1000" office:value-type="float" office:value="0.004" calcext:value-type="float">
            <text:p>0.004</text:p>
          </table:table-cell>
          <table:table-cell table:formula="of:=[eventlog_18.F21]/1000" office:value-type="float" office:value="0.014" calcext:value-type="float">
            <text:p>0.014</text:p>
          </table:table-cell>
          <table:table-cell/>
          <table:table-cell table:formula="of:=[eventlog_18.M21]" office:value-type="float" office:value="0.982999980449676" calcext:value-type="float">
            <text:p>0.982999980449676</text:p>
          </table:table-cell>
          <table:table-cell table:formula="of:=[eventlog_18.N21]" office:value-type="float" office:value="0.374797254800796" calcext:value-type="float">
            <text:p>0.374797254800796</text:p>
          </table:table-cell>
          <table:table-cell table:formula="of:=[eventlog_18.O21]" office:value-type="float" office:value="200" calcext:value-type="float">
            <text:p>200</text:p>
          </table:table-cell>
          <table:table-cell table:formula="of:=[eventlog_18.P21]+[eventlog_18.T21]" office:value-type="float" office:value="571" calcext:value-type="float">
            <text:p>571</text:p>
          </table:table-cell>
          <table:table-cell table:formula="of:=[eventlog_18.R21]+[eventlog_18.V21]" office:value-type="float" office:value="0" calcext:value-type="float">
            <text:p>0</text:p>
          </table:table-cell>
          <table:table-cell table:formula="of:=[eventlog_18.Q21]+[eventlog_18.U21]" office:value-type="float" office:value="8346" calcext:value-type="float">
            <text:p>83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eventlog_18.B22]/1000" office:value-type="float" office:value="0.05" calcext:value-type="float">
            <text:p>0.05</text:p>
          </table:table-cell>
          <table:table-cell table:formula="of:=[eventlog_18.D22]/1000" office:value-type="float" office:value="0.004" calcext:value-type="float">
            <text:p>0.004</text:p>
          </table:table-cell>
          <table:table-cell table:formula="of:=[eventlog_18.F22]/1000" office:value-type="float" office:value="0.013" calcext:value-type="float">
            <text:p>0.013</text:p>
          </table:table-cell>
          <table:table-cell/>
          <table:table-cell table:formula="of:=[eventlog_18.M22]" office:value-type="float" office:value="0.983250021934509" calcext:value-type="float">
            <text:p>0.983250021934509</text:p>
          </table:table-cell>
          <table:table-cell table:formula="of:=[eventlog_18.N22]" office:value-type="float" office:value="0.374087810516357" calcext:value-type="float">
            <text:p>0.374087810516357</text:p>
          </table:table-cell>
          <table:table-cell table:formula="of:=[eventlog_18.O22]" office:value-type="float" office:value="200" calcext:value-type="float">
            <text:p>200</text:p>
          </table:table-cell>
          <table:table-cell table:formula="of:=[eventlog_18.P22]+[eventlog_18.T22]" office:value-type="float" office:value="571" calcext:value-type="float">
            <text:p>571</text:p>
          </table:table-cell>
          <table:table-cell table:formula="of:=[eventlog_18.R22]+[eventlog_18.V22]" office:value-type="float" office:value="0" calcext:value-type="float">
            <text:p>0</text:p>
          </table:table-cell>
          <table:table-cell table:formula="of:=[eventlog_18.Q22]+[eventlog_18.U22]" office:value-type="float" office:value="6836" calcext:value-type="float">
            <text:p>68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eventlog_18.B23]/1000" office:value-type="float" office:value="0.052" calcext:value-type="float">
            <text:p>0.052</text:p>
          </table:table-cell>
          <table:table-cell table:formula="of:=[eventlog_18.D23]/1000" office:value-type="float" office:value="0.004" calcext:value-type="float">
            <text:p>0.004</text:p>
          </table:table-cell>
          <table:table-cell table:formula="of:=[eventlog_18.F23]/1000" office:value-type="float" office:value="0.013" calcext:value-type="float">
            <text:p>0.013</text:p>
          </table:table-cell>
          <table:table-cell/>
          <table:table-cell table:formula="of:=[eventlog_18.M23]" office:value-type="float" office:value="0.983749985694885" calcext:value-type="float">
            <text:p>0.983749985694885</text:p>
          </table:table-cell>
          <table:table-cell table:formula="of:=[eventlog_18.N23]" office:value-type="float" office:value="0.374290376901627" calcext:value-type="float">
            <text:p>0.374290376901627</text:p>
          </table:table-cell>
          <table:table-cell table:formula="of:=[eventlog_18.O23]" office:value-type="float" office:value="150" calcext:value-type="float">
            <text:p>150</text:p>
          </table:table-cell>
          <table:table-cell table:formula="of:=[eventlog_18.P23]+[eventlog_18.T23]" office:value-type="float" office:value="571" calcext:value-type="float">
            <text:p>571</text:p>
          </table:table-cell>
          <table:table-cell table:formula="of:=[eventlog_18.R23]+[eventlog_18.V23]" office:value-type="float" office:value="0" calcext:value-type="float">
            <text:p>0</text:p>
          </table:table-cell>
          <table:table-cell table:formula="of:=[eventlog_18.Q23]+[eventlog_18.U23]" office:value-type="float" office:value="5577" calcext:value-type="float">
            <text:p>55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eventlog_18.B24]/1000" office:value-type="float" office:value="0.052" calcext:value-type="float">
            <text:p>0.052</text:p>
          </table:table-cell>
          <table:table-cell table:formula="of:=[eventlog_18.D24]/1000" office:value-type="float" office:value="0.004" calcext:value-type="float">
            <text:p>0.004</text:p>
          </table:table-cell>
          <table:table-cell table:formula="of:=[eventlog_18.F24]/1000" office:value-type="float" office:value="0.012" calcext:value-type="float">
            <text:p>0.012</text:p>
          </table:table-cell>
          <table:table-cell/>
          <table:table-cell table:formula="of:=[eventlog_18.M24]" office:value-type="float" office:value="0.984250009059906" calcext:value-type="float">
            <text:p>0.984250009059906</text:p>
          </table:table-cell>
          <table:table-cell table:formula="of:=[eventlog_18.N24]" office:value-type="float" office:value="0.376150101423264" calcext:value-type="float">
            <text:p>0.376150101423264</text:p>
          </table:table-cell>
          <table:table-cell table:formula="of:=[eventlog_18.O24]" office:value-type="float" office:value="150" calcext:value-type="float">
            <text:p>150</text:p>
          </table:table-cell>
          <table:table-cell table:formula="of:=[eventlog_18.P24]+[eventlog_18.T24]" office:value-type="float" office:value="569" calcext:value-type="float">
            <text:p>569</text:p>
          </table:table-cell>
          <table:table-cell table:formula="of:=[eventlog_18.R24]+[eventlog_18.V24]" office:value-type="float" office:value="0" calcext:value-type="float">
            <text:p>0</text:p>
          </table:table-cell>
          <table:table-cell table:formula="of:=[eventlog_18.Q24]+[eventlog_18.U24]" office:value-type="float" office:value="4454" calcext:value-type="float">
            <text:p>44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eventlog_18.B25]/1000" office:value-type="float" office:value="0.048" calcext:value-type="float">
            <text:p>0.048</text:p>
          </table:table-cell>
          <table:table-cell table:formula="of:=[eventlog_18.D25]/1000" office:value-type="float" office:value="0.004" calcext:value-type="float">
            <text:p>0.004</text:p>
          </table:table-cell>
          <table:table-cell table:formula="of:=[eventlog_18.F25]/1000" office:value-type="float" office:value="0.01" calcext:value-type="float">
            <text:p>0.01</text:p>
          </table:table-cell>
          <table:table-cell/>
          <table:table-cell table:formula="of:=[eventlog_18.M25]" office:value-type="float" office:value="0.984250009059906" calcext:value-type="float">
            <text:p>0.984250009059906</text:p>
          </table:table-cell>
          <table:table-cell table:formula="of:=[eventlog_18.N25]" office:value-type="float" office:value="0.379651308059692" calcext:value-type="float">
            <text:p>0.379651308059692</text:p>
          </table:table-cell>
          <table:table-cell table:formula="of:=[eventlog_18.O25]" office:value-type="float" office:value="150" calcext:value-type="float">
            <text:p>150</text:p>
          </table:table-cell>
          <table:table-cell table:formula="of:=[eventlog_18.P25]+[eventlog_18.T25]" office:value-type="float" office:value="566" calcext:value-type="float">
            <text:p>566</text:p>
          </table:table-cell>
          <table:table-cell table:formula="of:=[eventlog_18.R25]+[eventlog_18.V25]" office:value-type="float" office:value="0" calcext:value-type="float">
            <text:p>0</text:p>
          </table:table-cell>
          <table:table-cell table:formula="of:=[eventlog_18.Q25]+[eventlog_18.U25]" office:value-type="float" office:value="3329" calcext:value-type="float">
            <text:p>33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eventlog_18.B26]/1000" office:value-type="float" office:value="0.048" calcext:value-type="float">
            <text:p>0.048</text:p>
          </table:table-cell>
          <table:table-cell table:formula="of:=[eventlog_18.D26]/1000" office:value-type="float" office:value="0.004" calcext:value-type="float">
            <text:p>0.004</text:p>
          </table:table-cell>
          <table:table-cell table:formula="of:=[eventlog_18.F26]/1000" office:value-type="float" office:value="0.011" calcext:value-type="float">
            <text:p>0.011</text:p>
          </table:table-cell>
          <table:table-cell/>
          <table:table-cell table:formula="of:=[eventlog_18.M26]" office:value-type="float" office:value="0.984250009059906" calcext:value-type="float">
            <text:p>0.984250009059906</text:p>
          </table:table-cell>
          <table:table-cell table:formula="of:=[eventlog_18.N26]" office:value-type="float" office:value="0.37978196144104" calcext:value-type="float">
            <text:p>0.37978196144104</text:p>
          </table:table-cell>
          <table:table-cell table:formula="of:=[eventlog_18.O26]" office:value-type="float" office:value="100" calcext:value-type="float">
            <text:p>100</text:p>
          </table:table-cell>
          <table:table-cell table:formula="of:=[eventlog_18.P26]+[eventlog_18.T26]" office:value-type="float" office:value="555" calcext:value-type="float">
            <text:p>555</text:p>
          </table:table-cell>
          <table:table-cell table:formula="of:=[eventlog_18.R26]+[eventlog_18.V26]" office:value-type="float" office:value="0" calcext:value-type="float">
            <text:p>0</text:p>
          </table:table-cell>
          <table:table-cell table:formula="of:=[eventlog_18.Q26]+[eventlog_18.U26]"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eventlog_18.B27]/1000" office:value-type="float" office:value="0.062" calcext:value-type="float">
            <text:p>0.062</text:p>
          </table:table-cell>
          <table:table-cell table:formula="of:=[eventlog_18.D27]/1000" office:value-type="float" office:value="0.004" calcext:value-type="float">
            <text:p>0.004</text:p>
          </table:table-cell>
          <table:table-cell table:formula="of:=[eventlog_18.F27]/1000" office:value-type="float" office:value="0.012" calcext:value-type="float">
            <text:p>0.012</text:p>
          </table:table-cell>
          <table:table-cell/>
          <table:table-cell table:formula="of:=[eventlog_18.M27]" office:value-type="float" office:value="0.985000014305115" calcext:value-type="float">
            <text:p>0.985000014305115</text:p>
          </table:table-cell>
          <table:table-cell table:formula="of:=[eventlog_18.N27]" office:value-type="float" office:value="0.383538573980331" calcext:value-type="float">
            <text:p>0.383538573980331</text:p>
          </table:table-cell>
          <table:table-cell table:formula="of:=[eventlog_18.O27]" office:value-type="float" office:value="100" calcext:value-type="float">
            <text:p>100</text:p>
          </table:table-cell>
          <table:table-cell table:formula="of:=[eventlog_18.P27]+[eventlog_18.T27]" office:value-type="float" office:value="539" calcext:value-type="float">
            <text:p>539</text:p>
          </table:table-cell>
          <table:table-cell table:formula="of:=[eventlog_18.R27]+[eventlog_18.V27]" office:value-type="float" office:value="0" calcext:value-type="float">
            <text:p>0</text:p>
          </table:table-cell>
          <table:table-cell table:formula="of:=[eventlog_18.Q27]+[eventlog_18.U27]"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eventlog_18.B28]/1000" office:value-type="float" office:value="0.056" calcext:value-type="float">
            <text:p>0.056</text:p>
          </table:table-cell>
          <table:table-cell table:formula="of:=[eventlog_18.D28]/1000" office:value-type="float" office:value="0.004" calcext:value-type="float">
            <text:p>0.004</text:p>
          </table:table-cell>
          <table:table-cell table:formula="of:=[eventlog_18.F28]/1000" office:value-type="float" office:value="0.009" calcext:value-type="float">
            <text:p>0.009</text:p>
          </table:table-cell>
          <table:table-cell/>
          <table:table-cell table:formula="of:=[eventlog_18.M28]" office:value-type="float" office:value="0.986249983310699" calcext:value-type="float">
            <text:p>0.986249983310699</text:p>
          </table:table-cell>
          <table:table-cell table:formula="of:=[eventlog_18.N28]" office:value-type="float" office:value="0.393487423658371" calcext:value-type="float">
            <text:p>0.393487423658371</text:p>
          </table:table-cell>
          <table:table-cell table:formula="of:=[eventlog_18.O28]" office:value-type="float" office:value="100" calcext:value-type="float">
            <text:p>100</text:p>
          </table:table-cell>
          <table:table-cell table:formula="of:=[eventlog_18.P28]+[eventlog_18.T28]" office:value-type="float" office:value="520" calcext:value-type="float">
            <text:p>520</text:p>
          </table:table-cell>
          <table:table-cell table:formula="of:=[eventlog_18.R28]+[eventlog_18.V28]" office:value-type="float" office:value="0" calcext:value-type="float">
            <text:p>0</text:p>
          </table:table-cell>
          <table:table-cell table:formula="of:=[eventlog_18.Q28]+[eventlog_18.U28]"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eventlog_18.B29]/1000" office:value-type="float" office:value="0.052" calcext:value-type="float">
            <text:p>0.052</text:p>
          </table:table-cell>
          <table:table-cell table:formula="of:=[eventlog_18.D29]/1000" office:value-type="float" office:value="0.004" calcext:value-type="float">
            <text:p>0.004</text:p>
          </table:table-cell>
          <table:table-cell table:formula="of:=[eventlog_18.F29]/1000" office:value-type="float" office:value="0.009" calcext:value-type="float">
            <text:p>0.009</text:p>
          </table:table-cell>
          <table:table-cell/>
          <table:table-cell table:formula="of:=[eventlog_18.M29]" office:value-type="float" office:value="0.985499978065491" calcext:value-type="float">
            <text:p>0.985499978065491</text:p>
          </table:table-cell>
          <table:table-cell table:formula="of:=[eventlog_18.N29]" office:value-type="float" office:value="0.396335452795029" calcext:value-type="float">
            <text:p>0.396335452795029</text:p>
          </table:table-cell>
          <table:table-cell table:formula="of:=[eventlog_18.O29]" office:value-type="float" office:value="50" calcext:value-type="float">
            <text:p>50</text:p>
          </table:table-cell>
          <table:table-cell table:formula="of:=[eventlog_18.P29]+[eventlog_18.T29]" office:value-type="float" office:value="512" calcext:value-type="float">
            <text:p>512</text:p>
          </table:table-cell>
          <table:table-cell table:formula="of:=[eventlog_18.R29]+[eventlog_18.V29]" office:value-type="float" office:value="0" calcext:value-type="float">
            <text:p>0</text:p>
          </table:table-cell>
          <table:table-cell table:formula="of:=[eventlog_18.Q29]+[eventlog_18.U29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eventlog_18.B30]/1000" office:value-type="float" office:value="0.067" calcext:value-type="float">
            <text:p>0.067</text:p>
          </table:table-cell>
          <table:table-cell table:formula="of:=[eventlog_18.D30]/1000" office:value-type="float" office:value="0.004" calcext:value-type="float">
            <text:p>0.004</text:p>
          </table:table-cell>
          <table:table-cell table:formula="of:=[eventlog_18.F30]/1000" office:value-type="float" office:value="0.007" calcext:value-type="float">
            <text:p>0.007</text:p>
          </table:table-cell>
          <table:table-cell/>
          <table:table-cell table:formula="of:=[eventlog_18.M30]" office:value-type="float" office:value="0.986000001430512" calcext:value-type="float">
            <text:p>0.986000001430512</text:p>
          </table:table-cell>
          <table:table-cell table:formula="of:=[eventlog_18.N30]" office:value-type="float" office:value="0.402474343776703" calcext:value-type="float">
            <text:p>0.402474343776703</text:p>
          </table:table-cell>
          <table:table-cell table:formula="of:=[eventlog_18.O30]" office:value-type="float" office:value="50" calcext:value-type="float">
            <text:p>50</text:p>
          </table:table-cell>
          <table:table-cell table:formula="of:=[eventlog_18.P30]+[eventlog_18.T30]" office:value-type="float" office:value="494" calcext:value-type="float">
            <text:p>494</text:p>
          </table:table-cell>
          <table:table-cell table:formula="of:=[eventlog_18.R30]+[eventlog_18.V30]" office:value-type="float" office:value="0" calcext:value-type="float">
            <text:p>0</text:p>
          </table:table-cell>
          <table:table-cell table:formula="of:=[eventlog_18.Q30]+[eventlog_18.U30]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eventlog_18.B31]/1000" office:value-type="float" office:value="0.061" calcext:value-type="float">
            <text:p>0.061</text:p>
          </table:table-cell>
          <table:table-cell table:formula="of:=[eventlog_18.D31]/1000" office:value-type="float" office:value="0.004" calcext:value-type="float">
            <text:p>0.004</text:p>
          </table:table-cell>
          <table:table-cell table:formula="of:=[eventlog_18.F31]/1000" office:value-type="float" office:value="0.005" calcext:value-type="float">
            <text:p>0.005</text:p>
          </table:table-cell>
          <table:table-cell/>
          <table:table-cell table:formula="of:=[eventlog_18.M31]" office:value-type="float" office:value="0.986999988555908" calcext:value-type="float">
            <text:p>0.986999988555908</text:p>
          </table:table-cell>
          <table:table-cell table:formula="of:=[eventlog_18.N31]" office:value-type="float" office:value="0.405723601579666" calcext:value-type="float">
            <text:p>0.405723601579666</text:p>
          </table:table-cell>
          <table:table-cell table:formula="of:=[eventlog_18.O31]" office:value-type="float" office:value="50" calcext:value-type="float">
            <text:p>50</text:p>
          </table:table-cell>
          <table:table-cell table:formula="of:=[eventlog_18.P31]+[eventlog_18.T31]" office:value-type="float" office:value="461" calcext:value-type="float">
            <text:p>461</text:p>
          </table:table-cell>
          <table:table-cell table:formula="of:=[eventlog_18.R31]+[eventlog_18.V31]" office:value-type="float" office:value="0" calcext:value-type="float">
            <text:p>0</text:p>
          </table:table-cell>
          <table:table-cell table:formula="of:=[eventlog_18.Q31]+[eventlog_18.U31]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eventlog_18.B32]/1000" office:value-type="float" office:value="0.053" calcext:value-type="float">
            <text:p>0.053</text:p>
          </table:table-cell>
          <table:table-cell table:formula="of:=[eventlog_18.D32]/1000" office:value-type="float" office:value="0.004" calcext:value-type="float">
            <text:p>0.004</text:p>
          </table:table-cell>
          <table:table-cell table:formula="of:=[eventlog_18.F32]/1000" office:value-type="float" office:value="0.007" calcext:value-type="float">
            <text:p>0.007</text:p>
          </table:table-cell>
          <table:table-cell/>
          <table:table-cell table:formula="of:=[eventlog_18.M32]" office:value-type="float" office:value="0.98675000667572" calcext:value-type="float">
            <text:p>0.98675000667572</text:p>
          </table:table-cell>
          <table:table-cell table:formula="of:=[eventlog_18.N32]" office:value-type="float" office:value="0.405339509248733" calcext:value-type="float">
            <text:p>0.405339509248733</text:p>
          </table:table-cell>
          <table:table-cell table:formula="of:=[eventlog_18.O32]" office:value-type="float" office:value="20" calcext:value-type="float">
            <text:p>20</text:p>
          </table:table-cell>
          <table:table-cell table:formula="of:=[eventlog_18.P32]+[eventlog_18.T32]" office:value-type="float" office:value="431" calcext:value-type="float">
            <text:p>431</text:p>
          </table:table-cell>
          <table:table-cell table:formula="of:=[eventlog_18.R32]+[eventlog_18.V32]" office:value-type="float" office:value="0" calcext:value-type="float">
            <text:p>0</text:p>
          </table:table-cell>
          <table:table-cell table:formula="of:=[eventlog_18.Q32]+[eventlog_18.U32]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eventlog_18.B33]/1000" office:value-type="float" office:value="0.057" calcext:value-type="float">
            <text:p>0.057</text:p>
          </table:table-cell>
          <table:table-cell table:formula="of:=[eventlog_18.D33]/1000" office:value-type="float" office:value="0.003" calcext:value-type="float">
            <text:p>0.003</text:p>
          </table:table-cell>
          <table:table-cell table:formula="of:=[eventlog_18.F33]/1000" office:value-type="float" office:value="0.004" calcext:value-type="float">
            <text:p>0.004</text:p>
          </table:table-cell>
          <table:table-cell/>
          <table:table-cell table:formula="of:=[eventlog_18.M33]" office:value-type="float" office:value="0.987249970436096" calcext:value-type="float">
            <text:p>0.987249970436096</text:p>
          </table:table-cell>
          <table:table-cell table:formula="of:=[eventlog_18.N33]" office:value-type="float" office:value="0.40194445848465" calcext:value-type="float">
            <text:p>0.40194445848465</text:p>
          </table:table-cell>
          <table:table-cell table:formula="of:=[eventlog_18.O33]" office:value-type="float" office:value="20" calcext:value-type="float">
            <text:p>20</text:p>
          </table:table-cell>
          <table:table-cell table:formula="of:=[eventlog_18.P33]+[eventlog_18.T33]" office:value-type="float" office:value="390" calcext:value-type="float">
            <text:p>390</text:p>
          </table:table-cell>
          <table:table-cell table:formula="of:=[eventlog_18.R33]+[eventlog_18.V33]" office:value-type="float" office:value="0" calcext:value-type="float">
            <text:p>0</text:p>
          </table:table-cell>
          <table:table-cell table:formula="of:=[eventlog_18.Q33]+[eventlog_18.U33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eventlog_18.B34]/1000" office:value-type="float" office:value="0.055" calcext:value-type="float">
            <text:p>0.055</text:p>
          </table:table-cell>
          <table:table-cell table:formula="of:=[eventlog_18.D34]/1000" office:value-type="float" office:value="0.003" calcext:value-type="float">
            <text:p>0.003</text:p>
          </table:table-cell>
          <table:table-cell table:formula="of:=[eventlog_18.F34]/1000" office:value-type="float" office:value="0.002" calcext:value-type="float">
            <text:p>0.002</text:p>
          </table:table-cell>
          <table:table-cell/>
          <table:table-cell table:formula="of:=[eventlog_18.M34]" office:value-type="float" office:value="0.988749980926514" calcext:value-type="float">
            <text:p>0.988749980926514</text:p>
          </table:table-cell>
          <table:table-cell table:formula="of:=[eventlog_18.N34]" office:value-type="float" office:value="0.398207902908325" calcext:value-type="float">
            <text:p>0.398207902908325</text:p>
          </table:table-cell>
          <table:table-cell table:formula="of:=[eventlog_18.O34]" office:value-type="float" office:value="20" calcext:value-type="float">
            <text:p>20</text:p>
          </table:table-cell>
          <table:table-cell table:formula="of:=[eventlog_18.P34]+[eventlog_18.T34]" office:value-type="float" office:value="334" calcext:value-type="float">
            <text:p>334</text:p>
          </table:table-cell>
          <table:table-cell table:formula="of:=[eventlog_18.R34]+[eventlog_18.V34]" office:value-type="float" office:value="0" calcext:value-type="float">
            <text:p>0</text:p>
          </table:table-cell>
          <table:table-cell table:formula="of:=[eventlog_18.Q34]+[eventlog_18.U3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eventlog_18.B35]/1000" office:value-type="float" office:value="0.045" calcext:value-type="float">
            <text:p>0.045</text:p>
          </table:table-cell>
          <table:table-cell table:formula="of:=[eventlog_18.D35]/1000" office:value-type="float" office:value="0.003" calcext:value-type="float">
            <text:p>0.003</text:p>
          </table:table-cell>
          <table:table-cell table:formula="of:=[eventlog_18.F35]/1000" office:value-type="float" office:value="0.002" calcext:value-type="float">
            <text:p>0.002</text:p>
          </table:table-cell>
          <table:table-cell/>
          <table:table-cell table:formula="of:=[eventlog_18.M35]" office:value-type="float" office:value="0.988250017166138" calcext:value-type="float">
            <text:p>0.988250017166138</text:p>
          </table:table-cell>
          <table:table-cell table:formula="of:=[eventlog_18.N35]" office:value-type="float" office:value="0.394896030426025" calcext:value-type="float">
            <text:p>0.394896030426025</text:p>
          </table:table-cell>
          <table:table-cell table:formula="of:=[eventlog_18.O35]" office:value-type="float" office:value="10" calcext:value-type="float">
            <text:p>10</text:p>
          </table:table-cell>
          <table:table-cell table:formula="of:=[eventlog_18.P35]+[eventlog_18.T35]" office:value-type="float" office:value="276" calcext:value-type="float">
            <text:p>276</text:p>
          </table:table-cell>
          <table:table-cell table:formula="of:=[eventlog_18.R35]+[eventlog_18.V35]" office:value-type="float" office:value="0" calcext:value-type="float">
            <text:p>0</text:p>
          </table:table-cell>
          <table:table-cell table:formula="of:=[eventlog_18.Q35]+[eventlog_18.U3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eventlog_18.B36]/1000" office:value-type="float" office:value="0.047" calcext:value-type="float">
            <text:p>0.047</text:p>
          </table:table-cell>
          <table:table-cell table:formula="of:=[eventlog_18.D36]/1000" office:value-type="float" office:value="0.002" calcext:value-type="float">
            <text:p>0.002</text:p>
          </table:table-cell>
          <table:table-cell table:formula="of:=[eventlog_18.F36]/1000" office:value-type="float" office:value="0.001" calcext:value-type="float">
            <text:p>0.001</text:p>
          </table:table-cell>
          <table:table-cell/>
          <table:table-cell table:formula="of:=[eventlog_18.M36]" office:value-type="float" office:value="0.989000022411346" calcext:value-type="float">
            <text:p>0.989000022411346</text:p>
          </table:table-cell>
          <table:table-cell table:formula="of:=[eventlog_18.N36]" office:value-type="float" office:value="0.39337682723999" calcext:value-type="float">
            <text:p>0.39337682723999</text:p>
          </table:table-cell>
          <table:table-cell table:formula="of:=[eventlog_18.O36]" office:value-type="float" office:value="10" calcext:value-type="float">
            <text:p>10</text:p>
          </table:table-cell>
          <table:table-cell table:formula="of:=[eventlog_18.P36]+[eventlog_18.T36]" office:value-type="float" office:value="220" calcext:value-type="float">
            <text:p>220</text:p>
          </table:table-cell>
          <table:table-cell table:formula="of:=[eventlog_18.R36]+[eventlog_18.V36]" office:value-type="float" office:value="0" calcext:value-type="float">
            <text:p>0</text:p>
          </table:table-cell>
          <table:table-cell table:formula="of:=[eventlog_18.Q36]+[eventlog_18.U3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eventlog_18.B37]/1000" office:value-type="float" office:value="0.036" calcext:value-type="float">
            <text:p>0.036</text:p>
          </table:table-cell>
          <table:table-cell table:formula="of:=[eventlog_18.D37]/1000" office:value-type="float" office:value="0.001" calcext:value-type="float">
            <text:p>0.001</text:p>
          </table:table-cell>
          <table:table-cell table:formula="of:=[eventlog_18.F37]/1000" office:value-type="float" office:value="0.001" calcext:value-type="float">
            <text:p>0.001</text:p>
          </table:table-cell>
          <table:table-cell/>
          <table:table-cell table:formula="of:=[eventlog_18.M37]" office:value-type="float" office:value="0.989750027656555" calcext:value-type="float">
            <text:p>0.989750027656555</text:p>
          </table:table-cell>
          <table:table-cell table:formula="of:=[eventlog_18.N37]" office:value-type="float" office:value="0.393941938877106" calcext:value-type="float">
            <text:p>0.393941938877106</text:p>
          </table:table-cell>
          <table:table-cell table:formula="of:=[eventlog_18.O37]" office:value-type="float" office:value="10" calcext:value-type="float">
            <text:p>10</text:p>
          </table:table-cell>
          <table:table-cell table:formula="of:=[eventlog_18.P37]+[eventlog_18.T37]" office:value-type="float" office:value="174" calcext:value-type="float">
            <text:p>174</text:p>
          </table:table-cell>
          <table:table-cell table:formula="of:=[eventlog_18.R37]+[eventlog_18.V37]" office:value-type="float" office:value="0" calcext:value-type="float">
            <text:p>0</text:p>
          </table:table-cell>
          <table:table-cell table:formula="of:=[eventlog_18.Q37]+[eventlog_18.U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eventlog_18.B38]/1000" office:value-type="float" office:value="0.034" calcext:value-type="float">
            <text:p>0.034</text:p>
          </table:table-cell>
          <table:table-cell table:formula="of:=[eventlog_18.D38]/1000" office:value-type="float" office:value="0.001" calcext:value-type="float">
            <text:p>0.001</text:p>
          </table:table-cell>
          <table:table-cell table:formula="of:=[eventlog_18.F38]/1000" office:value-type="float" office:value="0.001" calcext:value-type="float">
            <text:p>0.001</text:p>
          </table:table-cell>
          <table:table-cell/>
          <table:table-cell table:formula="of:=[eventlog_18.M38]" office:value-type="float" office:value="0.989750027656555" calcext:value-type="float">
            <text:p>0.989750027656555</text:p>
          </table:table-cell>
          <table:table-cell table:formula="of:=[eventlog_18.N38]" office:value-type="float" office:value="0.389538019895554" calcext:value-type="float">
            <text:p>0.389538019895554</text:p>
          </table:table-cell>
          <table:table-cell table:formula="of:=[eventlog_18.O38]" office:value-type="float" office:value="5" calcext:value-type="float">
            <text:p>5</text:p>
          </table:table-cell>
          <table:table-cell table:formula="of:=[eventlog_18.P38]+[eventlog_18.T38]" office:value-type="float" office:value="139" calcext:value-type="float">
            <text:p>139</text:p>
          </table:table-cell>
          <table:table-cell table:formula="of:=[eventlog_18.R38]+[eventlog_18.V38]" office:value-type="float" office:value="0" calcext:value-type="float">
            <text:p>0</text:p>
          </table:table-cell>
          <table:table-cell table:formula="of:=[eventlog_18.Q38]+[eventlog_18.U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eventlog_18.B39]/1000" office:value-type="float" office:value="0.032" calcext:value-type="float">
            <text:p>0.032</text:p>
          </table:table-cell>
          <table:table-cell table:formula="of:=[eventlog_18.D39]/1000" office:value-type="float" office:value="0.001" calcext:value-type="float">
            <text:p>0.001</text:p>
          </table:table-cell>
          <table:table-cell table:formula="of:=[eventlog_18.F39]/1000" office:value-type="float" office:value="0.001" calcext:value-type="float">
            <text:p>0.001</text:p>
          </table:table-cell>
          <table:table-cell/>
          <table:table-cell table:formula="of:=[eventlog_18.M39]" office:value-type="float" office:value="0.990000009536743" calcext:value-type="float">
            <text:p>0.990000009536743</text:p>
          </table:table-cell>
          <table:table-cell table:formula="of:=[eventlog_18.N39]" office:value-type="float" office:value="0.379762858152389" calcext:value-type="float">
            <text:p>0.379762858152389</text:p>
          </table:table-cell>
          <table:table-cell table:formula="of:=[eventlog_18.O39]" office:value-type="float" office:value="5" calcext:value-type="float">
            <text:p>5</text:p>
          </table:table-cell>
          <table:table-cell table:formula="of:=[eventlog_18.P39]+[eventlog_18.T39]" office:value-type="float" office:value="105" calcext:value-type="float">
            <text:p>105</text:p>
          </table:table-cell>
          <table:table-cell table:formula="of:=[eventlog_18.R39]+[eventlog_18.V39]" office:value-type="float" office:value="0" calcext:value-type="float">
            <text:p>0</text:p>
          </table:table-cell>
          <table:table-cell table:formula="of:=[eventlog_18.Q39]+[eventlog_18.U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eventlog_18.B40]/1000" office:value-type="float" office:value="0.032" calcext:value-type="float">
            <text:p>0.032</text:p>
          </table:table-cell>
          <table:table-cell table:formula="of:=[eventlog_18.D40]/1000" office:value-type="float" office:value="0" calcext:value-type="float">
            <text:p>0</text:p>
          </table:table-cell>
          <table:table-cell table:formula="of:=[eventlog_18.F40]/1000" office:value-type="float" office:value="0" calcext:value-type="float">
            <text:p>0</text:p>
          </table:table-cell>
          <table:table-cell/>
          <table:table-cell table:formula="of:=[eventlog_18.M40]" office:value-type="float" office:value="0.990000009536743" calcext:value-type="float">
            <text:p>0.990000009536743</text:p>
          </table:table-cell>
          <table:table-cell table:formula="of:=[eventlog_18.N40]" office:value-type="float" office:value="0.379482507705688" calcext:value-type="float">
            <text:p>0.379482507705688</text:p>
          </table:table-cell>
          <table:table-cell table:formula="of:=[eventlog_18.O40]" office:value-type="float" office:value="5" calcext:value-type="float">
            <text:p>5</text:p>
          </table:table-cell>
          <table:table-cell table:formula="of:=[eventlog_18.P40]+[eventlog_18.T40]" office:value-type="float" office:value="70" calcext:value-type="float">
            <text:p>70</text:p>
          </table:table-cell>
          <table:table-cell table:formula="of:=[eventlog_18.R40]+[eventlog_18.V40]" office:value-type="float" office:value="0" calcext:value-type="float">
            <text:p>0</text:p>
          </table:table-cell>
          <table:table-cell table:formula="of:=[eventlog_18.Q40]+[eventlog_18.U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eventlog_18.B41]/1000" office:value-type="float" office:value="0.022" calcext:value-type="float">
            <text:p>0.022</text:p>
          </table:table-cell>
          <table:table-cell table:formula="of:=[eventlog_18.D41]/1000" office:value-type="float" office:value="0" calcext:value-type="float">
            <text:p>0</text:p>
          </table:table-cell>
          <table:table-cell table:formula="of:=[eventlog_18.F41]/1000" office:value-type="float" office:value="0" calcext:value-type="float">
            <text:p>0</text:p>
          </table:table-cell>
          <table:table-cell/>
          <table:table-cell table:formula="of:=[eventlog_18.M41]" office:value-type="float" office:value="0.990000009536743" calcext:value-type="float">
            <text:p>0.990000009536743</text:p>
          </table:table-cell>
          <table:table-cell table:formula="of:=[eventlog_18.N41]" office:value-type="float" office:value="0.373915582895279" calcext:value-type="float">
            <text:p>0.373915582895279</text:p>
          </table:table-cell>
          <table:table-cell table:formula="of:=[eventlog_18.O41]" office:value-type="float" office:value="3" calcext:value-type="float">
            <text:p>3</text:p>
          </table:table-cell>
          <table:table-cell table:formula="of:=[eventlog_18.P41]+[eventlog_18.T41]" office:value-type="float" office:value="48" calcext:value-type="float">
            <text:p>48</text:p>
          </table:table-cell>
          <table:table-cell table:formula="of:=[eventlog_18.R41]+[eventlog_18.V41]" office:value-type="float" office:value="0" calcext:value-type="float">
            <text:p>0</text:p>
          </table:table-cell>
          <table:table-cell table:formula="of:=[eventlog_18.Q41]+[eventlog_18.U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eventlog_18.B42]/1000" office:value-type="float" office:value="0.027" calcext:value-type="float">
            <text:p>0.027</text:p>
          </table:table-cell>
          <table:table-cell table:formula="of:=[eventlog_18.D42]/1000" office:value-type="float" office:value="0" calcext:value-type="float">
            <text:p>0</text:p>
          </table:table-cell>
          <table:table-cell table:formula="of:=[eventlog_18.F42]/1000" office:value-type="float" office:value="0" calcext:value-type="float">
            <text:p>0</text:p>
          </table:table-cell>
          <table:table-cell/>
          <table:table-cell table:formula="of:=[eventlog_18.M42]" office:value-type="float" office:value="0.560999989509583" calcext:value-type="float">
            <text:p>0.560999989509583</text:p>
          </table:table-cell>
          <table:table-cell table:formula="of:=[eventlog_18.N42]" office:value-type="float" office:value="0.368930399417877" calcext:value-type="float">
            <text:p>0.368930399417877</text:p>
          </table:table-cell>
          <table:table-cell table:formula="of:=[eventlog_18.O42]" office:value-type="float" office:value="3" calcext:value-type="float">
            <text:p>3</text:p>
          </table:table-cell>
          <table:table-cell table:formula="of:=[eventlog_18.P42]+[eventlog_18.T42]" office:value-type="float" office:value="25" calcext:value-type="float">
            <text:p>25</text:p>
          </table:table-cell>
          <table:table-cell table:formula="of:=[eventlog_18.R42]+[eventlog_18.V42]" office:value-type="float" office:value="0" calcext:value-type="float">
            <text:p>0</text:p>
          </table:table-cell>
          <table:table-cell table:formula="of:=[eventlog_18.Q42]+[eventlog_18.U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eventlog_18.B43]/1000" office:value-type="float" office:value="0.038" calcext:value-type="float">
            <text:p>0.038</text:p>
          </table:table-cell>
          <table:table-cell table:formula="of:=[eventlog_18.D43]/1000" office:value-type="float" office:value="0" calcext:value-type="float">
            <text:p>0</text:p>
          </table:table-cell>
          <table:table-cell table:formula="of:=[eventlog_18.F43]/1000" office:value-type="float" office:value="0" calcext:value-type="float">
            <text:p>0</text:p>
          </table:table-cell>
          <table:table-cell/>
          <table:table-cell table:formula="of:=[eventlog_18.M43]" office:value-type="float" office:value="0.0617499984800816" calcext:value-type="float">
            <text:p>0.061749998480082</text:p>
          </table:table-cell>
          <table:table-cell table:formula="of:=[eventlog_18.N43]" office:value-type="float" office:value="0.333626091480255" calcext:value-type="float">
            <text:p>0.333626091480255</text:p>
          </table:table-cell>
          <table:table-cell table:formula="of:=[eventlog_18.O43]" office:value-type="float" office:value="3" calcext:value-type="float">
            <text:p>3</text:p>
          </table:table-cell>
          <table:table-cell table:formula="of:=[eventlog_18.P43]+[eventlog_18.T43]" office:value-type="float" office:value="0" calcext:value-type="float">
            <text:p>0</text:p>
          </table:table-cell>
          <table:table-cell table:formula="of:=[eventlog_18.R43]+[eventlog_18.V43]" office:value-type="float" office:value="0" calcext:value-type="float">
            <text:p>0</text:p>
          </table:table-cell>
          <table:table-cell table:formula="of:=[eventlog_18.Q43]+[eventlog_18.U4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4T09:42:09.407943905</dc:date>
    <meta:editing-duration>PT47M49S</meta:editing-duration>
    <meta:editing-cycles>3</meta:editing-cycles>
    <meta:generator>LibreOffice/5.2.5.1$Linux_X86_64 LibreOffice_project/20m0$Build-1</meta:generator>
    <meta:document-statistic meta:table-count="8" meta:cell-count="5791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4cm" svg:y="3.162cm" style:legend-expansion="high" chart:style-name="ch2"/>
        <chart:plot-area chart:style-name="ch3" table:cell-range-address="Sheet2.A1:Sheet2.D39 Sheet2.F1:Sheet2.G39" chart:data-source-has-labels="row" svg:x="0.32cm" svg:y="0.18cm" svg:width="12.194cm" svg:height="8.64cm">
          <chartooo:coordinate-region svg:x="1.068cm" svg:y="0.389cm" svg:width="11.251cm" svg:height="7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39" chart:label-cell-address="Sheet2.B1:Sheet2.B1" chart:class="chart:scatter">
            <chart:domain table:cell-range-address="Sheet2.A2:Sheet2.A39"/>
            <chart:data-point chart:repeated="38"/>
          </chart:series>
          <chart:series chart:style-name="ch7" chart:values-cell-range-address="Sheet2.C2:Sheet2.C39" chart:label-cell-address="Sheet2.C1:Sheet2.C1" chart:class="chart:scatter">
            <chart:data-point chart:repeated="38"/>
          </chart:series>
          <chart:series chart:style-name="ch8" chart:values-cell-range-address="Sheet2.D2:Sheet2.D39" chart:label-cell-address="Sheet2.D1:Sheet2.D1" chart:class="chart:scatter">
            <chart:data-point chart:repeated="38"/>
          </chart:series>
          <chart:series chart:style-name="ch9" chart:values-cell-range-address="Sheet2.F2:Sheet2.F39" chart:label-cell-address="Sheet2.F1:Sheet2.F1" chart:class="chart:scatter">
            <chart:data-point chart:repeated="38"/>
          </chart:series>
          <chart:series chart:style-name="ch10" chart:values-cell-range-address="Sheet2.G2:Sheet2.G39" chart:label-cell-address="Sheet2.G1:Sheet2.G1" chart:class="chart:scatter"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C1:Sheet2.C1</svg:desc>
                </draw:g>
              </table:table-cell>
              <table:table-cell office:value-type="string">
                <text:p>cpu_edge</text:p>
                <draw:g>
                  <svg:desc>Sheet2.D1:Sheet2.D1</svg:desc>
                </draw:g>
              </table:table-cell>
              <table:table-cell office:value-type="string">
                <text:p>cpu_node</text:p>
                <draw:g>
                  <svg:desc>Sheet2.F1:Sheet2.F1</svg:desc>
                </draw:g>
              </table:table-cell>
              <table:table-cell office:value-type="string">
                <text:p>mem_node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  <draw:g>
                  <svg:desc>Sheet2.A2:Sheet2.A39</svg:desc>
                </draw:g>
              </table:table-cell>
              <table:table-cell office:value-type="float" office:value="0.629">
                <text:p>0.629</text:p>
                <draw:g>
                  <svg:desc>Sheet2.B2:Sheet2.B39</svg:desc>
                </draw:g>
              </table:table-cell>
              <table:table-cell office:value-type="float" office:value="0.048">
                <text:p>0.048</text:p>
                <draw:g>
                  <svg:desc>Sheet2.C2:Sheet2.C39</svg:desc>
                </draw:g>
              </table:table-cell>
              <table:table-cell office:value-type="float" office:value="0.225">
                <text:p>0.225</text:p>
                <draw:g>
                  <svg:desc>Sheet2.D2:Sheet2.D39</svg:desc>
                </draw:g>
              </table:table-cell>
              <table:table-cell office:value-type="float" office:value="0.959249973297119">
                <text:p>0.959249973297119</text:p>
                <draw:g>
                  <svg:desc>Sheet2.F2:Sheet2.F39</svg:desc>
                </draw:g>
              </table:table-cell>
              <table:table-cell office:value-type="float" office:value="0.943939328193665">
                <text:p>0.943939328193665</text:p>
                <draw:g>
                  <svg:desc>Sheet2.G2:Sheet2.G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0.609">
                <text:p>0.609</text:p>
              </table:table-cell>
              <table:table-cell office:value-type="float" office:value="0.049">
                <text:p>0.049</text:p>
              </table:table-cell>
              <table:table-cell office:value-type="float" office:value="0.226">
                <text:p>0.226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943787634372711">
                <text:p>0.943787634372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0.628">
                <text:p>0.628</text:p>
              </table:table-cell>
              <table:table-cell office:value-type="float" office:value="0.05">
                <text:p>0.05</text:p>
              </table:table-cell>
              <table:table-cell office:value-type="float" office:value="0.229">
                <text:p>0.229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943261206150055">
                <text:p>0.943261206150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64">
                <text:p>0.64</text:p>
              </table:table-cell>
              <table:table-cell office:value-type="float" office:value="0.05">
                <text:p>0.05</text:p>
              </table:table-cell>
              <table:table-cell office:value-type="float" office:value="0.227">
                <text:p>0.227</text:p>
              </table:table-cell>
              <table:table-cell office:value-type="float" office:value="0.958249986171722">
                <text:p>0.958249986171722</text:p>
              </table:table-cell>
              <table:table-cell office:value-type="float" office:value="0.942738175392151">
                <text:p>0.942738175392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0.641">
                <text:p>0.641</text:p>
              </table:table-cell>
              <table:table-cell office:value-type="float" office:value="0.05">
                <text:p>0.05</text:p>
              </table:table-cell>
              <table:table-cell office:value-type="float" office:value="0.232">
                <text:p>0.232</text:p>
              </table:table-cell>
              <table:table-cell office:value-type="float" office:value="0.958249986171722">
                <text:p>0.958249986171722</text:p>
              </table:table-cell>
              <table:table-cell office:value-type="float" office:value="0.942405939102173">
                <text:p>0.942405939102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0.641">
                <text:p>0.641</text:p>
              </table:table-cell>
              <table:table-cell office:value-type="float" office:value="0.047">
                <text:p>0.047</text:p>
              </table:table-cell>
              <table:table-cell office:value-type="float" office:value="0.222">
                <text:p>0.222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94303172826767">
                <text:p>0.94303172826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623">
                <text:p>0.623</text:p>
              </table:table-cell>
              <table:table-cell office:value-type="float" office:value="0.049">
                <text:p>0.049</text:p>
              </table:table-cell>
              <table:table-cell office:value-type="float" office:value="0.224">
                <text:p>0.224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944794058799744">
                <text:p>0.944794058799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0.638">
                <text:p>0.638</text:p>
              </table:table-cell>
              <table:table-cell office:value-type="float" office:value="0.049">
                <text:p>0.049</text:p>
              </table:table-cell>
              <table:table-cell office:value-type="float" office:value="0.225">
                <text:p>0.225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944079756736755">
                <text:p>0.944079756736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639">
                <text:p>0.639</text:p>
              </table:table-cell>
              <table:table-cell office:value-type="float" office:value="0.049">
                <text:p>0.049</text:p>
              </table:table-cell>
              <table:table-cell office:value-type="float" office:value="0.221">
                <text:p>0.221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942753314971924">
                <text:p>0.942753314971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0.643">
                <text:p>0.643</text:p>
              </table:table-cell>
              <table:table-cell office:value-type="float" office:value="0.049">
                <text:p>0.049</text:p>
              </table:table-cell>
              <table:table-cell office:value-type="float" office:value="0.224">
                <text:p>0.224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941650986671448">
                <text:p>0.941650986671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0.644">
                <text:p>0.644</text:p>
              </table:table-cell>
              <table:table-cell office:value-type="float" office:value="0.047">
                <text:p>0.047</text:p>
              </table:table-cell>
              <table:table-cell office:value-type="float" office:value="0.217">
                <text:p>0.217</text:p>
              </table:table-cell>
              <table:table-cell office:value-type="float" office:value="0.961000025272369">
                <text:p>0.961000025272369</text:p>
              </table:table-cell>
              <table:table-cell office:value-type="float" office:value="0.941839873790741">
                <text:p>0.941839873790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0.617">
                <text:p>0.617</text:p>
              </table:table-cell>
              <table:table-cell office:value-type="float" office:value="0.048">
                <text:p>0.048</text:p>
              </table:table-cell>
              <table:table-cell office:value-type="float" office:value="0.221">
                <text:p>0.221</text:p>
              </table:table-cell>
              <table:table-cell office:value-type="float" office:value="0.960749983787537">
                <text:p>0.960749983787537</text:p>
              </table:table-cell>
              <table:table-cell office:value-type="float" office:value="0.943418264389038">
                <text:p>0.943418264389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0.619">
                <text:p>0.619</text:p>
              </table:table-cell>
              <table:table-cell office:value-type="float" office:value="0.049">
                <text:p>0.049</text:p>
              </table:table-cell>
              <table:table-cell office:value-type="float" office:value="0.229">
                <text:p>0.229</text:p>
              </table:table-cell>
              <table:table-cell office:value-type="float" office:value="0.960749983787537">
                <text:p>0.960749983787537</text:p>
              </table:table-cell>
              <table:table-cell office:value-type="float" office:value="0.944765686988831">
                <text:p>0.944765686988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0.634">
                <text:p>0.634</text:p>
              </table:table-cell>
              <table:table-cell office:value-type="float" office:value="0.048">
                <text:p>0.048</text:p>
              </table:table-cell>
              <table:table-cell office:value-type="float" office:value="0.232">
                <text:p>0.232</text:p>
              </table:table-cell>
              <table:table-cell office:value-type="float" office:value="0.959500014781952">
                <text:p>0.959500014781952</text:p>
              </table:table-cell>
              <table:table-cell office:value-type="float" office:value="0.943192720413208">
                <text:p>0.9431927204132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0.624">
                <text:p>0.624</text:p>
              </table:table-cell>
              <table:table-cell office:value-type="float" office:value="0.048">
                <text:p>0.048</text:p>
              </table:table-cell>
              <table:table-cell office:value-type="float" office:value="0.228">
                <text:p>0.228</text:p>
              </table:table-cell>
              <table:table-cell office:value-type="float" office:value="0.959999978542328">
                <text:p>0.959999978542328</text:p>
              </table:table-cell>
              <table:table-cell office:value-type="float" office:value="0.934444069862366">
                <text:p>0.9344440698623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0.613">
                <text:p>0.613</text:p>
              </table:table-cell>
              <table:table-cell office:value-type="float" office:value="0.046">
                <text:p>0.046</text:p>
              </table:table-cell>
              <table:table-cell office:value-type="float" office:value="0.225">
                <text:p>0.225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932354390621185">
                <text:p>0.9323543906211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0.609">
                <text:p>0.609</text:p>
              </table:table-cell>
              <table:table-cell office:value-type="float" office:value="0.04">
                <text:p>0.04</text:p>
              </table:table-cell>
              <table:table-cell office:value-type="float" office:value="0.205">
                <text:p>0.205</text:p>
              </table:table-cell>
              <table:table-cell office:value-type="float" office:value="0.962999999523163">
                <text:p>0.962999999523163</text:p>
              </table:table-cell>
              <table:table-cell office:value-type="float" office:value="0.928655982017517">
                <text:p>0.928655982017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.526">
                <text:p>0.526</text:p>
              </table:table-cell>
              <table:table-cell office:value-type="float" office:value="0.039">
                <text:p>0.039</text:p>
              </table:table-cell>
              <table:table-cell office:value-type="float" office:value="0.189">
                <text:p>0.189</text:p>
              </table:table-cell>
              <table:table-cell office:value-type="float" office:value="0.965250015258789">
                <text:p>0.965250015258789</text:p>
              </table:table-cell>
              <table:table-cell office:value-type="float" office:value="0.925985515117645">
                <text:p>0.925985515117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503">
                <text:p>0.503</text:p>
              </table:table-cell>
              <table:table-cell office:value-type="float" office:value="0.035">
                <text:p>0.035</text:p>
              </table:table-cell>
              <table:table-cell office:value-type="float" office:value="0.184">
                <text:p>0.184</text:p>
              </table:table-cell>
              <table:table-cell office:value-type="float" office:value="0.966000020503998">
                <text:p>0.966000020503998</text:p>
              </table:table-cell>
              <table:table-cell office:value-type="float" office:value="0.922895312309265">
                <text:p>0.9228953123092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471">
                <text:p>0.471</text:p>
              </table:table-cell>
              <table:table-cell office:value-type="float" office:value="0.03">
                <text:p>0.03</text:p>
              </table:table-cell>
              <table:table-cell office:value-type="float" office:value="0.183">
                <text:p>0.183</text:p>
              </table:table-cell>
              <table:table-cell office:value-type="float" office:value="0.968999981880188">
                <text:p>0.968999981880188</text:p>
              </table:table-cell>
              <table:table-cell office:value-type="float" office:value="0.922635495662689">
                <text:p>0.922635495662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0.421">
                <text:p>0.421</text:p>
              </table:table-cell>
              <table:table-cell office:value-type="float" office:value="0.027">
                <text:p>0.027</text:p>
              </table:table-cell>
              <table:table-cell office:value-type="float" office:value="0.158">
                <text:p>0.158</text:p>
              </table:table-cell>
              <table:table-cell office:value-type="float" office:value="0.972500026226044">
                <text:p>0.972500026226044</text:p>
              </table:table-cell>
              <table:table-cell office:value-type="float" office:value="0.917987406253815">
                <text:p>0.917987406253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.362">
                <text:p>0.362</text:p>
              </table:table-cell>
              <table:table-cell office:value-type="float" office:value="0.027">
                <text:p>0.027</text:p>
              </table:table-cell>
              <table:table-cell office:value-type="float" office:value="0.158">
                <text:p>0.158</text:p>
              </table:table-cell>
              <table:table-cell office:value-type="float" office:value="0.972500026226044">
                <text:p>0.972500026226044</text:p>
              </table:table-cell>
              <table:table-cell office:value-type="float" office:value="0.917035758495331">
                <text:p>0.917035758495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0.373">
                <text:p>0.373</text:p>
              </table:table-cell>
              <table:table-cell office:value-type="float" office:value="0.021">
                <text:p>0.021</text:p>
              </table:table-cell>
              <table:table-cell office:value-type="float" office:value="0.165">
                <text:p>0.165</text:p>
              </table:table-cell>
              <table:table-cell office:value-type="float" office:value="0.974749982357025">
                <text:p>0.974749982357025</text:p>
              </table:table-cell>
              <table:table-cell office:value-type="float" office:value="0.916553378105164">
                <text:p>0.9165533781051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0.32">
                <text:p>0.32</text:p>
              </table:table-cell>
              <table:table-cell office:value-type="float" office:value="0.018">
                <text:p>0.018</text:p>
              </table:table-cell>
              <table:table-cell office:value-type="float" office:value="0.146">
                <text:p>0.146</text:p>
              </table:table-cell>
              <table:table-cell office:value-type="float" office:value="0.977500021457672">
                <text:p>0.977500021457672</text:p>
              </table:table-cell>
              <table:table-cell office:value-type="float" office:value="0.91494607925415">
                <text:p>0.914946079254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0.292">
                <text:p>0.292</text:p>
              </table:table-cell>
              <table:table-cell office:value-type="float" office:value="0.018">
                <text:p>0.018</text:p>
              </table:table-cell>
              <table:table-cell office:value-type="float" office:value="0.134">
                <text:p>0.134</text:p>
              </table:table-cell>
              <table:table-cell office:value-type="float" office:value="0.978250026702881">
                <text:p>0.978250026702881</text:p>
              </table:table-cell>
              <table:table-cell office:value-type="float" office:value="0.916497111320496">
                <text:p>0.916497111320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013">
                <text:p>0.013</text:p>
              </table:table-cell>
              <table:table-cell office:value-type="float" office:value="0.121">
                <text:p>0.121</text:p>
              </table:table-cell>
              <table:table-cell office:value-type="float" office:value="0.980250000953674">
                <text:p>0.980250000953674</text:p>
              </table:table-cell>
              <table:table-cell office:value-type="float" office:value="0.915283679962158">
                <text:p>0.9152836799621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0.204">
                <text:p>0.204</text:p>
              </table:table-cell>
              <table:table-cell office:value-type="float" office:value="0.009">
                <text:p>0.009</text:p>
              </table:table-cell>
              <table:table-cell office:value-type="float" office:value="0.091">
                <text:p>0.091</text:p>
              </table:table-cell>
              <table:table-cell office:value-type="float" office:value="0.9825000166893">
                <text:p>0.9825000166893</text:p>
              </table:table-cell>
              <table:table-cell office:value-type="float" office:value="0.914158403873444">
                <text:p>0.914158403873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0.158">
                <text:p>0.158</text:p>
              </table:table-cell>
              <table:table-cell office:value-type="float" office:value="0.009">
                <text:p>0.009</text:p>
              </table:table-cell>
              <table:table-cell office:value-type="float" office:value="0.083">
                <text:p>0.083</text:p>
              </table:table-cell>
              <table:table-cell office:value-type="float" office:value="0.983250021934509">
                <text:p>0.983250021934509</text:p>
              </table:table-cell>
              <table:table-cell office:value-type="float" office:value="0.9140864610672">
                <text:p>0.9140864610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.172">
                <text:p>0.172</text:p>
              </table:table-cell>
              <table:table-cell office:value-type="float" office:value="0.006">
                <text:p>0.006</text:p>
              </table:table-cell>
              <table:table-cell office:value-type="float" office:value="0.078">
                <text:p>0.078</text:p>
              </table:table-cell>
              <table:table-cell office:value-type="float" office:value="0.984749972820282">
                <text:p>0.984749972820282</text:p>
              </table:table-cell>
              <table:table-cell office:value-type="float" office:value="0.913480758666992">
                <text:p>0.9134807586669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.123">
                <text:p>0.123</text:p>
              </table:table-cell>
              <table:table-cell office:value-type="float" office:value="0.004">
                <text:p>0.004</text:p>
              </table:table-cell>
              <table:table-cell office:value-type="float" office:value="0.039">
                <text:p>0.039</text:p>
              </table:table-cell>
              <table:table-cell office:value-type="float" office:value="0.98675000667572">
                <text:p>0.98675000667572</text:p>
              </table:table-cell>
              <table:table-cell office:value-type="float" office:value="0.912549674510956">
                <text:p>0.9125496745109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0.078">
                <text:p>0.078</text:p>
              </table:table-cell>
              <table:table-cell office:value-type="float" office:value="0.003">
                <text:p>0.003</text:p>
              </table:table-cell>
              <table:table-cell office:value-type="float" office:value="0.042">
                <text:p>0.042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911921918392181">
                <text:p>0.9119219183921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02">
                <text:p>0.002</text:p>
              </table:table-cell>
              <table:table-cell office:value-type="float" office:value="0.035">
                <text:p>0.035</text:p>
              </table:table-cell>
              <table:table-cell office:value-type="float" office:value="0.986999988555908">
                <text:p>0.986999988555908</text:p>
              </table:table-cell>
              <table:table-cell office:value-type="float" office:value="0.910331308841705">
                <text:p>0.910331308841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0.068">
                <text:p>0.068</text:p>
              </table:table-cell>
              <table:table-cell office:value-type="float" office:value="0.002">
                <text:p>0.002</text:p>
              </table:table-cell>
              <table:table-cell office:value-type="float" office:value="0.022">
                <text:p>0.022</text:p>
              </table:table-cell>
              <table:table-cell office:value-type="float" office:value="0.987749993801117">
                <text:p>0.987749993801117</text:p>
              </table:table-cell>
              <table:table-cell office:value-type="float" office:value="0.908942759037018">
                <text:p>0.9089427590370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0.057">
                <text:p>0.057</text:p>
              </table:table-cell>
              <table:table-cell office:value-type="float" office:value="0.002">
                <text:p>0.002</text:p>
              </table:table-cell>
              <table:table-cell office:value-type="float" office:value="0.027">
                <text:p>0.027</text:p>
              </table:table-cell>
              <table:table-cell office:value-type="float" office:value="0.987500011920929">
                <text:p>0.987500011920929</text:p>
              </table:table-cell>
              <table:table-cell office:value-type="float" office:value="0.908824324607849">
                <text:p>0.9088243246078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0.056">
                <text:p>0.056</text:p>
              </table:table-cell>
              <table:table-cell office:value-type="float" office:value="0.001">
                <text:p>0.001</text:p>
              </table:table-cell>
              <table:table-cell office:value-type="float" office:value="0.028">
                <text:p>0.028</text:p>
              </table:table-cell>
              <table:table-cell office:value-type="float" office:value="0.987999975681305">
                <text:p>0.987999975681305</text:p>
              </table:table-cell>
              <table:table-cell office:value-type="float" office:value="0.906043350696564">
                <text:p>0.9060433506965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0.053">
                <text:p>0.053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988749980926514">
                <text:p>0.988749980926514</text:p>
              </table:table-cell>
              <table:table-cell office:value-type="float" office:value="0.905845642089844">
                <text:p>0.9058456420898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.041">
                <text:p>0.041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988499999046326">
                <text:p>0.988499999046326</text:p>
              </table:table-cell>
              <table:table-cell office:value-type="float" office:value="0.906826674938202">
                <text:p>0.9068266749382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076">
                <text:p>0.07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989000022411346">
                <text:p>0.989000022411346</text:p>
              </table:table-cell>
              <table:table-cell office:value-type="float" office:value="0.902681052684784">
                <text:p>0.9026810526847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65cm" svg:y="3.677cm" style:legend-expansion="high" chart:style-name="ch2"/>
        <chart:plot-area chart:style-name="ch3" table:cell-range-address="Sheet6.I1:Sheet6.K42" chart:data-source-has-labels="row" svg:x="0.32cm" svg:y="0.18cm" svg:width="12.01cm" svg:height="8.64cm">
          <chartooo:coordinate-region svg:x="1.537cm" svg:y="0.388cm" svg:width="10.793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I2:Sheet6.I42" chart:label-cell-address="Sheet6.I1:Sheet6.I1" chart:class="chart:area">
            <chart:data-point chart:repeated="41"/>
          </chart:series>
          <chart:series chart:style-name="ch7" chart:values-cell-range-address="Sheet6.J2:Sheet6.J42" chart:label-cell-address="Sheet6.J1:Sheet6.J1" chart:class="chart:area">
            <chart:data-point chart:repeated="41"/>
          </chart:series>
          <chart:series chart:style-name="ch8" chart:values-cell-range-address="Sheet6.K2:Sheet6.K42" chart:label-cell-address="Sheet6.K1:Sheet6.K1" chart:class="chart:area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ful_reqs</text:p>
                <draw:g>
                  <svg:desc>Sheet6.I1:Sheet6.I1</svg:desc>
                </draw:g>
              </table:table-cell>
              <table:table-cell office:value-type="string">
                <text:p>0_reqs</text:p>
                <draw:g>
                  <svg:desc>Sheet6.J1:Sheet6.J1</svg:desc>
                </draw:g>
              </table:table-cell>
              <table:table-cell office:value-type="string">
                <text:p>500_reqs</text:p>
                <draw:g>
                  <svg:desc>Sheet6.K1:Sheet6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19">
                <text:p>34919</text:p>
                <draw:g>
                  <svg:desc>Sheet6.I2:Sheet6.I42</svg:desc>
                </draw:g>
              </table:table-cell>
              <table:table-cell office:value-type="float" office:value="5">
                <text:p>5</text:p>
                <draw:g>
                  <svg:desc>Sheet6.J2:Sheet6.J42</svg:desc>
                </draw:g>
              </table:table-cell>
              <table:table-cell office:value-type="float" office:value="23940">
                <text:p>23940</text:p>
                <draw:g>
                  <svg:desc>Sheet6.K2:Sheet6.K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421">
                <text:p>33421</text:p>
              </table:table-cell>
              <table:table-cell office:value-type="float" office:value="3">
                <text:p>3</text:p>
              </table:table-cell>
              <table:table-cell office:value-type="float" office:value="21524">
                <text:p>21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762">
                <text:p>31762</text:p>
              </table:table-cell>
              <table:table-cell office:value-type="float" office:value="2">
                <text:p>2</text:p>
              </table:table-cell>
              <table:table-cell office:value-type="float" office:value="19330">
                <text:p>193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97">
                <text:p>30097</text:p>
              </table:table-cell>
              <table:table-cell office:value-type="float" office:value="1">
                <text:p>1</text:p>
              </table:table-cell>
              <table:table-cell office:value-type="float" office:value="17107">
                <text:p>17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671">
                <text:p>28671</text:p>
              </table:table-cell>
              <table:table-cell office:value-type="float" office:value="0">
                <text:p>0</text:p>
              </table:table-cell>
              <table:table-cell office:value-type="float" office:value="14692">
                <text:p>14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15">
                <text:p>27515</text:p>
              </table:table-cell>
              <table:table-cell office:value-type="float" office:value="0">
                <text:p>0</text:p>
              </table:table-cell>
              <table:table-cell office:value-type="float" office:value="12489">
                <text:p>12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317">
                <text:p>26317</text:p>
              </table:table-cell>
              <table:table-cell office:value-type="float" office:value="0">
                <text:p>0</text:p>
              </table:table-cell>
              <table:table-cell office:value-type="float" office:value="10621">
                <text:p>10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928">
                <text:p>24928</text:p>
              </table:table-cell>
              <table:table-cell office:value-type="float" office:value="0">
                <text:p>0</text:p>
              </table:table-cell>
              <table:table-cell office:value-type="float" office:value="8914">
                <text:p>89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582">
                <text:p>23582</text:p>
              </table:table-cell>
              <table:table-cell office:value-type="float" office:value="0">
                <text:p>0</text:p>
              </table:table-cell>
              <table:table-cell office:value-type="float" office:value="7416">
                <text:p>7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183">
                <text:p>22183</text:p>
              </table:table-cell>
              <table:table-cell office:value-type="float" office:value="0">
                <text:p>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696">
                <text:p>20696</text:p>
              </table:table-cell>
              <table:table-cell office:value-type="float" office:value="0">
                <text:p>0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08">
                <text:p>19308</text:p>
              </table:table-cell>
              <table:table-cell office:value-type="float" office:value="0">
                <text:p>0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879">
                <text:p>17879</text:p>
              </table:table-cell>
              <table:table-cell office:value-type="float" office:value="0">
                <text:p>0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77">
                <text:p>16377</text:p>
              </table:table-cell>
              <table:table-cell office:value-type="float" office:value="0">
                <text:p>0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942">
                <text:p>14942</text:p>
              </table:table-cell>
              <table:table-cell office:value-type="float" office:value="0">
                <text:p>0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541">
                <text:p>13541</text:p>
              </table:table-cell>
              <table:table-cell office:value-type="float" office:value="0">
                <text:p>0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2">
                <text:p>12792</text:p>
              </table:table-cell>
              <table:table-cell office:value-type="float" office:value="0">
                <text:p>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361">
                <text:p>11361</text:p>
              </table:table-cell>
              <table:table-cell office:value-type="float" office:value="0">
                <text:p>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60">
                <text:p>10060</text:p>
              </table:table-cell>
              <table:table-cell office:value-type="float" office:value="0">
                <text:p>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16">
                <text:p>8716</text:p>
              </table:table-cell>
              <table:table-cell office:value-type="float" office:value="0">
                <text:p>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88">
                <text:p>7488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20">
                <text:p>6420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09">
                <text:p>5309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74">
                <text:p>427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71">
                <text:p>347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1">
                <text:p>270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1">
                <text:p>204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99">
                <text:p>159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2">
                <text:p>12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6">
                <text:p>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1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7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13cm" svg:y="4.192cm" style:legend-expansion="high" chart:style-name="ch2"/>
        <chart:plot-area chart:style-name="ch3" table:cell-range-address="Sheet6.A1:Sheet6.A42 Sheet6.H1:Sheet6.H42" chart:data-source-has-labels="row" svg:x="0.32cm" svg:y="0.18cm" svg:width="11.973cm" svg:height="8.64cm">
          <chartooo:coordinate-region svg:x="1.151cm" svg:y="0.388cm" svg:width="10.947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H2:Sheet6.H42" chart:label-cell-address="Sheet6.H1:Sheet6.H1" chart:class="chart:scatter">
            <chart:domain table:cell-range-address="Sheet6.A2:Sheet6.A42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ust_users</text:p>
                <draw:g>
                  <svg:desc>Sheet6.H1:Sheet6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Sheet6.A2:Sheet6.A42</svg:desc>
                </draw:g>
              </table:table-cell>
              <table:table-cell office:value-type="float" office:value="600">
                <text:p>600</text:p>
                <draw:g>
                  <svg:desc>Sheet6.H2:Sheet6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782cm" svg:y="3.935cm" style:legend-expansion="high" chart:style-name="ch2"/>
        <chart:plot-area chart:style-name="ch3" table:cell-range-address="Sheet6.J1:Sheet6.K42" chart:data-source-has-labels="row" svg:x="0.32cm" svg:y="0.18cm" svg:width="13.142cm" svg:height="8.64cm">
          <chartooo:coordinate-region svg:x="1.537cm" svg:y="0.388cm" svg:width="11.778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J2:Sheet6.J42" chart:label-cell-address="Sheet6.J1:Sheet6.J1" chart:class="chart:area">
            <chart:data-point chart:repeated="41"/>
          </chart:series>
          <chart:series chart:style-name="ch7" chart:values-cell-range-address="Sheet6.K2:Sheet6.K42" chart:label-cell-address="Sheet6.K1:Sheet6.K1" chart:class="chart:area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_reqs</text:p>
                <draw:g>
                  <svg:desc>Sheet6.J1:Sheet6.J1</svg:desc>
                </draw:g>
              </table:table-cell>
              <table:table-cell office:value-type="string">
                <text:p>500_reqs</text:p>
                <draw:g>
                  <svg:desc>Sheet6.K1:Sheet6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6.J2:Sheet6.J42</svg:desc>
                </draw:g>
              </table:table-cell>
              <table:table-cell office:value-type="float" office:value="23940">
                <text:p>23940</text:p>
                <draw:g>
                  <svg:desc>Sheet6.K2:Sheet6.K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1524">
                <text:p>21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330">
                <text:p>193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7107">
                <text:p>17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4692">
                <text:p>14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2489">
                <text:p>12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621">
                <text:p>10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914">
                <text:p>89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416">
                <text:p>7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4cm" svg:y="3.162cm" style:legend-expansion="high" chart:style-name="ch2"/>
        <chart:plot-area chart:style-name="ch3" table:cell-range-address="Sheet8.A1:Sheet8.D43 Sheet8.F1:Sheet8.G43" chart:data-source-has-labels="row" svg:x="0.32cm" svg:y="0.18cm" svg:width="12.194cm" svg:height="8.64cm">
          <chartooo:coordinate-region svg:x="1.068cm" svg:y="0.389cm" svg:width="11.251cm" svg:height="7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B2:Sheet8.B43" chart:label-cell-address="Sheet8.B1:Sheet8.B1" chart:class="chart:scatter">
            <chart:domain table:cell-range-address="Sheet8.A2:Sheet8.A43"/>
            <chart:data-point chart:repeated="42"/>
          </chart:series>
          <chart:series chart:style-name="ch7" chart:values-cell-range-address="Sheet8.C2:Sheet8.C43" chart:label-cell-address="Sheet8.C1:Sheet8.C1" chart:class="chart:scatter">
            <chart:data-point chart:repeated="42"/>
          </chart:series>
          <chart:series chart:style-name="ch8" chart:values-cell-range-address="Sheet8.D2:Sheet8.D43" chart:label-cell-address="Sheet8.D1:Sheet8.D1" chart:class="chart:scatter">
            <chart:data-point chart:repeated="42"/>
          </chart:series>
          <chart:series chart:style-name="ch9" chart:values-cell-range-address="Sheet8.F2:Sheet8.F43" chart:label-cell-address="Sheet8.F1:Sheet8.F1" chart:class="chart:scatter">
            <chart:data-point chart:repeated="42"/>
          </chart:series>
          <chart:series chart:style-name="ch10" chart:values-cell-range-address="Sheet8.G2:Sheet8.G43" chart:label-cell-address="Sheet8.G1:Sheet8.G1" chart:class="chart:scatter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</text:p>
                <draw:g>
                  <svg:desc>Sheet8.B1:Sheet8.B1</svg:desc>
                </draw:g>
              </table:table-cell>
              <table:table-cell office:value-type="string">
                <text:p>cpu_server</text:p>
                <draw:g>
                  <svg:desc>Sheet8.C1:Sheet8.C1</svg:desc>
                </draw:g>
              </table:table-cell>
              <table:table-cell office:value-type="string">
                <text:p>cpu_edge</text:p>
                <draw:g>
                  <svg:desc>Sheet8.D1:Sheet8.D1</svg:desc>
                </draw:g>
              </table:table-cell>
              <table:table-cell office:value-type="string">
                <text:p>cpu_node</text:p>
                <draw:g>
                  <svg:desc>Sheet8.F1:Sheet8.F1</svg:desc>
                </draw:g>
              </table:table-cell>
              <table:table-cell office:value-type="string">
                <text:p>mem_node</text:p>
                <draw:g>
                  <svg:desc>Sheet8.G1:Sheet8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Sheet8.A2:Sheet8.A43</svg:desc>
                </draw:g>
              </table:table-cell>
              <table:table-cell office:value-type="float" office:value="0.039">
                <text:p>0.039</text:p>
                <draw:g>
                  <svg:desc>Sheet8.B2:Sheet8.B43</svg:desc>
                </draw:g>
              </table:table-cell>
              <table:table-cell office:value-type="float" office:value="0.004">
                <text:p>0.004</text:p>
                <draw:g>
                  <svg:desc>Sheet8.C2:Sheet8.C43</svg:desc>
                </draw:g>
              </table:table-cell>
              <table:table-cell office:value-type="float" office:value="0.027">
                <text:p>0.027</text:p>
                <draw:g>
                  <svg:desc>Sheet8.D2:Sheet8.D43</svg:desc>
                </draw:g>
              </table:table-cell>
              <table:table-cell office:value-type="float" office:value="0.978749990463257">
                <text:p>0.978749990463257</text:p>
                <draw:g>
                  <svg:desc>Sheet8.F2:Sheet8.F43</svg:desc>
                </draw:g>
              </table:table-cell>
              <table:table-cell office:value-type="float" office:value="0.363020002841949">
                <text:p>0.363020002841949</text:p>
                <draw:g>
                  <svg:desc>Sheet8.G2:Sheet8.G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0.038">
                <text:p>0.038</text:p>
              </table:table-cell>
              <table:table-cell office:value-type="float" office:value="0.004">
                <text:p>0.004</text:p>
              </table:table-cell>
              <table:table-cell office:value-type="float" office:value="0.027">
                <text:p>0.027</text:p>
              </table:table-cell>
              <table:table-cell office:value-type="float" office:value="0.978999972343445">
                <text:p>0.978999972343445</text:p>
              </table:table-cell>
              <table:table-cell office:value-type="float" office:value="0.364718288183212">
                <text:p>0.364718288183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36">
                <text:p>0.036</text:p>
              </table:table-cell>
              <table:table-cell office:value-type="float" office:value="0.004">
                <text:p>0.004</text:p>
              </table:table-cell>
              <table:table-cell office:value-type="float" office:value="0.026">
                <text:p>0.026</text:p>
              </table:table-cell>
              <table:table-cell office:value-type="float" office:value="0.978749990463257">
                <text:p>0.978749990463257</text:p>
              </table:table-cell>
              <table:table-cell office:value-type="float" office:value="0.367221862077713">
                <text:p>0.367221862077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0.041">
                <text:p>0.041</text:p>
              </table:table-cell>
              <table:table-cell office:value-type="float" office:value="0.004">
                <text:p>0.004</text:p>
              </table:table-cell>
              <table:table-cell office:value-type="float" office:value="0.026">
                <text:p>0.026</text:p>
              </table:table-cell>
              <table:table-cell office:value-type="float" office:value="0.978999972343445">
                <text:p>0.978999972343445</text:p>
              </table:table-cell>
              <table:table-cell office:value-type="float" office:value="0.36779773235321">
                <text:p>0.36779773235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0.035">
                <text:p>0.035</text:p>
              </table:table-cell>
              <table:table-cell office:value-type="float" office:value="0.004">
                <text:p>0.004</text:p>
              </table:table-cell>
              <table:table-cell office:value-type="float" office:value="0.026">
                <text:p>0.026</text:p>
              </table:table-cell>
              <table:table-cell office:value-type="float" office:value="0.979250013828278">
                <text:p>0.979250013828278</text:p>
              </table:table-cell>
              <table:table-cell office:value-type="float" office:value="0.372355312108994">
                <text:p>0.372355312108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0.038">
                <text:p>0.038</text:p>
              </table:table-cell>
              <table:table-cell office:value-type="float" office:value="0.004">
                <text:p>0.004</text:p>
              </table:table-cell>
              <table:table-cell office:value-type="float" office:value="0.021">
                <text:p>0.021</text:p>
              </table:table-cell>
              <table:table-cell office:value-type="float" office:value="0.979499995708466">
                <text:p>0.979499995708466</text:p>
              </table:table-cell>
              <table:table-cell office:value-type="float" office:value="0.373917073011398">
                <text:p>0.3739170730113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.038">
                <text:p>0.038</text:p>
              </table:table-cell>
              <table:table-cell office:value-type="float" office:value="0.004">
                <text:p>0.004</text:p>
              </table:table-cell>
              <table:table-cell office:value-type="float" office:value="0.022">
                <text:p>0.022</text:p>
              </table:table-cell>
              <table:table-cell office:value-type="float" office:value="0.980499982833862">
                <text:p>0.980499982833862</text:p>
              </table:table-cell>
              <table:table-cell office:value-type="float" office:value="0.374347120523453">
                <text:p>0.374347120523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04">
                <text:p>0.04</text:p>
              </table:table-cell>
              <table:table-cell office:value-type="float" office:value="0.004">
                <text:p>0.004</text:p>
              </table:table-cell>
              <table:table-cell office:value-type="float" office:value="0.021">
                <text:p>0.021</text:p>
              </table:table-cell>
              <table:table-cell office:value-type="float" office:value="0.980750024318695">
                <text:p>0.980750024318695</text:p>
              </table:table-cell>
              <table:table-cell office:value-type="float" office:value="0.37679985165596">
                <text:p>0.37679985165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37">
                <text:p>0.037</text:p>
              </table:table-cell>
              <table:table-cell office:value-type="float" office:value="0.004">
                <text:p>0.004</text:p>
              </table:table-cell>
              <table:table-cell office:value-type="float" office:value="0.019">
                <text:p>0.019</text:p>
              </table:table-cell>
              <table:table-cell office:value-type="float" office:value="0.981750011444092">
                <text:p>0.981750011444092</text:p>
              </table:table-cell>
              <table:table-cell office:value-type="float" office:value="0.376072287559509">
                <text:p>0.376072287559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0.037">
                <text:p>0.037</text:p>
              </table:table-cell>
              <table:table-cell office:value-type="float" office:value="0.003">
                <text:p>0.003</text:p>
              </table:table-cell>
              <table:table-cell office:value-type="float" office:value="0.02">
                <text:p>0.02</text:p>
              </table:table-cell>
              <table:table-cell office:value-type="float" office:value="0.981000006198883">
                <text:p>0.981000006198883</text:p>
              </table:table-cell>
              <table:table-cell office:value-type="float" office:value="0.379534870386124">
                <text:p>0.3795348703861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0.033">
                <text:p>0.033</text:p>
              </table:table-cell>
              <table:table-cell office:value-type="float" office:value="0.004">
                <text:p>0.004</text:p>
              </table:table-cell>
              <table:table-cell office:value-type="float" office:value="0.024">
                <text:p>0.024</text:p>
              </table:table-cell>
              <table:table-cell office:value-type="float" office:value="0.980499982833862">
                <text:p>0.980499982833862</text:p>
              </table:table-cell>
              <table:table-cell office:value-type="float" office:value="0.382033079862595">
                <text:p>0.382033079862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0.041">
                <text:p>0.041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980750024318695">
                <text:p>0.980750024318695</text:p>
              </table:table-cell>
              <table:table-cell office:value-type="float" office:value="0.381548225879669">
                <text:p>0.381548225879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0.05">
                <text:p>0.05</text:p>
              </table:table-cell>
              <table:table-cell office:value-type="float" office:value="0.004">
                <text:p>0.004</text:p>
              </table:table-cell>
              <table:table-cell office:value-type="float" office:value="0.024">
                <text:p>0.024</text:p>
              </table:table-cell>
              <table:table-cell office:value-type="float" office:value="0.981249988079071">
                <text:p>0.981249988079071</text:p>
              </table:table-cell>
              <table:table-cell office:value-type="float" office:value="0.387387663125992">
                <text:p>0.3873876631259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0.04">
                <text:p>0.04</text:p>
              </table:table-cell>
              <table:table-cell office:value-type="float" office:value="0.004">
                <text:p>0.004</text:p>
              </table:table-cell>
              <table:table-cell office:value-type="float" office:value="0.02">
                <text:p>0.02</text:p>
              </table:table-cell>
              <table:table-cell office:value-type="float" office:value="0.981249988079071">
                <text:p>0.981249988079071</text:p>
              </table:table-cell>
              <table:table-cell office:value-type="float" office:value="0.389695554971695">
                <text:p>0.3896955549716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04">
                <text:p>0.04</text:p>
              </table:table-cell>
              <table:table-cell office:value-type="float" office:value="0.004">
                <text:p>0.004</text:p>
              </table:table-cell>
              <table:table-cell office:value-type="float" office:value="0.017">
                <text:p>0.017</text:p>
              </table:table-cell>
              <table:table-cell office:value-type="float" office:value="0.981249988079071">
                <text:p>0.981249988079071</text:p>
              </table:table-cell>
              <table:table-cell office:value-type="float" office:value="0.387930750846863">
                <text:p>0.387930750846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0.046">
                <text:p>0.046</text:p>
              </table:table-cell>
              <table:table-cell office:value-type="float" office:value="0.004">
                <text:p>0.004</text:p>
              </table:table-cell>
              <table:table-cell office:value-type="float" office:value="0.022">
                <text:p>0.022</text:p>
              </table:table-cell>
              <table:table-cell office:value-type="float" office:value="0.981249988079071">
                <text:p>0.981249988079071</text:p>
              </table:table-cell>
              <table:table-cell office:value-type="float" office:value="0.392009824514389">
                <text:p>0.3920098245143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046">
                <text:p>0.046</text:p>
              </table:table-cell>
              <table:table-cell office:value-type="float" office:value="0.004">
                <text:p>0.004</text:p>
              </table:table-cell>
              <table:table-cell office:value-type="float" office:value="0.02">
                <text:p>0.02</text:p>
              </table:table-cell>
              <table:table-cell office:value-type="float" office:value="0.981500029563904">
                <text:p>0.981500029563904</text:p>
              </table:table-cell>
              <table:table-cell office:value-type="float" office:value="0.392945289611816">
                <text:p>0.3929452896118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0.046">
                <text:p>0.046</text:p>
              </table:table-cell>
              <table:table-cell office:value-type="float" office:value="0.004">
                <text:p>0.004</text:p>
              </table:table-cell>
              <table:table-cell office:value-type="float" office:value="0.017">
                <text:p>0.017</text:p>
              </table:table-cell>
              <table:table-cell office:value-type="float" office:value="0.982749998569488">
                <text:p>0.982749998569488</text:p>
              </table:table-cell>
              <table:table-cell office:value-type="float" office:value="0.379603862762451">
                <text:p>0.3796038627624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.048">
                <text:p>0.048</text:p>
              </table:table-cell>
              <table:table-cell office:value-type="float" office:value="0.004">
                <text:p>0.004</text:p>
              </table:table-cell>
              <table:table-cell office:value-type="float" office:value="0.015">
                <text:p>0.015</text:p>
              </table:table-cell>
              <table:table-cell office:value-type="float" office:value="0.9825000166893">
                <text:p>0.9825000166893</text:p>
              </table:table-cell>
              <table:table-cell office:value-type="float" office:value="0.375380456447601">
                <text:p>0.3753804564476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49">
                <text:p>0.049</text:p>
              </table:table-cell>
              <table:table-cell office:value-type="float" office:value="0.004">
                <text:p>0.004</text:p>
              </table:table-cell>
              <table:table-cell office:value-type="float" office:value="0.014">
                <text:p>0.014</text:p>
              </table:table-cell>
              <table:table-cell office:value-type="float" office:value="0.982999980449676">
                <text:p>0.982999980449676</text:p>
              </table:table-cell>
              <table:table-cell office:value-type="float" office:value="0.374797254800796">
                <text:p>0.3747972548007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05">
                <text:p>0.05</text:p>
              </table:table-cell>
              <table:table-cell office:value-type="float" office:value="0.004">
                <text:p>0.004</text:p>
              </table:table-cell>
              <table:table-cell office:value-type="float" office:value="0.013">
                <text:p>0.013</text:p>
              </table:table-cell>
              <table:table-cell office:value-type="float" office:value="0.983250021934509">
                <text:p>0.983250021934509</text:p>
              </table:table-cell>
              <table:table-cell office:value-type="float" office:value="0.374087810516357">
                <text:p>0.3740878105163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52">
                <text:p>0.052</text:p>
              </table:table-cell>
              <table:table-cell office:value-type="float" office:value="0.004">
                <text:p>0.004</text:p>
              </table:table-cell>
              <table:table-cell office:value-type="float" office:value="0.013">
                <text:p>0.013</text:p>
              </table:table-cell>
              <table:table-cell office:value-type="float" office:value="0.983749985694885">
                <text:p>0.983749985694885</text:p>
              </table:table-cell>
              <table:table-cell office:value-type="float" office:value="0.374290376901627">
                <text:p>0.3742903769016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0.052">
                <text:p>0.052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984250009059906">
                <text:p>0.984250009059906</text:p>
              </table:table-cell>
              <table:table-cell office:value-type="float" office:value="0.376150101423264">
                <text:p>0.3761501014232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0.048">
                <text:p>0.048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  <table:table-cell office:value-type="float" office:value="0.984250009059906">
                <text:p>0.984250009059906</text:p>
              </table:table-cell>
              <table:table-cell office:value-type="float" office:value="0.379651308059692">
                <text:p>0.3796513080596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0.048">
                <text:p>0.048</text:p>
              </table:table-cell>
              <table:table-cell office:value-type="float" office:value="0.004">
                <text:p>0.004</text:p>
              </table:table-cell>
              <table:table-cell office:value-type="float" office:value="0.011">
                <text:p>0.011</text:p>
              </table:table-cell>
              <table:table-cell office:value-type="float" office:value="0.984250009059906">
                <text:p>0.984250009059906</text:p>
              </table:table-cell>
              <table:table-cell office:value-type="float" office:value="0.37978196144104">
                <text:p>0.379781961441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0.062">
                <text:p>0.062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985000014305115">
                <text:p>0.985000014305115</text:p>
              </table:table-cell>
              <table:table-cell office:value-type="float" office:value="0.383538573980331">
                <text:p>0.3835385739803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0.056">
                <text:p>0.056</text:p>
              </table:table-cell>
              <table:table-cell office:value-type="float" office:value="0.004">
                <text:p>0.004</text:p>
              </table:table-cell>
              <table:table-cell office:value-type="float" office:value="0.009">
                <text:p>0.009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393487423658371">
                <text:p>0.3934874236583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0.052">
                <text:p>0.052</text:p>
              </table:table-cell>
              <table:table-cell office:value-type="float" office:value="0.004">
                <text:p>0.004</text:p>
              </table:table-cell>
              <table:table-cell office:value-type="float" office:value="0.009">
                <text:p>0.009</text:p>
              </table:table-cell>
              <table:table-cell office:value-type="float" office:value="0.985499978065491">
                <text:p>0.985499978065491</text:p>
              </table:table-cell>
              <table:table-cell office:value-type="float" office:value="0.396335452795029">
                <text:p>0.396335452795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0.067">
                <text:p>0.067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986000001430512">
                <text:p>0.986000001430512</text:p>
              </table:table-cell>
              <table:table-cell office:value-type="float" office:value="0.402474343776703">
                <text:p>0.4024743437767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.061">
                <text:p>0.061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986999988555908">
                <text:p>0.986999988555908</text:p>
              </table:table-cell>
              <table:table-cell office:value-type="float" office:value="0.405723601579666">
                <text:p>0.4057236015796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0.053">
                <text:p>0.053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98675000667572">
                <text:p>0.98675000667572</text:p>
              </table:table-cell>
              <table:table-cell office:value-type="float" office:value="0.405339509248733">
                <text:p>0.4053395092487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0.057">
                <text:p>0.057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987249970436096">
                <text:p>0.987249970436096</text:p>
              </table:table-cell>
              <table:table-cell office:value-type="float" office:value="0.40194445848465">
                <text:p>0.401944458484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0.055">
                <text:p>0.055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988749980926514">
                <text:p>0.988749980926514</text:p>
              </table:table-cell>
              <table:table-cell office:value-type="float" office:value="0.398207902908325">
                <text:p>0.3982079029083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988250017166138">
                <text:p>0.988250017166138</text:p>
              </table:table-cell>
              <table:table-cell office:value-type="float" office:value="0.394896030426025">
                <text:p>0.3948960304260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0.047">
                <text:p>0.047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989000022411346">
                <text:p>0.989000022411346</text:p>
              </table:table-cell>
              <table:table-cell office:value-type="float" office:value="0.39337682723999">
                <text:p>0.39337682723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0.036">
                <text:p>0.036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989750027656555">
                <text:p>0.989750027656555</text:p>
              </table:table-cell>
              <table:table-cell office:value-type="float" office:value="0.393941938877106">
                <text:p>0.3939419388771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0.034">
                <text:p>0.034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989750027656555">
                <text:p>0.989750027656555</text:p>
              </table:table-cell>
              <table:table-cell office:value-type="float" office:value="0.389538019895554">
                <text:p>0.3895380198955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.032">
                <text:p>0.032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379762858152389">
                <text:p>0.3797628581523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379482507705688">
                <text:p>0.3794825077056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.022">
                <text:p>0.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373915582895279">
                <text:p>0.3739155828952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60999989509583">
                <text:p>0.560999989509583</text:p>
              </table:table-cell>
              <table:table-cell office:value-type="float" office:value="0.368930399417877">
                <text:p>0.368930399417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038">
                <text:p>0.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17499984800816">
                <text:p>0.0617499984800816</text:p>
              </table:table-cell>
              <table:table-cell office:value-type="float" office:value="0.333626091480255">
                <text:p>0.33362609148025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4cm" svg:y="3.677cm" style:legend-expansion="high" chart:style-name="ch2"/>
        <chart:plot-area chart:style-name="ch3" table:cell-range-address="Sheet8.A1:Sheet8.D43" chart:data-source-has-labels="row" svg:x="0.32cm" svg:y="0.18cm" svg:width="12.194cm" svg:height="8.64cm">
          <chartooo:coordinate-region svg:x="1.261cm" svg:y="0.389cm" svg:width="11.058cm" svg:height="7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B2:Sheet8.B43" chart:label-cell-address="Sheet8.B1:Sheet8.B1" chart:class="chart:scatter">
            <chart:domain table:cell-range-address="Sheet8.A2:Sheet8.A43"/>
            <chart:data-point chart:repeated="42"/>
          </chart:series>
          <chart:series chart:style-name="ch7" chart:values-cell-range-address="Sheet8.C2:Sheet8.C43" chart:label-cell-address="Sheet8.C1:Sheet8.C1" chart:class="chart:scatter">
            <chart:data-point chart:repeated="42"/>
          </chart:series>
          <chart:series chart:style-name="ch8" chart:values-cell-range-address="Sheet8.D2:Sheet8.D43" chart:label-cell-address="Sheet8.D1:Sheet8.D1" chart:class="chart:scatter"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</text:p>
                <draw:g>
                  <svg:desc>Sheet8.B1:Sheet8.B1</svg:desc>
                </draw:g>
              </table:table-cell>
              <table:table-cell office:value-type="string">
                <text:p>cpu_server</text:p>
                <draw:g>
                  <svg:desc>Sheet8.C1:Sheet8.C1</svg:desc>
                </draw:g>
              </table:table-cell>
              <table:table-cell office:value-type="string">
                <text:p>cpu_edge</text:p>
                <draw:g>
                  <svg:desc>Sheet8.D1:Sheet8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Sheet8.A2:Sheet8.A43</svg:desc>
                </draw:g>
              </table:table-cell>
              <table:table-cell office:value-type="float" office:value="0.039">
                <text:p>0.039</text:p>
                <draw:g>
                  <svg:desc>Sheet8.B2:Sheet8.B43</svg:desc>
                </draw:g>
              </table:table-cell>
              <table:table-cell office:value-type="float" office:value="0.004">
                <text:p>0.004</text:p>
                <draw:g>
                  <svg:desc>Sheet8.C2:Sheet8.C43</svg:desc>
                </draw:g>
              </table:table-cell>
              <table:table-cell office:value-type="float" office:value="0.027">
                <text:p>0.027</text:p>
                <draw:g>
                  <svg:desc>Sheet8.D2:Sheet8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0.038">
                <text:p>0.038</text:p>
              </table:table-cell>
              <table:table-cell office:value-type="float" office:value="0.004">
                <text:p>0.004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36">
                <text:p>0.036</text:p>
              </table:table-cell>
              <table:table-cell office:value-type="float" office:value="0.004">
                <text:p>0.00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0.041">
                <text:p>0.041</text:p>
              </table:table-cell>
              <table:table-cell office:value-type="float" office:value="0.004">
                <text:p>0.00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0.035">
                <text:p>0.035</text:p>
              </table:table-cell>
              <table:table-cell office:value-type="float" office:value="0.004">
                <text:p>0.00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0.038">
                <text:p>0.038</text:p>
              </table:table-cell>
              <table:table-cell office:value-type="float" office:value="0.004">
                <text:p>0.004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.038">
                <text:p>0.038</text:p>
              </table:table-cell>
              <table:table-cell office:value-type="float" office:value="0.004">
                <text:p>0.004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04">
                <text:p>0.04</text:p>
              </table:table-cell>
              <table:table-cell office:value-type="float" office:value="0.004">
                <text:p>0.004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37">
                <text:p>0.037</text:p>
              </table:table-cell>
              <table:table-cell office:value-type="float" office:value="0.004">
                <text:p>0.00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0.037">
                <text:p>0.037</text:p>
              </table:table-cell>
              <table:table-cell office:value-type="float" office:value="0.003">
                <text:p>0.0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0.033">
                <text:p>0.033</text:p>
              </table:table-cell>
              <table:table-cell office:value-type="float" office:value="0.004">
                <text:p>0.004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0.041">
                <text:p>0.041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0.05">
                <text:p>0.05</text:p>
              </table:table-cell>
              <table:table-cell office:value-type="float" office:value="0.004">
                <text:p>0.004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0.04">
                <text:p>0.04</text:p>
              </table:table-cell>
              <table:table-cell office:value-type="float" office:value="0.004">
                <text:p>0.0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04">
                <text:p>0.04</text:p>
              </table:table-cell>
              <table:table-cell office:value-type="float" office:value="0.004">
                <text:p>0.004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0.046">
                <text:p>0.046</text:p>
              </table:table-cell>
              <table:table-cell office:value-type="float" office:value="0.004">
                <text:p>0.004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046">
                <text:p>0.046</text:p>
              </table:table-cell>
              <table:table-cell office:value-type="float" office:value="0.004">
                <text:p>0.0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0.046">
                <text:p>0.046</text:p>
              </table:table-cell>
              <table:table-cell office:value-type="float" office:value="0.004">
                <text:p>0.004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.048">
                <text:p>0.048</text:p>
              </table:table-cell>
              <table:table-cell office:value-type="float" office:value="0.004">
                <text:p>0.00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49">
                <text:p>0.049</text:p>
              </table:table-cell>
              <table:table-cell office:value-type="float" office:value="0.004">
                <text:p>0.00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05">
                <text:p>0.05</text:p>
              </table:table-cell>
              <table:table-cell office:value-type="float" office:value="0.004">
                <text:p>0.00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52">
                <text:p>0.052</text:p>
              </table:table-cell>
              <table:table-cell office:value-type="float" office:value="0.004">
                <text:p>0.00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0.052">
                <text:p>0.052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0.048">
                <text:p>0.048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0.048">
                <text:p>0.048</text:p>
              </table:table-cell>
              <table:table-cell office:value-type="float" office:value="0.004">
                <text:p>0.00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0.062">
                <text:p>0.062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0.056">
                <text:p>0.056</text:p>
              </table:table-cell>
              <table:table-cell office:value-type="float" office:value="0.004">
                <text:p>0.00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0.052">
                <text:p>0.052</text:p>
              </table:table-cell>
              <table:table-cell office:value-type="float" office:value="0.004">
                <text:p>0.00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0.067">
                <text:p>0.067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.061">
                <text:p>0.061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0.053">
                <text:p>0.053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0.057">
                <text:p>0.057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0.055">
                <text:p>0.055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0.047">
                <text:p>0.047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0.036">
                <text:p>0.036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0.034">
                <text:p>0.034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.032">
                <text:p>0.032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.022">
                <text:p>0.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038">
                <text:p>0.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13cm" svg:y="4.192cm" style:legend-expansion="high" chart:style-name="ch2"/>
        <chart:plot-area chart:style-name="ch3" table:cell-range-address="Sheet8.A1:Sheet8.A43 Sheet8.H1:Sheet8.H43" chart:data-source-has-labels="row" svg:x="0.32cm" svg:y="0.18cm" svg:width="11.973cm" svg:height="8.64cm">
          <chartooo:coordinate-region svg:x="1.151cm" svg:y="0.388cm" svg:width="10.947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H2:Sheet8.H43" chart:label-cell-address="Sheet8.H1:Sheet8.H1" chart:class="chart:scatter">
            <chart:domain table:cell-range-address="Sheet8.A2:Sheet8.A43"/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ust_users</text:p>
                <draw:g>
                  <svg:desc>Sheet8.H1:Sheet8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Sheet8.A2:Sheet8.A43</svg:desc>
                </draw:g>
              </table:table-cell>
              <table:table-cell office:value-type="float" office:value="600">
                <text:p>600</text:p>
                <draw:g>
                  <svg:desc>Sheet8.H2:Sheet8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65cm" svg:y="3.677cm" style:legend-expansion="high" chart:style-name="ch2"/>
        <chart:plot-area chart:style-name="ch3" table:cell-range-address="Sheet8.I1:Sheet8.K43" chart:data-source-has-labels="row" svg:x="0.32cm" svg:y="0.18cm" svg:width="12.01cm" svg:height="8.64cm">
          <chartooo:coordinate-region svg:x="1.537cm" svg:y="0.388cm" svg:width="10.793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I2:Sheet8.I43" chart:label-cell-address="Sheet8.I1:Sheet8.I1" chart:class="chart:area">
            <chart:data-point chart:repeated="42"/>
          </chart:series>
          <chart:series chart:style-name="ch7" chart:values-cell-range-address="Sheet8.J2:Sheet8.J43" chart:label-cell-address="Sheet8.J1:Sheet8.J1" chart:class="chart:area">
            <chart:data-point chart:repeated="42"/>
          </chart:series>
          <chart:series chart:style-name="ch8" chart:values-cell-range-address="Sheet8.K2:Sheet8.K43" chart:label-cell-address="Sheet8.K1:Sheet8.K1" chart:class="chart:area"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ful_reqs</text:p>
                <draw:g>
                  <svg:desc>Sheet8.I1:Sheet8.I1</svg:desc>
                </draw:g>
              </table:table-cell>
              <table:table-cell office:value-type="string">
                <text:p>0_reqs</text:p>
                <draw:g>
                  <svg:desc>Sheet8.J1:Sheet8.J1</svg:desc>
                </draw:g>
              </table:table-cell>
              <table:table-cell office:value-type="string">
                <text:p>500_reqs</text:p>
                <draw:g>
                  <svg:desc>Sheet8.K1:Sheet8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1">
                <text:p>571</text:p>
                <draw:g>
                  <svg:desc>Sheet8.I2:Sheet8.I43</svg:desc>
                </draw:g>
              </table:table-cell>
              <table:table-cell office:value-type="float" office:value="7">
                <text:p>7</text:p>
                <draw:g>
                  <svg:desc>Sheet8.J2:Sheet8.J43</svg:desc>
                </draw:g>
              </table:table-cell>
              <table:table-cell office:value-type="float" office:value="62454">
                <text:p>62454</text:p>
                <draw:g>
                  <svg:desc>Sheet8.K2:Sheet8.K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1">
                <text:p>571</text:p>
              </table:table-cell>
              <table:table-cell office:value-type="float" office:value="5">
                <text:p>5</text:p>
              </table:table-cell>
              <table:table-cell office:value-type="float" office:value="58415">
                <text:p>58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1">
                <text:p>571</text:p>
              </table:table-cell>
              <table:table-cell office:value-type="float" office:value="3">
                <text:p>3</text:p>
              </table:table-cell>
              <table:table-cell office:value-type="float" office:value="54409">
                <text:p>54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1">
                <text:p>571</text:p>
              </table:table-cell>
              <table:table-cell office:value-type="float" office:value="2">
                <text:p>2</text:p>
              </table:table-cell>
              <table:table-cell office:value-type="float" office:value="50469">
                <text:p>504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1">
                <text:p>571</text:p>
              </table:table-cell>
              <table:table-cell office:value-type="float" office:value="1">
                <text:p>1</text:p>
              </table:table-cell>
              <table:table-cell office:value-type="float" office:value="46543">
                <text:p>46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42595">
                <text:p>425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39152">
                <text:p>39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35979">
                <text:p>35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32816">
                <text:p>328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29916">
                <text:p>29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27149">
                <text:p>27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24404">
                <text:p>244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19646">
                <text:p>19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17356">
                <text:p>173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15341">
                <text:p>153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13414">
                <text:p>13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11534">
                <text:p>115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9866">
                <text:p>98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8346">
                <text:p>83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6836">
                <text:p>68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5577">
                <text:p>55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9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4454">
                <text:p>44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6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5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2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4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65cm" svg:y="4.192cm" style:legend-expansion="high" chart:style-name="ch2"/>
        <chart:plot-area chart:style-name="ch3" table:cell-range-address="Sheet8.I1:Sheet8.I43" chart:data-source-has-labels="row" svg:x="0.32cm" svg:y="0.18cm" svg:width="12.01cm" svg:height="8.64cm">
          <chartooo:coordinate-region svg:x="1.151cm" svg:y="0.389cm" svg:width="11.179cm" svg:height="7.6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I2:Sheet8.I43" chart:label-cell-address="Sheet8.I1:Sheet8.I1" chart:class="chart:area"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ful_reqs</text:p>
                <draw:g>
                  <svg:desc>Sheet8.I1:Sheet8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1">
                <text:p>571</text:p>
                <draw:g>
                  <svg:desc>Sheet8.I2:Sheet8.I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65cm" svg:y="3.677cm" style:legend-expansion="high" chart:style-name="ch2"/>
        <chart:plot-area chart:style-name="ch3" table:cell-range-address="Sheet2.I1:Sheet2.K39" chart:data-source-has-labels="row" svg:x="0.32cm" svg:y="0.18cm" svg:width="12.01cm" svg:height="8.64cm">
          <chartooo:coordinate-region svg:x="1.537cm" svg:y="0.388cm" svg:width="10.793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I2:Sheet2.I39" chart:label-cell-address="Sheet2.I1:Sheet2.I1" chart:class="chart:area">
            <chart:data-point chart:repeated="38"/>
          </chart:series>
          <chart:series chart:style-name="ch7" chart:values-cell-range-address="Sheet2.J2:Sheet2.J39" chart:label-cell-address="Sheet2.J1:Sheet2.J1" chart:class="chart:area">
            <chart:data-point chart:repeated="38"/>
          </chart:series>
          <chart:series chart:style-name="ch8" chart:values-cell-range-address="Sheet2.K2:Sheet2.K39" chart:label-cell-address="Sheet2.K1:Sheet2.K1" chart:class="chart:area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ful_reqs</text:p>
                <draw:g>
                  <svg:desc>Sheet2.I1:Sheet2.I1</svg:desc>
                </draw:g>
              </table:table-cell>
              <table:table-cell office:value-type="string">
                <text:p>0_reqs</text:p>
                <draw:g>
                  <svg:desc>Sheet2.J1:Sheet2.J1</svg:desc>
                </draw:g>
              </table:table-cell>
              <table:table-cell office:value-type="string">
                <text:p>500_reqs</text:p>
                <draw:g>
                  <svg:desc>Sheet2.K1:Sheet2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060">
                <text:p>48060</text:p>
                <draw:g>
                  <svg:desc>Sheet2.I2:Sheet2.I39</svg:desc>
                </draw:g>
              </table:table-cell>
              <table:table-cell office:value-type="float" office:value="1241">
                <text:p>1241</text:p>
                <draw:g>
                  <svg:desc>Sheet2.J2:Sheet2.J39</svg:desc>
                </draw:g>
              </table:table-cell>
              <table:table-cell office:value-type="float" office:value="228">
                <text:p>228</text:p>
                <draw:g>
                  <svg:desc>Sheet2.K2:Sheet2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054">
                <text:p>46054</text:p>
              </table:table-cell>
              <table:table-cell office:value-type="float" office:value="1024">
                <text:p>10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064">
                <text:p>44064</text:p>
              </table:table-cell>
              <table:table-cell office:value-type="float" office:value="812">
                <text:p>81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037">
                <text:p>42037</text:p>
              </table:table-cell>
              <table:table-cell office:value-type="float" office:value="707">
                <text:p>70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53">
                <text:p>40053</text:p>
              </table:table-cell>
              <table:table-cell office:value-type="float" office:value="493">
                <text:p>49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047">
                <text:p>38047</text:p>
              </table:table-cell>
              <table:table-cell office:value-type="float" office:value="387">
                <text:p>38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47">
                <text:p>36047</text:p>
              </table:table-cell>
              <table:table-cell office:value-type="float" office:value="287">
                <text:p>2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63">
                <text:p>34063</text:p>
              </table:table-cell>
              <table:table-cell office:value-type="float" office:value="172">
                <text:p>17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70">
                <text:p>32070</text:p>
              </table:table-cell>
              <table:table-cell office:value-type="float" office:value="111">
                <text:p>11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68">
                <text:p>30068</text:p>
              </table:table-cell>
              <table:table-cell office:value-type="float" office:value="53">
                <text:p>5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76">
                <text:p>28076</text:p>
              </table:table-cell>
              <table:table-cell office:value-type="float" office:value="4">
                <text:p>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67">
                <text:p>26067</text:p>
              </table:table-cell>
              <table:table-cell office:value-type="float" office:value="3">
                <text:p>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81">
                <text:p>24081</text:p>
              </table:table-cell>
              <table:table-cell office:value-type="float" office:value="2">
                <text:p>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087">
                <text:p>22087</text:p>
              </table:table-cell>
              <table:table-cell office:value-type="float" office:value="1">
                <text:p>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71">
                <text:p>20071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85">
                <text:p>18085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97">
                <text:p>16097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118">
                <text:p>14118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44">
                <text:p>12244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670">
                <text:p>1067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82">
                <text:p>9082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96">
                <text:p>7596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11">
                <text:p>6411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11">
                <text:p>5211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37">
                <text:p>4137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46">
                <text:p>3346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48">
                <text:p>2548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68">
                <text:p>186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78">
                <text:p>147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83">
                <text:p>1083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46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4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782cm" svg:y="3.935cm" style:legend-expansion="high" chart:style-name="ch2"/>
        <chart:plot-area chart:style-name="ch3" table:cell-range-address="Sheet2.J1:Sheet2.K39" chart:data-source-has-labels="row" svg:x="0.32cm" svg:y="0.18cm" svg:width="13.142cm" svg:height="8.64cm">
          <chartooo:coordinate-region svg:x="1.344cm" svg:y="0.388cm" svg:width="12.118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J2:Sheet2.J39" chart:label-cell-address="Sheet2.J1:Sheet2.J1" chart:class="chart:area">
            <chart:data-point chart:repeated="38"/>
          </chart:series>
          <chart:series chart:style-name="ch7" chart:values-cell-range-address="Sheet2.K2:Sheet2.K39" chart:label-cell-address="Sheet2.K1:Sheet2.K1" chart:class="chart:area"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_reqs</text:p>
                <draw:g>
                  <svg:desc>Sheet2.J1:Sheet2.J1</svg:desc>
                </draw:g>
              </table:table-cell>
              <table:table-cell office:value-type="string">
                <text:p>500_reqs</text:p>
                <draw:g>
                  <svg:desc>Sheet2.K1:Sheet2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1">
                <text:p>1241</text:p>
                <draw:g>
                  <svg:desc>Sheet2.J2:Sheet2.J39</svg:desc>
                </draw:g>
              </table:table-cell>
              <table:table-cell office:value-type="float" office:value="228">
                <text:p>228</text:p>
                <draw:g>
                  <svg:desc>Sheet2.K2:Sheet2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2">
                <text:p>81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7">
                <text:p>70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3">
                <text:p>49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7">
                <text:p>38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7">
                <text:p>2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2">
                <text:p>17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1">
                <text:p>11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tar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13cm" svg:y="4.192cm" style:legend-expansion="high" chart:style-name="ch2"/>
        <chart:plot-area chart:style-name="ch3" table:cell-range-address="Sheet2.A1:Sheet2.A39 Sheet2.H1:Sheet2.H39" chart:data-source-has-labels="row" svg:x="0.32cm" svg:y="0.18cm" svg:width="11.973cm" svg:height="8.64cm">
          <chartooo:coordinate-region svg:x="1.151cm" svg:y="0.388cm" svg:width="10.947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H2:Sheet2.H39" chart:label-cell-address="Sheet2.H1:Sheet2.H1" chart:class="chart:scatter">
            <chart:domain table:cell-range-address="Sheet2.A2:Sheet2.A39"/>
            <chart:data-point chart:repeated="19"/>
            <chart:data-point chart:style-name="ch7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ust_users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  <draw:g>
                  <svg:desc>Sheet2.A2:Sheet2.A39</svg:desc>
                </draw:g>
              </table:table-cell>
              <table:table-cell office:value-type="float" office:value="600">
                <text:p>600</text:p>
                <draw:g>
                  <svg:desc>Sheet2.H2:Sheet2.H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2.834cm" svg:y="3.162cm" style:legend-expansion="high" chart:style-name="ch2"/>
        <chart:plot-area chart:style-name="ch3" chart:data-source-has-labels="both" svg:x="0.32cm" svg:y="0.18cm" svg:width="12.194cm" svg:height="8.64cm">
          <chartooo:coordinate-region svg:x="1.068cm" svg:y="0.389cm" svg:width="11.251cm" svg:height="7.767cm"/>
          <chart:axis chart:dimension="x" chart:name="primary-x" chart:style-name="ch4" chartooo:axis-type="auto">
            <chart:categories table:cell-range-address="local-table.$A$2:.$A$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39" chart:label-cell-address="local-table.$C$1" chart:class="chart:scatter">
            <chart:domain table:cell-range-address="local-table.$B$2:.$B$39"/>
            <chart:data-point chart:repeated="38"/>
          </chart:series>
          <chart:series chart:style-name="ch7" chart:values-cell-range-address="local-table.$D$2:.$D$39" chart:label-cell-address="local-table.$D$1" chart:class="chart:scatter">
            <chart:data-point chart:repeated="38"/>
          </chart:series>
          <chart:series chart:style-name="ch8" chart:values-cell-range-address="local-table.$E$2:.$E$39" chart:label-cell-address="local-table.$E$1" chart:class="chart:scatter">
            <chart:data-point chart:repeated="38"/>
          </chart:series>
          <chart:series chart:style-name="ch9" chart:values-cell-range-address="local-table.$F$2:.$F$39" chart:label-cell-address="local-table.$F$1" chart:class="chart:scatter">
            <chart:data-point chart:repeated="38"/>
          </chart:series>
          <chart:series chart:style-name="ch10" chart:values-cell-range-address="local-table.$G$2:.$G$39" chart:label-cell-address="local-table.$G$1" chart:class="chart:scatter"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pu_middle</text:p>
              </table:table-cell>
              <table:table-cell office:value-type="string">
                <text:p>cpu_server</text:p>
              </table:table-cell>
              <table:table-cell office:value-type="string">
                <text:p>cpu_edge</text:p>
              </table:table-cell>
              <table:table-cell office:value-type="string">
                <text:p>cpu_node</text:p>
              </table:table-cell>
              <table:table-cell office:value-type="string">
                <text:p>mem_no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0.629">
                <text:p>0.629</text:p>
              </table:table-cell>
              <table:table-cell office:value-type="float" office:value="0.048">
                <text:p>0.048</text:p>
              </table:table-cell>
              <table:table-cell office:value-type="float" office:value="0.225">
                <text:p>0.225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943939328193665">
                <text:p>0.9439393281936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0.609">
                <text:p>0.609</text:p>
              </table:table-cell>
              <table:table-cell office:value-type="float" office:value="0.049">
                <text:p>0.049</text:p>
              </table:table-cell>
              <table:table-cell office:value-type="float" office:value="0.226">
                <text:p>0.226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943787634372711">
                <text:p>0.943787634372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0.628">
                <text:p>0.628</text:p>
              </table:table-cell>
              <table:table-cell office:value-type="float" office:value="0.05">
                <text:p>0.05</text:p>
              </table:table-cell>
              <table:table-cell office:value-type="float" office:value="0.229">
                <text:p>0.229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943261206150055">
                <text:p>0.943261206150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64">
                <text:p>0.64</text:p>
              </table:table-cell>
              <table:table-cell office:value-type="float" office:value="0.05">
                <text:p>0.05</text:p>
              </table:table-cell>
              <table:table-cell office:value-type="float" office:value="0.227">
                <text:p>0.227</text:p>
              </table:table-cell>
              <table:table-cell office:value-type="float" office:value="0.958249986171722">
                <text:p>0.958249986171722</text:p>
              </table:table-cell>
              <table:table-cell office:value-type="float" office:value="0.942738175392151">
                <text:p>0.942738175392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0.641">
                <text:p>0.641</text:p>
              </table:table-cell>
              <table:table-cell office:value-type="float" office:value="0.05">
                <text:p>0.05</text:p>
              </table:table-cell>
              <table:table-cell office:value-type="float" office:value="0.232">
                <text:p>0.232</text:p>
              </table:table-cell>
              <table:table-cell office:value-type="float" office:value="0.958249986171722">
                <text:p>0.958249986171722</text:p>
              </table:table-cell>
              <table:table-cell office:value-type="float" office:value="0.942405939102173">
                <text:p>0.942405939102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0.641">
                <text:p>0.641</text:p>
              </table:table-cell>
              <table:table-cell office:value-type="float" office:value="0.047">
                <text:p>0.047</text:p>
              </table:table-cell>
              <table:table-cell office:value-type="float" office:value="0.222">
                <text:p>0.222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94303172826767">
                <text:p>0.94303172826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623">
                <text:p>0.623</text:p>
              </table:table-cell>
              <table:table-cell office:value-type="float" office:value="0.049">
                <text:p>0.049</text:p>
              </table:table-cell>
              <table:table-cell office:value-type="float" office:value="0.224">
                <text:p>0.224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944794058799744">
                <text:p>0.944794058799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0.638">
                <text:p>0.638</text:p>
              </table:table-cell>
              <table:table-cell office:value-type="float" office:value="0.049">
                <text:p>0.049</text:p>
              </table:table-cell>
              <table:table-cell office:value-type="float" office:value="0.225">
                <text:p>0.225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944079756736755">
                <text:p>0.944079756736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639">
                <text:p>0.639</text:p>
              </table:table-cell>
              <table:table-cell office:value-type="float" office:value="0.049">
                <text:p>0.049</text:p>
              </table:table-cell>
              <table:table-cell office:value-type="float" office:value="0.221">
                <text:p>0.221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942753314971924">
                <text:p>0.942753314971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0.643">
                <text:p>0.643</text:p>
              </table:table-cell>
              <table:table-cell office:value-type="float" office:value="0.049">
                <text:p>0.049</text:p>
              </table:table-cell>
              <table:table-cell office:value-type="float" office:value="0.224">
                <text:p>0.224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941650986671448">
                <text:p>0.941650986671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0.644">
                <text:p>0.644</text:p>
              </table:table-cell>
              <table:table-cell office:value-type="float" office:value="0.047">
                <text:p>0.047</text:p>
              </table:table-cell>
              <table:table-cell office:value-type="float" office:value="0.217">
                <text:p>0.217</text:p>
              </table:table-cell>
              <table:table-cell office:value-type="float" office:value="0.961000025272369">
                <text:p>0.961000025272369</text:p>
              </table:table-cell>
              <table:table-cell office:value-type="float" office:value="0.941839873790741">
                <text:p>0.941839873790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0.617">
                <text:p>0.617</text:p>
              </table:table-cell>
              <table:table-cell office:value-type="float" office:value="0.048">
                <text:p>0.048</text:p>
              </table:table-cell>
              <table:table-cell office:value-type="float" office:value="0.221">
                <text:p>0.221</text:p>
              </table:table-cell>
              <table:table-cell office:value-type="float" office:value="0.960749983787537">
                <text:p>0.960749983787537</text:p>
              </table:table-cell>
              <table:table-cell office:value-type="float" office:value="0.943418264389038">
                <text:p>0.943418264389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0.619">
                <text:p>0.619</text:p>
              </table:table-cell>
              <table:table-cell office:value-type="float" office:value="0.049">
                <text:p>0.049</text:p>
              </table:table-cell>
              <table:table-cell office:value-type="float" office:value="0.229">
                <text:p>0.229</text:p>
              </table:table-cell>
              <table:table-cell office:value-type="float" office:value="0.960749983787537">
                <text:p>0.960749983787537</text:p>
              </table:table-cell>
              <table:table-cell office:value-type="float" office:value="0.944765686988831">
                <text:p>0.944765686988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0.634">
                <text:p>0.634</text:p>
              </table:table-cell>
              <table:table-cell office:value-type="float" office:value="0.048">
                <text:p>0.048</text:p>
              </table:table-cell>
              <table:table-cell office:value-type="float" office:value="0.232">
                <text:p>0.232</text:p>
              </table:table-cell>
              <table:table-cell office:value-type="float" office:value="0.959500014781952">
                <text:p>0.959500014781952</text:p>
              </table:table-cell>
              <table:table-cell office:value-type="float" office:value="0.943192720413208">
                <text:p>0.9431927204132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0.624">
                <text:p>0.624</text:p>
              </table:table-cell>
              <table:table-cell office:value-type="float" office:value="0.048">
                <text:p>0.048</text:p>
              </table:table-cell>
              <table:table-cell office:value-type="float" office:value="0.228">
                <text:p>0.228</text:p>
              </table:table-cell>
              <table:table-cell office:value-type="float" office:value="0.959999978542328">
                <text:p>0.959999978542328</text:p>
              </table:table-cell>
              <table:table-cell office:value-type="float" office:value="0.934444069862366">
                <text:p>0.9344440698623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0.613">
                <text:p>0.613</text:p>
              </table:table-cell>
              <table:table-cell office:value-type="float" office:value="0.046">
                <text:p>0.046</text:p>
              </table:table-cell>
              <table:table-cell office:value-type="float" office:value="0.225">
                <text:p>0.225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932354390621185">
                <text:p>0.9323543906211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0.609">
                <text:p>0.609</text:p>
              </table:table-cell>
              <table:table-cell office:value-type="float" office:value="0.04">
                <text:p>0.04</text:p>
              </table:table-cell>
              <table:table-cell office:value-type="float" office:value="0.205">
                <text:p>0.205</text:p>
              </table:table-cell>
              <table:table-cell office:value-type="float" office:value="0.962999999523163">
                <text:p>0.962999999523163</text:p>
              </table:table-cell>
              <table:table-cell office:value-type="float" office:value="0.928655982017517">
                <text:p>0.928655982017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.526">
                <text:p>0.526</text:p>
              </table:table-cell>
              <table:table-cell office:value-type="float" office:value="0.039">
                <text:p>0.039</text:p>
              </table:table-cell>
              <table:table-cell office:value-type="float" office:value="0.189">
                <text:p>0.189</text:p>
              </table:table-cell>
              <table:table-cell office:value-type="float" office:value="0.965250015258789">
                <text:p>0.965250015258789</text:p>
              </table:table-cell>
              <table:table-cell office:value-type="float" office:value="0.925985515117645">
                <text:p>0.925985515117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503">
                <text:p>0.503</text:p>
              </table:table-cell>
              <table:table-cell office:value-type="float" office:value="0.035">
                <text:p>0.035</text:p>
              </table:table-cell>
              <table:table-cell office:value-type="float" office:value="0.184">
                <text:p>0.184</text:p>
              </table:table-cell>
              <table:table-cell office:value-type="float" office:value="0.966000020503998">
                <text:p>0.966000020503998</text:p>
              </table:table-cell>
              <table:table-cell office:value-type="float" office:value="0.922895312309265">
                <text:p>0.9228953123092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471">
                <text:p>0.471</text:p>
              </table:table-cell>
              <table:table-cell office:value-type="float" office:value="0.03">
                <text:p>0.03</text:p>
              </table:table-cell>
              <table:table-cell office:value-type="float" office:value="0.183">
                <text:p>0.183</text:p>
              </table:table-cell>
              <table:table-cell office:value-type="float" office:value="0.968999981880188">
                <text:p>0.968999981880188</text:p>
              </table:table-cell>
              <table:table-cell office:value-type="float" office:value="0.922635495662689">
                <text:p>0.922635495662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0.421">
                <text:p>0.421</text:p>
              </table:table-cell>
              <table:table-cell office:value-type="float" office:value="0.027">
                <text:p>0.027</text:p>
              </table:table-cell>
              <table:table-cell office:value-type="float" office:value="0.158">
                <text:p>0.158</text:p>
              </table:table-cell>
              <table:table-cell office:value-type="float" office:value="0.972500026226044">
                <text:p>0.972500026226044</text:p>
              </table:table-cell>
              <table:table-cell office:value-type="float" office:value="0.917987406253815">
                <text:p>0.917987406253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.362">
                <text:p>0.362</text:p>
              </table:table-cell>
              <table:table-cell office:value-type="float" office:value="0.027">
                <text:p>0.027</text:p>
              </table:table-cell>
              <table:table-cell office:value-type="float" office:value="0.158">
                <text:p>0.158</text:p>
              </table:table-cell>
              <table:table-cell office:value-type="float" office:value="0.972500026226044">
                <text:p>0.972500026226044</text:p>
              </table:table-cell>
              <table:table-cell office:value-type="float" office:value="0.917035758495331">
                <text:p>0.917035758495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0.373">
                <text:p>0.373</text:p>
              </table:table-cell>
              <table:table-cell office:value-type="float" office:value="0.021">
                <text:p>0.021</text:p>
              </table:table-cell>
              <table:table-cell office:value-type="float" office:value="0.165">
                <text:p>0.165</text:p>
              </table:table-cell>
              <table:table-cell office:value-type="float" office:value="0.974749982357025">
                <text:p>0.974749982357025</text:p>
              </table:table-cell>
              <table:table-cell office:value-type="float" office:value="0.916553378105164">
                <text:p>0.9165533781051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0.32">
                <text:p>0.32</text:p>
              </table:table-cell>
              <table:table-cell office:value-type="float" office:value="0.018">
                <text:p>0.018</text:p>
              </table:table-cell>
              <table:table-cell office:value-type="float" office:value="0.146">
                <text:p>0.146</text:p>
              </table:table-cell>
              <table:table-cell office:value-type="float" office:value="0.977500021457672">
                <text:p>0.977500021457672</text:p>
              </table:table-cell>
              <table:table-cell office:value-type="float" office:value="0.91494607925415">
                <text:p>0.914946079254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0.292">
                <text:p>0.292</text:p>
              </table:table-cell>
              <table:table-cell office:value-type="float" office:value="0.018">
                <text:p>0.018</text:p>
              </table:table-cell>
              <table:table-cell office:value-type="float" office:value="0.134">
                <text:p>0.134</text:p>
              </table:table-cell>
              <table:table-cell office:value-type="float" office:value="0.978250026702881">
                <text:p>0.978250026702881</text:p>
              </table:table-cell>
              <table:table-cell office:value-type="float" office:value="0.916497111320496">
                <text:p>0.916497111320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013">
                <text:p>0.013</text:p>
              </table:table-cell>
              <table:table-cell office:value-type="float" office:value="0.121">
                <text:p>0.121</text:p>
              </table:table-cell>
              <table:table-cell office:value-type="float" office:value="0.980250000953674">
                <text:p>0.980250000953674</text:p>
              </table:table-cell>
              <table:table-cell office:value-type="float" office:value="0.915283679962158">
                <text:p>0.9152836799621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0.204">
                <text:p>0.204</text:p>
              </table:table-cell>
              <table:table-cell office:value-type="float" office:value="0.009">
                <text:p>0.009</text:p>
              </table:table-cell>
              <table:table-cell office:value-type="float" office:value="0.091">
                <text:p>0.091</text:p>
              </table:table-cell>
              <table:table-cell office:value-type="float" office:value="0.9825000166893">
                <text:p>0.9825000166893</text:p>
              </table:table-cell>
              <table:table-cell office:value-type="float" office:value="0.914158403873444">
                <text:p>0.914158403873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0.158">
                <text:p>0.158</text:p>
              </table:table-cell>
              <table:table-cell office:value-type="float" office:value="0.009">
                <text:p>0.009</text:p>
              </table:table-cell>
              <table:table-cell office:value-type="float" office:value="0.083">
                <text:p>0.083</text:p>
              </table:table-cell>
              <table:table-cell office:value-type="float" office:value="0.983250021934509">
                <text:p>0.983250021934509</text:p>
              </table:table-cell>
              <table:table-cell office:value-type="float" office:value="0.9140864610672">
                <text:p>0.9140864610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.172">
                <text:p>0.172</text:p>
              </table:table-cell>
              <table:table-cell office:value-type="float" office:value="0.006">
                <text:p>0.006</text:p>
              </table:table-cell>
              <table:table-cell office:value-type="float" office:value="0.078">
                <text:p>0.078</text:p>
              </table:table-cell>
              <table:table-cell office:value-type="float" office:value="0.984749972820282">
                <text:p>0.984749972820282</text:p>
              </table:table-cell>
              <table:table-cell office:value-type="float" office:value="0.913480758666992">
                <text:p>0.9134807586669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.123">
                <text:p>0.123</text:p>
              </table:table-cell>
              <table:table-cell office:value-type="float" office:value="0.004">
                <text:p>0.004</text:p>
              </table:table-cell>
              <table:table-cell office:value-type="float" office:value="0.039">
                <text:p>0.039</text:p>
              </table:table-cell>
              <table:table-cell office:value-type="float" office:value="0.98675000667572">
                <text:p>0.98675000667572</text:p>
              </table:table-cell>
              <table:table-cell office:value-type="float" office:value="0.912549674510956">
                <text:p>0.9125496745109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0.078">
                <text:p>0.078</text:p>
              </table:table-cell>
              <table:table-cell office:value-type="float" office:value="0.003">
                <text:p>0.003</text:p>
              </table:table-cell>
              <table:table-cell office:value-type="float" office:value="0.042">
                <text:p>0.042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911921918392181">
                <text:p>0.9119219183921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02">
                <text:p>0.002</text:p>
              </table:table-cell>
              <table:table-cell office:value-type="float" office:value="0.035">
                <text:p>0.035</text:p>
              </table:table-cell>
              <table:table-cell office:value-type="float" office:value="0.986999988555908">
                <text:p>0.986999988555908</text:p>
              </table:table-cell>
              <table:table-cell office:value-type="float" office:value="0.910331308841705">
                <text:p>0.910331308841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0.068">
                <text:p>0.068</text:p>
              </table:table-cell>
              <table:table-cell office:value-type="float" office:value="0.002">
                <text:p>0.002</text:p>
              </table:table-cell>
              <table:table-cell office:value-type="float" office:value="0.022">
                <text:p>0.022</text:p>
              </table:table-cell>
              <table:table-cell office:value-type="float" office:value="0.987749993801117">
                <text:p>0.987749993801117</text:p>
              </table:table-cell>
              <table:table-cell office:value-type="float" office:value="0.908942759037018">
                <text:p>0.9089427590370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0.057">
                <text:p>0.057</text:p>
              </table:table-cell>
              <table:table-cell office:value-type="float" office:value="0.002">
                <text:p>0.002</text:p>
              </table:table-cell>
              <table:table-cell office:value-type="float" office:value="0.027">
                <text:p>0.027</text:p>
              </table:table-cell>
              <table:table-cell office:value-type="float" office:value="0.987500011920929">
                <text:p>0.987500011920929</text:p>
              </table:table-cell>
              <table:table-cell office:value-type="float" office:value="0.908824324607849">
                <text:p>0.9088243246078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0.056">
                <text:p>0.056</text:p>
              </table:table-cell>
              <table:table-cell office:value-type="float" office:value="0.001">
                <text:p>0.001</text:p>
              </table:table-cell>
              <table:table-cell office:value-type="float" office:value="0.028">
                <text:p>0.028</text:p>
              </table:table-cell>
              <table:table-cell office:value-type="float" office:value="0.987999975681305">
                <text:p>0.987999975681305</text:p>
              </table:table-cell>
              <table:table-cell office:value-type="float" office:value="0.906043350696564">
                <text:p>0.9060433506965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0.053">
                <text:p>0.053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988749980926514">
                <text:p>0.988749980926514</text:p>
              </table:table-cell>
              <table:table-cell office:value-type="float" office:value="0.905845642089844">
                <text:p>0.9058456420898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.041">
                <text:p>0.041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988499999046326">
                <text:p>0.988499999046326</text:p>
              </table:table-cell>
              <table:table-cell office:value-type="float" office:value="0.906826674938202">
                <text:p>0.9068266749382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076">
                <text:p>0.07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989000022411346">
                <text:p>0.989000022411346</text:p>
              </table:table-cell>
              <table:table-cell office:value-type="float" office:value="0.902681052684784">
                <text:p>0.9026810526847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65cm" svg:y="3.677cm" style:legend-expansion="high" chart:style-name="ch2"/>
        <chart:plot-area chart:style-name="ch3" table:cell-range-address="Sheet5.I1:Sheet5.K39" chart:data-source-has-labels="row" svg:x="0.32cm" svg:y="0.18cm" svg:width="12.01cm" svg:height="8.64cm">
          <chartooo:coordinate-region svg:x="1.537cm" svg:y="0.388cm" svg:width="10.793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I2:Sheet5.I39" chart:label-cell-address="Sheet5.I1:Sheet5.I1" chart:class="chart:area">
            <chart:data-point chart:repeated="38"/>
          </chart:series>
          <chart:series chart:style-name="ch7" chart:values-cell-range-address="Sheet5.J2:Sheet5.J39" chart:label-cell-address="Sheet5.J1:Sheet5.J1" chart:class="chart:area">
            <chart:data-point chart:repeated="38"/>
          </chart:series>
          <chart:series chart:style-name="ch8" chart:values-cell-range-address="Sheet5.K2:Sheet5.K39" chart:label-cell-address="Sheet5.K1:Sheet5.K1" chart:class="chart:area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ful_reqs</text:p>
                <draw:g>
                  <svg:desc>Sheet5.I1:Sheet5.I1</svg:desc>
                </draw:g>
              </table:table-cell>
              <table:table-cell office:value-type="string">
                <text:p>0_reqs</text:p>
                <draw:g>
                  <svg:desc>Sheet5.J1:Sheet5.J1</svg:desc>
                </draw:g>
              </table:table-cell>
              <table:table-cell office:value-type="string">
                <text:p>500_reqs</text:p>
                <draw:g>
                  <svg:desc>Sheet5.K1:Sheet5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345">
                <text:p>36345</text:p>
                <draw:g>
                  <svg:desc>Sheet5.I2:Sheet5.I39</svg:desc>
                </draw:g>
              </table:table-cell>
              <table:table-cell office:value-type="float" office:value="7">
                <text:p>7</text:p>
                <draw:g>
                  <svg:desc>Sheet5.J2:Sheet5.J39</svg:desc>
                </draw:g>
              </table:table-cell>
              <table:table-cell office:value-type="float" office:value="26456">
                <text:p>26456</text:p>
                <draw:g>
                  <svg:desc>Sheet5.K2:Sheet5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area" chart:style-name="ch1">
        <chart:legend chart:legend-position="end" svg:x="12.65cm" svg:y="3.677cm" style:legend-expansion="high" chart:style-name="ch2"/>
        <chart:plot-area chart:style-name="ch3" chart:data-source-has-labels="both" svg:x="0.32cm" svg:y="0.18cm" svg:width="12.01cm" svg:height="8.64cm">
          <chartooo:coordinate-region svg:x="1.537cm" svg:y="0.388cm" svg:width="10.793cm" svg:height="7.616cm"/>
          <chart:axis chart:dimension="x" chart:name="primary-x" chart:style-name="ch4" chartooo:axis-type="text">
            <chart:categories table:cell-range-address="local-table.$A$2:.$A$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9" chart:label-cell-address="local-table.$B$1" chart:class="chart:area">
            <chart:data-point chart:repeated="38"/>
          </chart:series>
          <chart:series chart:style-name="ch8" chart:values-cell-range-address="local-table.$C$2:.$C$39" chart:label-cell-address="local-table.$C$1" chart:class="chart:area">
            <chart:data-point chart:repeated="38"/>
          </chart:series>
          <chart:series chart:style-name="ch9" chart:values-cell-range-address="local-table.$D$2:.$D$39" chart:label-cell-address="local-table.$D$1" chart:class="chart:area">
            <chart:data-point chart:repeated="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ful_reqs</text:p>
              </table:table-cell>
              <table:table-cell office:value-type="string">
                <text:p>0_reqs</text:p>
              </table:table-cell>
              <table:table-cell office:value-type="string">
                <text:p>500_req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060">
                <text:p>48060</text:p>
              </table:table-cell>
              <table:table-cell office:value-type="float" office:value="1241">
                <text:p>124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054">
                <text:p>46054</text:p>
              </table:table-cell>
              <table:table-cell office:value-type="float" office:value="1024">
                <text:p>10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064">
                <text:p>44064</text:p>
              </table:table-cell>
              <table:table-cell office:value-type="float" office:value="812">
                <text:p>81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037">
                <text:p>42037</text:p>
              </table:table-cell>
              <table:table-cell office:value-type="float" office:value="707">
                <text:p>70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53">
                <text:p>40053</text:p>
              </table:table-cell>
              <table:table-cell office:value-type="float" office:value="493">
                <text:p>49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047">
                <text:p>38047</text:p>
              </table:table-cell>
              <table:table-cell office:value-type="float" office:value="387">
                <text:p>38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47">
                <text:p>36047</text:p>
              </table:table-cell>
              <table:table-cell office:value-type="float" office:value="287">
                <text:p>2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63">
                <text:p>34063</text:p>
              </table:table-cell>
              <table:table-cell office:value-type="float" office:value="172">
                <text:p>17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70">
                <text:p>32070</text:p>
              </table:table-cell>
              <table:table-cell office:value-type="float" office:value="111">
                <text:p>11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68">
                <text:p>30068</text:p>
              </table:table-cell>
              <table:table-cell office:value-type="float" office:value="53">
                <text:p>5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76">
                <text:p>28076</text:p>
              </table:table-cell>
              <table:table-cell office:value-type="float" office:value="4">
                <text:p>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67">
                <text:p>26067</text:p>
              </table:table-cell>
              <table:table-cell office:value-type="float" office:value="3">
                <text:p>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81">
                <text:p>24081</text:p>
              </table:table-cell>
              <table:table-cell office:value-type="float" office:value="2">
                <text:p>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087">
                <text:p>22087</text:p>
              </table:table-cell>
              <table:table-cell office:value-type="float" office:value="1">
                <text:p>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71">
                <text:p>20071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85">
                <text:p>18085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97">
                <text:p>16097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118">
                <text:p>14118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44">
                <text:p>12244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670">
                <text:p>1067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82">
                <text:p>9082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96">
                <text:p>7596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11">
                <text:p>6411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11">
                <text:p>5211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37">
                <text:p>4137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46">
                <text:p>3346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48">
                <text:p>2548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68">
                <text:p>186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78">
                <text:p>147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83">
                <text:p>1083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46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4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tar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2.613cm" svg:y="4.192cm" style:legend-expansion="high" chart:style-name="ch2"/>
        <chart:plot-area chart:style-name="ch3" chart:data-source-has-labels="both" svg:x="0.32cm" svg:y="0.18cm" svg:width="11.973cm" svg:height="8.64cm">
          <chartooo:coordinate-region svg:x="1.151cm" svg:y="0.388cm" svg:width="10.947cm" svg:height="7.768cm"/>
          <chart:axis chart:dimension="x" chart:name="primary-x" chart:style-name="ch4" chartooo:axis-type="auto">
            <chart:categories table:cell-range-address="local-table.$A$2:.$A$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39" chart:label-cell-address="local-table.$C$1" chart:class="chart:scatter">
            <chart:domain table:cell-range-address="local-table.$B$2:.$B$39"/>
            <chart:data-point chart:repeated="19"/>
            <chart:data-point chart:style-name="ch7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ocust_user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4cm" svg:y="3.677cm" style:legend-expansion="high" chart:style-name="ch2"/>
        <chart:plot-area chart:style-name="ch3" table:cell-range-address="Sheet6.A1:Sheet6.D42" chart:data-source-has-labels="row" svg:x="0.32cm" svg:y="0.18cm" svg:width="12.194cm" svg:height="8.64cm">
          <chartooo:coordinate-region svg:x="1.261cm" svg:y="0.388cm" svg:width="11.058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B2:Sheet6.B42" chart:label-cell-address="Sheet6.B1:Sheet6.B1" chart:class="chart:scatter">
            <chart:domain table:cell-range-address="Sheet6.A2:Sheet6.A42"/>
            <chart:data-point chart:repeated="41"/>
          </chart:series>
          <chart:series chart:style-name="ch7" chart:values-cell-range-address="Sheet6.C2:Sheet6.C42" chart:label-cell-address="Sheet6.C1:Sheet6.C1" chart:class="chart:scatter">
            <chart:data-point chart:repeated="41"/>
          </chart:series>
          <chart:series chart:style-name="ch8" chart:values-cell-range-address="Sheet6.D2:Sheet6.D42" chart:label-cell-address="Sheet6.D1:Sheet6.D1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</text:p>
                <draw:g>
                  <svg:desc>Sheet6.B1:Sheet6.B1</svg:desc>
                </draw:g>
              </table:table-cell>
              <table:table-cell office:value-type="string">
                <text:p>cpu_server</text:p>
                <draw:g>
                  <svg:desc>Sheet6.C1:Sheet6.C1</svg:desc>
                </draw:g>
              </table:table-cell>
              <table:table-cell office:value-type="string">
                <text:p>cpu_edge</text:p>
                <draw:g>
                  <svg:desc>Sheet6.D1:Sheet6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Sheet6.A2:Sheet6.A42</svg:desc>
                </draw:g>
              </table:table-cell>
              <table:table-cell office:value-type="float" office:value="0.43">
                <text:p>0.43</text:p>
                <draw:g>
                  <svg:desc>Sheet6.B2:Sheet6.B42</svg:desc>
                </draw:g>
              </table:table-cell>
              <table:table-cell office:value-type="float" office:value="0.034">
                <text:p>0.034</text:p>
                <draw:g>
                  <svg:desc>Sheet6.C2:Sheet6.C42</svg:desc>
                </draw:g>
              </table:table-cell>
              <table:table-cell office:value-type="float" office:value="0.138">
                <text:p>0.138</text:p>
                <draw:g>
                  <svg:desc>Sheet6.D2:Sheet6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443">
                <text:p>0.443</text:p>
              </table:table-cell>
              <table:table-cell office:value-type="float" office:value="0.034">
                <text:p>0.034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0.441">
                <text:p>0.441</text:p>
              </table:table-cell>
              <table:table-cell office:value-type="float" office:value="0.033">
                <text:p>0.033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0.44">
                <text:p>0.44</text:p>
              </table:table-cell>
              <table:table-cell office:value-type="float" office:value="0.032">
                <text:p>0.03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0.417">
                <text:p>0.417</text:p>
              </table:table-cell>
              <table:table-cell office:value-type="float" office:value="0.034">
                <text:p>0.03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0.435">
                <text:p>0.435</text:p>
              </table:table-cell>
              <table:table-cell office:value-type="float" office:value="0.034">
                <text:p>0.034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444">
                <text:p>0.444</text:p>
              </table:table-cell>
              <table:table-cell office:value-type="float" office:value="0.034">
                <text:p>0.034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0.43">
                <text:p>0.43</text:p>
              </table:table-cell>
              <table:table-cell office:value-type="float" office:value="0.034">
                <text:p>0.034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0.438">
                <text:p>0.438</text:p>
              </table:table-cell>
              <table:table-cell office:value-type="float" office:value="0.034">
                <text:p>0.034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0.44">
                <text:p>0.44</text:p>
              </table:table-cell>
              <table:table-cell office:value-type="float" office:value="0.034">
                <text:p>0.034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0.439">
                <text:p>0.439</text:p>
              </table:table-cell>
              <table:table-cell office:value-type="float" office:value="0.034">
                <text:p>0.034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436">
                <text:p>0.436</text:p>
              </table:table-cell>
              <table:table-cell office:value-type="float" office:value="0.034">
                <text:p>0.034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0.443">
                <text:p>0.443</text:p>
              </table:table-cell>
              <table:table-cell office:value-type="float" office:value="0.034">
                <text:p>0.034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0.438">
                <text:p>0.438</text:p>
              </table:table-cell>
              <table:table-cell office:value-type="float" office:value="0.034">
                <text:p>0.034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0.442">
                <text:p>0.442</text:p>
              </table:table-cell>
              <table:table-cell office:value-type="float" office:value="0.034">
                <text:p>0.034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436">
                <text:p>0.436</text:p>
              </table:table-cell>
              <table:table-cell office:value-type="float" office:value="0.033">
                <text:p>0.033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0.436">
                <text:p>0.436</text:p>
              </table:table-cell>
              <table:table-cell office:value-type="float" office:value="0.032">
                <text:p>0.032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0.439">
                <text:p>0.439</text:p>
              </table:table-cell>
              <table:table-cell office:value-type="float" office:value="0.031">
                <text:p>0.031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436">
                <text:p>0.436</text:p>
              </table:table-cell>
              <table:table-cell office:value-type="float" office:value="0.028">
                <text:p>0.028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425">
                <text:p>0.425</text:p>
              </table:table-cell>
              <table:table-cell office:value-type="float" office:value="0.025">
                <text:p>0.025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14">
                <text:p>0.414</text:p>
              </table:table-cell>
              <table:table-cell office:value-type="float" office:value="0.025">
                <text:p>0.025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392">
                <text:p>0.392</text:p>
              </table:table-cell>
              <table:table-cell office:value-type="float" office:value="0.022">
                <text:p>0.022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0.372">
                <text:p>0.372</text:p>
              </table:table-cell>
              <table:table-cell office:value-type="float" office:value="0.019">
                <text:p>0.019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0.334">
                <text:p>0.334</text:p>
              </table:table-cell>
              <table:table-cell office:value-type="float" office:value="0.017">
                <text:p>0.017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0.356">
                <text:p>0.356</text:p>
              </table:table-cell>
              <table:table-cell office:value-type="float" office:value="0.014">
                <text:p>0.014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0.293">
                <text:p>0.293</text:p>
              </table:table-cell>
              <table:table-cell office:value-type="float" office:value="0.009">
                <text:p>0.00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0.193">
                <text:p>0.193</text:p>
              </table:table-cell>
              <table:table-cell office:value-type="float" office:value="0.009">
                <text:p>0.009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0.199">
                <text:p>0.199</text:p>
              </table:table-cell>
              <table:table-cell office:value-type="float" office:value="0.007">
                <text:p>0.00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0.191">
                <text:p>0.191</text:p>
              </table:table-cell>
              <table:table-cell office:value-type="float" office:value="0.004">
                <text:p>0.00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0.092">
                <text:p>0.092</text:p>
              </table:table-cell>
              <table:table-cell office:value-type="float" office:value="0.003">
                <text:p>0.00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0.083">
                <text:p>0.083</text:p>
              </table:table-cell>
              <table:table-cell office:value-type="float" office:value="0.002">
                <text:p>0.00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0.072">
                <text:p>0.072</text:p>
              </table:table-cell>
              <table:table-cell office:value-type="float" office:value="0.001">
                <text:p>0.00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0.042">
                <text:p>0.042</text:p>
              </table:table-cell>
              <table:table-cell office:value-type="float" office:value="0.001">
                <text:p>0.00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0.051">
                <text:p>0.051</text:p>
              </table:table-cell>
              <table:table-cell office:value-type="float" office:value="0.001">
                <text:p>0.00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0.038">
                <text:p>0.038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0.02">
                <text:p>0.02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0.027">
                <text:p>0.027</text:p>
              </table:table-cell>
              <table:table-cell office:value-type="float" office:value="0.001">
                <text:p>0.00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.023">
                <text:p>0.023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.013">
                <text:p>0.013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011">
                <text:p>0.011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